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B400000207A38DE79D.png" manifest:media-type="image/png"/>
  <manifest:file-entry manifest:full-path="Pictures/10000001000002B400000206B7FDF579.png" manifest:media-type="image/png"/>
  <manifest:file-entry manifest:full-path="Pictures/100000000000033000000265FF5428C2.png" manifest:media-type="image/png"/>
  <manifest:file-entry manifest:full-path="Pictures/1000000100000320000002588AF0F70B.png" manifest:media-type="image/png"/>
  <manifest:file-entry manifest:full-path="Pictures/10000001000002B400000206BBBD8CA9.png" manifest:media-type="image/png"/>
  <manifest:file-entry manifest:full-path="Pictures/100000000000093E0000035D72B692F5.png" manifest:media-type="image/png"/>
  <manifest:file-entry manifest:full-path="Pictures/10000001000004BC00000276C2F361FD.png" manifest:media-type="image/png"/>
  <manifest:file-entry manifest:full-path="Pictures/1000000000000541000002E326D33539.jpg" manifest:media-type="image/jpeg"/>
  <manifest:file-entry manifest:full-path="Pictures/100000010000006C0000006BF14623B7.gif" manifest:media-type="image/gif"/>
  <manifest:file-entry manifest:full-path="Pictures/10000000000006C00000051009868479.jpg" manifest:media-type="image/jpeg"/>
  <manifest:file-entry manifest:full-path="Pictures/100000010000046E000003981252C8D4.png" manifest:media-type="image/png"/>
  <manifest:file-entry manifest:full-path="Pictures/10193478000041F9000031827512E808.emf" manifest:media-type="image/x-emf"/>
  <manifest:file-entry manifest:full-path="Pictures/10000001000003DF0000028B0823A4A4.png" manifest:media-type="image/png"/>
  <manifest:file-entry manifest:full-path="Pictures/10000001000002040000007A378D6022.png" manifest:media-type="image/png"/>
  <manifest:file-entry manifest:full-path="Pictures/10000000000006C0000003F907DF0B32.jpg" manifest:media-type="image/jpeg"/>
  <manifest:file-entry manifest:full-path="Pictures/10000001000003730000038FAD3402BF.png" manifest:media-type="image/png"/>
  <manifest:file-entry manifest:full-path="Pictures/1000000100000370000003903834F85A.png" manifest:media-type="image/png"/>
  <manifest:file-entry manifest:full-path="Pictures/10000001000003E7000002CDA2D9DB8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fixed"/>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adornments="Regular"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7" style:family="table">
      <style:table-properties style:width="8.802cm" table:align="center" style:writing-mode="lr-tb"/>
    </style:style>
    <style:style style:name="Table17.A" style:family="table-column">
      <style:table-column-properties style:column-width="2.72cm"/>
    </style:style>
    <style:style style:name="Table17.B" style:family="table-column">
      <style:table-column-properties style:column-width="3.679cm"/>
    </style:style>
    <style:style style:name="Table17.C" style:family="table-column">
      <style:table-column-properties style:column-width="2.402cm"/>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Table20" style:family="table">
      <style:table-properties style:width="14.651cm" table:align="margins" style:writing-mode="lr-tb"/>
    </style:style>
    <style:style style:name="Table20.A" style:family="table-column">
      <style:table-column-properties style:column-width="2.401cm" style:rel-column-width="10738*"/>
    </style:style>
    <style:style style:name="Table20.B" style:family="table-column">
      <style:table-column-properties style:column-width="0.854cm" style:rel-column-width="3818*"/>
    </style:style>
    <style:style style:name="Table20.C" style:family="table-column">
      <style:table-column-properties style:column-width="1.628cm" style:rel-column-width="7282*"/>
    </style:style>
    <style:style style:name="Table20.E" style:family="table-column">
      <style:table-column-properties style:column-width="0.903cm" style:rel-column-width="4039*"/>
    </style:style>
    <style:style style:name="Table20.F" style:family="table-column">
      <style:table-column-properties style:column-width="2cm" style:rel-column-width="8947*"/>
    </style:style>
    <style:style style:name="Table20.G" style:family="table-column">
      <style:table-column-properties style:column-width="1.981cm" style:rel-column-width="8860*"/>
    </style:style>
    <style:style style:name="Table20.H" style:family="table-column">
      <style:table-column-properties style:column-width="0.818cm" style:rel-column-width="3660*"/>
    </style:style>
    <style:style style:name="Table20.I" style:family="table-column">
      <style:table-column-properties style:column-width="2.439cm" style:rel-column-width="10909*"/>
    </style:style>
    <style:style style:name="Table20.A1" style:family="table-cell">
      <style:table-cell-properties fo:padding="0.097cm" fo:border-left="0.5pt solid #000000" fo:border-right="none" fo:border-top="0.5pt solid #000000" fo:border-bottom="0.5pt solid #000000"/>
    </style:style>
    <style:style style:name="Table20.I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I2" style:family="table-cell">
      <style:table-cell-properties fo:padding="0.097cm" fo:border-left="0.5pt solid #000000" fo:border-right="0.5pt solid #000000" fo:border-top="none" fo:border-bottom="0.5pt solid #000000"/>
    </style:style>
    <style:style style:name="Table20.A4" style:family="table-cell">
      <style:table-cell-properties fo:background-color="#cccccc" fo:padding="0.097cm" fo:border-left="0.5pt solid #000000" fo:border-right="none" fo:border-top="none" fo:border-bottom="0.5pt solid #000000">
        <style:background-image/>
      </style:table-cell-properties>
    </style:style>
    <style:style style:name="Table20.I4" style:family="table-cell">
      <style:table-cell-properties fo:background-color="#cccccc" fo:padding="0.097cm" fo:border-left="0.5pt solid #000000" fo:border-right="0.5pt solid #000000" fo:border-top="none" fo:border-bottom="0.5pt solid #000000">
        <style:background-image/>
      </style:table-cell-properties>
    </style:style>
    <style:style style:name="Table20.6" style:family="table-row">
      <style:table-row-properties style:min-row-height="1.24cm"/>
    </style:style>
    <style:style style:name="Table21" style:family="table">
      <style:table-properties style:width="14.651cm" table:align="margins" style:writing-mode="lr-tb"/>
    </style:style>
    <style:style style:name="Table21.A" style:family="table-column">
      <style:table-column-properties style:column-width="2.401cm" style:rel-column-width="10738*"/>
    </style:style>
    <style:style style:name="Table21.B" style:family="table-column">
      <style:table-column-properties style:column-width="0.854cm" style:rel-column-width="3818*"/>
    </style:style>
    <style:style style:name="Table21.C" style:family="table-column">
      <style:table-column-properties style:column-width="1.065cm" style:rel-column-width="4765*"/>
    </style:style>
    <style:style style:name="Table21.D" style:family="table-column">
      <style:table-column-properties style:column-width="2.191cm" style:rel-column-width="9799*"/>
    </style:style>
    <style:style style:name="Table21.E" style:family="table-column">
      <style:table-column-properties style:column-width="0.903cm" style:rel-column-width="4039*"/>
    </style:style>
    <style:style style:name="Table21.F" style:family="table-column">
      <style:table-column-properties style:column-width="2cm" style:rel-column-width="8947*"/>
    </style:style>
    <style:style style:name="Table21.G" style:family="table-column">
      <style:table-column-properties style:column-width="1.981cm" style:rel-column-width="8860*"/>
    </style:style>
    <style:style style:name="Table21.H" style:family="table-column">
      <style:table-column-properties style:column-width="0.818cm" style:rel-column-width="3660*"/>
    </style:style>
    <style:style style:name="Table21.I" style:family="table-column">
      <style:table-column-properties style:column-width="2.439cm" style:rel-column-width="10909*"/>
    </style:style>
    <style:style style:name="Table21.A1" style:family="table-cell">
      <style:table-cell-properties fo:padding="0.097cm" fo:border-left="0.5pt solid #000000" fo:border-right="none" fo:border-top="0.5pt solid #000000" fo:border-bottom="0.5pt solid #000000"/>
    </style:style>
    <style:style style:name="Table21.I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I2" style:family="table-cell">
      <style:table-cell-properties fo:padding="0.097cm" fo:border-left="0.5pt solid #000000" fo:border-right="0.5pt solid #000000" fo:border-top="none" fo:border-bottom="0.5pt solid #000000"/>
    </style:style>
    <style:style style:name="Table21.A4" style:family="table-cell">
      <style:table-cell-properties fo:background-color="#cccccc" fo:padding="0.097cm" fo:border-left="0.5pt solid #000000" fo:border-right="none" fo:border-top="none" fo:border-bottom="0.5pt solid #000000">
        <style:background-image/>
      </style:table-cell-properties>
    </style:style>
    <style:style style:name="Table21.I4" style:family="table-cell">
      <style:table-cell-properties fo:background-color="#cccccc" fo:padding="0.097cm" fo:border-left="0.5pt solid #000000" fo:border-right="0.5pt solid #000000" fo:border-top="none" fo:border-bottom="0.5pt solid #000000">
        <style:background-image/>
      </style:table-cell-properties>
    </style:style>
    <style:style style:name="Table21.6" style:family="table-row">
      <style:table-row-properties style:min-row-height="1.24cm"/>
    </style:style>
    <style:style style:name="Table18" style:family="table">
      <style:table-properties style:width="14.651cm" table:align="margins" style:writing-mode="lr-tb"/>
    </style:style>
    <style:style style:name="Table18.A" style:family="table-column">
      <style:table-column-properties style:column-width="3.662cm" style:rel-column-width="16383*"/>
    </style:style>
    <style:style style:name="Table18.D" style:family="table-column">
      <style:table-column-properties style:column-width="3.664cm" style:rel-column-width="16386*"/>
    </style:style>
    <style:style style:name="Table18.A1" style:family="table-cell">
      <style:table-cell-properties fo:padding="0.097cm" fo:border-left="0.5pt solid #000000" fo:border-right="none" fo:border-top="0.5pt solid #000000" fo:border-bottom="0.5pt solid #000000"/>
    </style:style>
    <style:style style:name="Table18.D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D2" style:family="table-cell">
      <style:table-cell-properties fo:padding="0.097cm" fo:border-left="0.5pt solid #000000" fo:border-right="0.5pt solid #000000" fo:border-top="none" fo:border-bottom="0.5pt solid #000000"/>
    </style:style>
    <style:style style:name="Table19" style:family="table">
      <style:table-properties style:width="14.651cm" table:align="margins" style:writing-mode="lr-tb"/>
    </style:style>
    <style:style style:name="Table19.A" style:family="table-column">
      <style:table-column-properties style:column-width="2.93cm" style:rel-column-width="13105*"/>
    </style:style>
    <style:style style:name="Table19.D" style:family="table-column">
      <style:table-column-properties style:column-width="2.917cm" style:rel-column-width="13050*"/>
    </style:style>
    <style:style style:name="Table19.E" style:family="table-column">
      <style:table-column-properties style:column-width="2.944cm" style:rel-column-width="13170*"/>
    </style:style>
    <style:style style:name="Table19.A1" style:family="table-cell">
      <style:table-cell-properties fo:padding="0.097cm" fo:border-left="0.5pt solid #000000" fo:border-right="none" fo:border-top="0.5pt solid #000000" fo:border-bottom="0.5pt solid #000000"/>
    </style:style>
    <style:style style:name="Table19.E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E2" style:family="table-cell">
      <style:table-cell-properties fo:padding="0.097cm" fo:border-left="0.5pt solid #000000" fo:border-right="0.5pt solid #000000" fo:border-top="none" fo:border-bottom="0.5pt solid #000000"/>
    </style:style>
    <style:style style:name="Table1" style:family="table">
      <style:table-properties style:width="15.021cm" fo:margin-left="-0.191cm" fo:margin-top="0cm" fo:margin-bottom="0cm" table:align="left" style:writing-mode="lr-tb"/>
    </style:style>
    <style:style style:name="Table1.A" style:family="table-column">
      <style:table-column-properties style:column-width="3.21cm"/>
    </style:style>
    <style:style style:name="Table1.B" style:family="table-column">
      <style:table-column-properties style:column-width="2.833cm"/>
    </style:style>
    <style:style style:name="Table1.C" style:family="table-column">
      <style:table-column-properties style:column-width="2.147cm"/>
    </style:style>
    <style:style style:name="Table1.D" style:family="table-column">
      <style:table-column-properties style:column-width="1.321cm"/>
    </style:style>
    <style:style style:name="Table1.E" style:family="table-column">
      <style:table-column-properties style:column-width="5.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021cm" fo:margin-left="-0.191cm" fo:margin-top="0cm" fo:margin-bottom="0cm" table:align="left" style:writing-mode="lr-tb"/>
    </style:style>
    <style:style style:name="Table2.A" style:family="table-column">
      <style:table-column-properties style:column-width="3.801cm"/>
    </style:style>
    <style:style style:name="Table2.B" style:family="table-column">
      <style:table-column-properties style:column-width="3.699cm"/>
    </style:style>
    <style:style style:name="Table2.C" style:family="table-column">
      <style:table-column-properties style:column-width="3.715cm"/>
    </style:style>
    <style:style style:name="Table2.D" style:family="table-column">
      <style:table-column-properties style:column-width="3.80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8.932cm" fo:margin-left="-0.053cm" fo:margin-top="0cm" fo:margin-bottom="0cm" table:align="left" style:writing-mode="page"/>
    </style:style>
    <style:style style:name="Table3.A" style:family="table-column">
      <style:table-column-properties style:column-width="0.771cm"/>
    </style:style>
    <style:style style:name="Table3.B" style:family="table-column">
      <style:table-column-properties style:column-width="1.217cm"/>
    </style:style>
    <style:style style:name="Table3.C" style:family="table-column">
      <style:table-column-properties style:column-width="6.944cm"/>
    </style:style>
    <style:style style:name="Table3.1" style:family="table-row">
      <style:table-row-properties fo:keep-together="auto"/>
    </style:style>
    <style:style style:name="Table3.A1" style:family="table-cell">
      <style:table-cell-properties style:vertical-align="middle" fo:padding="0.053cm" fo:border="2.25pt outset #000000"/>
    </style:style>
    <style:style style:name="Table4" style:family="table">
      <style:table-properties style:width="15.021cm" fo:margin-left="-0.191cm" fo:margin-top="0cm" fo:margin-bottom="0cm" table:align="left" style:writing-mode="lr-tb"/>
    </style:style>
    <style:style style:name="Table4.A" style:family="table-column">
      <style:table-column-properties style:column-width="2.692cm"/>
    </style:style>
    <style:style style:name="Table4.B" style:family="table-column">
      <style:table-column-properties style:column-width="12.3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2.442cm" fo:margin-left="-0.191cm" fo:margin-top="0cm" fo:margin-bottom="0cm" fo:break-before="page" table:align="left" style:writing-mode="lr-tb"/>
    </style:style>
    <style:style style:name="Table5.A" style:family="table-column">
      <style:table-column-properties style:column-width="6.44cm"/>
    </style:style>
    <style:style style:name="Table5.B" style:family="table-column">
      <style:table-column-properties style:column-width="2.75cm"/>
    </style:style>
    <style:style style:name="Table5.C" style:family="table-column">
      <style:table-column-properties style:column-width="3.25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021cm" fo:margin-left="-0.191cm" fo:margin-top="0cm" fo:margin-bottom="0cm" table:align="left" style:writing-mode="lr-tb"/>
    </style:style>
    <style:style style:name="Table6.A" style:family="table-column">
      <style:table-column-properties style:column-width="5.006cm"/>
    </style:style>
    <style:style style:name="Table6.B" style:family="table-column">
      <style:table-column-properties style:column-width="5.008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8.505cm" fo:margin-left="-0.018cm" fo:margin-top="0cm" fo:margin-bottom="0cm" table:align="left" style:writing-mode="page"/>
    </style:style>
    <style:style style:name="Table7.A" style:family="table-column">
      <style:table-column-properties style:column-width="3.006cm"/>
    </style:style>
    <style:style style:name="Table7.B" style:family="table-column">
      <style:table-column-properties style:column-width="2.999cm"/>
    </style:style>
    <style:style style:name="Table7.C" style:family="table-column">
      <style:table-column-properties style:column-width="2.501cm"/>
    </style:style>
    <style:style style:name="Table7.1" style:family="table-row">
      <style:table-row-properties style:min-row-height="1.03cm" fo:keep-together="auto"/>
    </style:style>
    <style:style style:name="Table7.A1" style:family="table-cell">
      <style:table-cell-properties style:vertical-align="bottom" fo:background-color="transparent" fo:padding-left="0.254cm" fo:padding-right="0.254cm" fo:padding-top="0.127cm" fo:padding-bottom="0.127cm" fo:border="1pt solid #ffffff">
        <style:background-image/>
      </style:table-cell-properties>
    </style:style>
    <style:style style:name="Table7.2" style:family="table-row">
      <style:table-row-properties style:min-row-height="0.533cm" fo:keep-together="auto"/>
    </style:style>
    <style:style style:name="Table7.A2" style:family="table-cell">
      <style:table-cell-properties style:vertical-align="bottom" fo:background-color="#e9edf4" fo:padding-left="0.254cm" fo:padding-right="0.254cm" fo:padding-top="0.127cm" fo:padding-bottom="0.127cm" fo:border="1pt solid #ffffff">
        <style:background-image/>
      </style:table-cell-properties>
    </style:style>
    <style:style style:name="Table7.A3" style:family="table-cell">
      <style:table-cell-properties fo:background-color="#d0d8e8" fo:padding-left="0.254cm" fo:padding-right="0.254cm" fo:padding-top="0.127cm" fo:padding-bottom="0.127cm" fo:border="1pt solid #ffffff">
        <style:background-image/>
      </style:table-cell-properties>
    </style:style>
    <style:style style:name="Table7.B3" style:family="table-cell">
      <style:table-cell-properties fo:background-color="#d0d8e8" fo:padding-left="0.254cm" fo:padding-right="0.254cm" fo:padding-top="0.127cm" fo:padding-bottom="0.127cm" fo:border="1pt solid #ffffff">
        <style:background-image/>
      </style:table-cell-properties>
    </style:style>
    <style:style style:name="Table7.C3" style:family="table-cell">
      <style:table-cell-properties fo:background-color="#d0d8e8" fo:padding-left="0.254cm" fo:padding-right="0.254cm" fo:padding-top="0.127cm" fo:padding-bottom="0.127cm" fo:border="1pt solid #ffffff">
        <style:background-image/>
      </style:table-cell-properties>
    </style:style>
    <style:style style:name="Table7.4" style:family="table-row">
      <style:table-row-properties style:min-row-height="0.36cm" fo:keep-together="auto"/>
    </style:style>
    <style:style style:name="Table7.A5" style:family="table-cell">
      <style:table-cell-properties fo:background-color="#d0d8e8" fo:padding-left="0.254cm" fo:padding-right="0.254cm" fo:padding-top="0.127cm" fo:padding-bottom="0.127cm" fo:border="1pt solid #ffffff">
        <style:background-image/>
      </style:table-cell-properties>
    </style:style>
    <style:style style:name="Table7.B5" style:family="table-cell">
      <style:table-cell-properties fo:background-color="#d0d8e8" fo:padding-left="0.254cm" fo:padding-right="0.254cm" fo:padding-top="0.127cm" fo:padding-bottom="0.127cm" fo:border="1pt solid #ffffff">
        <style:background-image/>
      </style:table-cell-properties>
    </style:style>
    <style:style style:name="Table7.C5" style:family="table-cell">
      <style:table-cell-properties fo:background-color="#d0d8e8" fo:padding-left="0.254cm" fo:padding-right="0.254cm" fo:padding-top="0.127cm" fo:padding-bottom="0.127cm" fo:border="1pt solid #ffffff">
        <style:background-image/>
      </style:table-cell-properties>
    </style:style>
    <style:style style:name="Table7.6" style:family="table-row">
      <style:table-row-properties style:min-row-height="0.339cm" fo:keep-together="auto"/>
    </style:style>
    <style:style style:name="Table7.A7" style:family="table-cell">
      <style:table-cell-properties fo:background-color="#d0d8e8" fo:padding-left="0.254cm" fo:padding-right="0.254cm" fo:padding-top="0.127cm" fo:padding-bottom="0.127cm" fo:border="1pt solid #ffffff">
        <style:background-image/>
      </style:table-cell-properties>
    </style:style>
    <style:style style:name="Table7.B7" style:family="table-cell">
      <style:table-cell-properties fo:background-color="#d0d8e8" fo:padding-left="0.254cm" fo:padding-right="0.254cm" fo:padding-top="0.127cm" fo:padding-bottom="0.127cm" fo:border="1pt solid #ffffff">
        <style:background-image/>
      </style:table-cell-properties>
    </style:style>
    <style:style style:name="Table7.C7" style:family="table-cell">
      <style:table-cell-properties fo:background-color="#d0d8e8" fo:padding-left="0.254cm" fo:padding-right="0.254cm" fo:padding-top="0.127cm" fo:padding-bottom="0.127cm" fo:border="1pt solid #ffffff">
        <style:background-image/>
      </style:table-cell-properties>
    </style:style>
    <style:style style:name="Table7.8" style:family="table-row">
      <style:table-row-properties style:min-row-height="0.093cm" fo:keep-together="auto"/>
    </style:style>
    <style:style style:name="Table7.A9" style:family="table-cell">
      <style:table-cell-properties fo:background-color="#d0d8e8" fo:padding-left="0.254cm" fo:padding-right="0.254cm" fo:padding-top="0.127cm" fo:padding-bottom="0.127cm" fo:border="1pt solid #ffffff">
        <style:background-image/>
      </style:table-cell-properties>
    </style:style>
    <style:style style:name="Table7.B9" style:family="table-cell">
      <style:table-cell-properties fo:background-color="#d0d8e8" fo:padding-left="0.254cm" fo:padding-right="0.254cm" fo:padding-top="0.127cm" fo:padding-bottom="0.127cm" fo:border="1pt solid #ffffff">
        <style:background-image/>
      </style:table-cell-properties>
    </style:style>
    <style:style style:name="Table7.C9" style:family="table-cell">
      <style:table-cell-properties fo:background-color="#d0d8e8" fo:padding-left="0.254cm" fo:padding-right="0.254cm" fo:padding-top="0.127cm" fo:padding-bottom="0.127cm" fo:border="1pt solid #ffffff">
        <style:background-image/>
      </style:table-cell-properties>
    </style:style>
    <style:style style:name="Table8" style:family="table">
      <style:table-properties style:width="13.917cm" style:rel-width="95%" fo:margin-top="0cm" fo:margin-bottom="0cm" table:align="center" style:writing-mode="page"/>
    </style:style>
    <style:style style:name="Table8.A" style:family="table-column">
      <style:table-column-properties style:column-width="13.917cm" style:rel-column-width="65535*"/>
    </style:style>
    <style:style style:name="Table8.1" style:family="table-row">
      <style:table-row-properties fo:keep-together="auto"/>
    </style:style>
    <style:style style:name="Table8.A1" style:family="table-cell">
      <style:table-cell-properties style:vertical-align="middle" fo:padding="0cm" fo:border="none"/>
    </style:style>
    <style:style style:name="Table9" style:family="table">
      <style:table-properties style:width="13.917cm" style:rel-width="95%" fo:margin-top="0cm" fo:margin-bottom="0cm" table:align="center" style:writing-mode="page"/>
    </style:style>
    <style:style style:name="Table9.A" style:family="table-column">
      <style:table-column-properties style:column-width="13.917cm" style:rel-column-width="65535*"/>
    </style:style>
    <style:style style:name="Table9.1" style:family="table-row">
      <style:table-row-properties fo:keep-together="auto"/>
    </style:style>
    <style:style style:name="Table9.A1" style:family="table-cell">
      <style:table-cell-properties style:vertical-align="middle" fo:padding="0cm" fo:border="none"/>
    </style:style>
    <style:style style:name="Table10" style:family="table">
      <style:table-properties style:width="13.917cm" style:rel-width="95%" fo:margin-top="0cm" fo:margin-bottom="0cm" table:align="center" style:writing-mode="page"/>
    </style:style>
    <style:style style:name="Table10.A" style:family="table-column">
      <style:table-column-properties style:column-width="13.917cm" style:rel-column-width="65535*"/>
    </style:style>
    <style:style style:name="Table10.1" style:family="table-row">
      <style:table-row-properties fo:keep-together="auto"/>
    </style:style>
    <style:style style:name="Table10.A1" style:family="table-cell">
      <style:table-cell-properties style:vertical-align="middle" fo:padding="0cm" fo:border="none"/>
    </style:style>
    <style:style style:name="InputRequirements" style:family="table">
      <style:table-properties style:width="14.293cm" table:align="left" style:writing-mode="lr-tb"/>
    </style:style>
    <style:style style:name="InputRequirements.A" style:family="table-column">
      <style:table-column-properties style:column-width="3.413cm"/>
    </style:style>
    <style:style style:name="InputRequirements.B" style:family="table-column">
      <style:table-column-properties style:column-width="2.986cm"/>
    </style:style>
    <style:style style:name="InputRequirements.C" style:family="table-column">
      <style:table-column-properties style:column-width="1.707cm"/>
    </style:style>
    <style:style style:name="InputRequirements.D" style:family="table-column">
      <style:table-column-properties style:column-width="2.106cm"/>
    </style:style>
    <style:style style:name="InputRequirements.F" style:family="table-column">
      <style:table-column-properties style:column-width="2.372cm"/>
    </style:style>
    <style:style style:name="InputRequirements.A1" style:family="table-cell">
      <style:table-cell-properties fo:background-color="#cccccc" fo:padding="0.097cm" fo:border-left="0.5pt solid #000000" fo:border-right="none" fo:border-top="0.5pt solid #000000" fo:border-bottom="0.5pt solid #000000">
        <style:background-image/>
      </style:table-cell-properties>
    </style:style>
    <style:style style:name="InputRequirements.F1" style:family="table-cell">
      <style:table-cell-properties fo:background-color="#cccccc" fo:padding="0.097cm" fo:border="0.5pt solid #000000">
        <style:background-image/>
      </style:table-cell-properties>
    </style:style>
    <style:style style:name="InputRequirements.A2" style:family="table-cell">
      <style:table-cell-properties fo:padding="0.097cm" fo:border-left="0.5pt solid #000000" fo:border-right="none" fo:border-top="none" fo:border-bottom="0.5pt solid #000000"/>
    </style:style>
    <style:style style:name="InputRequirements.B2" style:family="table-cell">
      <style:table-cell-properties fo:padding="0.097cm" fo:border-left="0.5pt solid #000000" fo:border-right="none" fo:border-top="none" fo:border-bottom="0.5pt solid #000000"/>
    </style:style>
    <style:style style:name="InputRequirements.C2" style:family="table-cell">
      <style:table-cell-properties fo:padding="0.097cm" fo:border-left="0.5pt solid #000000" fo:border-right="none" fo:border-top="none" fo:border-bottom="0.5pt solid #000000"/>
    </style:style>
    <style:style style:name="InputRequirements.D2" style:family="table-cell">
      <style:table-cell-properties fo:padding="0.097cm" fo:border-left="0.5pt solid #000000" fo:border-right="none" fo:border-top="none" fo:border-bottom="0.5pt solid #000000"/>
    </style:style>
    <style:style style:name="InputRequirements.E2" style:family="table-cell">
      <style:table-cell-properties fo:padding="0.097cm" fo:border-left="0.5pt solid #000000" fo:border-right="none" fo:border-top="none" fo:border-bottom="0.5pt solid #000000"/>
    </style:style>
    <style:style style:name="InputRequirements.F2" style:family="table-cell">
      <style:table-cell-properties fo:padding="0.097cm" fo:border-left="0.5pt solid #000000" fo:border-right="0.5pt solid #000000" fo:border-top="none" fo:border-bottom="0.5pt solid #000000"/>
    </style:style>
    <style:style style:name="InputRequirements.A3" style:family="table-cell">
      <style:table-cell-properties fo:padding="0.097cm" fo:border-left="0.5pt solid #000000" fo:border-right="none" fo:border-top="none" fo:border-bottom="0.5pt solid #000000"/>
    </style:style>
    <style:style style:name="InputRequirements.B3" style:family="table-cell">
      <style:table-cell-properties fo:padding="0.097cm" fo:border-left="0.5pt solid #000000" fo:border-right="none" fo:border-top="none" fo:border-bottom="0.5pt solid #000000"/>
    </style:style>
    <style:style style:name="InputRequirements.C3" style:family="table-cell">
      <style:table-cell-properties fo:padding="0.097cm" fo:border-left="0.5pt solid #000000" fo:border-right="none" fo:border-top="none" fo:border-bottom="0.5pt solid #000000"/>
    </style:style>
    <style:style style:name="InputRequirements.D3" style:family="table-cell">
      <style:table-cell-properties fo:padding="0.097cm" fo:border-left="0.5pt solid #000000" fo:border-right="none" fo:border-top="none" fo:border-bottom="0.5pt solid #000000"/>
    </style:style>
    <style:style style:name="InputRequirements.E3" style:family="table-cell">
      <style:table-cell-properties fo:padding="0.097cm" fo:border-left="0.5pt solid #000000" fo:border-right="none" fo:border-top="none" fo:border-bottom="0.5pt solid #000000"/>
    </style:style>
    <style:style style:name="InputRequirements.F3" style:family="table-cell">
      <style:table-cell-properties fo:padding="0.097cm" fo:border-left="0.5pt solid #000000" fo:border-right="0.5pt solid #000000" fo:border-top="none" fo:border-bottom="0.5pt solid #000000"/>
    </style:style>
    <style:style style:name="InputRequirements.A4" style:family="table-cell">
      <style:table-cell-properties fo:padding="0.097cm" fo:border-left="0.5pt solid #000000" fo:border-right="none" fo:border-top="none" fo:border-bottom="0.5pt solid #000000"/>
    </style:style>
    <style:style style:name="InputRequirements.B4" style:family="table-cell">
      <style:table-cell-properties fo:padding="0.097cm" fo:border-left="0.5pt solid #000000" fo:border-right="none" fo:border-top="none" fo:border-bottom="0.5pt solid #000000"/>
    </style:style>
    <style:style style:name="InputRequirements.C4" style:family="table-cell">
      <style:table-cell-properties fo:padding="0.097cm" fo:border-left="0.5pt solid #000000" fo:border-right="none" fo:border-top="none" fo:border-bottom="0.5pt solid #000000"/>
    </style:style>
    <style:style style:name="InputRequirements.D4" style:family="table-cell">
      <style:table-cell-properties fo:padding="0.097cm" fo:border-left="0.5pt solid #000000" fo:border-right="none" fo:border-top="none" fo:border-bottom="0.5pt solid #000000"/>
    </style:style>
    <style:style style:name="InputRequirements.E4" style:family="table-cell">
      <style:table-cell-properties fo:padding="0.097cm" fo:border-left="0.5pt solid #000000" fo:border-right="none" fo:border-top="none" fo:border-bottom="0.5pt solid #000000"/>
    </style:style>
    <style:style style:name="InputRequirements.F4" style:family="table-cell">
      <style:table-cell-properties fo:padding="0.097cm" fo:border-left="0.5pt solid #000000" fo:border-right="0.5pt solid #000000" fo:border-top="none" fo:border-bottom="0.5pt solid #000000"/>
    </style:style>
    <style:style style:name="InputRequirements.A5" style:family="table-cell">
      <style:table-cell-properties fo:padding="0.097cm" fo:border-left="0.5pt solid #000000" fo:border-right="none" fo:border-top="none" fo:border-bottom="0.5pt solid #000000"/>
    </style:style>
    <style:style style:name="InputRequirements.B5" style:family="table-cell">
      <style:table-cell-properties fo:padding="0.097cm" fo:border-left="0.5pt solid #000000" fo:border-right="none" fo:border-top="none" fo:border-bottom="0.5pt solid #000000"/>
    </style:style>
    <style:style style:name="InputRequirements.C5" style:family="table-cell">
      <style:table-cell-properties fo:padding="0.097cm" fo:border-left="0.5pt solid #000000" fo:border-right="none" fo:border-top="none" fo:border-bottom="0.5pt solid #000000"/>
    </style:style>
    <style:style style:name="InputRequirements.D5" style:family="table-cell">
      <style:table-cell-properties fo:padding="0.097cm" fo:border-left="0.5pt solid #000000" fo:border-right="none" fo:border-top="none" fo:border-bottom="0.5pt solid #000000"/>
    </style:style>
    <style:style style:name="InputRequirements.E5" style:family="table-cell">
      <style:table-cell-properties fo:padding="0.097cm" fo:border-left="0.5pt solid #000000" fo:border-right="none" fo:border-top="none" fo:border-bottom="0.5pt solid #000000"/>
    </style:style>
    <style:style style:name="InputRequirements.F5" style:family="table-cell">
      <style:table-cell-properties fo:padding="0.097cm" fo:border-left="0.5pt solid #000000" fo:border-right="0.5pt solid #000000" fo:border-top="none" fo:border-bottom="0.5pt solid #000000"/>
    </style:style>
    <style:style style:name="InputRequirements.A6" style:family="table-cell">
      <style:table-cell-properties fo:padding="0.097cm" fo:border-left="0.5pt solid #000000" fo:border-right="none" fo:border-top="none" fo:border-bottom="0.5pt solid #000000"/>
    </style:style>
    <style:style style:name="InputRequirements.B6" style:family="table-cell">
      <style:table-cell-properties fo:padding="0.097cm" fo:border-left="0.5pt solid #000000" fo:border-right="none" fo:border-top="none" fo:border-bottom="0.5pt solid #000000"/>
    </style:style>
    <style:style style:name="InputRequirements.C6" style:family="table-cell">
      <style:table-cell-properties fo:padding="0.097cm" fo:border-left="0.5pt solid #000000" fo:border-right="none" fo:border-top="none" fo:border-bottom="0.5pt solid #000000"/>
    </style:style>
    <style:style style:name="InputRequirements.D6" style:family="table-cell">
      <style:table-cell-properties fo:padding="0.097cm" fo:border-left="0.5pt solid #000000" fo:border-right="none" fo:border-top="none" fo:border-bottom="0.5pt solid #000000"/>
    </style:style>
    <style:style style:name="InputRequirements.E6" style:family="table-cell">
      <style:table-cell-properties fo:padding="0.097cm" fo:border-left="0.5pt solid #000000" fo:border-right="none" fo:border-top="none" fo:border-bottom="0.5pt solid #000000"/>
    </style:style>
    <style:style style:name="InputRequirements.F6" style:family="table-cell">
      <style:table-cell-properties fo:padding="0.097cm" fo:border-left="0.5pt solid #000000" fo:border-right="0.5pt solid #000000" fo:border-top="none" fo:border-bottom="0.5pt solid #000000"/>
    </style:style>
    <style:style style:name="InputRequirements.A7" style:family="table-cell">
      <style:table-cell-properties fo:padding="0.097cm" fo:border-left="0.5pt solid #000000" fo:border-right="none" fo:border-top="none" fo:border-bottom="0.5pt solid #000000"/>
    </style:style>
    <style:style style:name="InputRequirements.B7" style:family="table-cell">
      <style:table-cell-properties fo:padding="0.097cm" fo:border-left="0.5pt solid #000000" fo:border-right="none" fo:border-top="none" fo:border-bottom="0.5pt solid #000000"/>
    </style:style>
    <style:style style:name="InputRequirements.C7" style:family="table-cell">
      <style:table-cell-properties fo:padding="0.097cm" fo:border-left="0.5pt solid #000000" fo:border-right="none" fo:border-top="none" fo:border-bottom="0.5pt solid #000000"/>
    </style:style>
    <style:style style:name="InputRequirements.D7" style:family="table-cell">
      <style:table-cell-properties fo:padding="0.097cm" fo:border-left="0.5pt solid #000000" fo:border-right="none" fo:border-top="none" fo:border-bottom="0.5pt solid #000000"/>
    </style:style>
    <style:style style:name="InputRequirements.E7" style:family="table-cell">
      <style:table-cell-properties fo:padding="0.097cm" fo:border-left="0.5pt solid #000000" fo:border-right="none" fo:border-top="none" fo:border-bottom="0.5pt solid #000000"/>
    </style:style>
    <style:style style:name="InputRequirements.F7" style:family="table-cell">
      <style:table-cell-properties fo:padding="0.097cm" fo:border-left="0.5pt solid #000000" fo:border-right="0.5pt solid #000000" fo:border-top="none" fo:border-bottom="0.5pt solid #000000"/>
    </style:style>
    <style:style style:name="InputRequirements.A8" style:family="table-cell">
      <style:table-cell-properties fo:padding="0.097cm" fo:border-left="0.5pt solid #000000" fo:border-right="none" fo:border-top="none" fo:border-bottom="0.5pt solid #000000"/>
    </style:style>
    <style:style style:name="InputRequirements.B8" style:family="table-cell">
      <style:table-cell-properties fo:padding="0.097cm" fo:border-left="0.5pt solid #000000" fo:border-right="none" fo:border-top="none" fo:border-bottom="0.5pt solid #000000"/>
    </style:style>
    <style:style style:name="InputRequirements.C8" style:family="table-cell">
      <style:table-cell-properties fo:padding="0.097cm" fo:border-left="0.5pt solid #000000" fo:border-right="none" fo:border-top="none" fo:border-bottom="0.5pt solid #000000"/>
    </style:style>
    <style:style style:name="InputRequirements.D8" style:family="table-cell">
      <style:table-cell-properties fo:padding="0.097cm" fo:border-left="0.5pt solid #000000" fo:border-right="none" fo:border-top="none" fo:border-bottom="0.5pt solid #000000"/>
    </style:style>
    <style:style style:name="InputRequirements.E8" style:family="table-cell">
      <style:table-cell-properties fo:padding="0.097cm" fo:border-left="0.5pt solid #000000" fo:border-right="none" fo:border-top="none" fo:border-bottom="0.5pt solid #000000"/>
    </style:style>
    <style:style style:name="InputRequirements.F8" style:family="table-cell">
      <style:table-cell-properties fo:padding="0.097cm" fo:border-left="0.5pt solid #000000" fo:border-right="0.5pt solid #000000" fo:border-top="none" fo:border-bottom="0.5pt solid #000000"/>
    </style:style>
    <style:style style:name="InputRequirements.A9" style:family="table-cell">
      <style:table-cell-properties fo:padding="0.097cm" fo:border-left="0.5pt solid #000000" fo:border-right="none" fo:border-top="none" fo:border-bottom="0.5pt solid #000000"/>
    </style:style>
    <style:style style:name="InputRequirements.B9" style:family="table-cell">
      <style:table-cell-properties fo:padding="0.097cm" fo:border-left="0.5pt solid #000000" fo:border-right="none" fo:border-top="none" fo:border-bottom="0.5pt solid #000000"/>
    </style:style>
    <style:style style:name="InputRequirements.C9" style:family="table-cell">
      <style:table-cell-properties fo:padding="0.097cm" fo:border-left="0.5pt solid #000000" fo:border-right="none" fo:border-top="none" fo:border-bottom="0.5pt solid #000000"/>
    </style:style>
    <style:style style:name="InputRequirements.D9" style:family="table-cell">
      <style:table-cell-properties fo:padding="0.097cm" fo:border-left="0.5pt solid #000000" fo:border-right="none" fo:border-top="none" fo:border-bottom="0.5pt solid #000000"/>
    </style:style>
    <style:style style:name="InputRequirements.E9" style:family="table-cell">
      <style:table-cell-properties fo:padding="0.097cm" fo:border-left="0.5pt solid #000000" fo:border-right="none" fo:border-top="none" fo:border-bottom="0.5pt solid #000000"/>
    </style:style>
    <style:style style:name="InputRequirements.F9" style:family="table-cell">
      <style:table-cell-properties fo:padding="0.097cm" fo:border-left="0.5pt solid #000000" fo:border-right="0.5pt solid #000000" fo:border-top="none" fo:border-bottom="0.5pt solid #000000"/>
    </style:style>
    <style:style style:name="InputRequirements.A10" style:family="table-cell">
      <style:table-cell-properties fo:padding="0.097cm" fo:border-left="0.5pt solid #000000" fo:border-right="none" fo:border-top="none" fo:border-bottom="0.5pt solid #000000"/>
    </style:style>
    <style:style style:name="InputRequirements.B10" style:family="table-cell">
      <style:table-cell-properties fo:padding="0.097cm" fo:border-left="0.5pt solid #000000" fo:border-right="none" fo:border-top="none" fo:border-bottom="0.5pt solid #000000"/>
    </style:style>
    <style:style style:name="InputRequirements.C10" style:family="table-cell">
      <style:table-cell-properties fo:padding="0.097cm" fo:border-left="0.5pt solid #000000" fo:border-right="none" fo:border-top="none" fo:border-bottom="0.5pt solid #000000"/>
    </style:style>
    <style:style style:name="InputRequirements.D10" style:family="table-cell">
      <style:table-cell-properties fo:padding="0.097cm" fo:border-left="0.5pt solid #000000" fo:border-right="none" fo:border-top="none" fo:border-bottom="0.5pt solid #000000"/>
    </style:style>
    <style:style style:name="InputRequirements.E10" style:family="table-cell">
      <style:table-cell-properties fo:padding="0.097cm" fo:border-left="0.5pt solid #000000" fo:border-right="none" fo:border-top="none" fo:border-bottom="0.5pt solid #000000"/>
    </style:style>
    <style:style style:name="InputRequirements.F10" style:family="table-cell">
      <style:table-cell-properties fo:padding="0.097cm" fo:border-left="0.5pt solid #000000" fo:border-right="0.5pt solid #000000" fo:border-top="none" fo:border-bottom="0.5pt solid #000000"/>
    </style:style>
    <style:style style:name="InputRequirements.A11" style:family="table-cell">
      <style:table-cell-properties fo:padding="0.097cm" fo:border-left="0.5pt solid #000000" fo:border-right="none" fo:border-top="none" fo:border-bottom="0.5pt solid #000000"/>
    </style:style>
    <style:style style:name="InputRequirements.B11" style:family="table-cell">
      <style:table-cell-properties fo:padding="0.097cm" fo:border-left="0.5pt solid #000000" fo:border-right="none" fo:border-top="none" fo:border-bottom="0.5pt solid #000000"/>
    </style:style>
    <style:style style:name="InputRequirements.C11" style:family="table-cell">
      <style:table-cell-properties fo:padding="0.097cm" fo:border-left="0.5pt solid #000000" fo:border-right="none" fo:border-top="none" fo:border-bottom="0.5pt solid #000000"/>
    </style:style>
    <style:style style:name="InputRequirements.D11" style:family="table-cell">
      <style:table-cell-properties fo:padding="0.097cm" fo:border-left="0.5pt solid #000000" fo:border-right="none" fo:border-top="none" fo:border-bottom="0.5pt solid #000000"/>
    </style:style>
    <style:style style:name="InputRequirements.E11" style:family="table-cell">
      <style:table-cell-properties fo:padding="0.097cm" fo:border-left="0.5pt solid #000000" fo:border-right="none" fo:border-top="none" fo:border-bottom="0.5pt solid #000000"/>
    </style:style>
    <style:style style:name="InputRequirements.F11" style:family="table-cell">
      <style:table-cell-properties fo:padding="0.097cm" fo:border-left="0.5pt solid #000000" fo:border-right="0.5pt solid #000000" fo:border-top="none" fo:border-bottom="0.5pt solid #000000"/>
    </style:style>
    <style:style style:name="InputRequirements.A12" style:family="table-cell">
      <style:table-cell-properties fo:padding="0.097cm" fo:border-left="0.5pt solid #000000" fo:border-right="none" fo:border-top="none" fo:border-bottom="0.5pt solid #000000"/>
    </style:style>
    <style:style style:name="InputRequirements.B12" style:family="table-cell">
      <style:table-cell-properties fo:padding="0.097cm" fo:border-left="0.5pt solid #000000" fo:border-right="none" fo:border-top="none" fo:border-bottom="0.5pt solid #000000"/>
    </style:style>
    <style:style style:name="InputRequirements.C12" style:family="table-cell">
      <style:table-cell-properties fo:padding="0.097cm" fo:border-left="0.5pt solid #000000" fo:border-right="none" fo:border-top="none" fo:border-bottom="0.5pt solid #000000"/>
    </style:style>
    <style:style style:name="InputRequirements.D12" style:family="table-cell">
      <style:table-cell-properties fo:padding="0.097cm" fo:border-left="0.5pt solid #000000" fo:border-right="none" fo:border-top="none" fo:border-bottom="0.5pt solid #000000"/>
    </style:style>
    <style:style style:name="InputRequirements.E12" style:family="table-cell">
      <style:table-cell-properties fo:padding="0.097cm" fo:border-left="0.5pt solid #000000" fo:border-right="none" fo:border-top="none" fo:border-bottom="0.5pt solid #000000"/>
    </style:style>
    <style:style style:name="InputRequirements.F12" style:family="table-cell">
      <style:table-cell-properties fo:padding="0.097cm" fo:border-left="0.5pt solid #000000" fo:border-right="0.5pt solid #000000" fo:border-top="none" fo:border-bottom="0.5pt solid #000000"/>
    </style:style>
    <style:style style:name="InputRequirements.A13" style:family="table-cell">
      <style:table-cell-properties fo:padding="0.097cm" fo:border-left="0.5pt solid #000000" fo:border-right="none" fo:border-top="none" fo:border-bottom="0.5pt solid #000000"/>
    </style:style>
    <style:style style:name="InputRequirements.B13" style:family="table-cell">
      <style:table-cell-properties fo:padding="0.097cm" fo:border-left="0.5pt solid #000000" fo:border-right="none" fo:border-top="none" fo:border-bottom="0.5pt solid #000000"/>
    </style:style>
    <style:style style:name="InputRequirements.C13" style:family="table-cell">
      <style:table-cell-properties fo:padding="0.097cm" fo:border-left="0.5pt solid #000000" fo:border-right="none" fo:border-top="none" fo:border-bottom="0.5pt solid #000000"/>
    </style:style>
    <style:style style:name="InputRequirements.D13" style:family="table-cell">
      <style:table-cell-properties fo:padding="0.097cm" fo:border-left="0.5pt solid #000000" fo:border-right="none" fo:border-top="none" fo:border-bottom="0.5pt solid #000000"/>
    </style:style>
    <style:style style:name="InputRequirements.E13" style:family="table-cell">
      <style:table-cell-properties fo:padding="0.097cm" fo:border-left="0.5pt solid #000000" fo:border-right="none" fo:border-top="none" fo:border-bottom="0.5pt solid #000000"/>
    </style:style>
    <style:style style:name="InputRequirements.F13" style:family="table-cell">
      <style:table-cell-properties fo:padding="0.097cm" fo:border-left="0.5pt solid #000000" fo:border-right="0.5pt solid #000000" fo:border-top="none" fo:border-bottom="0.5pt solid #000000"/>
    </style:style>
    <style:style style:name="InputRequirements.A14" style:family="table-cell">
      <style:table-cell-properties fo:padding="0.097cm" fo:border-left="0.5pt solid #000000" fo:border-right="none" fo:border-top="none" fo:border-bottom="0.5pt solid #000000"/>
    </style:style>
    <style:style style:name="InputRequirements.B14" style:family="table-cell">
      <style:table-cell-properties fo:padding="0.097cm" fo:border-left="0.5pt solid #000000" fo:border-right="none" fo:border-top="none" fo:border-bottom="0.5pt solid #000000"/>
    </style:style>
    <style:style style:name="InputRequirements.C14" style:family="table-cell">
      <style:table-cell-properties fo:padding="0.097cm" fo:border-left="0.5pt solid #000000" fo:border-right="none" fo:border-top="none" fo:border-bottom="0.5pt solid #000000"/>
    </style:style>
    <style:style style:name="InputRequirements.D14" style:family="table-cell">
      <style:table-cell-properties fo:padding="0.097cm" fo:border-left="0.5pt solid #000000" fo:border-right="none" fo:border-top="none" fo:border-bottom="0.5pt solid #000000"/>
    </style:style>
    <style:style style:name="InputRequirements.E14" style:family="table-cell">
      <style:table-cell-properties fo:padding="0.097cm" fo:border-left="0.5pt solid #000000" fo:border-right="none" fo:border-top="none" fo:border-bottom="0.5pt solid #000000"/>
    </style:style>
    <style:style style:name="InputRequirements.F14" style:family="table-cell">
      <style:table-cell-properties fo:padding="0.097cm" fo:border-left="0.5pt solid #000000" fo:border-right="0.5pt solid #000000" fo:border-top="none" fo:border-bottom="0.5pt solid #000000"/>
    </style:style>
    <style:style style:name="InputRequirements.A15" style:family="table-cell">
      <style:table-cell-properties fo:padding="0.097cm" fo:border-left="0.5pt solid #000000" fo:border-right="none" fo:border-top="none" fo:border-bottom="0.5pt solid #000000"/>
    </style:style>
    <style:style style:name="InputRequirements.B15" style:family="table-cell">
      <style:table-cell-properties fo:padding="0.097cm" fo:border-left="0.5pt solid #000000" fo:border-right="none" fo:border-top="none" fo:border-bottom="0.5pt solid #000000"/>
    </style:style>
    <style:style style:name="InputRequirements.C15" style:family="table-cell">
      <style:table-cell-properties fo:padding="0.097cm" fo:border-left="0.5pt solid #000000" fo:border-right="none" fo:border-top="none" fo:border-bottom="0.5pt solid #000000"/>
    </style:style>
    <style:style style:name="InputRequirements.D15" style:family="table-cell">
      <style:table-cell-properties fo:padding="0.097cm" fo:border-left="0.5pt solid #000000" fo:border-right="none" fo:border-top="none" fo:border-bottom="0.5pt solid #000000"/>
    </style:style>
    <style:style style:name="InputRequirements.E15" style:family="table-cell">
      <style:table-cell-properties fo:padding="0.097cm" fo:border-left="0.5pt solid #000000" fo:border-right="none" fo:border-top="none" fo:border-bottom="0.5pt solid #000000"/>
    </style:style>
    <style:style style:name="InputRequirements.F15" style:family="table-cell">
      <style:table-cell-properties fo:padding="0.097cm" fo:border-left="0.5pt solid #000000" fo:border-right="0.5pt solid #000000" fo:border-top="none" fo:border-bottom="0.5pt solid #000000"/>
    </style:style>
    <style:style style:name="InputRequirements.A16" style:family="table-cell">
      <style:table-cell-properties fo:padding="0.097cm" fo:border-left="0.5pt solid #000000" fo:border-right="none" fo:border-top="none" fo:border-bottom="0.5pt solid #000000"/>
    </style:style>
    <style:style style:name="InputRequirements.B16" style:family="table-cell">
      <style:table-cell-properties fo:padding="0.097cm" fo:border-left="0.5pt solid #000000" fo:border-right="none" fo:border-top="none" fo:border-bottom="0.5pt solid #000000"/>
    </style:style>
    <style:style style:name="InputRequirements.C16" style:family="table-cell">
      <style:table-cell-properties fo:padding="0.097cm" fo:border-left="0.5pt solid #000000" fo:border-right="none" fo:border-top="none" fo:border-bottom="0.5pt solid #000000"/>
    </style:style>
    <style:style style:name="InputRequirements.D16" style:family="table-cell">
      <style:table-cell-properties fo:padding="0.097cm" fo:border-left="0.5pt solid #000000" fo:border-right="none" fo:border-top="none" fo:border-bottom="0.5pt solid #000000"/>
    </style:style>
    <style:style style:name="InputRequirements.E16" style:family="table-cell">
      <style:table-cell-properties fo:padding="0.097cm" fo:border-left="0.5pt solid #000000" fo:border-right="none" fo:border-top="none" fo:border-bottom="0.5pt solid #000000"/>
    </style:style>
    <style:style style:name="InputRequirements.F16" style:family="table-cell">
      <style:table-cell-properties fo:padding="0.097cm" fo:border-left="0.5pt solid #000000" fo:border-right="0.5pt solid #000000" fo:border-top="none" fo:border-bottom="0.5pt solid #000000"/>
    </style:style>
    <style:style style:name="InputRequirements.A17" style:family="table-cell">
      <style:table-cell-properties fo:padding="0.097cm" fo:border-left="0.5pt solid #000000" fo:border-right="none" fo:border-top="none" fo:border-bottom="0.5pt solid #000000"/>
    </style:style>
    <style:style style:name="InputRequirements.B17" style:family="table-cell">
      <style:table-cell-properties fo:padding="0.097cm" fo:border-left="0.5pt solid #000000" fo:border-right="none" fo:border-top="none" fo:border-bottom="0.5pt solid #000000"/>
    </style:style>
    <style:style style:name="InputRequirements.C17" style:family="table-cell">
      <style:table-cell-properties fo:padding="0.097cm" fo:border-left="0.5pt solid #000000" fo:border-right="none" fo:border-top="none" fo:border-bottom="0.5pt solid #000000"/>
    </style:style>
    <style:style style:name="InputRequirements.D17" style:family="table-cell">
      <style:table-cell-properties fo:padding="0.097cm" fo:border-left="0.5pt solid #000000" fo:border-right="none" fo:border-top="none" fo:border-bottom="0.5pt solid #000000"/>
    </style:style>
    <style:style style:name="InputRequirements.E17" style:family="table-cell">
      <style:table-cell-properties fo:padding="0.097cm" fo:border-left="0.5pt solid #000000" fo:border-right="none" fo:border-top="none" fo:border-bottom="0.5pt solid #000000"/>
    </style:style>
    <style:style style:name="InputRequirements.F17" style:family="table-cell">
      <style:table-cell-properties fo:padding="0.097cm" fo:border-left="0.5pt solid #000000" fo:border-right="0.5pt solid #000000" fo:border-top="none" fo:border-bottom="0.5pt solid #000000"/>
    </style:style>
    <style:style style:name="InputRequirements.A18" style:family="table-cell">
      <style:table-cell-properties fo:padding="0.097cm" fo:border-left="0.5pt solid #000000" fo:border-right="none" fo:border-top="none" fo:border-bottom="0.5pt solid #000000"/>
    </style:style>
    <style:style style:name="InputRequirements.B18" style:family="table-cell">
      <style:table-cell-properties fo:padding="0.097cm" fo:border-left="0.5pt solid #000000" fo:border-right="none" fo:border-top="none" fo:border-bottom="0.5pt solid #000000"/>
    </style:style>
    <style:style style:name="InputRequirements.C18" style:family="table-cell">
      <style:table-cell-properties fo:padding="0.097cm" fo:border-left="0.5pt solid #000000" fo:border-right="none" fo:border-top="none" fo:border-bottom="0.5pt solid #000000"/>
    </style:style>
    <style:style style:name="InputRequirements.D18" style:family="table-cell">
      <style:table-cell-properties fo:padding="0.097cm" fo:border-left="0.5pt solid #000000" fo:border-right="none" fo:border-top="none" fo:border-bottom="0.5pt solid #000000"/>
    </style:style>
    <style:style style:name="InputRequirements.E18" style:family="table-cell">
      <style:table-cell-properties fo:padding="0.097cm" fo:border-left="0.5pt solid #000000" fo:border-right="none" fo:border-top="none" fo:border-bottom="0.5pt solid #000000"/>
    </style:style>
    <style:style style:name="InputRequirements.F18" style:family="table-cell">
      <style:table-cell-properties fo:padding="0.097cm" fo:border-left="0.5pt solid #000000" fo:border-right="0.5pt solid #000000" fo:border-top="none" fo:border-bottom="0.5pt solid #000000"/>
    </style:style>
    <style:style style:name="InputRequirements.A19" style:family="table-cell">
      <style:table-cell-properties fo:padding="0.097cm" fo:border-left="0.5pt solid #000000" fo:border-right="none" fo:border-top="none" fo:border-bottom="0.5pt solid #000000"/>
    </style:style>
    <style:style style:name="InputRequirements.B19" style:family="table-cell">
      <style:table-cell-properties fo:padding="0.097cm" fo:border-left="0.5pt solid #000000" fo:border-right="none" fo:border-top="none" fo:border-bottom="0.5pt solid #000000"/>
    </style:style>
    <style:style style:name="InputRequirements.C19" style:family="table-cell">
      <style:table-cell-properties fo:padding="0.097cm" fo:border-left="0.5pt solid #000000" fo:border-right="none" fo:border-top="none" fo:border-bottom="0.5pt solid #000000"/>
    </style:style>
    <style:style style:name="InputRequirements.D19" style:family="table-cell">
      <style:table-cell-properties fo:padding="0.097cm" fo:border-left="0.5pt solid #000000" fo:border-right="none" fo:border-top="none" fo:border-bottom="0.5pt solid #000000"/>
    </style:style>
    <style:style style:name="InputRequirements.E19" style:family="table-cell">
      <style:table-cell-properties fo:padding="0.097cm" fo:border-left="0.5pt solid #000000" fo:border-right="none" fo:border-top="none" fo:border-bottom="0.5pt solid #000000"/>
    </style:style>
    <style:style style:name="InputRequirements.F19" style:family="table-cell">
      <style:table-cell-properties fo:padding="0.097cm" fo:border-left="0.5pt solid #000000" fo:border-right="0.5pt solid #000000" fo:border-top="none" fo:border-bottom="0.5pt solid #000000"/>
    </style:style>
    <style:style style:name="InputRequirements.A20" style:family="table-cell">
      <style:table-cell-properties fo:padding="0.097cm" fo:border-left="0.5pt solid #000000" fo:border-right="none" fo:border-top="none" fo:border-bottom="0.5pt solid #000000"/>
    </style:style>
    <style:style style:name="InputRequirements.B20" style:family="table-cell">
      <style:table-cell-properties fo:padding="0.097cm" fo:border-left="0.5pt solid #000000" fo:border-right="none" fo:border-top="none" fo:border-bottom="0.5pt solid #000000"/>
    </style:style>
    <style:style style:name="InputRequirements.C20" style:family="table-cell">
      <style:table-cell-properties fo:padding="0.097cm" fo:border-left="0.5pt solid #000000" fo:border-right="none" fo:border-top="none" fo:border-bottom="0.5pt solid #000000"/>
    </style:style>
    <style:style style:name="InputRequirements.D20" style:family="table-cell">
      <style:table-cell-properties fo:padding="0.097cm" fo:border-left="0.5pt solid #000000" fo:border-right="none" fo:border-top="none" fo:border-bottom="0.5pt solid #000000"/>
    </style:style>
    <style:style style:name="InputRequirements.E20" style:family="table-cell">
      <style:table-cell-properties fo:padding="0.097cm" fo:border-left="0.5pt solid #000000" fo:border-right="none" fo:border-top="none" fo:border-bottom="0.5pt solid #000000"/>
    </style:style>
    <style:style style:name="InputRequirements.F20" style:family="table-cell">
      <style:table-cell-properties fo:padding="0.097cm" fo:border-left="0.5pt solid #000000" fo:border-right="0.5pt solid #000000" fo:border-top="none" fo:border-bottom="0.5pt solid #000000"/>
    </style:style>
    <style:style style:name="InputRequirements.A21" style:family="table-cell">
      <style:table-cell-properties fo:padding="0.097cm" fo:border-left="0.5pt solid #000000" fo:border-right="none" fo:border-top="none" fo:border-bottom="0.5pt solid #000000"/>
    </style:style>
    <style:style style:name="InputRequirements.B21" style:family="table-cell">
      <style:table-cell-properties fo:padding="0.097cm" fo:border-left="0.5pt solid #000000" fo:border-right="none" fo:border-top="none" fo:border-bottom="0.5pt solid #000000"/>
    </style:style>
    <style:style style:name="InputRequirements.C21" style:family="table-cell">
      <style:table-cell-properties fo:padding="0.097cm" fo:border-left="0.5pt solid #000000" fo:border-right="none" fo:border-top="none" fo:border-bottom="0.5pt solid #000000"/>
    </style:style>
    <style:style style:name="InputRequirements.D21" style:family="table-cell">
      <style:table-cell-properties fo:padding="0.097cm" fo:border-left="0.5pt solid #000000" fo:border-right="none" fo:border-top="none" fo:border-bottom="0.5pt solid #000000"/>
    </style:style>
    <style:style style:name="InputRequirements.E21" style:family="table-cell">
      <style:table-cell-properties fo:padding="0.097cm" fo:border-left="0.5pt solid #000000" fo:border-right="none" fo:border-top="none" fo:border-bottom="0.5pt solid #000000"/>
    </style:style>
    <style:style style:name="InputRequirements.F21" style:family="table-cell">
      <style:table-cell-properties fo:padding="0.097cm" fo:border-left="0.5pt solid #000000" fo:border-right="0.5pt solid #000000" fo:border-top="none" fo:border-bottom="0.5pt solid #000000"/>
    </style:style>
    <style:style style:name="InputRequirements.A22" style:family="table-cell">
      <style:table-cell-properties fo:padding="0.097cm" fo:border-left="0.5pt solid #000000" fo:border-right="none" fo:border-top="none" fo:border-bottom="0.5pt solid #000000"/>
    </style:style>
    <style:style style:name="InputRequirements.B22" style:family="table-cell">
      <style:table-cell-properties fo:padding="0.097cm" fo:border-left="0.5pt solid #000000" fo:border-right="none" fo:border-top="none" fo:border-bottom="0.5pt solid #000000"/>
    </style:style>
    <style:style style:name="InputRequirements.C22" style:family="table-cell">
      <style:table-cell-properties fo:padding="0.097cm" fo:border-left="0.5pt solid #000000" fo:border-right="none" fo:border-top="none" fo:border-bottom="0.5pt solid #000000"/>
    </style:style>
    <style:style style:name="InputRequirements.D22" style:family="table-cell">
      <style:table-cell-properties fo:padding="0.097cm" fo:border-left="0.5pt solid #000000" fo:border-right="none" fo:border-top="none" fo:border-bottom="0.5pt solid #000000"/>
    </style:style>
    <style:style style:name="InputRequirements.E22" style:family="table-cell">
      <style:table-cell-properties fo:padding="0.097cm" fo:border-left="0.5pt solid #000000" fo:border-right="none" fo:border-top="none" fo:border-bottom="0.5pt solid #000000"/>
    </style:style>
    <style:style style:name="InputRequirements.F22" style:family="table-cell">
      <style:table-cell-properties fo:padding="0.097cm" fo:border-left="0.5pt solid #000000" fo:border-right="0.5pt solid #000000" fo:border-top="none" fo:border-bottom="0.5pt solid #000000"/>
    </style:style>
    <style:style style:name="InputRequirements.A23" style:family="table-cell">
      <style:table-cell-properties fo:padding="0.097cm" fo:border-left="0.5pt solid #000000" fo:border-right="none" fo:border-top="none" fo:border-bottom="0.5pt solid #000000"/>
    </style:style>
    <style:style style:name="InputRequirements.B23" style:family="table-cell">
      <style:table-cell-properties fo:padding="0.097cm" fo:border-left="0.5pt solid #000000" fo:border-right="none" fo:border-top="none" fo:border-bottom="0.5pt solid #000000"/>
    </style:style>
    <style:style style:name="InputRequirements.C23" style:family="table-cell">
      <style:table-cell-properties fo:padding="0.097cm" fo:border-left="0.5pt solid #000000" fo:border-right="none" fo:border-top="none" fo:border-bottom="0.5pt solid #000000"/>
    </style:style>
    <style:style style:name="InputRequirements.D23" style:family="table-cell">
      <style:table-cell-properties fo:padding="0.097cm" fo:border-left="0.5pt solid #000000" fo:border-right="none" fo:border-top="none" fo:border-bottom="0.5pt solid #000000"/>
    </style:style>
    <style:style style:name="InputRequirements.E23" style:family="table-cell">
      <style:table-cell-properties fo:padding="0.097cm" fo:border-left="0.5pt solid #000000" fo:border-right="none" fo:border-top="none" fo:border-bottom="0.5pt solid #000000"/>
    </style:style>
    <style:style style:name="InputRequirements.F23" style:family="table-cell">
      <style:table-cell-properties fo:padding="0.097cm" fo:border-left="0.5pt solid #000000" fo:border-right="0.5pt solid #000000" fo:border-top="none" fo:border-bottom="0.5pt solid #000000"/>
    </style:style>
    <style:style style:name="InputRequirements.A24" style:family="table-cell">
      <style:table-cell-properties fo:padding="0.097cm" fo:border-left="0.5pt solid #000000" fo:border-right="none" fo:border-top="none" fo:border-bottom="0.5pt solid #000000"/>
    </style:style>
    <style:style style:name="InputRequirements.B24" style:family="table-cell">
      <style:table-cell-properties fo:padding="0.097cm" fo:border-left="0.5pt solid #000000" fo:border-right="none" fo:border-top="none" fo:border-bottom="0.5pt solid #000000"/>
    </style:style>
    <style:style style:name="InputRequirements.C24" style:family="table-cell">
      <style:table-cell-properties fo:padding="0.097cm" fo:border-left="0.5pt solid #000000" fo:border-right="none" fo:border-top="none" fo:border-bottom="0.5pt solid #000000"/>
    </style:style>
    <style:style style:name="InputRequirements.D24" style:family="table-cell">
      <style:table-cell-properties fo:padding="0.097cm" fo:border-left="0.5pt solid #000000" fo:border-right="none" fo:border-top="none" fo:border-bottom="0.5pt solid #000000"/>
    </style:style>
    <style:style style:name="InputRequirements.E24" style:family="table-cell">
      <style:table-cell-properties fo:padding="0.097cm" fo:border-left="0.5pt solid #000000" fo:border-right="none" fo:border-top="none" fo:border-bottom="0.5pt solid #000000"/>
    </style:style>
    <style:style style:name="InputRequirements.F24" style:family="table-cell">
      <style:table-cell-properties fo:padding="0.097cm" fo:border-left="0.5pt solid #000000" fo:border-right="0.5pt solid #000000" fo:border-top="none" fo:border-bottom="0.5pt solid #000000"/>
    </style:style>
    <style:style style:name="InputRequirements.A25" style:family="table-cell">
      <style:table-cell-properties fo:padding="0.097cm" fo:border-left="0.5pt solid #000000" fo:border-right="none" fo:border-top="none" fo:border-bottom="0.5pt solid #000000"/>
    </style:style>
    <style:style style:name="InputRequirements.B25" style:family="table-cell">
      <style:table-cell-properties fo:padding="0.097cm" fo:border-left="0.5pt solid #000000" fo:border-right="none" fo:border-top="none" fo:border-bottom="0.5pt solid #000000"/>
    </style:style>
    <style:style style:name="InputRequirements.C25" style:family="table-cell">
      <style:table-cell-properties fo:padding="0.097cm" fo:border-left="0.5pt solid #000000" fo:border-right="none" fo:border-top="none" fo:border-bottom="0.5pt solid #000000"/>
    </style:style>
    <style:style style:name="InputRequirements.D25" style:family="table-cell">
      <style:table-cell-properties fo:padding="0.097cm" fo:border-left="0.5pt solid #000000" fo:border-right="none" fo:border-top="none" fo:border-bottom="0.5pt solid #000000"/>
    </style:style>
    <style:style style:name="InputRequirements.E25" style:family="table-cell">
      <style:table-cell-properties fo:padding="0.097cm" fo:border-left="0.5pt solid #000000" fo:border-right="none" fo:border-top="none" fo:border-bottom="0.5pt solid #000000"/>
    </style:style>
    <style:style style:name="InputRequirements.F25" style:family="table-cell">
      <style:table-cell-properties fo:padding="0.097cm" fo:border-left="0.5pt solid #000000" fo:border-right="0.5pt solid #000000" fo:border-top="none" fo:border-bottom="0.5pt solid #000000"/>
    </style:style>
    <style:style style:name="InputRequirements.A26" style:family="table-cell">
      <style:table-cell-properties fo:padding="0.097cm" fo:border-left="0.5pt solid #000000" fo:border-right="none" fo:border-top="none" fo:border-bottom="0.5pt solid #000000"/>
    </style:style>
    <style:style style:name="InputRequirements.B26" style:family="table-cell">
      <style:table-cell-properties fo:padding="0.097cm" fo:border-left="0.5pt solid #000000" fo:border-right="none" fo:border-top="none" fo:border-bottom="0.5pt solid #000000"/>
    </style:style>
    <style:style style:name="InputRequirements.C26" style:family="table-cell">
      <style:table-cell-properties fo:padding="0.097cm" fo:border-left="0.5pt solid #000000" fo:border-right="none" fo:border-top="none" fo:border-bottom="0.5pt solid #000000"/>
    </style:style>
    <style:style style:name="InputRequirements.D26" style:family="table-cell">
      <style:table-cell-properties fo:padding="0.097cm" fo:border-left="0.5pt solid #000000" fo:border-right="none" fo:border-top="none" fo:border-bottom="0.5pt solid #000000"/>
    </style:style>
    <style:style style:name="InputRequirements.E26" style:family="table-cell">
      <style:table-cell-properties fo:padding="0.097cm" fo:border-left="0.5pt solid #000000" fo:border-right="none" fo:border-top="none" fo:border-bottom="0.5pt solid #000000"/>
    </style:style>
    <style:style style:name="InputRequirements.F26" style:family="table-cell">
      <style:table-cell-properties fo:padding="0.097cm" fo:border-left="0.5pt solid #000000" fo:border-right="0.5pt solid #000000" fo:border-top="none" fo:border-bottom="0.5pt solid #000000"/>
    </style:style>
    <style:style style:name="InputRequirements.A27" style:family="table-cell">
      <style:table-cell-properties fo:padding="0.097cm" fo:border-left="0.5pt solid #000000" fo:border-right="none" fo:border-top="none" fo:border-bottom="0.5pt solid #000000"/>
    </style:style>
    <style:style style:name="InputRequirements.B27" style:family="table-cell">
      <style:table-cell-properties fo:padding="0.097cm" fo:border-left="0.5pt solid #000000" fo:border-right="none" fo:border-top="none" fo:border-bottom="0.5pt solid #000000"/>
    </style:style>
    <style:style style:name="InputRequirements.C27" style:family="table-cell">
      <style:table-cell-properties fo:padding="0.097cm" fo:border-left="0.5pt solid #000000" fo:border-right="none" fo:border-top="none" fo:border-bottom="0.5pt solid #000000"/>
    </style:style>
    <style:style style:name="InputRequirements.D27" style:family="table-cell">
      <style:table-cell-properties fo:padding="0.097cm" fo:border-left="0.5pt solid #000000" fo:border-right="none" fo:border-top="none" fo:border-bottom="0.5pt solid #000000"/>
    </style:style>
    <style:style style:name="InputRequirements.E27" style:family="table-cell">
      <style:table-cell-properties fo:padding="0.097cm" fo:border-left="0.5pt solid #000000" fo:border-right="none" fo:border-top="none" fo:border-bottom="0.5pt solid #000000"/>
    </style:style>
    <style:style style:name="InputRequirements.F27" style:family="table-cell">
      <style:table-cell-properties fo:padding="0.097cm" fo:border-left="0.5pt solid #000000" fo:border-right="0.5pt solid #000000" fo:border-top="none" fo:border-bottom="0.5pt solid #000000"/>
    </style:style>
    <style:style style:name="InputRequirements.A28" style:family="table-cell">
      <style:table-cell-properties fo:padding="0.097cm" fo:border-left="0.5pt solid #000000" fo:border-right="none" fo:border-top="none" fo:border-bottom="0.5pt solid #000000"/>
    </style:style>
    <style:style style:name="InputRequirements.B28" style:family="table-cell">
      <style:table-cell-properties fo:padding="0.097cm" fo:border-left="0.5pt solid #000000" fo:border-right="none" fo:border-top="none" fo:border-bottom="0.5pt solid #000000"/>
    </style:style>
    <style:style style:name="InputRequirements.C28" style:family="table-cell">
      <style:table-cell-properties fo:padding="0.097cm" fo:border-left="0.5pt solid #000000" fo:border-right="none" fo:border-top="none" fo:border-bottom="0.5pt solid #000000"/>
    </style:style>
    <style:style style:name="InputRequirements.D28" style:family="table-cell">
      <style:table-cell-properties fo:padding="0.097cm" fo:border-left="0.5pt solid #000000" fo:border-right="none" fo:border-top="none" fo:border-bottom="0.5pt solid #000000"/>
    </style:style>
    <style:style style:name="InputRequirements.E28" style:family="table-cell">
      <style:table-cell-properties fo:padding="0.097cm" fo:border-left="0.5pt solid #000000" fo:border-right="none" fo:border-top="none" fo:border-bottom="0.5pt solid #000000"/>
    </style:style>
    <style:style style:name="InputRequirements.F28" style:family="table-cell">
      <style:table-cell-properties fo:padding="0.097cm" fo:border-left="0.5pt solid #000000" fo:border-right="0.5pt solid #000000" fo:border-top="none" fo:border-bottom="0.5pt solid #000000"/>
    </style:style>
    <style:style style:name="InputRequirements.A29" style:family="table-cell">
      <style:table-cell-properties fo:padding="0.097cm" fo:border-left="0.5pt solid #000000" fo:border-right="none" fo:border-top="none" fo:border-bottom="0.5pt solid #000000"/>
    </style:style>
    <style:style style:name="InputRequirements.B29" style:family="table-cell">
      <style:table-cell-properties fo:padding="0.097cm" fo:border-left="0.5pt solid #000000" fo:border-right="none" fo:border-top="none" fo:border-bottom="0.5pt solid #000000"/>
    </style:style>
    <style:style style:name="InputRequirements.C29" style:family="table-cell">
      <style:table-cell-properties fo:padding="0.097cm" fo:border-left="0.5pt solid #000000" fo:border-right="none" fo:border-top="none" fo:border-bottom="0.5pt solid #000000"/>
    </style:style>
    <style:style style:name="InputRequirements.D29" style:family="table-cell">
      <style:table-cell-properties fo:padding="0.097cm" fo:border-left="0.5pt solid #000000" fo:border-right="none" fo:border-top="none" fo:border-bottom="0.5pt solid #000000"/>
    </style:style>
    <style:style style:name="InputRequirements.E29" style:family="table-cell">
      <style:table-cell-properties fo:padding="0.097cm" fo:border-left="0.5pt solid #000000" fo:border-right="none" fo:border-top="none" fo:border-bottom="0.5pt solid #000000"/>
    </style:style>
    <style:style style:name="InputRequirements.F29" style:family="table-cell">
      <style:table-cell-properties fo:padding="0.097cm" fo:border-left="0.5pt solid #000000" fo:border-right="0.5pt solid #000000" fo:border-top="none" fo:border-bottom="0.5pt solid #000000"/>
    </style:style>
    <style:style style:name="InputRequirements.A30" style:family="table-cell">
      <style:table-cell-properties fo:padding="0.097cm" fo:border-left="0.5pt solid #000000" fo:border-right="none" fo:border-top="none" fo:border-bottom="0.5pt solid #000000"/>
    </style:style>
    <style:style style:name="InputRequirements.B30" style:family="table-cell">
      <style:table-cell-properties fo:padding="0.097cm" fo:border-left="0.5pt solid #000000" fo:border-right="none" fo:border-top="none" fo:border-bottom="0.5pt solid #000000"/>
    </style:style>
    <style:style style:name="InputRequirements.C30" style:family="table-cell">
      <style:table-cell-properties fo:padding="0.097cm" fo:border-left="0.5pt solid #000000" fo:border-right="none" fo:border-top="none" fo:border-bottom="0.5pt solid #000000"/>
    </style:style>
    <style:style style:name="InputRequirements.D30" style:family="table-cell">
      <style:table-cell-properties fo:padding="0.097cm" fo:border-left="0.5pt solid #000000" fo:border-right="none" fo:border-top="none" fo:border-bottom="0.5pt solid #000000"/>
    </style:style>
    <style:style style:name="InputRequirements.E30" style:family="table-cell">
      <style:table-cell-properties fo:padding="0.097cm" fo:border-left="0.5pt solid #000000" fo:border-right="none" fo:border-top="none" fo:border-bottom="0.5pt solid #000000"/>
    </style:style>
    <style:style style:name="InputRequirements.F30" style:family="table-cell">
      <style:table-cell-properties fo:padding="0.097cm" fo:border-left="0.5pt solid #000000" fo:border-right="0.5pt solid #000000" fo:border-top="none" fo:border-bottom="0.5pt solid #000000"/>
    </style:style>
    <style:style style:name="InputRequirements.A31" style:family="table-cell">
      <style:table-cell-properties fo:padding="0.097cm" fo:border-left="0.5pt solid #000000" fo:border-right="none" fo:border-top="none" fo:border-bottom="0.5pt solid #000000"/>
    </style:style>
    <style:style style:name="InputRequirements.B31" style:family="table-cell">
      <style:table-cell-properties fo:padding="0.097cm" fo:border-left="0.5pt solid #000000" fo:border-right="none" fo:border-top="none" fo:border-bottom="0.5pt solid #000000"/>
    </style:style>
    <style:style style:name="InputRequirements.C31" style:family="table-cell">
      <style:table-cell-properties fo:padding="0.097cm" fo:border-left="0.5pt solid #000000" fo:border-right="none" fo:border-top="none" fo:border-bottom="0.5pt solid #000000"/>
    </style:style>
    <style:style style:name="InputRequirements.D31" style:family="table-cell">
      <style:table-cell-properties fo:padding="0.097cm" fo:border-left="0.5pt solid #000000" fo:border-right="none" fo:border-top="none" fo:border-bottom="0.5pt solid #000000"/>
    </style:style>
    <style:style style:name="InputRequirements.E31" style:family="table-cell">
      <style:table-cell-properties fo:padding="0.097cm" fo:border-left="0.5pt solid #000000" fo:border-right="none" fo:border-top="none" fo:border-bottom="0.5pt solid #000000"/>
    </style:style>
    <style:style style:name="InputRequirements.F31" style:family="table-cell">
      <style:table-cell-properties fo:padding="0.097cm" fo:border-left="0.5pt solid #000000" fo:border-right="0.5pt solid #000000" fo:border-top="none" fo:border-bottom="0.5pt solid #000000"/>
    </style:style>
    <style:style style:name="InputRequirements.A32" style:family="table-cell">
      <style:table-cell-properties fo:padding="0.097cm" fo:border-left="0.5pt solid #000000" fo:border-right="none" fo:border-top="none" fo:border-bottom="0.5pt solid #000000"/>
    </style:style>
    <style:style style:name="InputRequirements.B32" style:family="table-cell">
      <style:table-cell-properties fo:padding="0.097cm" fo:border-left="0.5pt solid #000000" fo:border-right="none" fo:border-top="none" fo:border-bottom="0.5pt solid #000000"/>
    </style:style>
    <style:style style:name="InputRequirements.C32" style:family="table-cell">
      <style:table-cell-properties fo:padding="0.097cm" fo:border-left="0.5pt solid #000000" fo:border-right="none" fo:border-top="none" fo:border-bottom="0.5pt solid #000000"/>
    </style:style>
    <style:style style:name="InputRequirements.D32" style:family="table-cell">
      <style:table-cell-properties fo:padding="0.097cm" fo:border-left="0.5pt solid #000000" fo:border-right="none" fo:border-top="none" fo:border-bottom="0.5pt solid #000000"/>
    </style:style>
    <style:style style:name="InputRequirements.E32" style:family="table-cell">
      <style:table-cell-properties fo:padding="0.097cm" fo:border-left="0.5pt solid #000000" fo:border-right="none" fo:border-top="none" fo:border-bottom="0.5pt solid #000000"/>
    </style:style>
    <style:style style:name="InputRequirements.F32" style:family="table-cell">
      <style:table-cell-properties fo:padding="0.097cm" fo:border-left="0.5pt solid #000000" fo:border-right="0.5pt solid #000000" fo:border-top="none" fo:border-bottom="0.5pt solid #000000"/>
    </style:style>
    <style:style style:name="InputRequirements.A33" style:family="table-cell">
      <style:table-cell-properties fo:padding="0.097cm" fo:border-left="0.5pt solid #000000" fo:border-right="none" fo:border-top="none" fo:border-bottom="0.5pt solid #000000"/>
    </style:style>
    <style:style style:name="InputRequirements.B33" style:family="table-cell">
      <style:table-cell-properties fo:padding="0.097cm" fo:border-left="0.5pt solid #000000" fo:border-right="none" fo:border-top="none" fo:border-bottom="0.5pt solid #000000"/>
    </style:style>
    <style:style style:name="InputRequirements.C33" style:family="table-cell">
      <style:table-cell-properties fo:padding="0.097cm" fo:border-left="0.5pt solid #000000" fo:border-right="none" fo:border-top="none" fo:border-bottom="0.5pt solid #000000"/>
    </style:style>
    <style:style style:name="InputRequirements.D33" style:family="table-cell">
      <style:table-cell-properties fo:padding="0.097cm" fo:border-left="0.5pt solid #000000" fo:border-right="none" fo:border-top="none" fo:border-bottom="0.5pt solid #000000"/>
    </style:style>
    <style:style style:name="InputRequirements.E33" style:family="table-cell">
      <style:table-cell-properties fo:padding="0.097cm" fo:border-left="0.5pt solid #000000" fo:border-right="none" fo:border-top="none" fo:border-bottom="0.5pt solid #000000"/>
    </style:style>
    <style:style style:name="InputRequirements.F33" style:family="table-cell">
      <style:table-cell-properties fo:padding="0.097cm" fo:border-left="0.5pt solid #000000" fo:border-right="0.5pt solid #000000" fo:border-top="none" fo:border-bottom="0.5pt solid #000000"/>
    </style:style>
    <style:style style:name="InputRequirements.A34" style:family="table-cell">
      <style:table-cell-properties fo:padding="0.097cm" fo:border-left="0.5pt solid #000000" fo:border-right="none" fo:border-top="none" fo:border-bottom="0.5pt solid #000000"/>
    </style:style>
    <style:style style:name="InputRequirements.B34" style:family="table-cell">
      <style:table-cell-properties fo:padding="0.097cm" fo:border-left="0.5pt solid #000000" fo:border-right="none" fo:border-top="none" fo:border-bottom="0.5pt solid #000000"/>
    </style:style>
    <style:style style:name="InputRequirements.C34" style:family="table-cell">
      <style:table-cell-properties fo:padding="0.097cm" fo:border-left="0.5pt solid #000000" fo:border-right="none" fo:border-top="none" fo:border-bottom="0.5pt solid #000000"/>
    </style:style>
    <style:style style:name="InputRequirements.D34" style:family="table-cell">
      <style:table-cell-properties fo:padding="0.097cm" fo:border-left="0.5pt solid #000000" fo:border-right="none" fo:border-top="none" fo:border-bottom="0.5pt solid #000000"/>
    </style:style>
    <style:style style:name="InputRequirements.E34" style:family="table-cell">
      <style:table-cell-properties fo:padding="0.097cm" fo:border-left="0.5pt solid #000000" fo:border-right="none" fo:border-top="none" fo:border-bottom="0.5pt solid #000000"/>
    </style:style>
    <style:style style:name="InputRequirements.F34" style:family="table-cell">
      <style:table-cell-properties fo:padding="0.097cm" fo:border-left="0.5pt solid #000000" fo:border-right="0.5pt solid #000000" fo:border-top="none" fo:border-bottom="0.5pt solid #000000"/>
    </style:style>
    <style:style style:name="InputRequirements.A35" style:family="table-cell">
      <style:table-cell-properties fo:padding="0.097cm" fo:border-left="0.5pt solid #000000" fo:border-right="none" fo:border-top="none" fo:border-bottom="0.5pt solid #000000"/>
    </style:style>
    <style:style style:name="InputRequirements.B35" style:family="table-cell">
      <style:table-cell-properties fo:padding="0.097cm" fo:border-left="0.5pt solid #000000" fo:border-right="none" fo:border-top="none" fo:border-bottom="0.5pt solid #000000"/>
    </style:style>
    <style:style style:name="InputRequirements.C35" style:family="table-cell">
      <style:table-cell-properties fo:padding="0.097cm" fo:border-left="0.5pt solid #000000" fo:border-right="none" fo:border-top="none" fo:border-bottom="0.5pt solid #000000"/>
    </style:style>
    <style:style style:name="InputRequirements.D35" style:family="table-cell">
      <style:table-cell-properties fo:padding="0.097cm" fo:border-left="0.5pt solid #000000" fo:border-right="none" fo:border-top="none" fo:border-bottom="0.5pt solid #000000"/>
    </style:style>
    <style:style style:name="InputRequirements.E35" style:family="table-cell">
      <style:table-cell-properties fo:padding="0.097cm" fo:border-left="0.5pt solid #000000" fo:border-right="none" fo:border-top="none" fo:border-bottom="0.5pt solid #000000"/>
    </style:style>
    <style:style style:name="InputRequirements.F35" style:family="table-cell">
      <style:table-cell-properties fo:padding="0.097cm" fo:border-left="0.5pt solid #000000" fo:border-right="0.5pt solid #000000" fo:border-top="none" fo:border-bottom="0.5pt solid #000000"/>
    </style:style>
    <style:style style:name="InputRequirements.A36" style:family="table-cell">
      <style:table-cell-properties fo:padding="0.097cm" fo:border-left="0.5pt solid #000000" fo:border-right="none" fo:border-top="none" fo:border-bottom="0.5pt solid #000000"/>
    </style:style>
    <style:style style:name="InputRequirements.B36" style:family="table-cell">
      <style:table-cell-properties fo:padding="0.097cm" fo:border-left="0.5pt solid #000000" fo:border-right="none" fo:border-top="none" fo:border-bottom="0.5pt solid #000000"/>
    </style:style>
    <style:style style:name="InputRequirements.C36" style:family="table-cell">
      <style:table-cell-properties fo:padding="0.097cm" fo:border-left="0.5pt solid #000000" fo:border-right="none" fo:border-top="none" fo:border-bottom="0.5pt solid #000000"/>
    </style:style>
    <style:style style:name="InputRequirements.D36" style:family="table-cell">
      <style:table-cell-properties fo:padding="0.097cm" fo:border-left="0.5pt solid #000000" fo:border-right="none" fo:border-top="none" fo:border-bottom="0.5pt solid #000000"/>
    </style:style>
    <style:style style:name="InputRequirements.E36" style:family="table-cell">
      <style:table-cell-properties fo:padding="0.097cm" fo:border-left="0.5pt solid #000000" fo:border-right="none" fo:border-top="none" fo:border-bottom="0.5pt solid #000000"/>
    </style:style>
    <style:style style:name="InputRequirements.F36" style:family="table-cell">
      <style:table-cell-properties fo:padding="0.097cm" fo:border-left="0.5pt solid #000000" fo:border-right="0.5pt solid #000000" fo:border-top="none" fo:border-bottom="0.5pt solid #000000"/>
    </style:style>
    <style:style style:name="InputRequirements.A37" style:family="table-cell">
      <style:table-cell-properties fo:padding="0.097cm" fo:border-left="0.5pt solid #000000" fo:border-right="none" fo:border-top="none" fo:border-bottom="0.5pt solid #000000"/>
    </style:style>
    <style:style style:name="InputRequirements.B37" style:family="table-cell">
      <style:table-cell-properties fo:padding="0.097cm" fo:border-left="0.5pt solid #000000" fo:border-right="none" fo:border-top="none" fo:border-bottom="0.5pt solid #000000"/>
    </style:style>
    <style:style style:name="InputRequirements.C37" style:family="table-cell">
      <style:table-cell-properties fo:padding="0.097cm" fo:border-left="0.5pt solid #000000" fo:border-right="none" fo:border-top="none" fo:border-bottom="0.5pt solid #000000"/>
    </style:style>
    <style:style style:name="InputRequirements.D37" style:family="table-cell">
      <style:table-cell-properties fo:padding="0.097cm" fo:border-left="0.5pt solid #000000" fo:border-right="none" fo:border-top="none" fo:border-bottom="0.5pt solid #000000"/>
    </style:style>
    <style:style style:name="InputRequirements.E37" style:family="table-cell">
      <style:table-cell-properties fo:padding="0.097cm" fo:border-left="0.5pt solid #000000" fo:border-right="none" fo:border-top="none" fo:border-bottom="0.5pt solid #000000"/>
    </style:style>
    <style:style style:name="InputRequirements.F37" style:family="table-cell">
      <style:table-cell-properties fo:padding="0.097cm" fo:border-left="0.5pt solid #000000" fo:border-right="0.5pt solid #000000" fo:border-top="none" fo:border-bottom="0.5pt solid #000000"/>
    </style:style>
    <style:style style:name="InputRequirements.A38" style:family="table-cell">
      <style:table-cell-properties fo:padding="0.097cm" fo:border-left="0.5pt solid #000000" fo:border-right="none" fo:border-top="none" fo:border-bottom="0.5pt solid #000000"/>
    </style:style>
    <style:style style:name="InputRequirements.B38" style:family="table-cell">
      <style:table-cell-properties fo:padding="0.097cm" fo:border-left="0.5pt solid #000000" fo:border-right="none" fo:border-top="none" fo:border-bottom="0.5pt solid #000000"/>
    </style:style>
    <style:style style:name="InputRequirements.C38" style:family="table-cell">
      <style:table-cell-properties fo:padding="0.097cm" fo:border-left="0.5pt solid #000000" fo:border-right="none" fo:border-top="none" fo:border-bottom="0.5pt solid #000000"/>
    </style:style>
    <style:style style:name="InputRequirements.D38" style:family="table-cell">
      <style:table-cell-properties fo:padding="0.097cm" fo:border-left="0.5pt solid #000000" fo:border-right="none" fo:border-top="none" fo:border-bottom="0.5pt solid #000000"/>
    </style:style>
    <style:style style:name="InputRequirements.E38" style:family="table-cell">
      <style:table-cell-properties fo:padding="0.097cm" fo:border-left="0.5pt solid #000000" fo:border-right="none" fo:border-top="none" fo:border-bottom="0.5pt solid #000000"/>
    </style:style>
    <style:style style:name="InputRequirements.F38" style:family="table-cell">
      <style:table-cell-properties fo:padding="0.097cm" fo:border-left="0.5pt solid #000000" fo:border-right="0.5pt solid #000000" fo:border-top="none" fo:border-bottom="0.5pt solid #000000"/>
    </style:style>
    <style:style style:name="InputRequirements.A39" style:family="table-cell">
      <style:table-cell-properties fo:padding="0.097cm" fo:border-left="0.5pt solid #000000" fo:border-right="none" fo:border-top="none" fo:border-bottom="0.5pt solid #000000"/>
    </style:style>
    <style:style style:name="InputRequirements.B39" style:family="table-cell">
      <style:table-cell-properties fo:padding="0.097cm" fo:border-left="0.5pt solid #000000" fo:border-right="none" fo:border-top="none" fo:border-bottom="0.5pt solid #000000"/>
    </style:style>
    <style:style style:name="InputRequirements.C39" style:family="table-cell">
      <style:table-cell-properties fo:padding="0.097cm" fo:border-left="0.5pt solid #000000" fo:border-right="none" fo:border-top="none" fo:border-bottom="0.5pt solid #000000"/>
    </style:style>
    <style:style style:name="InputRequirements.D39" style:family="table-cell">
      <style:table-cell-properties fo:padding="0.097cm" fo:border-left="0.5pt solid #000000" fo:border-right="none" fo:border-top="none" fo:border-bottom="0.5pt solid #000000"/>
    </style:style>
    <style:style style:name="InputRequirements.E39" style:family="table-cell">
      <style:table-cell-properties fo:padding="0.097cm" fo:border-left="0.5pt solid #000000" fo:border-right="none" fo:border-top="none" fo:border-bottom="0.5pt solid #000000"/>
    </style:style>
    <style:style style:name="InputRequirements.F39" style:family="table-cell">
      <style:table-cell-properties fo:padding="0.097cm" fo:border-left="0.5pt solid #000000" fo:border-right="0.5pt solid #000000" fo:border-top="none" fo:border-bottom="0.5pt solid #000000"/>
    </style:style>
    <style:style style:name="InputRequirements.A40" style:family="table-cell">
      <style:table-cell-properties fo:padding="0.097cm" fo:border-left="0.5pt solid #000000" fo:border-right="none" fo:border-top="none" fo:border-bottom="0.5pt solid #000000"/>
    </style:style>
    <style:style style:name="InputRequirements.B40" style:family="table-cell">
      <style:table-cell-properties fo:padding="0.097cm" fo:border-left="0.5pt solid #000000" fo:border-right="none" fo:border-top="none" fo:border-bottom="0.5pt solid #000000"/>
    </style:style>
    <style:style style:name="InputRequirements.C40" style:family="table-cell">
      <style:table-cell-properties fo:padding="0.097cm" fo:border-left="0.5pt solid #000000" fo:border-right="none" fo:border-top="none" fo:border-bottom="0.5pt solid #000000"/>
    </style:style>
    <style:style style:name="InputRequirements.D40" style:family="table-cell">
      <style:table-cell-properties fo:padding="0.097cm" fo:border-left="0.5pt solid #000000" fo:border-right="none" fo:border-top="none" fo:border-bottom="0.5pt solid #000000"/>
    </style:style>
    <style:style style:name="InputRequirements.E40" style:family="table-cell">
      <style:table-cell-properties fo:padding="0.097cm" fo:border-left="0.5pt solid #000000" fo:border-right="none" fo:border-top="none" fo:border-bottom="0.5pt solid #000000"/>
    </style:style>
    <style:style style:name="InputRequirements.F40" style:family="table-cell">
      <style:table-cell-properties fo:padding="0.097cm" fo:border-left="0.5pt solid #000000" fo:border-right="0.5pt solid #000000" fo:border-top="none" fo:border-bottom="0.5pt solid #000000"/>
    </style:style>
    <style:style style:name="InputRequirements.A41" style:family="table-cell">
      <style:table-cell-properties fo:padding="0.097cm" fo:border-left="0.5pt solid #000000" fo:border-right="none" fo:border-top="none" fo:border-bottom="0.5pt solid #000000"/>
    </style:style>
    <style:style style:name="InputRequirements.B41" style:family="table-cell">
      <style:table-cell-properties fo:padding="0.097cm" fo:border-left="0.5pt solid #000000" fo:border-right="none" fo:border-top="none" fo:border-bottom="0.5pt solid #000000"/>
    </style:style>
    <style:style style:name="InputRequirements.C41" style:family="table-cell">
      <style:table-cell-properties fo:padding="0.097cm" fo:border-left="0.5pt solid #000000" fo:border-right="none" fo:border-top="none" fo:border-bottom="0.5pt solid #000000"/>
    </style:style>
    <style:style style:name="InputRequirements.D41" style:family="table-cell">
      <style:table-cell-properties fo:padding="0.097cm" fo:border-left="0.5pt solid #000000" fo:border-right="none" fo:border-top="none" fo:border-bottom="0.5pt solid #000000"/>
    </style:style>
    <style:style style:name="InputRequirements.E41" style:family="table-cell">
      <style:table-cell-properties fo:padding="0.097cm" fo:border-left="0.5pt solid #000000" fo:border-right="none" fo:border-top="none" fo:border-bottom="0.5pt solid #000000"/>
    </style:style>
    <style:style style:name="InputRequirements.F41" style:family="table-cell">
      <style:table-cell-properties fo:padding="0.097cm" fo:border-left="0.5pt solid #000000" fo:border-right="0.5pt solid #000000" fo:border-top="none" fo:border-bottom="0.5pt solid #000000"/>
    </style:style>
    <style:style style:name="InputRequirements.A42" style:family="table-cell">
      <style:table-cell-properties fo:padding="0.097cm" fo:border-left="0.5pt solid #000000" fo:border-right="none" fo:border-top="none" fo:border-bottom="0.5pt solid #000000"/>
    </style:style>
    <style:style style:name="InputRequirements.B42" style:family="table-cell">
      <style:table-cell-properties fo:padding="0.097cm" fo:border-left="0.5pt solid #000000" fo:border-right="none" fo:border-top="none" fo:border-bottom="0.5pt solid #000000"/>
    </style:style>
    <style:style style:name="InputRequirements.C42" style:family="table-cell">
      <style:table-cell-properties fo:padding="0.097cm" fo:border-left="0.5pt solid #000000" fo:border-right="none" fo:border-top="none" fo:border-bottom="0.5pt solid #000000"/>
    </style:style>
    <style:style style:name="InputRequirements.D42" style:family="table-cell">
      <style:table-cell-properties fo:padding="0.097cm" fo:border-left="0.5pt solid #000000" fo:border-right="none" fo:border-top="none" fo:border-bottom="0.5pt solid #000000"/>
    </style:style>
    <style:style style:name="InputRequirements.E42" style:family="table-cell">
      <style:table-cell-properties fo:padding="0.097cm" fo:border-left="0.5pt solid #000000" fo:border-right="none" fo:border-top="none" fo:border-bottom="0.5pt solid #000000"/>
    </style:style>
    <style:style style:name="InputRequirements.F42" style:family="table-cell">
      <style:table-cell-properties fo:padding="0.097cm" fo:border-left="0.5pt solid #000000" fo:border-right="0.5pt solid #000000" fo:border-top="none" fo:border-bottom="0.5pt solid #000000"/>
    </style:style>
    <style:style style:name="InputRequirements.A43" style:family="table-cell">
      <style:table-cell-properties fo:padding="0.097cm" fo:border-left="0.5pt solid #000000" fo:border-right="none" fo:border-top="none" fo:border-bottom="0.5pt solid #000000"/>
    </style:style>
    <style:style style:name="InputRequirements.B43" style:family="table-cell">
      <style:table-cell-properties fo:padding="0.097cm" fo:border-left="0.5pt solid #000000" fo:border-right="none" fo:border-top="none" fo:border-bottom="0.5pt solid #000000"/>
    </style:style>
    <style:style style:name="InputRequirements.C43" style:family="table-cell">
      <style:table-cell-properties fo:padding="0.097cm" fo:border-left="0.5pt solid #000000" fo:border-right="none" fo:border-top="none" fo:border-bottom="0.5pt solid #000000"/>
    </style:style>
    <style:style style:name="InputRequirements.D43" style:family="table-cell">
      <style:table-cell-properties fo:padding="0.097cm" fo:border-left="0.5pt solid #000000" fo:border-right="none" fo:border-top="none" fo:border-bottom="0.5pt solid #000000"/>
    </style:style>
    <style:style style:name="InputRequirements.E43" style:family="table-cell">
      <style:table-cell-properties fo:padding="0.097cm" fo:border-left="0.5pt solid #000000" fo:border-right="none" fo:border-top="none" fo:border-bottom="0.5pt solid #000000"/>
    </style:style>
    <style:style style:name="InputRequirements.F43" style:family="table-cell">
      <style:table-cell-properties fo:padding="0.097cm" fo:border-left="0.5pt solid #000000" fo:border-right="0.5pt solid #000000" fo:border-top="none" fo:border-bottom="0.5pt solid #000000"/>
    </style:style>
    <style:style style:name="InputRequirements.A44" style:family="table-cell">
      <style:table-cell-properties fo:padding="0.097cm" fo:border-left="0.5pt solid #000000" fo:border-right="none" fo:border-top="none" fo:border-bottom="0.5pt solid #000000"/>
    </style:style>
    <style:style style:name="InputRequirements.B44" style:family="table-cell">
      <style:table-cell-properties fo:padding="0.097cm" fo:border-left="0.5pt solid #000000" fo:border-right="none" fo:border-top="none" fo:border-bottom="0.5pt solid #000000"/>
    </style:style>
    <style:style style:name="InputRequirements.C44" style:family="table-cell">
      <style:table-cell-properties fo:padding="0.097cm" fo:border-left="0.5pt solid #000000" fo:border-right="none" fo:border-top="none" fo:border-bottom="0.5pt solid #000000"/>
    </style:style>
    <style:style style:name="InputRequirements.D44" style:family="table-cell">
      <style:table-cell-properties fo:padding="0.097cm" fo:border-left="0.5pt solid #000000" fo:border-right="none" fo:border-top="none" fo:border-bottom="0.5pt solid #000000"/>
    </style:style>
    <style:style style:name="InputRequirements.E44" style:family="table-cell">
      <style:table-cell-properties fo:padding="0.097cm" fo:border-left="0.5pt solid #000000" fo:border-right="none" fo:border-top="none" fo:border-bottom="0.5pt solid #000000"/>
    </style:style>
    <style:style style:name="InputRequirements.F44" style:family="table-cell">
      <style:table-cell-properties fo:padding="0.097cm" fo:border-left="0.5pt solid #000000" fo:border-right="0.5pt solid #000000" fo:border-top="none" fo:border-bottom="0.5pt solid #000000"/>
    </style:style>
    <style:style style:name="InputRequirements.A45" style:family="table-cell">
      <style:table-cell-properties fo:padding="0.097cm" fo:border-left="0.5pt solid #000000" fo:border-right="none" fo:border-top="none" fo:border-bottom="0.5pt solid #000000"/>
    </style:style>
    <style:style style:name="InputRequirements.B45" style:family="table-cell">
      <style:table-cell-properties fo:padding="0.097cm" fo:border-left="0.5pt solid #000000" fo:border-right="none" fo:border-top="none" fo:border-bottom="0.5pt solid #000000"/>
    </style:style>
    <style:style style:name="InputRequirements.C45" style:family="table-cell">
      <style:table-cell-properties fo:padding="0.097cm" fo:border-left="0.5pt solid #000000" fo:border-right="none" fo:border-top="none" fo:border-bottom="0.5pt solid #000000"/>
    </style:style>
    <style:style style:name="InputRequirements.D45" style:family="table-cell">
      <style:table-cell-properties fo:padding="0.097cm" fo:border-left="0.5pt solid #000000" fo:border-right="none" fo:border-top="none" fo:border-bottom="0.5pt solid #000000"/>
    </style:style>
    <style:style style:name="InputRequirements.E45" style:family="table-cell">
      <style:table-cell-properties fo:padding="0.097cm" fo:border-left="0.5pt solid #000000" fo:border-right="none" fo:border-top="none" fo:border-bottom="0.5pt solid #000000"/>
    </style:style>
    <style:style style:name="InputRequirements.F45" style:family="table-cell">
      <style:table-cell-properties fo:padding="0.097cm" fo:border-left="0.5pt solid #000000" fo:border-right="0.5pt solid #000000" fo:border-top="none" fo:border-bottom="0.5pt solid #000000"/>
    </style:style>
    <style:style style:name="InputRequirements.A46" style:family="table-cell">
      <style:table-cell-properties fo:padding="0.097cm" fo:border-left="0.5pt solid #000000" fo:border-right="none" fo:border-top="none" fo:border-bottom="0.5pt solid #000000"/>
    </style:style>
    <style:style style:name="InputRequirements.B46" style:family="table-cell">
      <style:table-cell-properties fo:padding="0.097cm" fo:border-left="0.5pt solid #000000" fo:border-right="none" fo:border-top="none" fo:border-bottom="0.5pt solid #000000"/>
    </style:style>
    <style:style style:name="InputRequirements.C46" style:family="table-cell">
      <style:table-cell-properties fo:padding="0.097cm" fo:border-left="0.5pt solid #000000" fo:border-right="none" fo:border-top="none" fo:border-bottom="0.5pt solid #000000"/>
    </style:style>
    <style:style style:name="InputRequirements.D46" style:family="table-cell">
      <style:table-cell-properties fo:padding="0.097cm" fo:border-left="0.5pt solid #000000" fo:border-right="none" fo:border-top="none" fo:border-bottom="0.5pt solid #000000"/>
    </style:style>
    <style:style style:name="InputRequirements.E46" style:family="table-cell">
      <style:table-cell-properties fo:padding="0.097cm" fo:border-left="0.5pt solid #000000" fo:border-right="none" fo:border-top="none" fo:border-bottom="0.5pt solid #000000"/>
    </style:style>
    <style:style style:name="InputRequirements.F46" style:family="table-cell">
      <style:table-cell-properties fo:padding="0.097cm" fo:border-left="0.5pt solid #000000" fo:border-right="0.5pt solid #000000" fo:border-top="none" fo:border-bottom="0.5pt solid #000000"/>
    </style:style>
    <style:style style:name="InputRequirements.A47" style:family="table-cell">
      <style:table-cell-properties fo:padding="0.097cm" fo:border-left="0.5pt solid #000000" fo:border-right="none" fo:border-top="none" fo:border-bottom="0.5pt solid #000000"/>
    </style:style>
    <style:style style:name="InputRequirements.B47" style:family="table-cell">
      <style:table-cell-properties fo:padding="0.097cm" fo:border-left="0.5pt solid #000000" fo:border-right="none" fo:border-top="none" fo:border-bottom="0.5pt solid #000000"/>
    </style:style>
    <style:style style:name="InputRequirements.C47" style:family="table-cell">
      <style:table-cell-properties fo:padding="0.097cm" fo:border-left="0.5pt solid #000000" fo:border-right="none" fo:border-top="none" fo:border-bottom="0.5pt solid #000000"/>
    </style:style>
    <style:style style:name="InputRequirements.D47" style:family="table-cell">
      <style:table-cell-properties fo:padding="0.097cm" fo:border-left="0.5pt solid #000000" fo:border-right="none" fo:border-top="none" fo:border-bottom="0.5pt solid #000000"/>
    </style:style>
    <style:style style:name="InputRequirements.E47" style:family="table-cell">
      <style:table-cell-properties fo:padding="0.097cm" fo:border-left="0.5pt solid #000000" fo:border-right="none" fo:border-top="none" fo:border-bottom="0.5pt solid #000000"/>
    </style:style>
    <style:style style:name="InputRequirements.F47" style:family="table-cell">
      <style:table-cell-properties fo:padding="0.097cm" fo:border-left="0.5pt solid #000000" fo:border-right="0.5pt solid #000000" fo:border-top="none" fo:border-bottom="0.5pt solid #000000"/>
    </style:style>
    <style:style style:name="InputRequirements.A48" style:family="table-cell">
      <style:table-cell-properties fo:padding="0.097cm" fo:border-left="0.5pt solid #000000" fo:border-right="none" fo:border-top="none" fo:border-bottom="0.5pt solid #000000"/>
    </style:style>
    <style:style style:name="InputRequirements.B48" style:family="table-cell">
      <style:table-cell-properties fo:padding="0.097cm" fo:border-left="0.5pt solid #000000" fo:border-right="none" fo:border-top="none" fo:border-bottom="0.5pt solid #000000"/>
    </style:style>
    <style:style style:name="InputRequirements.C48" style:family="table-cell">
      <style:table-cell-properties fo:padding="0.097cm" fo:border-left="0.5pt solid #000000" fo:border-right="none" fo:border-top="none" fo:border-bottom="0.5pt solid #000000"/>
    </style:style>
    <style:style style:name="InputRequirements.D48" style:family="table-cell">
      <style:table-cell-properties fo:padding="0.097cm" fo:border-left="0.5pt solid #000000" fo:border-right="none" fo:border-top="none" fo:border-bottom="0.5pt solid #000000"/>
    </style:style>
    <style:style style:name="InputRequirements.E48" style:family="table-cell">
      <style:table-cell-properties fo:padding="0.097cm" fo:border-left="0.5pt solid #000000" fo:border-right="none" fo:border-top="none" fo:border-bottom="0.5pt solid #000000"/>
    </style:style>
    <style:style style:name="InputRequirements.F48" style:family="table-cell">
      <style:table-cell-properties fo:padding="0.097cm" fo:border-left="0.5pt solid #000000" fo:border-right="0.5pt solid #000000" fo:border-top="none" fo:border-bottom="0.5pt solid #000000"/>
    </style:style>
    <style:style style:name="InputRequirements.A49" style:family="table-cell">
      <style:table-cell-properties fo:padding="0.097cm" fo:border-left="0.5pt solid #000000" fo:border-right="none" fo:border-top="none" fo:border-bottom="0.5pt solid #000000"/>
    </style:style>
    <style:style style:name="InputRequirements.B49" style:family="table-cell">
      <style:table-cell-properties fo:padding="0.097cm" fo:border-left="0.5pt solid #000000" fo:border-right="none" fo:border-top="none" fo:border-bottom="0.5pt solid #000000"/>
    </style:style>
    <style:style style:name="InputRequirements.C49" style:family="table-cell">
      <style:table-cell-properties fo:padding="0.097cm" fo:border-left="0.5pt solid #000000" fo:border-right="none" fo:border-top="none" fo:border-bottom="0.5pt solid #000000"/>
    </style:style>
    <style:style style:name="InputRequirements.D49" style:family="table-cell">
      <style:table-cell-properties fo:padding="0.097cm" fo:border-left="0.5pt solid #000000" fo:border-right="none" fo:border-top="none" fo:border-bottom="0.5pt solid #000000"/>
    </style:style>
    <style:style style:name="InputRequirements.E49" style:family="table-cell">
      <style:table-cell-properties fo:padding="0.097cm" fo:border-left="0.5pt solid #000000" fo:border-right="none" fo:border-top="none" fo:border-bottom="0.5pt solid #000000"/>
    </style:style>
    <style:style style:name="InputRequirements.F49" style:family="table-cell">
      <style:table-cell-properties fo:padding="0.097cm" fo:border-left="0.5pt solid #000000" fo:border-right="0.5pt solid #000000" fo:border-top="none" fo:border-bottom="0.5pt solid #000000"/>
    </style:style>
    <style:style style:name="InputRequirements.A50" style:family="table-cell">
      <style:table-cell-properties fo:padding="0.097cm" fo:border-left="0.5pt solid #000000" fo:border-right="none" fo:border-top="none" fo:border-bottom="0.5pt solid #000000"/>
    </style:style>
    <style:style style:name="InputRequirements.B50" style:family="table-cell">
      <style:table-cell-properties fo:padding="0.097cm" fo:border-left="0.5pt solid #000000" fo:border-right="none" fo:border-top="none" fo:border-bottom="0.5pt solid #000000"/>
    </style:style>
    <style:style style:name="InputRequirements.C50" style:family="table-cell">
      <style:table-cell-properties fo:padding="0.097cm" fo:border-left="0.5pt solid #000000" fo:border-right="none" fo:border-top="none" fo:border-bottom="0.5pt solid #000000"/>
    </style:style>
    <style:style style:name="InputRequirements.D50" style:family="table-cell">
      <style:table-cell-properties fo:padding="0.097cm" fo:border-left="0.5pt solid #000000" fo:border-right="none" fo:border-top="none" fo:border-bottom="0.5pt solid #000000"/>
    </style:style>
    <style:style style:name="InputRequirements.E50" style:family="table-cell">
      <style:table-cell-properties fo:padding="0.097cm" fo:border-left="0.5pt solid #000000" fo:border-right="none" fo:border-top="none" fo:border-bottom="0.5pt solid #000000"/>
    </style:style>
    <style:style style:name="InputRequirements.F50" style:family="table-cell">
      <style:table-cell-properties fo:padding="0.097cm" fo:border-left="0.5pt solid #000000" fo:border-right="0.5pt solid #000000" fo:border-top="none" fo:border-bottom="0.5pt solid #000000"/>
    </style:style>
    <style:style style:name="InputRequirements.A51" style:family="table-cell">
      <style:table-cell-properties fo:padding="0.097cm" fo:border-left="0.5pt solid #000000" fo:border-right="none" fo:border-top="none" fo:border-bottom="0.5pt solid #000000"/>
    </style:style>
    <style:style style:name="InputRequirements.B51" style:family="table-cell">
      <style:table-cell-properties fo:padding="0.097cm" fo:border-left="0.5pt solid #000000" fo:border-right="none" fo:border-top="none" fo:border-bottom="0.5pt solid #000000"/>
    </style:style>
    <style:style style:name="InputRequirements.C51" style:family="table-cell">
      <style:table-cell-properties fo:padding="0.097cm" fo:border-left="0.5pt solid #000000" fo:border-right="none" fo:border-top="none" fo:border-bottom="0.5pt solid #000000"/>
    </style:style>
    <style:style style:name="InputRequirements.D51" style:family="table-cell">
      <style:table-cell-properties fo:padding="0.097cm" fo:border-left="0.5pt solid #000000" fo:border-right="none" fo:border-top="none" fo:border-bottom="0.5pt solid #000000"/>
    </style:style>
    <style:style style:name="InputRequirements.E51" style:family="table-cell">
      <style:table-cell-properties fo:padding="0.097cm" fo:border-left="0.5pt solid #000000" fo:border-right="none" fo:border-top="none" fo:border-bottom="0.5pt solid #000000"/>
    </style:style>
    <style:style style:name="InputRequirements.F51" style:family="table-cell">
      <style:table-cell-properties fo:padding="0.097cm" fo:border-left="0.5pt solid #000000" fo:border-right="0.5pt solid #000000" fo:border-top="none" fo:border-bottom="0.5pt solid #000000"/>
    </style:style>
    <style:style style:name="InputRequirements.A52" style:family="table-cell">
      <style:table-cell-properties fo:padding="0.097cm" fo:border-left="0.5pt solid #000000" fo:border-right="none" fo:border-top="none" fo:border-bottom="0.5pt solid #000000"/>
    </style:style>
    <style:style style:name="InputRequirements.B52" style:family="table-cell">
      <style:table-cell-properties fo:padding="0.097cm" fo:border-left="0.5pt solid #000000" fo:border-right="none" fo:border-top="none" fo:border-bottom="0.5pt solid #000000"/>
    </style:style>
    <style:style style:name="InputRequirements.C52" style:family="table-cell">
      <style:table-cell-properties fo:padding="0.097cm" fo:border-left="0.5pt solid #000000" fo:border-right="none" fo:border-top="none" fo:border-bottom="0.5pt solid #000000"/>
    </style:style>
    <style:style style:name="InputRequirements.D52" style:family="table-cell">
      <style:table-cell-properties fo:padding="0.097cm" fo:border-left="0.5pt solid #000000" fo:border-right="none" fo:border-top="none" fo:border-bottom="0.5pt solid #000000"/>
    </style:style>
    <style:style style:name="InputRequirements.E52" style:family="table-cell">
      <style:table-cell-properties fo:padding="0.097cm" fo:border-left="0.5pt solid #000000" fo:border-right="none" fo:border-top="none" fo:border-bottom="0.5pt solid #000000"/>
    </style:style>
    <style:style style:name="InputRequirements.F52" style:family="table-cell">
      <style:table-cell-properties fo:padding="0.097cm" fo:border-left="0.5pt solid #000000" fo:border-right="0.5pt solid #000000" fo:border-top="none" fo:border-bottom="0.5pt solid #000000"/>
    </style:style>
    <style:style style:name="InputRequirements.A53" style:family="table-cell">
      <style:table-cell-properties fo:padding="0.097cm" fo:border-left="0.5pt solid #000000" fo:border-right="none" fo:border-top="none" fo:border-bottom="0.5pt solid #000000"/>
    </style:style>
    <style:style style:name="InputRequirements.B53" style:family="table-cell">
      <style:table-cell-properties fo:padding="0.097cm" fo:border-left="0.5pt solid #000000" fo:border-right="none" fo:border-top="none" fo:border-bottom="0.5pt solid #000000"/>
    </style:style>
    <style:style style:name="InputRequirements.C53" style:family="table-cell">
      <style:table-cell-properties fo:padding="0.097cm" fo:border-left="0.5pt solid #000000" fo:border-right="none" fo:border-top="none" fo:border-bottom="0.5pt solid #000000"/>
    </style:style>
    <style:style style:name="InputRequirements.D53" style:family="table-cell">
      <style:table-cell-properties fo:padding="0.097cm" fo:border-left="0.5pt solid #000000" fo:border-right="none" fo:border-top="none" fo:border-bottom="0.5pt solid #000000"/>
    </style:style>
    <style:style style:name="InputRequirements.E53" style:family="table-cell">
      <style:table-cell-properties fo:padding="0.097cm" fo:border-left="0.5pt solid #000000" fo:border-right="none" fo:border-top="none" fo:border-bottom="0.5pt solid #000000"/>
    </style:style>
    <style:style style:name="InputRequirements.F53" style:family="table-cell">
      <style:table-cell-properties fo:padding="0.097cm" fo:border-left="0.5pt solid #000000" fo:border-right="0.5pt solid #000000" fo:border-top="none" fo:border-bottom="0.5pt solid #000000"/>
    </style:style>
    <style:style style:name="InputRequirements.A54" style:family="table-cell">
      <style:table-cell-properties fo:padding="0.097cm" fo:border-left="0.5pt solid #000000" fo:border-right="none" fo:border-top="none" fo:border-bottom="0.5pt solid #000000"/>
    </style:style>
    <style:style style:name="InputRequirements.B54" style:family="table-cell">
      <style:table-cell-properties fo:padding="0.097cm" fo:border-left="0.5pt solid #000000" fo:border-right="none" fo:border-top="none" fo:border-bottom="0.5pt solid #000000"/>
    </style:style>
    <style:style style:name="InputRequirements.C54" style:family="table-cell">
      <style:table-cell-properties fo:padding="0.097cm" fo:border-left="0.5pt solid #000000" fo:border-right="none" fo:border-top="none" fo:border-bottom="0.5pt solid #000000"/>
    </style:style>
    <style:style style:name="InputRequirements.D54" style:family="table-cell">
      <style:table-cell-properties fo:padding="0.097cm" fo:border-left="0.5pt solid #000000" fo:border-right="none" fo:border-top="none" fo:border-bottom="0.5pt solid #000000"/>
    </style:style>
    <style:style style:name="InputRequirements.E54" style:family="table-cell">
      <style:table-cell-properties fo:padding="0.097cm" fo:border-left="0.5pt solid #000000" fo:border-right="none" fo:border-top="none" fo:border-bottom="0.5pt solid #000000"/>
    </style:style>
    <style:style style:name="InputRequirements.F54" style:family="table-cell">
      <style:table-cell-properties fo:padding="0.097cm" fo:border-left="0.5pt solid #000000" fo:border-right="0.5pt solid #000000" fo:border-top="none" fo:border-bottom="0.5pt solid #000000"/>
    </style:style>
    <style:style style:name="InputRequirements.A55" style:family="table-cell">
      <style:table-cell-properties fo:padding="0.097cm" fo:border-left="0.5pt solid #000000" fo:border-right="none" fo:border-top="none" fo:border-bottom="0.5pt solid #000000"/>
    </style:style>
    <style:style style:name="InputRequirements.B55" style:family="table-cell">
      <style:table-cell-properties fo:padding="0.097cm" fo:border-left="0.5pt solid #000000" fo:border-right="none" fo:border-top="none" fo:border-bottom="0.5pt solid #000000"/>
    </style:style>
    <style:style style:name="InputRequirements.C55" style:family="table-cell">
      <style:table-cell-properties fo:padding="0.097cm" fo:border-left="0.5pt solid #000000" fo:border-right="none" fo:border-top="none" fo:border-bottom="0.5pt solid #000000"/>
    </style:style>
    <style:style style:name="InputRequirements.D55" style:family="table-cell">
      <style:table-cell-properties fo:padding="0.097cm" fo:border-left="0.5pt solid #000000" fo:border-right="none" fo:border-top="none" fo:border-bottom="0.5pt solid #000000"/>
    </style:style>
    <style:style style:name="InputRequirements.E55" style:family="table-cell">
      <style:table-cell-properties fo:padding="0.097cm" fo:border-left="0.5pt solid #000000" fo:border-right="none" fo:border-top="none" fo:border-bottom="0.5pt solid #000000"/>
    </style:style>
    <style:style style:name="InputRequirements.F55" style:family="table-cell">
      <style:table-cell-properties fo:padding="0.097cm" fo:border-left="0.5pt solid #000000" fo:border-right="0.5pt solid #000000" fo:border-top="none" fo:border-bottom="0.5pt solid #000000"/>
    </style:style>
    <style:style style:name="InputRequirements.A56" style:family="table-cell">
      <style:table-cell-properties fo:padding="0.097cm" fo:border-left="0.5pt solid #000000" fo:border-right="none" fo:border-top="none" fo:border-bottom="0.5pt solid #000000"/>
    </style:style>
    <style:style style:name="InputRequirements.B56" style:family="table-cell">
      <style:table-cell-properties fo:padding="0.097cm" fo:border-left="0.5pt solid #000000" fo:border-right="none" fo:border-top="none" fo:border-bottom="0.5pt solid #000000"/>
    </style:style>
    <style:style style:name="InputRequirements.C56" style:family="table-cell">
      <style:table-cell-properties fo:padding="0.097cm" fo:border-left="0.5pt solid #000000" fo:border-right="none" fo:border-top="none" fo:border-bottom="0.5pt solid #000000"/>
    </style:style>
    <style:style style:name="InputRequirements.D56" style:family="table-cell">
      <style:table-cell-properties fo:padding="0.097cm" fo:border-left="0.5pt solid #000000" fo:border-right="none" fo:border-top="none" fo:border-bottom="0.5pt solid #000000"/>
    </style:style>
    <style:style style:name="InputRequirements.E56" style:family="table-cell">
      <style:table-cell-properties fo:padding="0.097cm" fo:border-left="0.5pt solid #000000" fo:border-right="none" fo:border-top="none" fo:border-bottom="0.5pt solid #000000"/>
    </style:style>
    <style:style style:name="InputRequirements.F56" style:family="table-cell">
      <style:table-cell-properties fo:padding="0.097cm" fo:border-left="0.5pt solid #000000" fo:border-right="0.5pt solid #000000" fo:border-top="none" fo:border-bottom="0.5pt solid #000000"/>
    </style:style>
    <style:style style:name="InputRequirements.A57" style:family="table-cell">
      <style:table-cell-properties fo:padding="0.097cm" fo:border-left="0.5pt solid #000000" fo:border-right="none" fo:border-top="none" fo:border-bottom="0.5pt solid #000000"/>
    </style:style>
    <style:style style:name="InputRequirements.B57" style:family="table-cell">
      <style:table-cell-properties fo:padding="0.097cm" fo:border-left="0.5pt solid #000000" fo:border-right="none" fo:border-top="none" fo:border-bottom="0.5pt solid #000000"/>
    </style:style>
    <style:style style:name="InputRequirements.C57" style:family="table-cell">
      <style:table-cell-properties fo:padding="0.097cm" fo:border-left="0.5pt solid #000000" fo:border-right="none" fo:border-top="none" fo:border-bottom="0.5pt solid #000000"/>
    </style:style>
    <style:style style:name="InputRequirements.D57" style:family="table-cell">
      <style:table-cell-properties fo:padding="0.097cm" fo:border-left="0.5pt solid #000000" fo:border-right="none" fo:border-top="none" fo:border-bottom="0.5pt solid #000000"/>
    </style:style>
    <style:style style:name="InputRequirements.E57" style:family="table-cell">
      <style:table-cell-properties fo:padding="0.097cm" fo:border-left="0.5pt solid #000000" fo:border-right="none" fo:border-top="none" fo:border-bottom="0.5pt solid #000000"/>
    </style:style>
    <style:style style:name="InputRequirements.F57" style:family="table-cell">
      <style:table-cell-properties fo:padding="0.097cm" fo:border-left="0.5pt solid #000000" fo:border-right="0.5pt solid #000000" fo:border-top="none" fo:border-bottom="0.5pt solid #000000"/>
    </style:style>
    <style:style style:name="InputRequirements.A58" style:family="table-cell">
      <style:table-cell-properties fo:padding="0.097cm" fo:border-left="0.5pt solid #000000" fo:border-right="none" fo:border-top="none" fo:border-bottom="0.5pt solid #000000"/>
    </style:style>
    <style:style style:name="InputRequirements.B58" style:family="table-cell">
      <style:table-cell-properties fo:padding="0.097cm" fo:border-left="0.5pt solid #000000" fo:border-right="none" fo:border-top="none" fo:border-bottom="0.5pt solid #000000"/>
    </style:style>
    <style:style style:name="InputRequirements.C58" style:family="table-cell">
      <style:table-cell-properties fo:padding="0.097cm" fo:border-left="0.5pt solid #000000" fo:border-right="none" fo:border-top="none" fo:border-bottom="0.5pt solid #000000"/>
    </style:style>
    <style:style style:name="InputRequirements.D58" style:family="table-cell">
      <style:table-cell-properties fo:padding="0.097cm" fo:border-left="0.5pt solid #000000" fo:border-right="none" fo:border-top="none" fo:border-bottom="0.5pt solid #000000"/>
    </style:style>
    <style:style style:name="InputRequirements.E58" style:family="table-cell">
      <style:table-cell-properties fo:padding="0.097cm" fo:border-left="0.5pt solid #000000" fo:border-right="none" fo:border-top="none" fo:border-bottom="0.5pt solid #000000"/>
    </style:style>
    <style:style style:name="InputRequirements.F58" style:family="table-cell">
      <style:table-cell-properties fo:padding="0.097cm" fo:border-left="0.5pt solid #000000" fo:border-right="0.5pt solid #000000" fo:border-top="none" fo:border-bottom="0.5pt solid #000000"/>
    </style:style>
    <style:style style:name="InputRequirements.A59" style:family="table-cell">
      <style:table-cell-properties fo:padding="0.097cm" fo:border-left="0.5pt solid #000000" fo:border-right="none" fo:border-top="none" fo:border-bottom="0.5pt solid #000000"/>
    </style:style>
    <style:style style:name="InputRequirements.B59" style:family="table-cell">
      <style:table-cell-properties fo:padding="0.097cm" fo:border-left="0.5pt solid #000000" fo:border-right="none" fo:border-top="none" fo:border-bottom="0.5pt solid #000000"/>
    </style:style>
    <style:style style:name="InputRequirements.C59" style:family="table-cell">
      <style:table-cell-properties fo:padding="0.097cm" fo:border-left="0.5pt solid #000000" fo:border-right="none" fo:border-top="none" fo:border-bottom="0.5pt solid #000000"/>
    </style:style>
    <style:style style:name="InputRequirements.D59" style:family="table-cell">
      <style:table-cell-properties fo:padding="0.097cm" fo:border-left="0.5pt solid #000000" fo:border-right="none" fo:border-top="none" fo:border-bottom="0.5pt solid #000000"/>
    </style:style>
    <style:style style:name="InputRequirements.E59" style:family="table-cell">
      <style:table-cell-properties fo:padding="0.097cm" fo:border-left="0.5pt solid #000000" fo:border-right="none" fo:border-top="none" fo:border-bottom="0.5pt solid #000000"/>
    </style:style>
    <style:style style:name="InputRequirements.F59" style:family="table-cell">
      <style:table-cell-properties fo:padding="0.097cm" fo:border-left="0.5pt solid #000000" fo:border-right="0.5pt solid #000000" fo:border-top="none" fo:border-bottom="0.5pt solid #000000"/>
    </style:style>
    <style:style style:name="InputRequirements.A60" style:family="table-cell">
      <style:table-cell-properties fo:padding="0.097cm" fo:border-left="0.5pt solid #000000" fo:border-right="none" fo:border-top="none" fo:border-bottom="0.5pt solid #000000"/>
    </style:style>
    <style:style style:name="InputRequirements.B60" style:family="table-cell">
      <style:table-cell-properties fo:padding="0.097cm" fo:border-left="0.5pt solid #000000" fo:border-right="none" fo:border-top="none" fo:border-bottom="0.5pt solid #000000"/>
    </style:style>
    <style:style style:name="InputRequirements.C60" style:family="table-cell">
      <style:table-cell-properties fo:padding="0.097cm" fo:border-left="0.5pt solid #000000" fo:border-right="none" fo:border-top="none" fo:border-bottom="0.5pt solid #000000"/>
    </style:style>
    <style:style style:name="InputRequirements.D60" style:family="table-cell">
      <style:table-cell-properties fo:padding="0.097cm" fo:border-left="0.5pt solid #000000" fo:border-right="none" fo:border-top="none" fo:border-bottom="0.5pt solid #000000"/>
    </style:style>
    <style:style style:name="InputRequirements.E60" style:family="table-cell">
      <style:table-cell-properties fo:padding="0.097cm" fo:border-left="0.5pt solid #000000" fo:border-right="none" fo:border-top="none" fo:border-bottom="0.5pt solid #000000"/>
    </style:style>
    <style:style style:name="InputRequirements.F60" style:family="table-cell">
      <style:table-cell-properties fo:padding="0.097cm" fo:border-left="0.5pt solid #000000" fo:border-right="0.5pt solid #000000" fo:border-top="none" fo:border-bottom="0.5pt solid #000000"/>
    </style:style>
    <style:style style:name="InputRequirements.A61" style:family="table-cell">
      <style:table-cell-properties fo:padding="0.097cm" fo:border-left="0.5pt solid #000000" fo:border-right="none" fo:border-top="none" fo:border-bottom="0.5pt solid #000000"/>
    </style:style>
    <style:style style:name="InputRequirements.B61" style:family="table-cell">
      <style:table-cell-properties fo:padding="0.097cm" fo:border-left="0.5pt solid #000000" fo:border-right="none" fo:border-top="none" fo:border-bottom="0.5pt solid #000000"/>
    </style:style>
    <style:style style:name="InputRequirements.C61" style:family="table-cell">
      <style:table-cell-properties fo:padding="0.097cm" fo:border-left="0.5pt solid #000000" fo:border-right="none" fo:border-top="none" fo:border-bottom="0.5pt solid #000000"/>
    </style:style>
    <style:style style:name="InputRequirements.D61" style:family="table-cell">
      <style:table-cell-properties fo:padding="0.097cm" fo:border-left="0.5pt solid #000000" fo:border-right="none" fo:border-top="none" fo:border-bottom="0.5pt solid #000000"/>
    </style:style>
    <style:style style:name="InputRequirements.E61" style:family="table-cell">
      <style:table-cell-properties fo:padding="0.097cm" fo:border-left="0.5pt solid #000000" fo:border-right="none" fo:border-top="none" fo:border-bottom="0.5pt solid #000000"/>
    </style:style>
    <style:style style:name="InputRequirements.F61" style:family="table-cell">
      <style:table-cell-properties fo:padding="0.097cm" fo:border-left="0.5pt solid #000000" fo:border-right="0.5pt solid #000000" fo:border-top="none" fo:border-bottom="0.5pt solid #000000"/>
    </style:style>
    <style:style style:name="InputRequirements.A62" style:family="table-cell">
      <style:table-cell-properties fo:padding="0.097cm" fo:border-left="0.5pt solid #000000" fo:border-right="none" fo:border-top="none" fo:border-bottom="0.5pt solid #000000"/>
    </style:style>
    <style:style style:name="InputRequirements.B62" style:family="table-cell">
      <style:table-cell-properties fo:padding="0.097cm" fo:border-left="0.5pt solid #000000" fo:border-right="none" fo:border-top="none" fo:border-bottom="0.5pt solid #000000"/>
    </style:style>
    <style:style style:name="InputRequirements.C62" style:family="table-cell">
      <style:table-cell-properties fo:padding="0.097cm" fo:border-left="0.5pt solid #000000" fo:border-right="none" fo:border-top="none" fo:border-bottom="0.5pt solid #000000"/>
    </style:style>
    <style:style style:name="InputRequirements.D62" style:family="table-cell">
      <style:table-cell-properties fo:padding="0.097cm" fo:border-left="0.5pt solid #000000" fo:border-right="none" fo:border-top="none" fo:border-bottom="0.5pt solid #000000"/>
    </style:style>
    <style:style style:name="InputRequirements.E62" style:family="table-cell">
      <style:table-cell-properties fo:padding="0.097cm" fo:border-left="0.5pt solid #000000" fo:border-right="none" fo:border-top="none" fo:border-bottom="0.5pt solid #000000"/>
    </style:style>
    <style:style style:name="InputRequirements.F62" style:family="table-cell">
      <style:table-cell-properties fo:padding="0.097cm" fo:border-left="0.5pt solid #000000" fo:border-right="0.5pt solid #000000" fo:border-top="none" fo:border-bottom="0.5pt solid #000000"/>
    </style:style>
    <style:style style:name="InputRequirements.A63" style:family="table-cell">
      <style:table-cell-properties fo:padding="0.097cm" fo:border-left="0.5pt solid #000000" fo:border-right="none" fo:border-top="none" fo:border-bottom="0.5pt solid #000000"/>
    </style:style>
    <style:style style:name="InputRequirements.B63" style:family="table-cell">
      <style:table-cell-properties fo:padding="0.097cm" fo:border-left="0.5pt solid #000000" fo:border-right="none" fo:border-top="none" fo:border-bottom="0.5pt solid #000000"/>
    </style:style>
    <style:style style:name="InputRequirements.C63" style:family="table-cell">
      <style:table-cell-properties fo:padding="0.097cm" fo:border-left="0.5pt solid #000000" fo:border-right="none" fo:border-top="none" fo:border-bottom="0.5pt solid #000000"/>
    </style:style>
    <style:style style:name="InputRequirements.D63" style:family="table-cell">
      <style:table-cell-properties fo:padding="0.097cm" fo:border-left="0.5pt solid #000000" fo:border-right="none" fo:border-top="none" fo:border-bottom="0.5pt solid #000000"/>
    </style:style>
    <style:style style:name="InputRequirements.E63" style:family="table-cell">
      <style:table-cell-properties fo:padding="0.097cm" fo:border-left="0.5pt solid #000000" fo:border-right="none" fo:border-top="none" fo:border-bottom="0.5pt solid #000000"/>
    </style:style>
    <style:style style:name="InputRequirements.F63" style:family="table-cell">
      <style:table-cell-properties fo:padding="0.097cm" fo:border-left="0.5pt solid #000000" fo:border-right="0.5pt solid #000000" fo:border-top="none" fo:border-bottom="0.5pt solid #000000"/>
    </style:style>
    <style:style style:name="InputRequirements.A64" style:family="table-cell">
      <style:table-cell-properties fo:padding="0.097cm" fo:border-left="0.5pt solid #000000" fo:border-right="none" fo:border-top="none" fo:border-bottom="0.5pt solid #000000"/>
    </style:style>
    <style:style style:name="InputRequirements.B64" style:family="table-cell">
      <style:table-cell-properties fo:padding="0.097cm" fo:border-left="0.5pt solid #000000" fo:border-right="none" fo:border-top="none" fo:border-bottom="0.5pt solid #000000"/>
    </style:style>
    <style:style style:name="InputRequirements.C64" style:family="table-cell">
      <style:table-cell-properties fo:padding="0.097cm" fo:border-left="0.5pt solid #000000" fo:border-right="none" fo:border-top="none" fo:border-bottom="0.5pt solid #000000"/>
    </style:style>
    <style:style style:name="InputRequirements.D64" style:family="table-cell">
      <style:table-cell-properties fo:padding="0.097cm" fo:border-left="0.5pt solid #000000" fo:border-right="none" fo:border-top="none" fo:border-bottom="0.5pt solid #000000"/>
    </style:style>
    <style:style style:name="InputRequirements.E64" style:family="table-cell">
      <style:table-cell-properties fo:padding="0.097cm" fo:border-left="0.5pt solid #000000" fo:border-right="none" fo:border-top="none" fo:border-bottom="0.5pt solid #000000"/>
    </style:style>
    <style:style style:name="InputRequirements.F64" style:family="table-cell">
      <style:table-cell-properties fo:padding="0.097cm" fo:border-left="0.5pt solid #000000" fo:border-right="0.5pt solid #000000" fo:border-top="none" fo:border-bottom="0.5pt solid #000000"/>
    </style:style>
    <style:style style:name="InputRequirements.A65" style:family="table-cell">
      <style:table-cell-properties fo:padding="0.097cm" fo:border-left="0.5pt solid #000000" fo:border-right="none" fo:border-top="none" fo:border-bottom="0.5pt solid #000000"/>
    </style:style>
    <style:style style:name="InputRequirements.B65" style:family="table-cell">
      <style:table-cell-properties fo:padding="0.097cm" fo:border-left="0.5pt solid #000000" fo:border-right="none" fo:border-top="none" fo:border-bottom="0.5pt solid #000000"/>
    </style:style>
    <style:style style:name="InputRequirements.C65" style:family="table-cell">
      <style:table-cell-properties fo:padding="0.097cm" fo:border-left="0.5pt solid #000000" fo:border-right="none" fo:border-top="none" fo:border-bottom="0.5pt solid #000000"/>
    </style:style>
    <style:style style:name="InputRequirements.D65" style:family="table-cell">
      <style:table-cell-properties fo:padding="0.097cm" fo:border-left="0.5pt solid #000000" fo:border-right="none" fo:border-top="none" fo:border-bottom="0.5pt solid #000000"/>
    </style:style>
    <style:style style:name="InputRequirements.E65" style:family="table-cell">
      <style:table-cell-properties fo:padding="0.097cm" fo:border-left="0.5pt solid #000000" fo:border-right="none" fo:border-top="none" fo:border-bottom="0.5pt solid #000000"/>
    </style:style>
    <style:style style:name="InputRequirements.F65" style:family="table-cell">
      <style:table-cell-properties fo:padding="0.097cm" fo:border-left="0.5pt solid #000000" fo:border-right="0.5pt solid #000000" fo:border-top="none" fo:border-bottom="0.5pt solid #000000"/>
    </style:style>
    <style:style style:name="InputRequirements.A66" style:family="table-cell">
      <style:table-cell-properties fo:padding="0.097cm" fo:border-left="0.5pt solid #000000" fo:border-right="none" fo:border-top="none" fo:border-bottom="0.5pt solid #000000"/>
    </style:style>
    <style:style style:name="InputRequirements.B66" style:family="table-cell">
      <style:table-cell-properties fo:padding="0.097cm" fo:border-left="0.5pt solid #000000" fo:border-right="none" fo:border-top="none" fo:border-bottom="0.5pt solid #000000"/>
    </style:style>
    <style:style style:name="InputRequirements.C66" style:family="table-cell">
      <style:table-cell-properties fo:padding="0.097cm" fo:border-left="0.5pt solid #000000" fo:border-right="none" fo:border-top="none" fo:border-bottom="0.5pt solid #000000"/>
    </style:style>
    <style:style style:name="InputRequirements.D66" style:family="table-cell">
      <style:table-cell-properties fo:padding="0.097cm" fo:border-left="0.5pt solid #000000" fo:border-right="none" fo:border-top="none" fo:border-bottom="0.5pt solid #000000"/>
    </style:style>
    <style:style style:name="InputRequirements.E66" style:family="table-cell">
      <style:table-cell-properties fo:padding="0.097cm" fo:border-left="0.5pt solid #000000" fo:border-right="none" fo:border-top="none" fo:border-bottom="0.5pt solid #000000"/>
    </style:style>
    <style:style style:name="InputRequirements.F66" style:family="table-cell">
      <style:table-cell-properties fo:padding="0.097cm" fo:border-left="0.5pt solid #000000" fo:border-right="0.5pt solid #000000" fo:border-top="none" fo:border-bottom="0.5pt solid #000000"/>
    </style:style>
    <style:style style:name="InputRequirements.A67" style:family="table-cell">
      <style:table-cell-properties fo:padding="0.097cm" fo:border-left="0.5pt solid #000000" fo:border-right="none" fo:border-top="none" fo:border-bottom="0.5pt solid #000000"/>
    </style:style>
    <style:style style:name="InputRequirements.B67" style:family="table-cell">
      <style:table-cell-properties fo:padding="0.097cm" fo:border-left="0.5pt solid #000000" fo:border-right="none" fo:border-top="none" fo:border-bottom="0.5pt solid #000000"/>
    </style:style>
    <style:style style:name="InputRequirements.C67" style:family="table-cell">
      <style:table-cell-properties fo:padding="0.097cm" fo:border-left="0.5pt solid #000000" fo:border-right="none" fo:border-top="none" fo:border-bottom="0.5pt solid #000000"/>
    </style:style>
    <style:style style:name="InputRequirements.D67" style:family="table-cell">
      <style:table-cell-properties fo:padding="0.097cm" fo:border-left="0.5pt solid #000000" fo:border-right="none" fo:border-top="none" fo:border-bottom="0.5pt solid #000000"/>
    </style:style>
    <style:style style:name="InputRequirements.E67" style:family="table-cell">
      <style:table-cell-properties fo:padding="0.097cm" fo:border-left="0.5pt solid #000000" fo:border-right="none" fo:border-top="none" fo:border-bottom="0.5pt solid #000000"/>
    </style:style>
    <style:style style:name="InputRequirements.F67" style:family="table-cell">
      <style:table-cell-properties fo:padding="0.097cm" fo:border-left="0.5pt solid #000000" fo:border-right="0.5pt solid #000000" fo:border-top="none" fo:border-bottom="0.5pt solid #000000"/>
    </style:style>
    <style:style style:name="InputRequirements.A68" style:family="table-cell">
      <style:table-cell-properties fo:padding="0.097cm" fo:border-left="0.5pt solid #000000" fo:border-right="none" fo:border-top="none" fo:border-bottom="0.5pt solid #000000"/>
    </style:style>
    <style:style style:name="InputRequirements.B68" style:family="table-cell">
      <style:table-cell-properties fo:padding="0.097cm" fo:border-left="0.5pt solid #000000" fo:border-right="none" fo:border-top="none" fo:border-bottom="0.5pt solid #000000"/>
    </style:style>
    <style:style style:name="InputRequirements.C68" style:family="table-cell">
      <style:table-cell-properties fo:padding="0.097cm" fo:border-left="0.5pt solid #000000" fo:border-right="none" fo:border-top="none" fo:border-bottom="0.5pt solid #000000"/>
    </style:style>
    <style:style style:name="InputRequirements.D68" style:family="table-cell">
      <style:table-cell-properties fo:padding="0.097cm" fo:border-left="0.5pt solid #000000" fo:border-right="none" fo:border-top="none" fo:border-bottom="0.5pt solid #000000"/>
    </style:style>
    <style:style style:name="InputRequirements.E68" style:family="table-cell">
      <style:table-cell-properties fo:padding="0.097cm" fo:border-left="0.5pt solid #000000" fo:border-right="none" fo:border-top="none" fo:border-bottom="0.5pt solid #000000"/>
    </style:style>
    <style:style style:name="InputRequirements.F68" style:family="table-cell">
      <style:table-cell-properties fo:padding="0.097cm" fo:border-left="0.5pt solid #000000" fo:border-right="0.5pt solid #000000" fo:border-top="none" fo:border-bottom="0.5pt solid #000000"/>
    </style:style>
    <style:style style:name="InputRequirements.A69" style:family="table-cell">
      <style:table-cell-properties fo:padding="0.097cm" fo:border-left="0.5pt solid #000000" fo:border-right="none" fo:border-top="none" fo:border-bottom="0.5pt solid #000000"/>
    </style:style>
    <style:style style:name="InputRequirements.B69" style:family="table-cell">
      <style:table-cell-properties fo:padding="0.097cm" fo:border-left="0.5pt solid #000000" fo:border-right="none" fo:border-top="none" fo:border-bottom="0.5pt solid #000000"/>
    </style:style>
    <style:style style:name="InputRequirements.C69" style:family="table-cell">
      <style:table-cell-properties fo:padding="0.097cm" fo:border-left="0.5pt solid #000000" fo:border-right="none" fo:border-top="none" fo:border-bottom="0.5pt solid #000000"/>
    </style:style>
    <style:style style:name="InputRequirements.D69" style:family="table-cell">
      <style:table-cell-properties fo:padding="0.097cm" fo:border-left="0.5pt solid #000000" fo:border-right="none" fo:border-top="none" fo:border-bottom="0.5pt solid #000000"/>
    </style:style>
    <style:style style:name="InputRequirements.E69" style:family="table-cell">
      <style:table-cell-properties fo:padding="0.097cm" fo:border-left="0.5pt solid #000000" fo:border-right="none" fo:border-top="none" fo:border-bottom="0.5pt solid #000000"/>
    </style:style>
    <style:style style:name="InputRequirements.F69" style:family="table-cell">
      <style:table-cell-properties fo:padding="0.097cm" fo:border-left="0.5pt solid #000000" fo:border-right="0.5pt solid #000000" fo:border-top="none" fo:border-bottom="0.5pt solid #000000"/>
    </style:style>
    <style:style style:name="InputRequirements.A70" style:family="table-cell">
      <style:table-cell-properties fo:padding="0.097cm" fo:border-left="0.5pt solid #000000" fo:border-right="none" fo:border-top="none" fo:border-bottom="0.5pt solid #000000"/>
    </style:style>
    <style:style style:name="InputRequirements.B70" style:family="table-cell">
      <style:table-cell-properties fo:padding="0.097cm" fo:border-left="0.5pt solid #000000" fo:border-right="none" fo:border-top="none" fo:border-bottom="0.5pt solid #000000"/>
    </style:style>
    <style:style style:name="InputRequirements.C70" style:family="table-cell">
      <style:table-cell-properties fo:padding="0.097cm" fo:border-left="0.5pt solid #000000" fo:border-right="none" fo:border-top="none" fo:border-bottom="0.5pt solid #000000"/>
    </style:style>
    <style:style style:name="InputRequirements.D70" style:family="table-cell">
      <style:table-cell-properties fo:padding="0.097cm" fo:border-left="0.5pt solid #000000" fo:border-right="none" fo:border-top="none" fo:border-bottom="0.5pt solid #000000"/>
    </style:style>
    <style:style style:name="InputRequirements.E70" style:family="table-cell">
      <style:table-cell-properties fo:padding="0.097cm" fo:border-left="0.5pt solid #000000" fo:border-right="none" fo:border-top="none" fo:border-bottom="0.5pt solid #000000"/>
    </style:style>
    <style:style style:name="InputRequirements.F70" style:family="table-cell">
      <style:table-cell-properties fo:padding="0.097cm" fo:border-left="0.5pt solid #000000" fo:border-right="0.5pt solid #000000" fo:border-top="none" fo:border-bottom="0.5pt solid #000000"/>
    </style:style>
    <style:style style:name="InputRequirements.A71" style:family="table-cell">
      <style:table-cell-properties fo:padding="0.097cm" fo:border-left="0.5pt solid #000000" fo:border-right="none" fo:border-top="none" fo:border-bottom="0.5pt solid #000000"/>
    </style:style>
    <style:style style:name="InputRequirements.B71" style:family="table-cell">
      <style:table-cell-properties fo:padding="0.097cm" fo:border-left="0.5pt solid #000000" fo:border-right="none" fo:border-top="none" fo:border-bottom="0.5pt solid #000000"/>
    </style:style>
    <style:style style:name="InputRequirements.C71" style:family="table-cell" style:data-style-name="N0">
      <style:table-cell-properties fo:padding="0.097cm" fo:border-left="0.5pt solid #000000" fo:border-right="none" fo:border-top="none" fo:border-bottom="0.5pt solid #000000"/>
    </style:style>
    <style:style style:name="InputRequirements.D71" style:family="table-cell" style:data-style-name="N0">
      <style:table-cell-properties fo:padding="0.097cm" fo:border-left="0.5pt solid #000000" fo:border-right="none" fo:border-top="none" fo:border-bottom="0.5pt solid #000000"/>
    </style:style>
    <style:style style:name="InputRequirements.E71" style:family="table-cell" style:data-style-name="N0">
      <style:table-cell-properties fo:padding="0.097cm" fo:border-left="0.5pt solid #000000" fo:border-right="none" fo:border-top="none" fo:border-bottom="0.5pt solid #000000"/>
    </style:style>
    <style:style style:name="InputRequirements.F71" style:family="table-cell" style:data-style-name="N0">
      <style:table-cell-properties fo:padding="0.097cm" fo:border-left="0.5pt solid #000000" fo:border-right="0.5pt solid #000000" fo:border-top="none" fo:border-bottom="0.5pt solid #000000"/>
    </style:style>
    <style:style style:name="InputRequirements.A72" style:family="table-cell">
      <style:table-cell-properties fo:padding="0.097cm" fo:border-left="0.5pt solid #000000" fo:border-right="none" fo:border-top="none" fo:border-bottom="0.5pt solid #000000"/>
    </style:style>
    <style:style style:name="InputRequirements.B72" style:family="table-cell">
      <style:table-cell-properties fo:padding="0.097cm" fo:border-left="0.5pt solid #000000" fo:border-right="none" fo:border-top="none" fo:border-bottom="0.5pt solid #000000"/>
    </style:style>
    <style:style style:name="InputRequirements.C72" style:family="table-cell">
      <style:table-cell-properties fo:padding="0.097cm" fo:border-left="0.5pt solid #000000" fo:border-right="none" fo:border-top="none" fo:border-bottom="0.5pt solid #000000"/>
    </style:style>
    <style:style style:name="InputRequirements.D72" style:family="table-cell">
      <style:table-cell-properties fo:padding="0.097cm" fo:border-left="0.5pt solid #000000" fo:border-right="none" fo:border-top="none" fo:border-bottom="0.5pt solid #000000"/>
    </style:style>
    <style:style style:name="InputRequirements.E72" style:family="table-cell">
      <style:table-cell-properties fo:padding="0.097cm" fo:border-left="0.5pt solid #000000" fo:border-right="none" fo:border-top="none" fo:border-bottom="0.5pt solid #000000"/>
    </style:style>
    <style:style style:name="InputRequirements.F72" style:family="table-cell">
      <style:table-cell-properties fo:padding="0.097cm" fo:border-left="0.5pt solid #000000" fo:border-right="0.5pt solid #000000" fo:border-top="none" fo:border-bottom="0.5pt solid #000000"/>
    </style:style>
    <style:style style:name="Table15" style:family="table">
      <style:table-properties style:width="12.321cm" table:align="left" style:writing-mode="lr-tb"/>
    </style:style>
    <style:style style:name="Table15.A" style:family="table-column">
      <style:table-column-properties style:column-width="3.094cm"/>
    </style:style>
    <style:style style:name="Table15.B" style:family="table-column">
      <style:table-column-properties style:column-width="2.212cm"/>
    </style:style>
    <style:style style:name="Table15.C" style:family="table-column">
      <style:table-column-properties style:column-width="2.016cm"/>
    </style:style>
    <style:style style:name="Table15.D" style:family="table-column">
      <style:table-column-properties style:column-width="1.692cm"/>
    </style:style>
    <style:style style:name="Table15.E" style:family="table-column">
      <style:table-column-properties style:column-width="1.787cm"/>
    </style:style>
    <style:style style:name="Table15.F" style:family="table-column">
      <style:table-column-properties style:column-width="1.52cm"/>
    </style:style>
    <style:style style:name="Table15.A1" style:family="table-cell">
      <style:table-cell-properties fo:padding="0.097cm" fo:border-left="0.5pt solid #000000" fo:border-right="none" fo:border-top="0.5pt solid #000000" fo:border-bottom="0.5pt solid #000000"/>
    </style:style>
    <style:style style:name="Table15.F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F2" style:family="table-cell">
      <style:table-cell-properties fo:padding="0.097cm" fo:border-left="0.5pt solid #000000" fo:border-right="0.5pt solid #000000" fo:border-top="none" fo:border-bottom="0.5pt solid #000000"/>
    </style:style>
    <style:style style:name="Table15.C62" style:family="table-cell" style:data-style-name="N0">
      <style:table-cell-properties fo:padding="0.097cm" fo:border-left="0.5pt solid #000000" fo:border-right="none" fo:border-top="none" fo:border-bottom="0.5pt solid #000000"/>
    </style:style>
    <style:style style:name="Table15.F62" style:family="table-cell" style:data-style-name="N0">
      <style:table-cell-properties fo:padding="0.097cm" fo:border-left="0.5pt solid #000000" fo:border-right="0.5pt solid #000000" fo:border-top="none" fo:border-bottom="0.5pt solid #000000"/>
    </style:style>
    <style:style style:name="Table16" style:family="table">
      <style:table-properties style:width="14.651cm" table:align="margins" style:writing-mode="lr-tb"/>
    </style:style>
    <style:style style:name="Table16.A" style:family="table-column">
      <style:table-column-properties style:column-width="4.884cm" style:rel-column-width="21845*"/>
    </style:style>
    <style:style style:name="Table16.A1" style:family="table-cell">
      <style:table-cell-properties fo:padding="0.097cm" fo:border-left="0.5pt solid #000000" fo:border-right="none" fo:border-top="0.5pt solid #000000" fo:border-bottom="0.5pt solid #000000"/>
    </style:style>
    <style:style style:name="Table16.C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C2" style:family="table-cell">
      <style:table-cell-properties fo:padding="0.097cm" fo:border-left="0.5pt solid #000000" fo:border-right="0.5pt solid #000000" fo:border-top="none" fo:border-bottom="0.5pt solid #000000"/>
    </style:style>
    <style:style style:name="Table16.B17" style:family="table-cell" style:data-style-name="N0">
      <style:table-cell-properties fo:padding="0.097cm" fo:border-left="0.5pt solid #000000" fo:border-right="none" fo:border-top="none" fo:border-bottom="0.5pt solid #000000"/>
    </style:style>
    <style:style style:name="Table16.C17" style:family="table-cell" style:data-style-name="N0">
      <style:table-cell-properties fo:padding="0.097cm" fo:border-left="0.5pt solid #000000" fo:border-right="0.5pt solid #000000" fo:border-top="none" fo:border-bottom="0.5pt solid #000000"/>
    </style:style>
    <style:style style:name="Table11" style:family="table">
      <style:table-properties style:width="12.788cm" fo:margin-left="-0.191cm" fo:margin-top="0cm" fo:margin-bottom="0cm" table:align="left" style:writing-mode="lr-tb"/>
    </style:style>
    <style:style style:name="Table11.A" style:family="table-column">
      <style:table-column-properties style:column-width="3.942cm"/>
    </style:style>
    <style:style style:name="Table11.B" style:family="table-column">
      <style:table-column-properties style:column-width="2.958cm"/>
    </style:style>
    <style:style style:name="Table11.C" style:family="table-column">
      <style:table-column-properties style:column-width="2.933cm"/>
    </style:style>
    <style:style style:name="Table11.D" style:family="table-column">
      <style:table-column-properties style:column-width="2.955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3.739cm" fo:margin-left="-0.191cm" fo:margin-top="0cm" fo:margin-bottom="0cm" table:align="left" style:writing-mode="lr-tb"/>
    </style:style>
    <style:style style:name="Table12.A" style:family="table-column">
      <style:table-column-properties style:column-width="0.991cm"/>
    </style:style>
    <style:style style:name="Table12.B" style:family="table-column">
      <style:table-column-properties style:column-width="2.748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3.267cm" fo:margin-left="-0.191cm" fo:margin-top="0cm" fo:margin-bottom="0cm" table:align="left" style:writing-mode="lr-tb"/>
    </style:style>
    <style:style style:name="Table13.A" style:family="table-column">
      <style:table-column-properties style:column-width="1.713cm"/>
    </style:style>
    <style:style style:name="Table13.B" style:family="table-column">
      <style:table-column-properties style:column-width="1.55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193cm" fo:margin-left="-0.191cm" fo:margin-top="0cm" fo:margin-bottom="0cm" table:align="left" style:writing-mode="lr-tb"/>
    </style:style>
    <style:style style:name="Table14.A" style:family="table-column">
      <style:table-column-properties style:column-width="4.306cm"/>
    </style:style>
    <style:style style:name="Table14.B" style:family="table-column">
      <style:table-column-properties style:column-width="1.801cm"/>
    </style:style>
    <style:style style:name="Table14.C" style:family="table-column">
      <style:table-column-properties style:column-width="0.609cm"/>
    </style:style>
    <style:style style:name="Table14.D" style:family="table-column">
      <style:table-column-properties style:column-width="9.477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Standard">
      <style:text-properties fo:language="en" fo:country="AU"/>
    </style:style>
    <style:style style:name="P2" style:family="paragraph" style:parent-style-name="Contents_20_1">
      <style:paragraph-properties>
        <style:tab-stops>
          <style:tab-stop style:position="14.649cm" style:type="right" style:leader-style="dotted" style:leader-text="."/>
        </style:tab-stops>
      </style:paragraph-properties>
    </style:style>
    <style:style style:name="P3" style:family="paragraph" style:parent-style-name="Contents_20_2">
      <style:paragraph-properties>
        <style:tab-stops>
          <style:tab-stop style:position="14.649cm" style:type="right" style:leader-style="dotted" style:leader-text="."/>
        </style:tab-stops>
      </style:paragraph-properties>
    </style:style>
    <style:style style:name="P4" style:family="paragraph" style:parent-style-name="Contents_20_3">
      <style:paragraph-properties>
        <style:tab-stops>
          <style:tab-stop style:position="14.649cm" style:type="right" style:leader-style="dotted" style:leader-text="."/>
        </style:tab-stops>
      </style:paragraph-properties>
    </style:style>
    <style:style style:name="P5" style:family="paragraph" style:parent-style-name="Contents_20_4">
      <style:paragraph-properties>
        <style:tab-stops>
          <style:tab-stop style:position="14.649cm" style:type="right" style:leader-style="dotted" style:leader-text="."/>
        </style:tab-stops>
      </style:paragraph-properties>
    </style:style>
    <style:style style:name="P6" style:family="paragraph" style:parent-style-name="Heading_20_1">
      <style:text-properties fo:language="en" fo:country="AU" officeooo:rsid="0001ca5b" officeooo:paragraph-rsid="0001ca5b"/>
    </style:style>
    <style:style style:name="P7" style:family="paragraph" style:parent-style-name="Standard">
      <style:text-properties fo:language="en" fo:country="AU" officeooo:rsid="0001ca5b" officeooo:paragraph-rsid="0001ca5b"/>
    </style:style>
    <style:style style:name="P8" style:family="paragraph" style:parent-style-name="Standard" style:list-style-name="L1">
      <style:text-properties fo:language="en" fo:country="AU" officeooo:rsid="0001ca5b" officeooo:paragraph-rsid="0001ca5b"/>
    </style:style>
    <style:style style:name="P9" style:family="paragraph" style:parent-style-name="Standard">
      <style:text-properties fo:language="en" fo:country="AU" officeooo:rsid="00023c82" officeooo:paragraph-rsid="00023c82"/>
    </style:style>
    <style:style style:name="P10" style:family="paragraph" style:parent-style-name="Standard">
      <style:text-properties fo:font-variant="normal" fo:text-transform="none" fo:color="#001d35" loext:opacity="100%" style:font-name="Google Sans" fo:font-size="13.5pt" fo:letter-spacing="normal" fo:language="en" fo:country="AU" fo:font-style="normal" fo:font-weight="normal" officeooo:rsid="00023c82" officeooo:paragraph-rsid="00023c82"/>
    </style:style>
    <style:style style:name="P11" style:family="paragraph" style:parent-style-name="Text_20_body">
      <style:text-properties fo:language="en" fo:country="AU" officeooo:rsid="00036c7f" officeooo:paragraph-rsid="00036c7f"/>
    </style:style>
    <style:style style:name="P12" style:family="paragraph" style:parent-style-name="Text_20_body" style:list-style-name="L2">
      <style:text-properties fo:language="en" fo:country="AU" officeooo:rsid="00036c7f" officeooo:paragraph-rsid="00036c7f"/>
    </style:style>
    <style:style style:name="P13" style:family="paragraph" style:parent-style-name="Text_20_body" style:list-style-name="L3">
      <style:text-properties fo:language="en" fo:country="AU" officeooo:rsid="00036c7f" officeooo:paragraph-rsid="00036c7f"/>
    </style:style>
    <style:style style:name="P14" style:family="paragraph" style:parent-style-name="Text_20_body">
      <style:text-properties style:font-name="Courier New" fo:font-size="8pt" fo:language="en" fo:country="AU" officeooo:rsid="00036c7f" officeooo:paragraph-rsid="00036c7f" style:font-size-asian="8pt" style:font-size-complex="8pt"/>
    </style:style>
    <style:style style:name="P15" style:family="paragraph" style:parent-style-name="Heading_20_1">
      <style:text-properties fo:language="en" fo:country="AU"/>
    </style:style>
    <style:style style:name="P16" style:family="paragraph" style:parent-style-name="List_20_Paragraph" style:list-style-name="WWNum9">
      <style:text-properties fo:language="en" fo:country="AU" officeooo:rsid="004309d5" officeooo:paragraph-rsid="004309d5"/>
    </style:style>
    <style:style style:name="P17" style:family="paragraph" style:parent-style-name="List_20_Paragraph" style:list-style-name="WWNum9">
      <style:text-properties fo:language="en" fo:country="AU"/>
    </style:style>
    <style:style style:name="P18" style:family="paragraph" style:parent-style-name="Heading_20_1">
      <style:text-properties fo:language="en" fo:country="AU" officeooo:rsid="00431cac" officeooo:paragraph-rsid="00431cac"/>
    </style:style>
    <style:style style:name="P19" style:family="paragraph" style:parent-style-name="Standard">
      <style:text-properties fo:language="en" fo:country="AU" officeooo:rsid="00431cac" officeooo:paragraph-rsid="00431cac"/>
    </style:style>
    <style:style style:name="P20" style:family="paragraph" style:parent-style-name="Standard" style:list-style-name="L4">
      <style:text-properties fo:language="en" fo:country="AU" officeooo:rsid="00431cac" officeooo:paragraph-rsid="00431cac"/>
    </style:style>
    <style:style style:name="P21" style:family="paragraph" style:parent-style-name="Standard" style:list-style-name="L5">
      <style:text-properties officeooo:rsid="00431cac" officeooo:paragraph-rsid="00431cac"/>
    </style:style>
    <style:style style:name="P22" style:family="paragraph" style:parent-style-name="Heading_20_1">
      <style:text-properties fo:language="en" fo:country="AU" officeooo:rsid="00190230" officeooo:paragraph-rsid="00190230"/>
    </style:style>
    <style:style style:name="P23" style:family="paragraph" style:parent-style-name="Standard">
      <style:text-properties style:font-name="Arial2" fo:language="en" fo:country="AU" officeooo:paragraph-rsid="00190230"/>
    </style:style>
    <style:style style:name="P24" style:family="paragraph" style:parent-style-name="Heading_20_2">
      <style:text-properties fo:language="en" fo:country="AU"/>
    </style:style>
    <style:style style:name="P25" style:family="paragraph" style:parent-style-name="Standard">
      <style:text-properties style:font-name="Arial2" fo:language="en" fo:country="AU" officeooo:rsid="00190230" officeooo:paragraph-rsid="00190230"/>
    </style:style>
    <style:style style:name="P26" style:family="paragraph" style:parent-style-name="Standard">
      <style:text-properties style:font-name="Arial2" fo:language="en" fo:country="AU" officeooo:rsid="001a5fb5" officeooo:paragraph-rsid="001a5fb5"/>
    </style:style>
    <style:style style:name="P27" style:family="paragraph" style:parent-style-name="Heading_20_1">
      <style:text-properties fo:language="en" fo:country="AU" officeooo:paragraph-rsid="00190230"/>
    </style:style>
    <style:style style:name="P28" style:family="paragraph" style:parent-style-name="Heading_20_1">
      <style:paragraph-properties fo:break-before="page"/>
      <style:text-properties fo:language="en" fo:country="AU"/>
    </style:style>
    <style:style style:name="P29" style:family="paragraph" style:parent-style-name="Standard">
      <style:text-properties fo:language="en" fo:country="AU" officeooo:rsid="00066dd0" officeooo:paragraph-rsid="00066dd0"/>
    </style:style>
    <style:style style:name="P30" style:family="paragraph" style:parent-style-name="Standard" style:list-style-name="L6">
      <style:text-properties fo:language="en" fo:country="AU" officeooo:rsid="00066dd0" officeooo:paragraph-rsid="00066dd0"/>
    </style:style>
    <style:style style:name="P31" style:family="paragraph" style:parent-style-name="Standard" style:list-style-name="L6">
      <style:text-properties fo:language="en" fo:country="AU" officeooo:rsid="0007be8e" officeooo:paragraph-rsid="0007be8e"/>
    </style:style>
    <style:style style:name="P32" style:family="paragraph" style:parent-style-name="Standard">
      <style:text-properties fo:language="en" fo:country="AU" officeooo:rsid="0007be8e" officeooo:paragraph-rsid="0007be8e"/>
    </style:style>
    <style:style style:name="P33" style:family="paragraph" style:parent-style-name="Standard">
      <style:paragraph-properties fo:text-align="start" style:justify-single-word="false" fo:orphans="2" fo:widows="2"/>
      <style:text-properties fo:language="en" fo:country="AU" officeooo:rsid="0007be8e" officeooo:paragraph-rsid="0007be8e"/>
    </style:style>
    <style:style style:name="P34" style:family="paragraph" style:parent-style-name="Standard" style:list-style-name="L6">
      <style:paragraph-properties fo:break-before="page"/>
      <style:text-properties fo:language="en" fo:country="AU" officeooo:rsid="0007be8e" officeooo:paragraph-rsid="0007be8e"/>
    </style:style>
    <style:style style:name="P35" style:family="paragraph" style:parent-style-name="Standard">
      <style:text-properties fo:language="en" fo:country="AU" officeooo:rsid="0009deb2" officeooo:paragraph-rsid="0009deb2"/>
    </style:style>
    <style:style style:name="P36" style:family="paragraph" style:parent-style-name="Standard">
      <style:text-properties officeooo:rsid="00447474" officeooo:paragraph-rsid="00447474"/>
    </style:style>
    <style:style style:name="P37" style:family="paragraph" style:parent-style-name="Standard">
      <style:text-properties fo:language="en" fo:country="AU" officeooo:rsid="00447474" officeooo:paragraph-rsid="00447474"/>
    </style:style>
    <style:style style:name="P38" style:family="paragraph" style:parent-style-name="Standard">
      <style:text-properties fo:language="en" fo:country="AU" officeooo:rsid="00066dd0" officeooo:paragraph-rsid="0009deb2"/>
    </style:style>
    <style:style style:name="P39" style:family="paragraph" style:parent-style-name="Standard">
      <style:text-properties fo:language="en" fo:country="AU" officeooo:rsid="00123399" officeooo:paragraph-rsid="00123399"/>
    </style:style>
    <style:style style:name="P40" style:family="paragraph" style:parent-style-name="Heading_20_1">
      <style:text-properties fo:language="en" fo:country="AU" officeooo:paragraph-rsid="000f5545"/>
    </style:style>
    <style:style style:name="P41" style:family="paragraph" style:parent-style-name="Text_20_body">
      <style:text-properties style:font-name="Arial2" fo:font-size="10pt" fo:language="en" fo:country="AU" officeooo:rsid="002663c9" officeooo:paragraph-rsid="000f5545" style:font-size-asian="10pt" style:font-size-complex="10pt"/>
    </style:style>
    <style:style style:name="P42" style:family="paragraph" style:parent-style-name="Heading_20_3">
      <style:text-properties fo:language="en" fo:country="AU" officeooo:paragraph-rsid="000f5545"/>
    </style:style>
    <style:style style:name="P43" style:family="paragraph" style:parent-style-name="Text_20_body" style:list-style-name="L7">
      <style:text-properties fo:language="en" fo:country="AU" officeooo:rsid="008fcc85" officeooo:paragraph-rsid="000f5545"/>
    </style:style>
    <style:style style:name="P44" style:family="paragraph" style:parent-style-name="Text_20_body" style:list-style-name="L7">
      <style:text-properties fo:language="en" fo:country="AU" officeooo:rsid="00888c87" officeooo:paragraph-rsid="000f5545"/>
    </style:style>
    <style:style style:name="P45" style:family="paragraph" style:parent-style-name="Heading_20_4">
      <style:text-properties fo:language="en" fo:country="AU" officeooo:paragraph-rsid="000f5545"/>
    </style:style>
    <style:style style:name="P46" style:family="paragraph" style:parent-style-name="Text_20_body">
      <style:text-properties fo:language="en" fo:country="AU" officeooo:paragraph-rsid="000f5545"/>
    </style:style>
    <style:style style:name="P47" style:family="paragraph" style:parent-style-name="Text_20_body">
      <style:text-properties fo:language="en" fo:country="AU" officeooo:rsid="008b1ab9" officeooo:paragraph-rsid="000f5545"/>
    </style:style>
    <style:style style:name="P48" style:family="paragraph" style:parent-style-name="Text_20_body">
      <style:text-properties fo:language="en" fo:country="AU" officeooo:rsid="0035b6ae" officeooo:paragraph-rsid="000f5545"/>
    </style:style>
    <style:style style:name="P49" style:family="paragraph" style:parent-style-name="Text_20_body">
      <style:text-properties style:font-name="Courier New1" fo:font-size="10pt" fo:language="en" fo:country="AU" officeooo:rsid="0035b6ae" officeooo:paragraph-rsid="000f5545" fo:background-color="#cccccc" style:font-size-asian="10pt" style:font-size-complex="10pt"/>
    </style:style>
    <style:style style:name="P50" style:family="paragraph" style:parent-style-name="Heading_20_3">
      <style:text-properties fo:language="en" fo:country="AU" officeooo:rsid="00864a1a" officeooo:paragraph-rsid="000f5545"/>
    </style:style>
    <style:style style:name="P51" style:family="paragraph" style:parent-style-name="Text_20_body" style:list-style-name="L8">
      <style:text-properties fo:language="en" fo:country="AU" officeooo:rsid="0087d27d" officeooo:paragraph-rsid="000f5545"/>
    </style:style>
    <style:style style:name="P52" style:family="paragraph" style:parent-style-name="Text_20_body" style:list-style-name="L9">
      <style:text-properties officeooo:paragraph-rsid="000f5545"/>
    </style:style>
    <style:style style:name="P53" style:family="paragraph" style:parent-style-name="Text_20_body" style:list-style-name="L9">
      <style:text-properties officeooo:rsid="00864a1a" officeooo:paragraph-rsid="000f5545"/>
    </style:style>
    <style:style style:name="P54" style:family="paragraph" style:parent-style-name="Text_20_body" style:list-style-name="L9">
      <style:text-properties fo:language="en" fo:country="AU" officeooo:rsid="00864a1a" officeooo:paragraph-rsid="000f5545"/>
    </style:style>
    <style:style style:name="P55" style:family="paragraph" style:parent-style-name="Text_20_body" style:list-style-name="L10">
      <style:text-properties fo:language="en" fo:country="AU" officeooo:rsid="002b10e1" officeooo:paragraph-rsid="000f5545"/>
    </style:style>
    <style:style style:name="P56" style:family="paragraph" style:parent-style-name="Text_20_body" style:list-style-name="L10">
      <style:text-properties fo:language="en" fo:country="AU" officeooo:rsid="00856ed4" officeooo:paragraph-rsid="000f5545"/>
    </style:style>
    <style:style style:name="P57" style:family="paragraph" style:parent-style-name="Text_20_body" style:list-style-name="L10">
      <style:text-properties fo:language="en" fo:country="AU" officeooo:paragraph-rsid="000f5545"/>
    </style:style>
    <style:style style:name="P58" style:family="paragraph" style:parent-style-name="Text_20_body" style:list-style-name="L10">
      <style:text-properties fo:language="en" fo:country="AU" officeooo:rsid="001148a6" officeooo:paragraph-rsid="001148a6"/>
    </style:style>
    <style:style style:name="P59" style:family="paragraph" style:parent-style-name="Text_20_body" style:list-style-name="L10">
      <style:text-properties fo:language="en" fo:country="AU" officeooo:rsid="002b51cf" officeooo:paragraph-rsid="000f5545"/>
    </style:style>
    <style:style style:name="P60" style:family="paragraph" style:parent-style-name="Text_20_body" style:list-style-name="L10">
      <style:text-properties fo:language="en" fo:country="AU" officeooo:rsid="00897801" officeooo:paragraph-rsid="000f5545"/>
    </style:style>
    <style:style style:name="P61" style:family="paragraph" style:parent-style-name="Text_20_body" style:list-style-name="L10">
      <style:text-properties fo:language="en" fo:country="AU" officeooo:rsid="007aae02" officeooo:paragraph-rsid="000f5545"/>
    </style:style>
    <style:style style:name="P62" style:family="paragraph" style:parent-style-name="Text_20_body" style:list-style-name="L10">
      <style:text-properties officeooo:paragraph-rsid="000f5545"/>
    </style:style>
    <style:style style:name="P63" style:family="paragraph" style:parent-style-name="Text_20_body" style:list-style-name="L10">
      <style:text-properties style:font-name="Courier New1" fo:language="en" fo:country="AU" officeooo:rsid="00935bc7" officeooo:paragraph-rsid="000f5545"/>
    </style:style>
    <style:style style:name="P64" style:family="paragraph" style:parent-style-name="Text_20_body">
      <style:text-properties fo:language="en" fo:country="AU" officeooo:rsid="00d6ba67" officeooo:paragraph-rsid="000f5545"/>
    </style:style>
    <style:style style:name="P65" style:family="paragraph" style:parent-style-name="Text_20_body" style:list-style-name="L11">
      <style:text-properties fo:language="en" fo:country="AU" officeooo:rsid="0034229f" officeooo:paragraph-rsid="0034229f"/>
    </style:style>
    <style:style style:name="P66" style:family="paragraph" style:parent-style-name="Text_20_body" style:list-style-name="L11">
      <style:text-properties fo:language="en" fo:country="AU" officeooo:rsid="0035eef2" officeooo:paragraph-rsid="0035eef2"/>
    </style:style>
    <style:style style:name="P67" style:family="paragraph" style:parent-style-name="Text_20_body" style:list-style-name="L11">
      <style:text-properties fo:language="en" fo:country="AU" officeooo:rsid="0038ab81" officeooo:paragraph-rsid="0038ab81"/>
    </style:style>
    <style:style style:name="P68" style:family="paragraph" style:parent-style-name="Text_20_body" style:list-style-name="L11">
      <style:text-properties fo:language="en" fo:country="AU" officeooo:rsid="00441c77" officeooo:paragraph-rsid="00441c77"/>
    </style:style>
    <style:style style:name="P69" style:family="paragraph" style:parent-style-name="Text_20_body" style:list-style-name="L11">
      <style:text-properties fo:language="en" fo:country="AU" officeooo:rsid="00d6ba67" officeooo:paragraph-rsid="000f5545"/>
    </style:style>
    <style:style style:name="P70" style:family="paragraph" style:parent-style-name="Text_20_body" style:list-style-name="L11">
      <style:text-properties officeooo:rsid="00d6ba67" officeooo:paragraph-rsid="000f5545"/>
    </style:style>
    <style:style style:name="P71" style:family="paragraph" style:parent-style-name="Text_20_body" style:list-style-name="L11">
      <style:text-properties fo:language="en" fo:country="AU" officeooo:rsid="0010c3b9" officeooo:paragraph-rsid="0010c3b9"/>
    </style:style>
    <style:style style:name="P72" style:family="paragraph" style:parent-style-name="Text_20_body" style:list-style-name="L11">
      <style:text-properties fo:language="en" fo:country="AU" officeooo:rsid="00e9b895" officeooo:paragraph-rsid="000f5545"/>
    </style:style>
    <style:style style:name="P73" style:family="paragraph" style:parent-style-name="Text_20_body" style:list-style-name="L11">
      <style:text-properties officeooo:rsid="00e9b895" officeooo:paragraph-rsid="000f5545"/>
    </style:style>
    <style:style style:name="P74" style:family="paragraph" style:parent-style-name="Text_20_body" style:list-style-name="L11">
      <style:text-properties fo:language="en" fo:country="AU" officeooo:rsid="00ea203a" officeooo:paragraph-rsid="000f5545"/>
    </style:style>
    <style:style style:name="P75" style:family="paragraph" style:parent-style-name="Text_20_body" style:list-style-name="L12">
      <style:text-properties fo:language="en" fo:country="AU" officeooo:paragraph-rsid="000f5545"/>
    </style:style>
    <style:style style:name="P76" style:family="paragraph" style:parent-style-name="Text_20_body" style:list-style-name="L13">
      <style:text-properties fo:language="en" fo:country="AU" officeooo:rsid="0090e307" officeooo:paragraph-rsid="000f5545"/>
    </style:style>
    <style:style style:name="P77" style:family="paragraph" style:parent-style-name="Text_20_body" style:list-style-name="L14">
      <style:text-properties fo:language="en" fo:country="AU" officeooo:rsid="003df39e" officeooo:paragraph-rsid="000f5545"/>
    </style:style>
    <style:style style:name="P78" style:family="paragraph" style:parent-style-name="Text_20_body" style:list-style-name="L14">
      <style:text-properties officeooo:rsid="003df39e" officeooo:paragraph-rsid="000f5545"/>
    </style:style>
    <style:style style:name="P79" style:family="paragraph" style:parent-style-name="Text_20_body" style:list-style-name="L14">
      <style:text-properties fo:language="en" fo:country="AU" officeooo:rsid="00954b32" officeooo:paragraph-rsid="000f5545"/>
    </style:style>
    <style:style style:name="P80" style:family="paragraph" style:parent-style-name="Text_20_body" style:list-style-name="L14">
      <style:text-properties fo:language="en" fo:country="AU" officeooo:paragraph-rsid="000f5545"/>
    </style:style>
    <style:style style:name="P81" style:family="paragraph" style:parent-style-name="Text_20_body" style:list-style-name="L14">
      <style:text-properties fo:language="en" fo:country="AU" officeooo:rsid="003f4ea7" officeooo:paragraph-rsid="000f5545"/>
    </style:style>
    <style:style style:name="P82" style:family="paragraph" style:parent-style-name="Text_20_body" style:list-style-name="L15">
      <style:text-properties fo:language="en" fo:country="AU" officeooo:rsid="002b10e1" officeooo:paragraph-rsid="000f5545"/>
    </style:style>
    <style:style style:name="P83" style:family="paragraph" style:parent-style-name="Text_20_body" style:list-style-name="L16">
      <style:text-properties style:font-name="Arial2" fo:font-size="10pt" fo:language="en" fo:country="AU" officeooo:rsid="0029043a" officeooo:paragraph-rsid="000f5545" style:font-size-asian="10pt" style:font-size-complex="10pt"/>
    </style:style>
    <style:style style:name="P84" style:family="paragraph" style:parent-style-name="Heading_20_4">
      <style:text-properties style:font-name="Arial2" fo:font-size="10pt" fo:language="en" fo:country="AU" officeooo:rsid="0029043a" officeooo:paragraph-rsid="000f5545" style:font-size-asian="10pt" style:font-size-complex="10pt"/>
    </style:style>
    <style:style style:name="P85" style:family="paragraph" style:parent-style-name="Standard">
      <style:text-properties fo:language="en" fo:country="AU" officeooo:paragraph-rsid="000f5545"/>
    </style:style>
    <style:style style:name="P86" style:family="paragraph" style:parent-style-name="Text_20_body" style:list-style-name="L17">
      <style:paragraph-properties fo:text-align="start" style:justify-single-word="false"/>
      <style:text-properties style:font-name="Arial2" fo:font-size="10pt" officeooo:rsid="0029ed44" officeooo:paragraph-rsid="000f5545" style:font-size-asian="10pt" style:font-size-complex="10pt"/>
    </style:style>
    <style:style style:name="P87" style:family="paragraph" style:parent-style-name="Text_20_body" style:list-style-name="L17">
      <style:paragraph-properties fo:text-align="start" style:justify-single-word="false"/>
      <style:text-properties style:font-name="Arial2" fo:font-size="10pt" fo:language="en" fo:country="AU" officeooo:rsid="0011efb4" officeooo:paragraph-rsid="0011efb4" style:font-size-asian="10pt" style:font-size-complex="10pt"/>
    </style:style>
    <style:style style:name="P88" style:family="paragraph" style:parent-style-name="Text_20_body" style:list-style-name="L17">
      <style:paragraph-properties fo:text-align="start" style:justify-single-word="false"/>
      <style:text-properties style:font-name="Arial2" fo:font-size="10pt" fo:language="en" fo:country="AU" officeooo:rsid="0029ed44" officeooo:paragraph-rsid="000f5545" style:font-size-asian="10pt" style:font-size-complex="10pt"/>
    </style:style>
    <style:style style:name="P89" style:family="paragraph" style:parent-style-name="Text_20_body" style:list-style-name="L17">
      <style:paragraph-properties fo:text-align="start" style:justify-single-word="false"/>
      <style:text-properties style:font-name="Arial2" fo:font-size="10pt" officeooo:rsid="002b51cf" officeooo:paragraph-rsid="000f5545" style:font-size-asian="10pt" style:font-size-complex="10pt"/>
    </style:style>
    <style:style style:name="P90" style:family="paragraph" style:parent-style-name="Text_20_body" style:list-style-name="L17">
      <style:paragraph-properties fo:text-align="start" style:justify-single-word="false"/>
      <style:text-properties style:font-name="Arial2" fo:font-size="10pt" fo:language="en" fo:country="AU" fo:font-style="italic" style:text-underline-style="solid" style:text-underline-width="auto" style:text-underline-color="font-color" fo:font-weight="bold" officeooo:rsid="0036d0b7" officeooo:paragraph-rsid="000f5545" style:font-size-asian="10pt" style:font-style-asian="italic" style:font-weight-asian="bold" style:font-size-complex="10pt" style:font-style-complex="italic" style:font-weight-complex="bold"/>
    </style:style>
    <style:style style:name="P91" style:family="paragraph" style:parent-style-name="Text_20_body" style:list-style-name="L17">
      <style:paragraph-properties fo:text-align="start" style:justify-single-word="false"/>
      <style:text-properties style:font-name="Arial2" fo:font-size="10pt" fo:language="en" fo:country="AU" officeooo:rsid="0036d0b7" officeooo:paragraph-rsid="000f5545" style:font-size-asian="10pt" style:font-size-complex="10pt"/>
    </style:style>
    <style:style style:name="P92" style:family="paragraph" style:parent-style-name="Text_20_body" style:list-style-name="L17">
      <style:paragraph-properties fo:text-align="start" style:justify-single-word="false"/>
      <style:text-properties style:font-name="Arial2" fo:font-size="10pt" fo:language="en" fo:country="AU" officeooo:rsid="0081f3a8" officeooo:paragraph-rsid="000f5545" style:font-size-asian="10pt" style:font-size-complex="10pt"/>
    </style:style>
    <style:style style:name="P93" style:family="paragraph" style:parent-style-name="Heading_20_1">
      <style:text-properties fo:language="en" fo:country="AU" officeooo:rsid="004309d5" officeooo:paragraph-rsid="004309d5"/>
    </style:style>
    <style:style style:name="P94" style:family="paragraph" style:parent-style-name="Standard">
      <style:text-properties fo:language="en" fo:country="AU" officeooo:rsid="004309d5" officeooo:paragraph-rsid="004309d5"/>
    </style:style>
    <style:style style:name="P95" style:family="paragraph" style:parent-style-name="Table_20_Contents">
      <style:text-properties officeooo:rsid="004309d5" officeooo:paragraph-rsid="004309d5"/>
    </style:style>
    <style:style style:name="P96" style:family="paragraph" style:parent-style-name="Standard">
      <style:text-properties fo:language="en" fo:country="AU" officeooo:rsid="0050df67" officeooo:paragraph-rsid="0050df67"/>
    </style:style>
    <style:style style:name="P97" style:family="paragraph" style:parent-style-name="Table_20_Contents">
      <style:text-properties fo:font-size="9pt" style:font-size-asian="9pt" style:font-size-complex="9pt"/>
    </style:style>
    <style:style style:name="P98" style:family="paragraph" style:parent-style-name="Table_20_Contents">
      <style:text-properties fo:font-size="9pt" officeooo:rsid="004f115e" officeooo:paragraph-rsid="004f115e" style:font-size-asian="9pt" style:font-size-complex="9pt"/>
    </style:style>
    <style:style style:name="P99" style:family="paragraph" style:parent-style-name="Table_20_Contents">
      <style:text-properties fo:font-size="9pt" officeooo:paragraph-rsid="004f115e" style:font-size-asian="9pt" style:font-size-complex="9pt"/>
    </style:style>
    <style:style style:name="P100" style:family="paragraph" style:parent-style-name="Table_20_Contents">
      <style:paragraph-properties fo:margin-top="0cm" fo:margin-bottom="0cm" style:contextual-spacing="false" fo:text-align="start" style:justify-single-word="false" style:writing-mode="lr-tb"/>
      <style:text-properties fo:font-size="9pt" style:font-size-asian="9pt" style:font-size-complex="9pt"/>
    </style:style>
    <style:style style:name="P101" style:family="paragraph" style:parent-style-name="Standard">
      <style:text-properties fo:language="en" fo:country="AU" officeooo:rsid="005210da" officeooo:paragraph-rsid="005210da"/>
    </style:style>
    <style:style style:name="P102" style:family="paragraph" style:parent-style-name="Table_20_Contents">
      <style:text-properties fo:font-size="9pt" officeooo:paragraph-rsid="005210da" style:font-size-asian="9pt" style:font-size-complex="9pt"/>
    </style:style>
    <style:style style:name="P103" style:family="paragraph" style:parent-style-name="Table_20_Contents">
      <style:text-properties fo:font-size="9pt" officeooo:rsid="004f115e" officeooo:paragraph-rsid="005210da" style:font-size-asian="9pt" style:font-size-complex="9pt"/>
    </style:style>
    <style:style style:name="P104" style:family="paragraph" style:parent-style-name="Table_20_Contents">
      <style:paragraph-properties fo:margin-top="0cm" fo:margin-bottom="0cm" style:contextual-spacing="false" fo:text-align="start" style:justify-single-word="false" style:writing-mode="lr-tb"/>
      <style:text-properties fo:font-size="9pt" officeooo:paragraph-rsid="005210da" style:font-size-asian="9pt" style:font-size-complex="9pt"/>
    </style:style>
    <style:style style:name="P105" style:family="paragraph" style:parent-style-name="Standard">
      <style:text-properties fo:language="en" fo:country="AU" officeooo:rsid="004309d5" officeooo:paragraph-rsid="005210da"/>
    </style:style>
    <style:style style:name="P106" style:family="paragraph" style:parent-style-name="Table_20_Contents">
      <style:text-properties fo:font-size="16pt" officeooo:rsid="004309d5" officeooo:paragraph-rsid="004309d5" style:font-name-asian="ＭＳ ゴシック" style:font-size-asian="16pt" style:font-name-complex="Tahoma" style:font-size-complex="16pt"/>
    </style:style>
    <style:style style:name="P107" style:family="paragraph" style:parent-style-name="Table_20_Contents">
      <style:text-properties fo:font-size="16pt" style:font-name-asian="ＭＳ ゴシック" style:font-size-asian="16pt" style:font-name-complex="Tahoma" style:font-size-complex="16pt"/>
    </style:style>
    <style:style style:name="P108" style:family="paragraph" style:parent-style-name="Text_20_body">
      <style:text-properties officeooo:rsid="004309d5" officeooo:paragraph-rsid="004309d5"/>
    </style:style>
    <style:style style:name="P109" style:family="paragraph" style:parent-style-name="Standard">
      <style:text-properties fo:language="en" fo:country="AU" officeooo:rsid="00456e11" officeooo:paragraph-rsid="00456fb9"/>
    </style:style>
    <style:style style:name="P110" style:family="paragraph" style:parent-style-name="Standard">
      <style:text-properties fo:language="en" fo:country="AU" officeooo:rsid="00456e11" officeooo:paragraph-rsid="00456e11"/>
    </style:style>
    <style:style style:name="P111" style:family="paragraph" style:parent-style-name="Table_20_Contents">
      <style:paragraph-properties fo:text-align="center" style:justify-single-word="false"/>
      <style:text-properties officeooo:rsid="00456e11" officeooo:paragraph-rsid="00456e11"/>
    </style:style>
    <style:style style:name="P112" style:family="paragraph" style:parent-style-name="Table_20_Contents">
      <style:paragraph-properties fo:text-align="center" style:justify-single-word="false"/>
      <style:text-properties officeooo:rsid="0046cfb9" officeooo:paragraph-rsid="0046cfb9"/>
    </style:style>
    <style:style style:name="P113" style:family="paragraph" style:parent-style-name="Table_20_Contents">
      <style:paragraph-properties fo:text-align="center" style:justify-single-word="false"/>
      <style:text-properties officeooo:rsid="0046cfb9" officeooo:paragraph-rsid="00473453"/>
    </style:style>
    <style:style style:name="P114" style:family="paragraph" style:parent-style-name="Table_20_Contents">
      <style:text-properties officeooo:rsid="0046cfb9" officeooo:paragraph-rsid="0046cfb9"/>
    </style:style>
    <style:style style:name="P115" style:family="paragraph" style:parent-style-name="Standard">
      <style:text-properties fo:language="en" fo:country="AU" officeooo:rsid="00456e11" officeooo:paragraph-rsid="00531460"/>
    </style:style>
    <style:style style:name="P116" style:family="paragraph" style:parent-style-name="Heading_20_2">
      <style:text-properties fo:language="en" fo:country="AU" officeooo:rsid="00456e11" officeooo:paragraph-rsid="00531460"/>
    </style:style>
    <style:style style:name="P117" style:family="paragraph" style:parent-style-name="Text_20_body" style:list-style-name="L18"/>
    <style:style style:name="P118" style:family="paragraph" style:parent-style-name="Heading_20_1">
      <style:text-properties fo:language="en" fo:country="AU" officeooo:rsid="00123399" officeooo:paragraph-rsid="00123399"/>
    </style:style>
    <style:style style:name="P119" style:family="paragraph" style:parent-style-name="Standard">
      <style:text-properties fo:language="en" fo:country="AU" officeooo:rsid="00133255" officeooo:paragraph-rsid="00133255"/>
    </style:style>
    <style:style style:name="P120" style:family="paragraph" style:parent-style-name="Standard">
      <style:text-properties fo:language="en" fo:country="AU" officeooo:rsid="00179ef1" officeooo:paragraph-rsid="00179ef1"/>
    </style:style>
    <style:style style:name="P121" style:family="paragraph" style:parent-style-name="Standard">
      <style:text-properties officeooo:paragraph-rsid="00185ffb"/>
    </style:style>
    <style:style style:name="P122" style:family="paragraph" style:parent-style-name="Preformatted_20_Text">
      <style:text-properties fo:language="en" fo:country="AU"/>
    </style:style>
    <style:style style:name="P123" style:family="paragraph" style:parent-style-name="Heading_20_1">
      <style:text-properties fo:language="en" fo:country="AU" officeooo:rsid="0015a114" officeooo:paragraph-rsid="0015a114"/>
    </style:style>
    <style:style style:name="P124" style:family="paragraph" style:parent-style-name="Standard">
      <style:text-properties fo:language="en" fo:country="AU" officeooo:paragraph-rsid="0015a114"/>
    </style:style>
    <style:style style:name="P125" style:family="paragraph" style:parent-style-name="Standard">
      <style:text-properties fo:language="en" fo:country="AU" officeooo:rsid="0015a114" officeooo:paragraph-rsid="0015a114"/>
    </style:style>
    <style:style style:name="P126" style:family="paragraph" style:parent-style-name="Preformatted_20_Text">
      <style:text-properties fo:font-size="8pt" fo:language="en" fo:country="AU" style:font-size-asian="8pt" style:font-size-complex="8pt"/>
    </style:style>
    <style:style style:name="P127" style:family="paragraph" style:parent-style-name="Heading_20_1">
      <style:text-properties fo:language="en" fo:country="AU" officeooo:rsid="001627b3" officeooo:paragraph-rsid="001627b3"/>
    </style:style>
    <style:style style:name="P128" style:family="paragraph" style:parent-style-name="Standard">
      <style:text-properties fo:language="en" fo:country="AU" officeooo:rsid="001627b3" officeooo:paragraph-rsid="001627b3"/>
    </style:style>
    <style:style style:name="P129" style:family="paragraph" style:parent-style-name="Heading_20_1">
      <style:text-properties fo:language="en" fo:country="AU" officeooo:paragraph-rsid="001627b3"/>
    </style:style>
    <style:style style:name="P130" style:family="paragraph" style:parent-style-name="Standard">
      <style:text-properties fo:language="en" fo:country="AU" fo:font-style="italic" style:font-style-asian="italic"/>
    </style:style>
    <style:style style:name="P131" style:family="paragraph" style:parent-style-name="List_20_Paragraph" style:list-style-name="WWNum1">
      <style:text-properties fo:language="en" fo:country="AU"/>
    </style:style>
    <style:style style:name="P132" style:family="paragraph" style:parent-style-name="Standard">
      <style:text-properties style:font-name="Helvetica" fo:font-size="10pt" fo:language="en" fo:country="AU" style:font-name-asian="Times New Roman1" style:font-size-asian="10pt" style:font-name-complex="Times New Roman1" style:font-size-complex="10pt"/>
    </style:style>
    <style:style style:name="P133" style:family="paragraph" style:parent-style-name="Standard">
      <style:paragraph-properties fo:margin-left="1.27cm"/>
      <style:text-properties fo:language="en" fo:country="AU" fo:font-style="italic" style:font-name-asian="Times New Roman1" style:font-style-asian="italic" style:font-name-complex="Times New Roman1"/>
    </style:style>
    <style:style style:name="P134"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ＭＳ 明朝" style:font-size-asian="12pt" style:language-asian="en" style:country-asian="US" style:font-size-complex="12pt" style:language-complex="ar" style:country-complex="SA"/>
    </style:style>
    <style:style style:name="P135" style:family="paragraph" style:parent-style-name="Standard">
      <style:text-properties fo:font-size="9pt" fo:language="en" fo:country="AU" fo:font-style="italic" style:font-size-asian="9pt" style:font-style-asian="italic" style:font-size-complex="9pt"/>
    </style:style>
    <style:style style:name="P136" style:family="paragraph" style:parent-style-name="Standard">
      <style:paragraph-properties fo:margin-top="0.494cm" fo:margin-bottom="0.494cm" style:contextual-spacing="false"/>
      <style:text-properties fo:language="en" fo:country="AU"/>
    </style:style>
    <style:style style:name="P137" style:family="paragraph" style:parent-style-name="Standard">
      <style:paragraph-properties fo:margin-top="0.494cm" fo:margin-bottom="0.494cm" style:contextual-spacing="false"/>
      <style:text-properties style:font-name="Times New Roman" fo:language="en" fo:country="AU" style:font-name-asian="Times New Roman1" style:language-asian="en" style:country-asian="AU" style:font-name-complex="Times New Roman1"/>
    </style:style>
    <style:style style:name="P138" style:family="paragraph" style:parent-style-name="Standard">
      <style:paragraph-properties fo:text-align="center" style:justify-single-word="false"/>
      <style:text-properties style:font-name="Times New Roman" fo:language="en" fo:country="AU" fo:font-weight="bold" style:font-name-asian="Times New Roman1" style:language-asian="en" style:country-asian="AU" style:font-weight-asian="bold" style:font-name-complex="Times New Roman1" style:font-weight-complex="bold"/>
    </style:style>
    <style:style style:name="P139" style:family="paragraph" style:parent-style-name="Standard">
      <style:text-properties style:font-name="Times New Roman" fo:language="en" fo:country="AU" style:font-name-asian="Times New Roman1" style:language-asian="en" style:country-asian="AU" style:font-name-complex="Times New Roman1"/>
    </style:style>
    <style:style style:name="P140" style:family="paragraph" style:parent-style-name="List_20_Paragraph" style:list-style-name="WWNum8">
      <style:paragraph-properties fo:margin-top="0cm" fo:margin-bottom="0.353cm" style:contextual-spacing="true" fo:line-height="115%"/>
      <style:text-properties fo:language="en" fo:country="AU"/>
    </style:style>
    <style:style style:name="P141"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142" style:family="paragraph" style:parent-style-name="Standard">
      <style:text-properties style:font-name="Consolas" fo:font-size="9.5pt" fo:language="en" fo:country="AU" style:font-size-asian="9.5pt" style:font-name-complex="Consolas1" style:font-size-complex="9.5pt"/>
    </style:style>
    <style:style style:name="P143" style:family="paragraph" style:parent-style-name="Standard">
      <style:paragraph-properties fo:text-indent="1.27cm" style:auto-text-indent="false"/>
      <style:text-properties fo:language="en" fo:country="AU"/>
    </style:style>
    <style:style style:name="P144" style:family="paragraph" style:parent-style-name="Standard">
      <style:paragraph-properties fo:margin-left="1.27cm" fo:text-indent="1.27cm" style:auto-text-indent="false"/>
      <style:text-properties style:font-name="Consolas" fo:font-size="9.5pt" fo:language="en" fo:country="AU" style:font-size-asian="9.5pt" style:font-name-complex="Consolas1" style:font-size-complex="9.5pt"/>
    </style:style>
    <style:style style:name="P145" style:family="paragraph" style:parent-style-name="Standard">
      <style:paragraph-properties fo:text-indent="1.27cm" style:auto-text-indent="false"/>
      <style:text-properties style:font-name="Consolas" fo:font-size="9.5pt" fo:language="en" fo:country="AU" style:font-size-asian="9.5pt" style:font-name-complex="Consolas1" style:font-size-complex="9.5pt"/>
    </style:style>
    <style:style style:name="P146" style:family="paragraph" style:parent-style-name="Standard">
      <style:paragraph-properties fo:text-indent="1.27cm" style:auto-text-indent="false"/>
      <style:text-properties fo:color="#008000" loext:opacity="100%" style:font-name="Consolas" fo:font-size="9.5pt" fo:language="en" fo:country="AU" style:font-size-asian="9.5pt" style:font-name-complex="Consolas1" style:font-size-complex="9.5pt"/>
    </style:style>
    <style:style style:name="P147" style:family="paragraph" style:parent-style-name="Heading_20_3">
      <style:text-properties fo:language="en" fo:country="AU"/>
    </style:style>
    <style:style style:name="P148" style:family="paragraph" style:parent-style-name="Standard">
      <style:text-properties fo:color="#008000" loext:opacity="100%" style:font-name="Consolas" fo:font-size="9.5pt" fo:language="en" fo:country="AU" fo:font-style="italic" style:font-size-asian="9.5pt" style:font-style-asian="italic" style:font-name-complex="Consolas1" style:font-size-complex="9.5pt"/>
    </style:style>
    <style:style style:name="P149" style:family="paragraph" style:parent-style-name="Standard">
      <style:paragraph-properties fo:text-indent="1.27cm" style:auto-text-indent="false"/>
      <style:text-properties style:font-name="Consolas" fo:font-size="9.5pt" fo:language="en" fo:country="AU" fo:font-style="italic" style:font-size-asian="9.5pt" style:font-style-asian="italic" style:font-name-complex="Consolas1" style:font-size-complex="9.5pt"/>
    </style:style>
    <style:style style:name="P150"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Times New Roman1" style:font-size-asian="12pt" style:language-asian="en" style:country-asian="US" style:font-name-complex="Times New Roman1" style:font-size-complex="12pt" style:language-complex="ar" style:country-complex="SA"/>
    </style:style>
    <style:style style:name="P151" style:family="paragraph" style:parent-style-name="Footnote">
      <style:text-properties fo:language="en" fo:country="AU"/>
    </style:style>
    <style:style style:name="P152" style:family="paragraph" style:parent-style-name="Standard">
      <style:paragraph-properties fo:text-align="center" style:justify-single-word="false"/>
      <style:text-properties fo:language="en" fo:country="AU"/>
    </style:style>
    <style:style style:name="P153" style:family="paragraph" style:parent-style-name="Standard">
      <style:paragraph-properties fo:text-align="center" style:justify-single-word="false"/>
      <style:text-properties fo:font-size="10pt" fo:language="en" fo:country="AU" style:font-size-asian="10pt" style:font-size-complex="10pt"/>
    </style:style>
    <style:style style:name="P154" style:family="paragraph" style:parent-style-name="Standard">
      <style:paragraph-properties fo:text-align="center" style:justify-single-word="false"/>
      <style:text-properties fo:font-size="16pt" fo:language="en" fo:country="AU" style:font-size-asian="16pt" style:font-size-complex="16pt"/>
    </style:style>
    <style:style style:name="P155" style:family="paragraph" style:parent-style-name="Standard">
      <style:paragraph-properties fo:margin-top="0cm" fo:margin-bottom="0.423cm" style:contextual-spacing="false"/>
      <style:text-properties fo:language="en" fo:country="AU"/>
    </style:style>
    <style:style style:name="P156" style:family="paragraph" style:parent-style-name="Standard">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P157" style:family="paragraph" style:parent-style-name="Standard">
      <style:text-properties style:font-name="Times" fo:font-size="10pt" fo:language="en" fo:country="AU" style:font-name-asian="Times New Roman1" style:font-size-asian="10pt" style:font-name-complex="Times New Roman1" style:font-size-complex="10pt"/>
    </style:style>
    <style:style style:name="P158" style:family="paragraph" style:parent-style-name="Standard">
      <style:paragraph-properties fo:margin-top="0cm" fo:margin-bottom="0.423cm" style:contextual-spacing="false"/>
      <style:text-properties fo:color="#000000" loext:opacity="100%" style:font-name="Times" fo:font-size="10pt" fo:language="en" fo:country="AU" style:font-name-asian="Times New Roman1" style:font-size-asian="10pt" style:font-name-complex="Times New Roman1" style:font-size-complex="10pt"/>
    </style:style>
    <style:style style:name="P159"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160" style:family="paragraph" style:parent-style-name="Standard">
      <style:text-properties fo:color="#000000" loext:opacity="100%" fo:language="en" fo:country="AU" style:font-name-asian="Times New Roman1" style:font-name-complex="Times New Roman1"/>
    </style:style>
    <style:style style:name="P161" style:family="paragraph" style:parent-style-name="Heading_20_1">
      <style:paragraph-properties fo:break-before="page"/>
      <style:text-properties fo:language="en" fo:country="AU" officeooo:rsid="003ae998" officeooo:paragraph-rsid="003ae998"/>
    </style:style>
    <style:style style:name="P162" style:family="paragraph" style:parent-style-name="Standard">
      <style:text-properties fo:language="en" fo:country="AU" officeooo:paragraph-rsid="003ae998"/>
    </style:style>
    <style:style style:name="P163" style:family="paragraph" style:parent-style-name="Standard">
      <style:text-properties fo:language="en" fo:country="AU" officeooo:rsid="003ae998" officeooo:paragraph-rsid="003ae998"/>
    </style:style>
    <style:style style:name="P164" style:family="paragraph" style:parent-style-name="Standard">
      <style:text-properties fo:language="en" fo:country="AU" officeooo:rsid="004b4a5e" officeooo:paragraph-rsid="004b4a5e"/>
    </style:style>
    <style:style style:name="P165" style:family="paragraph" style:parent-style-name="Standard">
      <style:text-properties fo:language="en" fo:country="AU" officeooo:rsid="004839fa" officeooo:paragraph-rsid="004839fa"/>
    </style:style>
    <style:style style:name="P166" style:family="paragraph" style:parent-style-name="Standard">
      <style:text-properties fo:language="en" fo:country="AU" officeooo:rsid="004966a8" officeooo:paragraph-rsid="004966a8"/>
    </style:style>
    <style:style style:name="P167" style:family="paragraph" style:parent-style-name="Heading_20_1">
      <style:text-properties fo:language="en" fo:country="AU" officeooo:paragraph-rsid="003ae998"/>
    </style:style>
    <style:style style:name="P168" style:family="paragraph" style:parent-style-name="Standard">
      <style:text-properties fo:language="en" fo:country="AU" officeooo:rsid="001be9e7" officeooo:paragraph-rsid="001be9e7"/>
    </style:style>
    <style:style style:name="P169" style:family="paragraph" style:parent-style-name="Standard">
      <style:text-properties fo:language="en" fo:country="AU" officeooo:rsid="001c2082" officeooo:paragraph-rsid="001c2082"/>
    </style:style>
    <style:style style:name="P170" style:family="paragraph" style:parent-style-name="Standard">
      <style:text-properties fo:language="en" fo:country="AU" officeooo:rsid="001c55aa" officeooo:paragraph-rsid="001c55aa"/>
    </style:style>
    <style:style style:name="P171" style:family="paragraph" style:parent-style-name="Table_20_Contents">
      <style:text-properties fo:language="en" fo:country="AU" officeooo:rsid="001c55aa" officeooo:paragraph-rsid="001c55aa"/>
    </style:style>
    <style:style style:name="P172" style:family="paragraph" style:parent-style-name="Table_20_Contents">
      <style:text-properties fo:language="en" fo:country="AU"/>
    </style:style>
    <style:style style:name="P173" style:family="paragraph" style:parent-style-name="Table_20_Contents">
      <style:paragraph-properties fo:text-align="center" style:justify-single-word="false"/>
      <style:text-properties fo:language="en" fo:country="AU" officeooo:rsid="001ea48e" officeooo:paragraph-rsid="001ea48e"/>
    </style:style>
    <style:style style:name="P174" style:family="paragraph" style:parent-style-name="Table_20_Contents">
      <style:paragraph-properties fo:text-align="center" style:justify-single-word="false"/>
      <style:text-properties fo:language="en" fo:country="AU" officeooo:rsid="0032eb0f" officeooo:paragraph-rsid="0032eb0f"/>
    </style:style>
    <style:style style:name="P175" style:family="paragraph" style:parent-style-name="Table_20_Contents">
      <style:paragraph-properties fo:text-align="center" style:justify-single-word="false"/>
      <style:text-properties fo:language="en" fo:country="AU"/>
    </style:style>
    <style:style style:name="P176" style:family="paragraph" style:parent-style-name="Table_20_Contents">
      <style:text-properties fo:language="en" fo:country="AU" officeooo:rsid="001c55aa" officeooo:paragraph-rsid="001db1af"/>
    </style:style>
    <style:style style:name="P177" style:family="paragraph" style:parent-style-name="Table_20_Contents">
      <style:text-properties fo:language="en" fo:country="AU" officeooo:rsid="001db1af" officeooo:paragraph-rsid="001db1af"/>
    </style:style>
    <style:style style:name="P178" style:family="paragraph" style:parent-style-name="Table_20_Contents">
      <style:text-properties fo:language="en" fo:country="AU" officeooo:rsid="001ea48e" officeooo:paragraph-rsid="001ea48e"/>
    </style:style>
    <style:style style:name="P179" style:family="paragraph" style:parent-style-name="Table_20_Contents">
      <style:paragraph-properties fo:text-align="center" style:justify-single-word="false"/>
      <style:text-properties fo:language="en" fo:country="AU" officeooo:rsid="00206fdb"/>
    </style:style>
    <style:style style:name="P180" style:family="paragraph" style:parent-style-name="Standard">
      <style:text-properties fo:language="en" fo:country="AU" officeooo:rsid="001ea48e" officeooo:paragraph-rsid="001ea48e"/>
    </style:style>
    <style:style style:name="P181" style:family="paragraph" style:parent-style-name="Standard">
      <style:text-properties fo:language="en" fo:country="AU" officeooo:rsid="0020e464" officeooo:paragraph-rsid="0020e464"/>
    </style:style>
    <style:style style:name="P182" style:family="paragraph" style:parent-style-name="Table_20_Contents">
      <style:text-properties fo:language="en" fo:country="AU" officeooo:rsid="00260932" officeooo:paragraph-rsid="00260932"/>
    </style:style>
    <style:style style:name="P183" style:family="paragraph" style:parent-style-name="Table_20_Contents">
      <style:paragraph-properties fo:text-align="center" style:justify-single-word="false"/>
      <style:text-properties fo:language="en" fo:country="AU" officeooo:rsid="00260932" officeooo:paragraph-rsid="00260932"/>
    </style:style>
    <style:style style:name="P184" style:family="paragraph" style:parent-style-name="Table_20_Contents">
      <style:paragraph-properties fo:text-align="center" style:justify-single-word="false"/>
      <style:text-properties fo:language="en" fo:country="AU" officeooo:rsid="0026d80c" officeooo:paragraph-rsid="0026d80c"/>
    </style:style>
    <style:style style:name="P185" style:family="paragraph" style:parent-style-name="Table_20_Contents">
      <style:text-properties fo:language="en" fo:country="AU" officeooo:rsid="002272a1" officeooo:paragraph-rsid="002272a1"/>
    </style:style>
    <style:style style:name="P186" style:family="paragraph" style:parent-style-name="Table_20_Contents">
      <style:paragraph-properties fo:text-align="center" style:justify-single-word="false"/>
      <style:text-properties fo:language="en" fo:country="AU" officeooo:rsid="0024313b" officeooo:paragraph-rsid="0024313b"/>
    </style:style>
    <style:style style:name="P187" style:family="paragraph" style:parent-style-name="Table_20_Contents">
      <style:text-properties fo:language="en" fo:country="AU" officeooo:rsid="0024313b" officeooo:paragraph-rsid="0024313b"/>
    </style:style>
    <style:style style:name="P188" style:family="paragraph" style:parent-style-name="Table_20_Contents">
      <style:text-properties fo:language="en" fo:country="AU" officeooo:rsid="002272a1"/>
    </style:style>
    <style:style style:name="P189" style:family="paragraph" style:parent-style-name="Table_20_Contents">
      <style:text-properties fo:language="en" fo:country="AU" officeooo:rsid="0023fc84" officeooo:paragraph-rsid="0023fc84"/>
    </style:style>
    <style:style style:name="P190" style:family="paragraph" style:parent-style-name="Table_20_Contents">
      <style:text-properties fo:language="en" fo:country="AU" officeooo:rsid="0028fc46" officeooo:paragraph-rsid="0028fc46"/>
    </style:style>
    <style:style style:name="P191" style:family="paragraph" style:parent-style-name="Table_20_Contents">
      <style:paragraph-properties fo:text-align="center" style:justify-single-word="false"/>
      <style:text-properties fo:language="en" fo:country="AU" officeooo:rsid="0026d80c"/>
    </style:style>
    <style:style style:name="P192" style:family="paragraph" style:parent-style-name="Standard">
      <style:paragraph-properties fo:margin-top="0cm" fo:margin-bottom="0cm" style:contextual-spacing="false"/>
      <style:text-properties fo:language="en" fo:country="AU" officeooo:rsid="001be9e7" officeooo:paragraph-rsid="001be9e7"/>
    </style:style>
    <style:style style:name="P193" style:family="paragraph" style:parent-style-name="Standard">
      <style:paragraph-properties fo:margin-top="0cm" fo:margin-bottom="0cm" style:contextual-spacing="false"/>
      <style:text-properties officeooo:paragraph-rsid="0024313b"/>
    </style:style>
    <style:style style:name="P194" style:family="paragraph" style:parent-style-name="Standard">
      <style:paragraph-properties fo:margin-top="0cm" fo:margin-bottom="0cm" style:contextual-spacing="false"/>
      <style:text-properties officeooo:rsid="002d48f6" officeooo:paragraph-rsid="002d48f6"/>
    </style:style>
    <style:style style:name="P195" style:family="paragraph" style:parent-style-name="Table_20_Contents">
      <style:text-properties officeooo:rsid="002dd24a" officeooo:paragraph-rsid="002dd24a"/>
    </style:style>
    <style:style style:name="P196" style:family="paragraph" style:parent-style-name="Table_20_Contents">
      <style:text-properties officeooo:rsid="002e6ad4" officeooo:paragraph-rsid="002e6ad4"/>
    </style:style>
    <style:style style:name="P197" style:family="paragraph" style:parent-style-name="Table_20_Contents">
      <style:text-properties officeooo:rsid="002e6ad4"/>
    </style:style>
    <style:style style:name="P198" style:family="paragraph" style:parent-style-name="Standard">
      <style:paragraph-properties fo:margin-top="0cm" fo:margin-bottom="0cm" style:contextual-spacing="false"/>
      <style:text-properties officeooo:rsid="0030ce51" officeooo:paragraph-rsid="0030ce51"/>
    </style:style>
    <style:style style:name="P199" style:family="paragraph" style:parent-style-name="Standard">
      <style:paragraph-properties fo:margin-top="0cm" fo:margin-bottom="0cm" style:contextual-spacing="false"/>
      <style:text-properties fo:language="en" fo:country="AU" officeooo:rsid="0024313b" officeooo:paragraph-rsid="0024313b"/>
    </style:style>
    <style:style style:name="P200" style:family="paragraph" style:parent-style-name="Standard">
      <style:paragraph-properties fo:break-before="page"/>
      <style:text-properties fo:language="en" fo:country="AU"/>
    </style:style>
    <style:style style:name="P201" style:family="paragraph" style:parent-style-name="Standard">
      <style:text-properties fo:language="en" fo:country="AU" style:font-name-asian="Times New Roman1" style:font-name-complex="Times New Roman1"/>
    </style:style>
    <style:style style:name="P202" style:family="paragraph" style:parent-style-name="Standard">
      <style:paragraph-properties fo:margin-top="0cm" fo:margin-bottom="0cm" style:contextual-spacing="false" fo:break-before="page"/>
      <style:text-properties fo:language="en" fo:country="AU" style:font-name-asian="Times New Roman1" style:font-name-complex="Times New Roman1"/>
    </style:style>
    <style:style style:name="P203" style:family="paragraph" style:parent-style-name="Standard">
      <style:paragraph-properties fo:margin-top="0cm" fo:margin-bottom="0.423cm" style:contextual-spacing="false" fo:orphans="0" fo:widows="0"/>
      <style:text-properties style:font-name="Arial" fo:font-size="13pt" fo:language="en" fo:country="AU" style:font-size-asian="13pt" style:font-name-complex="Arial3" style:font-size-complex="13pt"/>
    </style:style>
    <style:style style:name="P204" style:family="paragraph" style:parent-style-name="Standard">
      <style:paragraph-properties fo:margin-top="0cm" fo:margin-bottom="0.423cm" style:contextual-spacing="false" fo:orphans="0" fo:widows="0"/>
      <style:text-properties fo:language="en" fo:country="AU"/>
    </style:style>
    <style:style style:name="P205" style:family="paragraph" style:parent-style-name="Heading_20_1">
      <style:paragraph-properties fo:break-before="page"/>
    </style:style>
    <style:style style:name="P206" style:family="paragraph" style:parent-style-name="Standard">
      <style:text-properties officeooo:rsid="003e4272" officeooo:paragraph-rsid="003e4272"/>
    </style:style>
    <style:style style:name="P207" style:family="paragraph" style:parent-style-name="Standard">
      <style:paragraph-properties fo:margin-top="0cm" fo:margin-bottom="0.423cm" style:contextual-spacing="false" fo:orphans="0" fo:widows="0"/>
      <style:text-properties style:font-name="Arial" fo:font-size="13pt" fo:language="en" fo:country="AU" officeooo:rsid="003c6120" officeooo:paragraph-rsid="003c6120" style:font-size-asian="13pt" style:font-name-complex="Arial3" style:font-size-complex="13pt"/>
    </style:style>
    <style:style style:name="P208" style:family="paragraph" style:parent-style-name="Standard">
      <style:text-properties style:font-name="Arial" fo:font-size="13pt" fo:language="en" fo:country="AU" officeooo:rsid="003e4272" officeooo:paragraph-rsid="003e4272" style:font-size-asian="13pt" style:font-name-complex="Arial3" style:font-size-complex="13pt"/>
    </style:style>
    <style:style style:name="P209" style:family="paragraph" style:parent-style-name="Standard">
      <style:text-properties style:font-name="Times" fo:language="en" fo:country="AU" officeooo:paragraph-rsid="003e4272" style:font-name-complex="Times1"/>
    </style:style>
    <style:style style:name="P210" style:family="paragraph" style:parent-style-name="Standard">
      <style:text-properties fo:font-size="8pt" fo:language="en" fo:country="AU" style:font-name-asian="Times New Roman1" style:font-size-asian="8pt" style:font-name-complex="Times New Roman1" style:font-size-complex="8pt"/>
    </style:style>
    <style:style style:name="P211" style:family="paragraph" style:parent-style-name="Standard">
      <style:text-properties fo:language="en" fo:country="AU" officeooo:rsid="003f70b8" officeooo:paragraph-rsid="003f70b8" style:font-name-asian="Times New Roman1" style:font-name-complex="Times New Roman1"/>
    </style:style>
    <style:style style:name="P212" style:family="paragraph" style:parent-style-name="Standard">
      <style:text-properties fo:font-size="8pt" fo:language="en" fo:country="AU" officeooo:rsid="003f70b8" officeooo:paragraph-rsid="003f70b8" style:font-name-asian="Times New Roman1" style:font-size-asian="8pt" style:font-name-complex="Times New Roman1" style:font-size-complex="8pt"/>
    </style:style>
    <style:style style:name="P213" style:family="paragraph" style:parent-style-name="Standard">
      <style:text-properties fo:language="en" fo:country="AU" officeooo:rsid="00405c70" officeooo:paragraph-rsid="00405c70" style:font-name-asian="Times New Roman1" style:font-name-complex="Times New Roman1"/>
    </style:style>
    <style:style style:name="P214" style:family="paragraph" style:parent-style-name="Figure_20_Index_20_1">
      <style:paragraph-properties>
        <style:tab-stops>
          <style:tab-stop style:position="14.649cm" style:type="right" style:leader-style="dotted" style:leader-text="."/>
        </style:tab-stops>
      </style:paragraph-properties>
    </style:style>
    <style:style style:name="P215" style:family="paragraph" style:parent-style-name="Heading_20_1" style:master-page-name="Converted1">
      <style:paragraph-properties style:page-number="auto"/>
      <style:text-properties fo:language="en" fo:country="AU"/>
    </style:style>
    <style:style style:name="P216" style:family="paragraph" style:parent-style-name="Standard">
      <style:text-properties fo:color="#345a8a" loext:opacity="100%" style:font-name="Calibri" fo:font-size="16pt" fo:language="en" fo:country="AU"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P217" style:family="paragraph" style:parent-style-name="Heading_20_1">
      <style:paragraph-properties fo:margin-top="0cm" fo:margin-bottom="0cm" style:contextual-spacing="false" fo:break-before="page"/>
      <style:text-properties fo:language="en" fo:country="AU"/>
    </style:style>
    <style:style style:name="P218" style:family="paragraph">
      <loext:graphic-properties draw:fill="solid" draw:fill-color="#ffffff"/>
      <style:paragraph-properties fo:text-align="start"/>
    </style:style>
    <style:style style:name="P219" style:family="paragraph" style:parent-style-name="Standard">
      <style:paragraph-properties fo:text-align="center" style:justify-single-word="false"/>
    </style:style>
    <style:style style:name="P220" style:family="paragraph">
      <loext:graphic-properties draw:fill="none"/>
      <style:paragraph-properties fo:text-align="start"/>
    </style:style>
    <style:style style:name="P221" style:family="paragraph">
      <loext:graphic-properties draw:fill="none"/>
      <style:paragraph-properties fo:text-align="start"/>
      <style:text-properties fo:font-size="12pt"/>
    </style:style>
    <style:style style:name="P222" style:family="paragraph" style:parent-style-name="Standard">
      <style:paragraph-properties fo:margin-top="0cm" fo:margin-bottom="0cm" style:contextual-spacing="false" fo:break-before="page"/>
      <style:text-properties fo:language="en" fo:country="AU"/>
    </style:style>
    <style:style style:name="P223" style:family="paragraph">
      <loext:graphic-properties draw:fill="solid" draw:fill-color="#f2f2f2"/>
      <style:paragraph-properties fo:text-align="start"/>
    </style:style>
    <style:style style:name="P224" style:family="paragraph">
      <loext:graphic-properties draw:fill="solid" draw:fill-color="#ffffff"/>
      <style:paragraph-properties fo:text-align="start"/>
      <style:text-properties fo:font-size="18pt"/>
    </style:style>
    <style:style style:name="P225" style:family="paragraph">
      <loext:graphic-properties draw:fill="solid" draw:fill-color="#c6d9f1" draw:opacity="22%"/>
      <style:paragraph-properties fo:text-align="start"/>
      <style:text-properties fo:font-size="12pt"/>
    </style:style>
    <style:style style:name="P226" style:family="paragraph" style:parent-style-name="Frame_20_contents">
      <style:paragraph-properties fo:text-align="center" style:justify-single-word="false"/>
      <style:text-properties fo:language="en" fo:country="AU"/>
    </style:style>
    <style:style style:name="P227" style:family="paragraph" style:parent-style-name="Frame_20_contents">
      <style:paragraph-properties fo:text-align="center" style:justify-single-word="false"/>
    </style:style>
    <style:style style:name="P228" style:family="paragraph">
      <loext:graphic-properties draw:fill="solid" draw:fill-color="#c6d9f1"/>
      <style:paragraph-properties fo:text-align="start"/>
    </style:style>
    <style:style style:name="P229" style:family="paragraph">
      <loext:graphic-properties draw:fill="solid" draw:fill-color="#558ed5"/>
      <style:paragraph-properties fo:text-align="start"/>
    </style:style>
    <style:style style:name="P230" style:family="paragraph">
      <loext:graphic-properties draw:fill="solid" draw:fill-color="#558ed5"/>
      <style:paragraph-properties fo:text-align="start"/>
      <style:text-properties fo:font-size="18pt"/>
    </style:style>
    <style:style style:name="P231" style:family="paragraph" style:parent-style-name="Frame_20_contents">
      <style:paragraph-properties fo:text-align="center" style:justify-single-word="false"/>
      <style:text-properties fo:color="#000000" loext:opacity="100%" fo:language="en" fo:country="AU"/>
    </style:style>
    <style:style style:name="P232" style:family="paragraph">
      <loext:graphic-properties draw:fill="solid" draw:fill-color="#ffffff"/>
      <style:paragraph-properties fo:text-align="start"/>
      <style:text-properties fo:color="#000000" loext:opacity="100%" fo:font-size="18pt"/>
    </style:style>
    <style:style style:name="T1" style:family="text">
      <style:text-properties officeooo:rsid="002a8c24"/>
    </style:style>
    <style:style style:name="T2" style:family="text">
      <style:text-properties officeooo:rsid="001a6d1f"/>
    </style:style>
    <style:style style:name="T3" style:family="text">
      <style:text-properties style:text-position="super 58%"/>
    </style:style>
    <style:style style:name="T4" style:family="text">
      <style:text-properties officeooo:rsid="0007be8e"/>
    </style:style>
    <style:style style:name="T5" style:family="text">
      <style:text-properties officeooo:rsid="0008f65b"/>
    </style:style>
    <style:style style:name="T6" style:family="text">
      <style:text-properties officeooo:rsid="000d93f8"/>
    </style:style>
    <style:style style:name="T7" style:family="text">
      <style:text-properties style:text-position="super 58%" officeooo:rsid="000d93f8"/>
    </style:style>
    <style:style style:name="T8" style:family="text">
      <style:text-properties fo:language="en" fo:country="AU"/>
    </style:style>
    <style:style style:name="T9" style:family="text">
      <style:text-properties style:font-name="Arial" fo:language="en" fo:country="AU" style:font-name-asian="Times New Roman1" style:font-name-complex="Arial3"/>
    </style:style>
    <style:style style:name="T10" style:family="text">
      <style:text-properties fo:language="en" fo:country="AU" officeooo:rsid="00864a1a"/>
    </style:style>
    <style:style style:name="T11" style:family="text">
      <style:text-properties officeooo:rsid="00888c87"/>
    </style:style>
    <style:style style:name="T12" style:family="text">
      <style:text-properties officeooo:rsid="007c4ff6"/>
    </style:style>
    <style:style style:name="T13" style:family="text">
      <style:text-properties style:font-name="Liberation Serif" fo:font-size="12pt" officeooo:rsid="007c4ff6" style:font-size-asian="12pt" style:font-size-complex="12pt"/>
    </style:style>
    <style:style style:name="T14" style:family="text">
      <style:text-properties fo:color="#0260bf" loext:opacity="100%" style:font-name="Liberation Serif" fo:font-size="12pt" officeooo:rsid="007c4ff6" fo:background-color="#ffffff" loext:char-shading-value="0" style:font-size-asian="12pt" style:font-size-complex="12pt"/>
    </style:style>
    <style:style style:name="T15" style:family="text">
      <style:text-properties officeooo:rsid="000f5545"/>
    </style:style>
    <style:style style:name="T16" style:family="text">
      <style:text-properties fo:language="en" fo:country="AU" officeooo:rsid="008d3bbe"/>
    </style:style>
    <style:style style:name="T17" style:family="text">
      <style:text-properties fo:language="en" fo:country="AU" officeooo:rsid="00935bc7"/>
    </style:style>
    <style:style style:name="T18" style:family="text">
      <style:text-properties officeooo:rsid="0090e307"/>
    </style:style>
    <style:style style:name="T19" style:family="text">
      <style:text-properties officeooo:rsid="0035eef2"/>
    </style:style>
    <style:style style:name="T20" style:family="text">
      <style:text-properties officeooo:rsid="0036eba2"/>
    </style:style>
    <style:style style:name="T21" style:family="text">
      <style:text-properties officeooo:rsid="00422b8f"/>
    </style:style>
    <style:style style:name="T22" style:family="text">
      <style:text-properties officeooo:rsid="001148a6"/>
    </style:style>
    <style:style style:name="T23" style:family="text">
      <style:text-properties style:font-name="Arial2" fo:font-size="10pt" officeooo:rsid="00897801" style:font-size-asian="10pt" style:font-size-complex="10pt"/>
    </style:style>
    <style:style style:name="T24" style:family="text">
      <style:text-properties style:font-name="Arial2" fo:font-size="10pt" officeooo:rsid="0026fa9d" style:font-size-asian="10pt" style:font-size-complex="10pt"/>
    </style:style>
    <style:style style:name="T25" style:family="text">
      <style:text-properties officeooo:rsid="009152bc"/>
    </style:style>
    <style:style style:name="T26" style:family="text">
      <style:text-properties fo:language="en" fo:country="AU" officeooo:rsid="00954b32"/>
    </style:style>
    <style:style style:name="T27" style:family="text">
      <style:text-properties fo:language="en" fo:country="AU" officeooo:rsid="0094d792"/>
    </style:style>
    <style:style style:name="T28" style:family="text">
      <style:text-properties officeooo:rsid="00954b32"/>
    </style:style>
    <style:style style:name="T29" style:family="text">
      <style:text-properties officeooo:rsid="003df39e"/>
    </style:style>
    <style:style style:name="T30" style:family="text">
      <style:text-properties officeooo:rsid="003f4ea7"/>
    </style:style>
    <style:style style:name="T31" style:family="text">
      <style:text-properties officeooo:rsid="002a2c36"/>
    </style:style>
    <style:style style:name="T32" style:family="text">
      <style:text-properties officeooo:rsid="0029ed44"/>
    </style:style>
    <style:style style:name="T33" style:family="text">
      <style:text-properties fo:language="en" fo:country="AU" officeooo:rsid="001148a6"/>
    </style:style>
    <style:style style:name="T34" style:family="text">
      <style:text-properties fo:language="en" fo:country="AU" officeooo:rsid="0036d0b7"/>
    </style:style>
    <style:style style:name="T35" style:family="text">
      <style:text-properties officeooo:rsid="00d6c186"/>
    </style:style>
    <style:style style:name="T36" style:family="text">
      <style:text-properties officeooo:rsid="003853e8"/>
    </style:style>
    <style:style style:name="T37" style:family="text">
      <style:text-properties officeooo:rsid="004f115e"/>
    </style:style>
    <style:style style:name="T38" style:family="text">
      <style:text-properties officeooo:rsid="00431cac"/>
    </style:style>
    <style:style style:name="T39" style:family="text">
      <style:text-properties officeooo:rsid="005210da"/>
    </style:style>
    <style:style style:name="T40" style:family="text">
      <style:text-properties officeooo:rsid="00456fb9"/>
    </style:style>
    <style:style style:name="T41" style:family="text">
      <style:text-properties officeooo:rsid="0046cfb9"/>
    </style:style>
    <style:style style:name="T42" style:family="text">
      <style:text-properties officeooo:rsid="0055074c"/>
    </style:style>
    <style:style style:name="T43" style:family="text">
      <style:text-properties officeooo:rsid="0015a114"/>
    </style:style>
    <style:style style:name="T44" style:family="text">
      <style:text-properties officeooo:rsid="0014aae7"/>
    </style:style>
    <style:style style:name="T45" style:family="text">
      <style:text-properties fo:language="en" fo:country="AU" officeooo:rsid="00185ffb"/>
    </style:style>
    <style:style style:name="T46" style:family="text">
      <style:text-properties fo:font-style="italic" style:font-style-asian="italic"/>
    </style:style>
    <style:style style:name="T47" style:family="text">
      <style:text-properties style:font-name="Times New Roman" style:font-name-asian="Times New Roman1" style:language-asian="en" style:country-asian="AU" style:font-name-complex="Times New Roman1"/>
    </style:style>
    <style:style style:name="T48" style:family="text">
      <style:text-properties style:font-name="Consolas" fo:font-size="9.5pt" style:font-size-asian="9.5pt" style:font-name-complex="Consolas1" style:font-size-complex="9.5pt"/>
    </style:style>
    <style:style style:name="T49" style:family="text">
      <style:text-properties fo:color="#a31515" loext:opacity="100%" style:font-name="Consolas" fo:font-size="9.5pt" style:font-size-asian="9.5pt" style:font-name-complex="Consolas1" style:font-size-complex="9.5pt"/>
    </style:style>
    <style:style style:name="T50" style:family="text">
      <style:text-properties fo:color="#0000ff" loext:opacity="100%" style:font-name="Consolas" fo:font-size="9.5pt" style:font-size-asian="9.5pt" style:font-name-complex="Consolas1" style:font-size-complex="9.5pt"/>
    </style:style>
    <style:style style:name="T51" style:family="text">
      <style:text-properties style:font-name="Consolas" fo:font-size="9.5pt" fo:font-style="italic" style:font-size-asian="9.5pt" style:font-style-asian="italic" style:font-name-complex="Consolas1" style:font-size-complex="9.5pt"/>
    </style:style>
    <style:style style:name="T52" style:family="text">
      <style:text-properties fo:color="#a31515" loext:opacity="100%" style:font-name="Consolas" fo:font-size="9.5pt" fo:font-style="italic" style:font-size-asian="9.5pt" style:font-style-asian="italic" style:font-name-complex="Consolas1" style:font-size-complex="9.5pt"/>
    </style:style>
    <style:style style:name="T53" style:family="text">
      <style:text-properties fo:color="#0000ff" loext:opacity="100%" style:font-name="Consolas" fo:font-size="9.5pt" fo:font-style="italic" style:font-size-asian="9.5pt" style:font-style-asian="italic" style:font-name-complex="Consolas1" style:font-size-complex="9.5pt"/>
    </style:style>
    <style:style style:name="T54" style:family="text">
      <style:text-properties fo:color="#2b91af" loext:opacity="100%" style:font-name="Consolas" fo:font-size="9.5pt" fo:font-style="italic" style:font-size-asian="9.5pt" style:font-style-asian="italic" style:font-name-complex="Consolas1" style:font-size-complex="9.5pt"/>
    </style:style>
    <style:style style:name="T55" style:family="text">
      <style:text-properties fo:color="#2b91af" loext:opacity="100%" style:font-name="Consolas" fo:font-size="9.5pt" style:font-size-asian="9.5pt" style:font-name-complex="Consolas1" style:font-size-complex="9.5pt"/>
    </style:style>
    <style:style style:name="T56" style:family="text">
      <style:text-properties style:font-name-asian="Times New Roman1" style:font-name-complex="Times New Roman1"/>
    </style:style>
    <style:style style:name="T57" style:family="text">
      <style:text-properties fo:color="#000000" loext:opacity="100%" style:font-name="Times" fo:font-size="10pt" style:font-name-asian="Times New Roman1" style:font-size-asian="10pt" style:font-name-complex="Times New Roman1" style:font-size-complex="10pt"/>
    </style:style>
    <style:style style:name="T58" style:family="text">
      <style:text-properties style:font-name="Times" fo:font-size="10pt" style:font-name-asian="Times New Roman1" style:font-size-asian="10pt" style:font-name-complex="Times New Roman1" style:font-size-complex="10pt"/>
    </style:style>
    <style:style style:name="T59" style:family="text">
      <style:text-properties officeooo:rsid="003c6120"/>
    </style:style>
    <style:style style:name="T60" style:family="text">
      <style:text-properties officeooo:rsid="004b4a5e"/>
    </style:style>
    <style:style style:name="T61" style:family="text">
      <style:text-properties officeooo:rsid="004a551d"/>
    </style:style>
    <style:style style:name="T62" style:family="text">
      <style:text-properties officeooo:rsid="004966a8"/>
    </style:style>
    <style:style style:name="T63" style:family="text">
      <style:text-properties officeooo:rsid="001be9e7"/>
    </style:style>
    <style:style style:name="T64" style:family="text">
      <style:text-properties officeooo:rsid="001c2082"/>
    </style:style>
    <style:style style:name="T65" style:family="text">
      <style:text-properties officeooo:rsid="001db1af"/>
    </style:style>
    <style:style style:name="T66" style:family="text">
      <style:text-properties officeooo:rsid="001ea48e"/>
    </style:style>
    <style:style style:name="T67" style:family="text">
      <style:text-properties officeooo:rsid="00206fdb"/>
    </style:style>
    <style:style style:name="T68" style:family="text">
      <style:text-properties officeooo:rsid="0020e464"/>
    </style:style>
    <style:style style:name="T69" style:family="text">
      <style:text-properties officeooo:rsid="0023fc84"/>
    </style:style>
    <style:style style:name="T70" style:family="text">
      <style:text-properties fo:language="en" fo:country="AU" officeooo:rsid="0024313b"/>
    </style:style>
    <style:style style:name="T71" style:family="text">
      <style:text-properties fo:language="en" fo:country="AU" officeooo:rsid="0026d80c"/>
    </style:style>
    <style:style style:name="T72" style:family="text">
      <style:text-properties fo:language="en" fo:country="AU" officeooo:rsid="0027b060"/>
    </style:style>
    <style:style style:name="T73" style:family="text">
      <style:text-properties fo:language="en" fo:country="AU" officeooo:rsid="0028eaeb"/>
    </style:style>
    <style:style style:name="T74" style:family="text">
      <style:text-properties officeooo:rsid="0028eaeb"/>
    </style:style>
    <style:style style:name="T75" style:family="text">
      <style:text-properties officeooo:rsid="002a8c24" style:font-name-asian="Times New Roman1" style:font-name-complex="Times New Roman1"/>
    </style:style>
    <style:style style:name="T76" style:family="text">
      <style:text-properties officeooo:rsid="0028eaeb" style:font-name-asian="Times New Roman1" style:font-name-complex="Times New Roman1"/>
    </style:style>
    <style:style style:name="T77" style:family="text">
      <style:text-properties style:font-name="Arial" fo:font-size="13pt" style:font-size-asian="13pt" style:font-name-complex="Arial3" style:font-size-complex="13pt"/>
    </style:style>
    <style:style style:name="T78" style:family="text">
      <style:text-properties officeooo:rsid="003e4272"/>
    </style:style>
    <style:style style:name="T79" style:family="text">
      <style:text-properties officeooo:rsid="00405c70"/>
    </style:style>
    <style:style style:name="T80" style:family="text">
      <style:text-properties officeooo:rsid="003f70b8"/>
    </style:style>
    <style:style style:name="T81" style:family="text">
      <style:text-properties fo:color="#000000" loext:opacity="100%" style:font-name="Arial Black" fo:language="en" fo:country="AU">
        <loext:char-complex-color loext:theme-type="dark1" loext:color-type="theme"/>
      </style:text-properties>
    </style:style>
    <style:style style:name="T82" style:family="text">
      <style:text-properties fo:color="#000000" loext:opacity="100%" style:font-name="Arial Black">
        <loext:char-complex-color loext:theme-type="dark1" loext:color-type="theme"/>
      </style:text-properties>
    </style:style>
    <style:style style:name="T83" style:family="text">
      <style:text-properties style:font-name="Arial Black" fo:language="en" fo:country="AU"/>
    </style:style>
    <style:style style:name="T84" style:family="text">
      <style:text-properties style:font-name="Arial Black" fo:font-size="9pt" fo:language="en" fo:country="AU" style:font-size-asian="9pt" style:font-size-complex="9pt"/>
    </style:style>
    <style:style style:name="T85" style:family="text">
      <style:text-properties style:font-name="Arial Black" fo:font-size="10pt" fo:language="en" fo:country="AU" style:font-size-asian="10pt" style:font-size-complex="10pt"/>
    </style:style>
    <style:style style:name="T86" style:family="text">
      <style:text-properties style:font-name="Arial Black" fo:font-size="10pt" style:font-size-asian="10pt" style:font-size-complex="10pt"/>
    </style:style>
    <style:style style:name="T87" style:family="text">
      <style:text-properties fo:color="#000000" loext:opacity="100%" style:font-name="Arial Black" fo:font-size="10pt" fo:language="en" fo:country="AU" style:font-size-asian="10pt" style:font-size-complex="10pt"/>
    </style:style>
    <style:style style:name="T88" style:family="text">
      <style:text-properties style:use-window-font-color="true" loext:opacity="0%" style:font-name="Cambria" fo:font-size="12pt" fo:font-weight="normal" style:font-name-asian="ＭＳ 明朝"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413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tyle:writing-mode="lr-tb" loext:decorative="false" fo:margin-left="0cm" fo:margin-right="0.051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5.318cm" fo:min-width="26.113cm" fo:padding-top="0.127cm" fo:padding-bottom="0.127cm" fo:padding-left="0.254cm" fo:padding-right="0.254cm" fo:wrap-option="wrap" loext:decorative="false" style:run-through="foreground"/>
    </style:style>
    <style:style style:name="gr3" style:family="graphic" style:parent-style-name="Frame">
      <style:graphic-properties draw:stroke="solid" svg:stroke-width="0.026cm" svg:stroke-color="#4a7ebb" svg:stroke-linecap="butt" draw:fill="none" loext:fill-use-slide-background="false" draw:textarea-vertical-align="middle" draw:auto-grow-height="false" fo:min-height="1.739cm" fo:min-width="1.469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 style:family="graphic" style:parent-style-name="Frame">
      <style:graphic-properties draw:stroke="solid" svg:stroke-width="0.026cm" svg:stroke-color="#4a7ebb" svg:stroke-linecap="butt" draw:fill="none" loext:fill-use-slide-background="false" draw:textarea-vertical-align="middle" draw:auto-grow-height="false" fo:min-height="1.884cm" fo:min-width="1.62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5"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6"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27cm" fo:min-width="2.81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7"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0.559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8"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702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355cm" fo:min-width="3.12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0" style:family="graphic" style:parent-style-name="Frame">
      <style:graphic-properties draw:stroke="solid" svg:stroke-width="0.026cm" svg:stroke-color="#4a7ebb" svg:stroke-linecap="butt" draw:fill="none" loext:fill-use-slide-background="false" draw:textarea-vertical-align="middle" draw:auto-grow-height="false" fo:min-height="2.277cm" fo:min-width="2.0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1" style:family="graphic" style:parent-style-name="Frame">
      <style:graphic-properties draw:stroke="solid" svg:stroke-width="0.026cm" svg:stroke-color="#4a7ebb" svg:stroke-linecap="butt" draw:fill="none" loext:fill-use-slide-background="false" draw:textarea-vertical-align="middle" draw:auto-grow-height="false" fo:min-height="1.296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2" style:family="graphic" style:parent-style-name="Frame">
      <style:graphic-properties draw:stroke="solid" svg:stroke-width="0.026cm" svg:stroke-color="#4a7ebb" svg:stroke-linecap="butt" draw:fill="none" loext:fill-use-slide-background="false" draw:textarea-vertical-align="middle" draw:auto-grow-height="false" fo:min-height="1.991cm" fo:min-width="1.78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3" style:family="graphic" style:parent-style-name="Frame">
      <style:graphic-properties draw:stroke="solid" svg:stroke-width="0.026cm" svg:stroke-color="#4a7ebb" svg:stroke-linecap="butt" draw:fill="none" loext:fill-use-slide-background="false" draw:textarea-vertical-align="middle" draw:auto-grow-height="false" fo:min-height="2.559cm" fo:min-width="2.365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4" style:family="graphic" style:parent-style-name="Frame">
      <style:graphic-properties draw:stroke="solid" svg:stroke-width="0.026cm" svg:stroke-color="#4a7ebb" svg:stroke-linecap="butt" draw:fill="none" loext:fill-use-slide-background="false" draw:textarea-vertical-align="middle" draw:auto-grow-height="false" fo:min-height="2.219cm" fo:min-width="2.01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5" style:family="graphic" style:parent-style-name="Frame">
      <style:graphic-properties draw:stroke="solid" svg:stroke-width="0.026cm" svg:stroke-color="#4a7ebb" svg:stroke-linecap="butt" draw:fill="none" loext:fill-use-slide-background="false" draw:textarea-vertical-align="middle" draw:auto-grow-height="false" fo:min-height="2.727cm" fo:min-width="2.53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6"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332cm" fo:min-width="0.91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2.05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16cm" fo:min-width="1.4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0"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48cm" fo:min-width="0.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889cm" fo:min-width="1.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244cm" fo:min-width="3.8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4"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1.473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5"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2.1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6"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96cm" fo:min-width="4.1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9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7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94cm" fo:min-width="5.7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64cm" fo:min-width="4.902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501cm" fo:min-width="4.18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97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6cm" fo:min-width="1.8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4" style:family="graphic" style:parent-style-name="Frame">
      <style:graphic-properties draw:stroke="solid" svg:stroke-width="0.026cm" svg:stroke-color="#4a7ebb" svg:stroke-linecap="butt" draw:fill="none" loext:fill-use-slide-background="false" draw:textarea-vertical-align="middle" draw:auto-grow-height="false" fo:min-height="4.47cm" fo:min-width="3.12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5" style:family="graphic" style:parent-style-name="Frame">
      <style:graphic-properties draw:stroke="solid" svg:stroke-width="0.018cm" svg:stroke-color="#000000" draw:fill="solid" draw:fill-color="#ffffff" draw:textarea-vertical-align="top" draw:auto-grow-height="false" fo:min-height="0.508cm" fo:min-width="2.487cm" fo:padding-top="0.127cm" fo:padding-bottom="0.127cm" fo:padding-left="0.254cm" fo:padding-right="0.254cm"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26cm" svg:stroke-color="#4a7ebb" svg:stroke-linecap="butt" draw:fill="none" loext:fill-use-slide-background="false" draw:textarea-vertical-align="middle" draw:auto-grow-height="false" fo:min-height="1.9cm" fo:min-width="2.63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7"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035cm" fo:min-width="2.057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11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9" style:family="graphic" style:parent-style-name="Frame">
      <style:graphic-properties draw:stroke="solid" svg:stroke-width="0.026cm" svg:stroke-color="#4a7ebb" svg:stroke-linecap="butt" draw:fill="none" loext:fill-use-slide-background="false" draw:textarea-vertical-align="middle" draw:auto-grow-height="false" fo:min-height="1.295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152cm" fo:min-width="1.09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26cm" svg:stroke-color="#4a7ebb" svg:stroke-linecap="butt" draw:fill="none" loext:fill-use-slide-background="false" draw:textarea-vertical-align="middle" draw:auto-grow-height="false" fo:min-height="1.154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3" style:family="graphic" style:parent-style-name="Frame">
      <style:graphic-properties draw:stroke="none" svg:stroke-width="0.018cm" draw:fill="solid" draw:fill-color="#f2f2f2" draw:textarea-vertical-align="top" draw:auto-grow-height="false" fo:min-height="0.381cm" fo:min-width="2.00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18cm" draw:fill="solid" draw:fill-color="#f2f2f2" draw:textarea-vertical-align="top" draw:auto-grow-height="false" fo:min-height="0.482cm" fo:min-width="1.95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18cm" draw:fill="solid" draw:fill-color="#f2f2f2" draw:textarea-vertical-align="top" draw:auto-grow-height="false" fo:min-height="0.482cm" fo:min-width="1.954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18cm" draw:fill="solid" draw:fill-color="#f2f2f2" draw:textarea-vertical-align="top" draw:auto-grow-height="false" fo:min-height="0.482cm" fo:min-width="1.219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18cm" draw:fill="solid" draw:fill-color="#f2f2f2" draw:textarea-vertical-align="top" draw:auto-grow-height="false" fo:min-height="0.831cm" fo:min-width="1.445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18cm" draw:fill="solid" draw:fill-color="#f2f2f2" draw:textarea-vertical-align="top" draw:auto-grow-height="false" fo:min-height="0.482cm" fo:min-width="1.27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18cm" draw:fill="solid" draw:fill-color="#f2f2f2" draw:textarea-vertical-align="top" draw:auto-grow-height="false" fo:min-height="0.482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18cm" draw:fill="solid" draw:fill-color="#f2f2f2" draw:textarea-vertical-align="top" draw:auto-grow-height="false" fo:min-height="0.483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26cm" svg:stroke-color="#000000" draw:stroke-linejoin="miter" draw:fill="solid" draw:fill-color="#ffffff" draw:textarea-vertical-align="top" draw:auto-grow-height="false" fo:min-height="18.233cm" fo:min-width="27.67cm" fo:padding-top="0.127cm" fo:padding-bottom="0.127cm" fo:padding-left="0.254cm" fo:padding-right="0.254cm" fo:wrap-option="wrap" loext:decorative="false" fo:margin-left="0cm" fo:margin-right="0.028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159cm" fo:margin-right="0.199cm" fo:margin-top="0.053cm" fo:margin-bottom="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18cm" svg:stroke-color="#000000" draw:fill="solid" draw:fill-color="#ffffff" draw:textarea-vertical-align="top" draw:auto-grow-height="false" fo:min-height="1.012cm" fo:min-width="3.115cm" fo:padding-top="0.127cm" fo:padding-bottom="0.127cm" fo:padding-left="0.254cm" fo:padding-right="0.254cm" fo:wrap-option="wrap" loext:decorative="false" style:run-through="foreground"/>
    </style:style>
    <style:style style:name="gr54" style:family="graphic" style:parent-style-name="Frame">
      <style:graphic-properties draw:stroke="solid" svg:stroke-width="0.018cm" svg:stroke-color="#000000" draw:fill="solid" draw:fill-color="#ffffff" draw:textarea-vertical-align="top" draw:auto-grow-height="false" fo:min-height="0.515cm" fo:min-width="3.115cm" fo:padding-top="0.127cm" fo:padding-bottom="0.127cm" fo:padding-left="0.254cm" fo:padding-right="0.254cm" fo:wrap-option="wrap" loext:decorative="false" style:run-through="foreground"/>
    </style:style>
    <style:style style:name="gr55" style:family="graphic" style:parent-style-name="Frame">
      <style:graphic-properties draw:stroke="solid" svg:stroke-width="0.018cm" svg:stroke-color="#000000" draw:fill="solid" draw:fill-color="#ffffff" draw:textarea-vertical-align="top" draw:auto-grow-height="false" fo:min-height="1.512cm" fo:min-width="3.115cm" fo:padding-top="0.127cm" fo:padding-bottom="0.127cm" fo:padding-left="0.254cm" fo:padding-right="0.254cm" fo:wrap-option="wrap" loext:decorative="false" style:run-through="foreground"/>
    </style:style>
    <style:style style:name="gr56" style:family="graphic" style:parent-style-name="Frame">
      <style:graphic-properties draw:stroke="solid" svg:stroke-width="0.018cm" svg:stroke-color="#000000" draw:fill="solid" draw:fill-color="#ffffff" draw:textarea-vertical-align="top" draw:auto-grow-height="false" fo:min-height="1.51cm" fo:min-width="3.115cm" fo:padding-top="0.127cm" fo:padding-bottom="0.127cm" fo:padding-left="0.254cm" fo:padding-right="0.254cm" fo:wrap-option="wrap" loext:decorative="false" style:run-through="foreground"/>
    </style:style>
    <style:style style:name="gr57" style:family="graphic">
      <style:graphic-properties draw:stroke="solid" svg:stroke-width="0.026cm" svg:stroke-color="#4a7ebb" svg:stroke-linecap="butt" draw:fill="solid" draw:fill-color="#c6d9f1" draw:opacity="22%" draw:textarea-vertical-align="middle" draw:auto-grow-height="false" fo:min-height="12.853cm" fo:min-width="8.502cm" fo:padding-top="0.127cm" fo:padding-bottom="0.127cm" fo:padding-left="0.254cm" fo:padding-right="0.254cm" fo:wrap-option="wrap" draw:shadow="visible" draw:shadow-offset-x="0cm" draw:shadow-offset-y="0.064cm" draw:shadow-color="#000000" draw:shadow-opacity="35%" loext:shadow-blur="0.111cm"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cm" fo:margin-right="0.028cm" fo:margin-top="0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18cm" svg:stroke-color="#000000" draw:fill="solid" draw:fill-color="#ffffff" draw:textarea-vertical-align="top" draw:auto-grow-height="false" fo:min-height="0.515cm" fo:min-width="3.117cm" fo:padding-top="0.127cm" fo:padding-bottom="0.127cm" fo:padding-left="0.254cm" fo:padding-right="0.254cm" fo:wrap-option="wrap" loext:decorative="false" style:run-through="foreground"/>
    </style:style>
    <style:style style:name="gr60" style:family="graphic" style:parent-style-name="Frame">
      <style:graphic-properties draw:stroke="solid" svg:stroke-width="0.018cm" svg:stroke-color="#000000" draw:fill="solid" draw:fill-color="#ffffff" draw:textarea-vertical-align="top" draw:auto-grow-height="false" fo:min-height="0.517cm" fo:min-width="3.117cm" fo:padding-top="0.127cm" fo:padding-bottom="0.127cm" fo:padding-left="0.254cm" fo:padding-right="0.254cm" fo:wrap-option="wrap" loext:decorative="false" style:run-through="foreground"/>
    </style:style>
    <style:style style:name="gr61"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cm" fo:margin-right="0.037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18cm" svg:stroke-color="#000000" draw:fill="solid" draw:fill-color="#c6d9f1" draw:textarea-vertical-align="top" draw:auto-grow-height="false" fo:min-height="7.673cm" fo:min-width="8.401cm" fo:padding-top="0.127cm" fo:padding-bottom="0.127cm" fo:padding-left="0.254cm" fo:padding-right="0.254cm"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18cm" svg:stroke-color="#000000" draw:fill="solid" draw:fill-color="#ffffff" draw:textarea-vertical-align="top" draw:auto-grow-height="false" fo:min-height="1.014cm" fo:min-width="3.115cm" fo:padding-top="0.127cm" fo:padding-bottom="0.127cm" fo:padding-left="0.254cm" fo:padding-right="0.254cm" fo:wrap-option="wrap" loext:decorative="false" style:run-through="foreground"/>
    </style:style>
    <style:style style:name="gr66" style:family="graphic" style:parent-style-name="Frame">
      <style:graphic-properties draw:stroke="solid" svg:stroke-width="0.018cm" svg:stroke-color="#000000" draw:fill="solid" draw:fill-color="#558ed5" draw:textarea-vertical-align="top" draw:auto-grow-height="false" fo:min-height="0.515cm" fo:min-width="3.113cm" fo:padding-top="0.127cm" fo:padding-bottom="0.127cm" fo:padding-left="0.254cm" fo:padding-right="0.254cm"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18cm" svg:stroke-color="#000000" draw:fill="solid" draw:fill-color="#ffffff" draw:textarea-vertical-align="top" draw:auto-grow-height="false" fo:min-height="0.572cm" fo:min-width="3.455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18cm" svg:stroke-color="#000000" draw:fill="solid" draw:fill-color="#558ed5" draw:textarea-vertical-align="top" draw:auto-grow-height="true" fo:min-height="0cm" fo:min-width="0cm" fo:padding-top="0.127cm" fo:padding-bottom="0.127cm" fo:padding-left="0.254cm" fo:padding-right="0.254cm" fo:wrap-option="wrap" loext:decorative="false" fo:margin-left="0cm" fo:margin-right="0.06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Jet Ranger Build</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7102_1297104639" text:style-name="Index_20_Link" text:visited-style-name="Index_20_Link">2025 Rebuild Notes<text:tab/>3</text:a></text:p>
          <text:p text:style-name="P2"><text:a xlink:type="simple" xlink:href="#__RefHeading___Toc18900_85147849" text:style-name="Index_20_Link" text:visited-style-name="Index_20_Link">Todo’s<text:tab/>6</text:a></text:p>
          <text:p text:style-name="P2"><text:a xlink:type="simple" xlink:href="#__RefHeading___Toc9021_2330013787" text:style-name="Index_20_Link" text:visited-style-name="Index_20_Link">Simulator Startup<text:tab/>6</text:a></text:p>
          <text:p text:style-name="P2"><text:a xlink:type="simple" xlink:href="#__RefHeading___Toc9023_2330013787" text:style-name="Index_20_Link" text:visited-style-name="Index_20_Link">Simulator Shutdown<text:tab/>7</text:a></text:p>
          <text:p text:style-name="P2"><text:a xlink:type="simple" xlink:href="#__RefHeading___Toc18902_85147849" text:style-name="Index_20_Link" text:visited-style-name="Index_20_Link">Troubleshooting<text:tab/>7</text:a></text:p>
          <text:p text:style-name="P3"><text:a xlink:type="simple" xlink:href="#__RefHeading___Toc8269_3040316716" text:style-name="Index_20_Link" text:visited-style-name="Index_20_Link">Inoperative modules of launch of P3D<text:tab/>7</text:a></text:p>
          <text:p text:style-name="P3"><text:a xlink:type="simple" xlink:href="#__RefHeading___Toc8271_3040316716" text:style-name="Index_20_Link" text:visited-style-name="Index_20_Link">Sound<text:tab/>7</text:a></text:p>
          <text:p text:style-name="P3"><text:a xlink:type="simple" xlink:href="#__RefHeading___Toc23338_3776212309" text:style-name="Index_20_Link" text:visited-style-name="Index_20_Link">Misaligned Views<text:tab/>7</text:a></text:p>
          <text:p text:style-name="P2"><text:a xlink:type="simple" xlink:href="#__RefHeading___Toc8273_3040316716" text:style-name="Index_20_Link" text:visited-style-name="Index_20_Link">The Build Process<text:tab/>7</text:a></text:p>
          <text:p text:style-name="P2"><text:a xlink:type="simple" xlink:href="#__RefHeading___Toc18904_85147849" text:style-name="Index_20_Link" text:visited-style-name="Index_20_Link">CKAS Platform<text:tab/>9</text:a></text:p>
          <text:p text:style-name="P3"><text:a xlink:type="simple" xlink:href="#__RefHeading___Toc20777_2793205928" text:style-name="Index_20_Link" text:visited-style-name="Index_20_Link">CKAS Failure mode<text:tab/>12</text:a></text:p>
          <text:p text:style-name="P3"><text:a xlink:type="simple" xlink:href="#__RefHeading___Toc11436_2330013787" text:style-name="Index_20_Link" text:visited-style-name="Index_20_Link">Platform Safety Features<text:tab/>12</text:a></text:p>
          <text:p text:style-name="P2"><text:a xlink:type="simple" xlink:href="#__RefHeading___Toc13237_2923587627" text:style-name="Index_20_Link" text:visited-style-name="Index_20_Link">Building the Computer<text:tab/>14</text:a></text:p>
          <text:p text:style-name="P4"><text:a xlink:type="simple" xlink:href="#__RefHeading___Toc1093_2500220081" text:style-name="Index_20_Link" text:visited-style-name="Index_20_Link">Install Operating System<text:tab/>14</text:a></text:p>
          <text:p text:style-name="P5"><text:a xlink:type="simple" xlink:href="#__RefHeading___Toc663_668752616" text:style-name="Index_20_Link" text:visited-style-name="Index_20_Link">Assign Static IP Address to Ethernet Connecting to Pit<text:tab/>14</text:a></text:p>
          <text:p text:style-name="P4"><text:a xlink:type="simple" xlink:href="#__RefHeading___Toc2762_984659897" text:style-name="Index_20_Link" text:visited-style-name="Index_20_Link">Install Documentation Tools<text:tab/>14</text:a></text:p>
          <text:p text:style-name="P4"><text:a xlink:type="simple" xlink:href="#__RefHeading___Toc1421_2500220081" text:style-name="Index_20_Link" text:visited-style-name="Index_20_Link">Install Development Environment<text:tab/>14</text:a></text:p>
          <text:p text:style-name="P4"><text:a xlink:type="simple" xlink:href="#__RefHeading___Toc3623_3274025171" text:style-name="Index_20_Link" text:visited-style-name="Index_20_Link">Install Utilities<text:tab/>15</text:a></text:p>
          <text:p text:style-name="P4"><text:a xlink:type="simple" xlink:href="#__RefHeading___Toc1303_2500220081" text:style-name="Index_20_Link" text:visited-style-name="Index_20_Link">Install Backup/Imaging Software<text:tab/>16</text:a></text:p>
          <text:p text:style-name="P4"><text:a xlink:type="simple" xlink:href="#__RefHeading___Toc1305_2500220081" text:style-name="Index_20_Link" text:visited-style-name="Index_20_Link">Install DCS<text:tab/>17</text:a></text:p>
          <text:p text:style-name="P4"><text:a xlink:type="simple" xlink:href="#__RefHeading___Toc1307_2500220081" text:style-name="Index_20_Link" text:visited-style-name="Index_20_Link">Install MSFS 2020<text:tab/>17</text:a></text:p>
          <text:p text:style-name="P4"><text:a xlink:type="simple" xlink:href="#__RefHeading___Toc682_668752616" text:style-name="Index_20_Link" text:visited-style-name="Index_20_Link">Install Fly Elise<text:tab/>17</text:a></text:p>
          <text:p text:style-name="P4"><text:a xlink:type="simple" xlink:href="#__RefHeading___Toc1309_2500220081" text:style-name="Index_20_Link" text:visited-style-name="Index_20_Link">Install Orbx Central<text:tab/>17</text:a></text:p>
          <text:p text:style-name="P4"><text:a xlink:type="simple" xlink:href="#__RefHeading___Toc1311_2500220081" text:style-name="Index_20_Link" text:visited-style-name="Index_20_Link">Configure DCS<text:tab/>17</text:a></text:p>
          <text:p text:style-name="P4"><text:a xlink:type="simple" xlink:href="#__RefHeading___Toc1419_2500220081" text:style-name="Index_20_Link" text:visited-style-name="Index_20_Link">Install and Configure Flight Panels DCS-BIOS<text:tab/>17</text:a></text:p>
          <text:p text:style-name="P2"><text:a xlink:type="simple" xlink:href="#__RefHeading___Toc9025_2330013787" text:style-name="Index_20_Link" text:visited-style-name="Index_20_Link">Screen Layout<text:tab/>18</text:a></text:p>
          <text:p text:style-name="P2"><text:a xlink:type="simple" xlink:href="#__RefHeading___Toc9027_2330013787" text:style-name="Index_20_Link" text:visited-style-name="Index_20_Link">MSFS2024 Configuration<text:tab/>19</text:a></text:p>
          <text:p text:style-name="P2"><text:a xlink:type="simple" xlink:href="#__RefHeading___Toc8275_3040316716" text:style-name="Index_20_Link" text:visited-style-name="Index_20_Link">Duplicating the Drive<text:tab/>20</text:a></text:p>
          <text:p text:style-name="P2"><text:a xlink:type="simple" xlink:href="#__RefHeading___Toc20779_2793205928" text:style-name="Index_20_Link" text:visited-style-name="Index_20_Link"><text:soft-page-break/>Controlling the Computer using USB<text:tab/>20</text:a></text:p>
          <text:p text:style-name="P2"><text:a xlink:type="simple" xlink:href="#__RefHeading___Toc18906_85147849" text:style-name="Index_20_Link" text:visited-style-name="Index_20_Link">Wake On Lan<text:tab/>20</text:a></text:p>
          <text:p text:style-name="P2"><text:a xlink:type="simple" xlink:href="#__RefHeading___Toc8277_3040316716" text:style-name="Index_20_Link" text:visited-style-name="Index_20_Link">Output Card<text:tab/>21</text:a></text:p>
          <text:p text:style-name="P2"><text:a xlink:type="simple" xlink:href="#__RefHeading___Toc18908_85147849" text:style-name="Index_20_Link" text:visited-style-name="Index_20_Link">IP Port Utilisation<text:tab/>23</text:a></text:p>
          <text:p text:style-name="P2"><text:a xlink:type="simple" xlink:href="#__RefHeading___Toc18910_85147849" text:style-name="Index_20_Link" text:visited-style-name="Index_20_Link">GPS Out<text:tab/>23</text:a></text:p>
          <text:p text:style-name="P2"><text:a xlink:type="simple" xlink:href="#__RefHeading___Toc18912_85147849" text:style-name="Index_20_Link" text:visited-style-name="Index_20_Link">GPS Setup<text:tab/>24</text:a></text:p>
          <text:p text:style-name="P2"><text:a xlink:type="simple" xlink:href="#__RefHeading___Toc18914_85147849" text:style-name="Index_20_Link" text:visited-style-name="Index_20_Link">Driving the OLEDs<text:tab/>25</text:a></text:p>
          <text:p text:style-name="P3"><text:a xlink:type="simple" xlink:href="#__RefHeading___Toc18916_85147849" text:style-name="Index_20_Link" text:visited-style-name="Index_20_Link">Initialisation Sequence<text:tab/>26</text:a></text:p>
          <text:p text:style-name="P3"><text:a xlink:type="simple" xlink:href="#__RefHeading___Toc18918_85147849" text:style-name="Index_20_Link" text:visited-style-name="Index_20_Link">Transmit Data to oled<text:tab/>26</text:a></text:p>
          <text:p text:style-name="P4"><text:a xlink:type="simple" xlink:href="#__RefHeading___Toc18920_85147849" text:style-name="Index_20_Link" text:visited-style-name="Index_20_Link">Native LUA data<text:tab/>27</text:a></text:p>
          <text:p text:style-name="P4"><text:a xlink:type="simple" xlink:href="#__RefHeading___Toc18922_85147849" text:style-name="Index_20_Link" text:visited-style-name="Index_20_Link">Preformatted data from bne-ocr-oled<text:tab/>27</text:a></text:p>
          <text:p text:style-name="P3"><text:a xlink:type="simple" xlink:href="#__RefHeading___Toc18924_85147849" text:style-name="Index_20_Link" text:visited-style-name="Index_20_Link">The Arduino Sketch<text:tab/>27</text:a></text:p>
          <text:p text:style-name="P2"><text:a xlink:type="simple" xlink:href="#__RefHeading___Toc18926_85147849" text:style-name="Index_20_Link" text:visited-style-name="Index_20_Link">Overhead Panel<text:tab/>31</text:a></text:p>
          <text:p text:style-name="P3"><text:a xlink:type="simple" xlink:href="#__RefHeading___Toc18928_85147849" text:style-name="Index_20_Link" text:visited-style-name="Index_20_Link">Configuring Switches<text:tab/>32</text:a></text:p>
          <text:p text:style-name="P3"><text:a xlink:type="simple" xlink:href="#__RefHeading___Toc18930_85147849" text:style-name="Index_20_Link" text:visited-style-name="Index_20_Link">P3D Installation<text:tab/>34</text:a></text:p>
          <text:p text:style-name="P2"><text:a xlink:type="simple" xlink:href="#__RefHeading___Toc23340_3776212309" text:style-name="Index_20_Link" text:visited-style-name="Index_20_Link">Disassembly<text:tab/>35</text:a></text:p>
          <text:p text:style-name="P3"><text:a xlink:type="simple" xlink:href="#__RefHeading___Toc11707_2330013787" text:style-name="Index_20_Link" text:visited-style-name="Index_20_Link">Seat Removal<text:tab/>35</text:a></text:p>
          <text:p text:style-name="P3"><text:a xlink:type="simple" xlink:href="#__RefHeading___Toc11709_2330013787" text:style-name="Index_20_Link" text:visited-style-name="Index_20_Link">Front Screen Removal<text:tab/>35</text:a></text:p>
          <text:p text:style-name="P3"><text:a xlink:type="simple" xlink:href="#__RefHeading___Toc11711_2330013787" text:style-name="Index_20_Link" text:visited-style-name="Index_20_Link">Chin Screen<text:tab/>35</text:a></text:p>
          <text:p text:style-name="P3"><text:a xlink:type="simple" xlink:href="#__RefHeading___Toc11713_2330013787" text:style-name="Index_20_Link" text:visited-style-name="Index_20_Link">Center Pedestal<text:tab/>35</text:a></text:p>
          <text:p text:style-name="P2"><text:a xlink:type="simple" xlink:href="#__RefHeading___Toc8370_2330013787" text:style-name="Index_20_Link" text:visited-style-name="Index_20_Link">2025 Update<text:tab/>36</text:a></text:p>
          <text:p text:style-name="P3"><text:a xlink:type="simple" xlink:href="#__RefHeading___Toc23611_3776212309" text:style-name="Index_20_Link" text:visited-style-name="Index_20_Link">Existing Controls<text:tab/>36</text:a></text:p>
          <text:p text:style-name="P4"><text:a xlink:type="simple" xlink:href="#__RefHeading___Toc23613_3776212309" text:style-name="Index_20_Link" text:visited-style-name="Index_20_Link">Inputs<text:tab/>36</text:a></text:p>
          <text:p text:style-name="P4"><text:a xlink:type="simple" xlink:href="#__RefHeading___Toc7598_1347082975" text:style-name="Index_20_Link" text:visited-style-name="Index_20_Link">Outputs<text:tab/>39</text:a></text:p>
          <text:p text:style-name="P2"><text:a xlink:type="simple" xlink:href="#__RefHeading___Toc18932_85147849" text:style-name="Index_20_Link" text:visited-style-name="Index_20_Link">Sound System<text:tab/>53</text:a></text:p>
          <text:p text:style-name="P2"><text:a xlink:type="simple" xlink:href="#__RefHeading___Toc8372_2330013787" text:style-name="Index_20_Link" text:visited-style-name="Index_20_Link">Components<text:tab/>55</text:a></text:p>
          <text:p text:style-name="P3"><text:a xlink:type="simple" xlink:href="#__RefHeading___Toc8374_2330013787" text:style-name="Index_20_Link" text:visited-style-name="Index_20_Link">Flight Controls<text:tab/>55</text:a></text:p>
          <text:p text:style-name="P3"><text:a xlink:type="simple" xlink:href="#__RefHeading___Toc8376_2330013787" text:style-name="Index_20_Link" text:visited-style-name="Index_20_Link"><text:soft-page-break/>VESA Mount for Chin Screen<text:tab/>55</text:a></text:p>
          <text:p text:style-name="P3"><text:a xlink:type="simple" xlink:href="#__RefHeading___Toc8378_2330013787" text:style-name="Index_20_Link" text:visited-style-name="Index_20_Link">Chin Screen<text:tab/>55</text:a></text:p>
          <text:p text:style-name="P3"><text:a xlink:type="simple" xlink:href="#__RefHeading___Toc8380_2330013787" text:style-name="Index_20_Link" text:visited-style-name="Index_20_Link">Front Screen<text:tab/>55</text:a></text:p>
          <text:p text:style-name="P2"><text:a xlink:type="simple" xlink:href="#__RefHeading___Toc18934_85147849" text:style-name="Index_20_Link" text:visited-style-name="Index_20_Link">FSX Data flows for radios and lights<text:tab/>59</text:a></text:p>
          <text:p text:style-name="P2"><text:a xlink:type="simple" xlink:href="#__RefHeading___Toc18936_85147849" text:style-name="Index_20_Link" text:visited-style-name="Index_20_Link"><text:tab/>59</text:a></text:p>
          <text:p text:style-name="P2"><text:a xlink:type="simple" xlink:href="#__RefHeading___Toc18938_85147849" text:style-name="Index_20_Link" text:visited-style-name="Index_20_Link">Data Flows<text:tab/>60</text:a></text:p>
          <text:p text:style-name="P2"><text:a xlink:type="simple" xlink:href="#__RefHeading___Toc18940_85147849" text:style-name="Index_20_Link" text:visited-style-name="Index_20_Link">Data Flows with Protocol and Ports<text:tab/>61</text:a></text:p>
          <text:p text:style-name="P2"><text:a xlink:type="simple" xlink:href="#__RefHeading___Toc18942_85147849" text:style-name="Index_20_Link" text:visited-style-name="Index_20_Link">Devices<text:tab/>62</text:a></text:p>
        </text:index-body>
      </text:table-of-content>
      <text:p text:style-name="P1"/>
      <text:p text:style-name="P1"/>
      <text:p text:style-name="P1"/>
      <text:h text:style-name="P6" text:outline-level="1"><text:bookmark-start text:name="__RefHeading___Toc7102_1297104639"/>2025 Rebuild Notes<text:bookmark-end text:name="__RefHeading___Toc7102_1297104639"/></text:h>
      <text:p text:style-name="P7"/>
      <text:p text:style-name="P7">Now using MSFS2024 with Air Manager v5 to display 2d panels. <text:s/></text:p>
      <text:p text:style-name="P7"/>
      <text:p text:style-name="P7">With the FlyInside 206 whilst chunks of the default 206 instruments work on the Air Manager 206 panel, the following gauges are not displaying correctly</text:p>
      <text:list text:style-name="L1">
        <text:list-item>
          <text:p text:style-name="P8">Engine Rotor RPM</text:p>
        </text:list-item>
        <text:list-item>
          <text:p text:style-name="P8">Engine Torque</text:p>
        </text:list-item>
      </text:list>
      <text:p text:style-name="P7"/>
      <text:p text:style-name="P7">Testing Cowan Sim 206</text:p>
      <text:p text:style-name="P7"/>
      <text:p text:style-name="P9">Installing COWAN Simulator</text:p>
      <text:p text:style-name="P9"/>
      <text:p text:style-name="P10">To install the CowanSim 206 for Microsoft Flight Simulator, first, ensure you can see hidden files on your computer by selecting "Hidden items" in the File Explorer's "View" tab. Then, extract the downloaded aircraft files and move them directly into the "Community" folder of your MSFS 2020 installation. </text:p>
      <text:p text:style-name="P9"/>
      <text:p text:style-name="P9">C:\Users\beeper\AppData\Local\Packages\Microsoft.Limitless_8wekyb3d8bbwe\LocalCache\Packages\Community</text:p>
      <text:p text:style-name="P7"/>
      <text:p text:style-name="P11">Cowan Sim pane<text:span text:style-name="T1">l</text:span>s not displaying correctly</text:p>
      <text:list text:style-name="L2">
        <text:list-item>
          <text:p text:style-name="P12">VSI</text:p>
        </text:list-item>
        <text:list-item>
          <text:p text:style-name="P12">Torque measures too higher-level</text:p>
          <text:list>
            <text:list-item>
              <text:p text:style-name="P12"><text:soft-page-break/>72 →32</text:p>
            </text:list-item>
            <text:list-item>
              <text:p text:style-name="P12">90 → 42</text:p>
            </text:list-item>
            <text:list-item>
              <text:p text:style-name="P12">100 → 44</text:p>
            </text:list-item>
          </text:list>
        </text:list-item>
        <text:list-item>
          <text:p text:style-name="P12">No Transmission Oil Temperature and Pressure</text:p>
        </text:list-item>
        <text:list-item>
          <text:p text:style-name="P12">No Turbine Out Temperature</text:p>
        </text:list-item>
      </text:list>
      <text:p text:style-name="P11"/>
      <text:p text:style-name="P11">Gauges that are ok</text:p>
      <text:list text:style-name="L3">
        <text:list-item>
          <text:p text:style-name="P13">Eng Oil</text:p>
        </text:list-item>
        <text:list-item>
          <text:p text:style-name="P13">Fuel</text:p>
        </text:list-item>
        <text:list-item>
          <text:p text:style-name="P13">Load</text:p>
        </text:list-item>
        <text:list-item>
          <text:p text:style-name="P13">Gas Producer</text:p>
        </text:list-item>
        <text:list-item>
          <text:p text:style-name="P13">Airspeed</text:p>
        </text:list-item>
        <text:list-item>
          <text:p text:style-name="P13">Rotor and Turbine</text:p>
        </text:list-item>
        <text:list-item>
          <text:p text:style-name="P13">Radar Altimeter</text:p>
        </text:list-item>
        <text:list-item>
          <text:p text:style-name="P13">Attitude Indicators</text:p>
        </text:list-item>
        <text:list-item>
          <text:p text:style-name="P13">Altimeter</text:p>
        </text:list-item>
        <text:list-item>
          <text:p text:style-name="P13">Slip</text:p>
        </text:list-item>
      </text:list>
      <text:p text:style-name="P11"/>
      <text:p text:style-name="P14">msfs_variable_subscribe("ELECTRICAL MAIN BUS VOLTAGE", "Volts",</text:p>
      <text:p text:style-name="P14">"CIRCUIT PITOT HEAT ON", "Pitot", -- Pitot</text:p>
      <text:p text:style-name="P14">"FUEL TOTAL QUANTITY", "Gallons", -- Fuel &lt; 17?</text:p>
      <text:p text:style-name="P14">"FUELSYSTEM ENGINE PRESSURE:1", "PSI", -- Fuel pressure</text:p>
      <text:p text:style-name="P14">"ROTOR CHIP DETECTED:1", "Bool", -- Main chip</text:p>
      <text:p text:style-name="P14">"ROTOR CHIP DETECTED:2", "Bool", -- Tail chip</text:p>
      <text:p text:style-name="P14">"A:ENG OIL PRESSURE:1", "PSI", -- XMSN press &lt; 15?</text:p>
      <text:p text:style-name="P14">"ENG OIL TEMPERATURE:1", "Celsius", -- XMSN temp &gt; 115?</text:p>
      <text:p text:style-name="P14">"ELECTRICAL BATTERY LOAD:1", "Amperes", -- Battery temp &gt; 87 -- Battery hot &gt; 130</text:p>
      <text:p text:style-name="P14">"ENG N1 RPM:1", "Percent", -- N1 &lt; 55</text:p>
      <text:p text:style-name="P14">"ENG COMBUSTION:1", "Bool", -- False</text:p>
      <text:p text:style-name="P14">"GENERAL ENG MASTER ALTERNATOR:1", "Bool", -- False</text:p>
      <text:p text:style-name="P14">"FUELSYSTEM PUMP ACTIVE:1", "Bool", -- Fuel pump</text:p>
      <text:p text:style-name="P14">"FUELSYSTEM PUMP ACTIVE:2", "Bool", -- Fuel pump</text:p>
      <text:p text:style-name="P14">"ROTOR RPM PCT:1", "Percent", -- &lt;= 95</text:p>
      <text:p text:style-name="P14">"L:buttonAnnTest", "Double", new_warnings_fs)</text:p>
      <text:p text:style-name="P14"><text:soft-page-break/></text:p>
      <text:p text:style-name="P14">function new_warnings_fs(volts, pitot, fuelq, fuelp, xmsn_chip, tr_chip, xmsn_press, xmsn_temp, bat_load, n1, combustion, alternator, pump_1, pump_2, rotor_rpm, test)</text:p>
      <text:p text:style-name="P14"/>
      <text:p text:style-name="P14"><text:s/>power = volts &gt; 10</text:p>
      <text:p text:style-name="P14"><text:s text:c="4"/>-- No function <text:s text:c="3"/></text:p>
      <text:p text:style-name="P14"><text:s text:c="4"/>visible(img_mask[1], false)</text:p>
      <text:p text:style-name="P14"><text:s text:c="4"/>-- No function</text:p>
      <text:p text:style-name="P14"><text:s text:c="4"/>visible(img_mask[2], false)</text:p>
      <text:p text:style-name="P14"><text:s text:c="4"/>-- Pitot heat</text:p>
      <text:p text:style-name="P14"><text:s text:c="4"/>visible(img_mask[3], pitot and power)</text:p>
      <text:p text:style-name="P14"><text:s text:c="4"/>-- Fuel low</text:p>
      <text:p text:style-name="P14"><text:s text:c="4"/>visible(img_mask[4], fuelq &lt;= 17 and power)</text:p>
      <text:p text:style-name="P14"><text:s text:c="4"/>-- AF fuel filter</text:p>
      <text:p text:style-name="P14"><text:s text:c="4"/>visible(img_mask[5], fuelp == 0 and power)</text:p>
      <text:p text:style-name="P14"><text:s text:c="4"/>-- Fuel filter</text:p>
      <text:p text:style-name="P14"><text:s text:c="4"/>visible(img_mask[6], false)</text:p>
      <text:p text:style-name="P14"><text:s text:c="4"/>-- Engine chip</text:p>
      <text:p text:style-name="P14"><text:s text:c="4"/>visible(img_mask[7], false)</text:p>
      <text:p text:style-name="P14"><text:s text:c="4"/>-- Battery hot</text:p>
      <text:p text:style-name="P14"><text:s text:c="4"/>visible(img_mask[8], bat_load &gt;= 130 and power)</text:p>
      <text:p text:style-name="P14"><text:s text:c="4"/>-- Trans oil press</text:p>
      <text:p text:style-name="P14"><text:s text:c="4"/>visible(img_mask[9], xmsn_press &lt;= 15 and power)</text:p>
      <text:p text:style-name="P14"><text:s text:c="4"/>-- Engine out</text:p>
      <text:p text:style-name="P14"><text:s text:c="4"/>visible(img_mask[10], (n1 &lt;= 55 or not combustion) and power)</text:p>
      <text:p text:style-name="P14"><text:s text:c="4"/>-- No function</text:p>
      <text:p text:style-name="P14"><text:s text:c="4"/>visible(img_mask[11], false)</text:p>
      <text:p text:style-name="P14"><text:s text:c="4"/>-- No function</text:p>
      <text:p text:style-name="P14"><text:s text:c="4"/>visible(img_mask[12], false)</text:p>
      <text:p text:style-name="P14"><text:s text:c="4"/>-- No function</text:p>
      <text:p text:style-name="P14"><text:s text:c="4"/>visible(img_mask[13], false)</text:p>
      <text:p text:style-name="P14"><text:s text:c="4"/>-- No function</text:p>
      <text:p text:style-name="P14"><text:s text:c="4"/>visible(img_mask[14], false)</text:p>
      <text:p text:style-name="P14"><text:s text:c="4"/>-- No function</text:p>
      <text:p text:style-name="P14"><text:s text:c="4"/>visible(img_mask[15], false)</text:p>
      <text:p text:style-name="P14"><text:s text:c="4"/>-- Gen fail</text:p>
      <text:p text:style-name="P14"><text:s text:c="4"/>visible(img_mask[16], not alternator and power)</text:p>
      <text:p text:style-name="P14"><text:s text:c="4"/>-- Fuel pump</text:p>
      <text:p text:style-name="P14"><text:s text:c="4"/>visible(img_mask[17], (not pump_1 or not pump_2) and power)</text:p>
      <text:p text:style-name="P14"><text:s text:c="4"/>-- T/R chip</text:p>
      <text:p text:style-name="P14"><text:soft-page-break/><text:s text:c="4"/>visible(img_mask[18], tr_chip and power)</text:p>
      <text:p text:style-name="P14"><text:s text:c="4"/>-- Trans chip</text:p>
      <text:p text:style-name="P14"><text:s text:c="4"/>visible(img_mask[19], xmsn_chip and power)</text:p>
      <text:p text:style-name="P14"><text:s text:c="4"/>-- Battery temp</text:p>
      <text:p text:style-name="P14"><text:s text:c="4"/>visible(img_mask[20], bat_load &gt;= 87 and bat_load &lt; 130 and power)</text:p>
      <text:p text:style-name="P14"><text:s text:c="4"/>-- Trans oil temp</text:p>
      <text:p text:style-name="P14"><text:s text:c="4"/>visible(img_mask[21], xmsn_temp &gt;= 115 and power)</text:p>
      <text:p text:style-name="P14"><text:s text:c="4"/>-- Low rotor RPM</text:p>
      <text:p text:style-name="P14"><text:s text:c="4"/>visible(img_mask[22], rotor_rpm &lt;= 95 and power)</text:p>
      <text:p text:style-name="P14"><text:s text:c="4"/>-- Annunciator test</text:p>
      <text:p text:style-name="P14"><text:s text:c="4"/>visible(testfg, test == 1 and power)</text:p>
      <text:p text:style-name="P14"/>
      <text:p text:style-name="P14">end</text:p>
      <text:h text:style-name="P15" text:outline-level="1"><text:bookmark-start text:name="__RefHeading___Toc18900_85147849"/><text:bookmark-start text:name="_Toc275967461"/>Todo’s<text:bookmark-end text:name="__RefHeading___Toc18900_85147849"/><text:bookmark-end text:name="_Toc275967461"/></text:h>
      <text:p text:style-name="P1"/>
      <text:list text:style-name="WWNum9">
        <text:list-item>
          <text:p text:style-name="P16">Routed power and HMDI leads from front screen underneath the platform.</text:p>
        </text:list-item>
        <text:list-item>
          <text:p text:style-name="P16">Add USB hub powered by External PC PSU. <text:s/>Look at using existing power distribution panels.</text:p>
          <text:list>
            <text:list-item>
              <text:p text:style-name="P16">Connect Sound Blaster external Sound Card.</text:p>
            </text:list-item>
          </text:list>
        </text:list-item>
        <text:list-item>
          <text:p text:style-name="P17">Update Rotaries to stacked rotaries from Leo Bodnar – <text:span text:style-name="T2">use Arduino Due as it supports interrupts on all pins.</text:span></text:p>
        </text:list-item>
        <text:list-item>
          <text:p text:style-name="P17">Determine number of rotaries to set priorities</text:p>
        </text:list-item>
        <text:list-item>
          <text:p text:style-name="P17">ADF needs a 3<text:span text:style-name="T3">rd</text:span> rotary, in the mean time map the RH rotary, clockwise to increment 0.1’s, counter clockwise to increment 1s. LH rotary, clockwise to increment 10s, counter clockwise to increment 100s.</text:p>
        </text:list-item>
        <text:list-item>
          <text:p text:style-name="P17">Valid VOR tones are coming through headsets.</text:p>
        </text:list-item>
        <text:list-item>
          <text:p text:style-name="P17">Draw out audio system structure</text:p>
        </text:list-item>
        <text:list-item>
          <text:p text:style-name="P17">Remove hum from overhead speakers, suggest grounding both (Left and right) inputs to amp to ground. Should be able to do this as rotary switch has 4 poles.</text:p>
        </text:list-item>
        <text:list-item>
          <text:p text:style-name="P17"/>
        </text:list-item>
      </text:list>
      <text:p text:style-name="P1"/>
      <text:h text:style-name="P18" text:outline-level="1"><text:bookmark-start text:name="__RefHeading___Toc9021_2330013787"/>Simulator Startup<text:bookmark-end text:name="__RefHeading___Toc9021_2330013787"/></text:h>
      <text:p text:style-name="P19"/>
      <text:list text:style-name="L4">
        <text:list-item>
          <text:p text:style-name="P20">Ensure Access Point is Active</text:p>
        </text:list-item>
        <text:list-item>
          <text:p text:style-name="P20">Power on Left and Right Projectors using remote. <text:s/>Powering up all screens is important to ensure screen layout is unchanged.</text:p>
        </text:list-item>
        <text:list-item>
          <text:p text:style-name="P20">Power on Front Screen using remote</text:p>
        </text:list-item>
        <text:list-item>
          <text:p text:style-name="P20">Turn on External PC Power Supply</text:p>
        </text:list-item>
        <text:list-item>
          <text:p text:style-name="P20">Power on PC using PC power button</text:p>
        </text:list-item>
      </text:list>
      <text:p text:style-name="P19"/>
      <text:p text:style-name="P19"><text:soft-page-break/></text:p>
      <text:h text:style-name="Heading_20_1" text:outline-level="1"><text:bookmark-start text:name="__RefHeading___Toc9023_2330013787"/>Simulator Shutdown<text:bookmark-end text:name="__RefHeading___Toc9023_2330013787"/></text:h>
      <text:p text:style-name="Standard"/>
      <text:list text:style-name="L5">
        <text:list-item>
          <text:p text:style-name="P21">Shutdown PC</text:p>
        </text:list-item>
        <text:list-item>
          <text:p text:style-name="P21">Shutdown Projectors using remote</text:p>
        </text:list-item>
        <text:list-item>
          <text:p text:style-name="P21">Shutdown Front Screen using remote</text:p>
        </text:list-item>
      </text:list>
      <text:h text:style-name="P22" text:outline-level="1"><text:bookmark-start text:name="__RefHeading___Toc18902_85147849"/>Troubleshooting<text:bookmark-end text:name="__RefHeading___Toc18902_85147849"/></text:h>
      <text:p text:style-name="P23"/>
      <text:h text:style-name="P24" text:outline-level="2"><text:bookmark-start text:name="__RefHeading___Toc8269_3040316716"/>Inoperative modules of launch of P3D<text:bookmark-end text:name="__RefHeading___Toc8269_3040316716"/></text:h>
      <text:p text:style-name="P1"/>
      <text:p text:style-name="P25">As its takes some times for P3D to start, some of the auto-launched applications may timeout after starting, most notably the C# code. <text:s/>Alt-Tab, clear the dialog warning box, and click connect.</text:p>
      <text:p text:style-name="P25"/>
      <text:h text:style-name="P24" text:outline-level="2"><text:bookmark-start text:name="__RefHeading___Toc8271_3040316716"/>Sound<text:bookmark-end text:name="__RefHeading___Toc8271_3040316716"/></text:h>
      <text:p text:style-name="P25"/>
      <text:p text:style-name="P25">In additional to P3D as a sound source, Dodo Sim also generates cockpit clicks, Engine Out and Low Rotor RPM sounds. <text:s/>As Dodo Sim does have the option to select the output device, ensure the RealTek onboard Audio Card is selected as the default Audio Device. <text:s/>This issue is typically encountered if a new HDMI device is added which Windows then assumes is the default audio device.</text:p>
      <text:p text:style-name="P25"/>
      <text:h text:style-name="P24" text:outline-level="2"><text:bookmark-start text:name="__RefHeading___Toc23338_3776212309"/>Misaligned Views<text:bookmark-end text:name="__RefHeading___Toc23338_3776212309"/></text:h>
      <text:p text:style-name="P26"/>
      <text:p text:style-name="P26">If views are misaligned first attempt to shutdown the computer and then repower up. <text:s text:c="2"/>Do not simply restart the computer. <text:s/>If the views are permanently misaligned then prepare for pain. <text:s/>P3D tends to explode when shifting views around. <text:s/>So it is worth doing one step at a time and then exit P3D to allow the settings to persist.</text:p>
      <text:p text:style-name="P26"/>
      <text:p text:style-name="P26">First turn on the menu bar, and exit full screen mode. <text:s/>One this is done exit. <text:s/>Then relaunch P3D and move windows to correct position, the main screen will be put back into full screen mode go get it in place, exit, relaunch and the reposition instrument panel and knee monitor. <text:s/>Generally it seems more reliable to do this as P3D is loading the scenario.</text:p>
      <text:p text:style-name="P25"/>
      <text:h text:style-name="P27" text:outline-level="1"><text:bookmark-start text:name="_Toc275967462"/><text:bookmark-start text:name="__RefHeading___Toc8273_3040316716"/>The Build Process<text:bookmark-end text:name="_Toc275967462"/><text:bookmark-end text:name="__RefHeading___Toc8273_3040316716"/></text:h>
      <text:p text:style-name="P1"/>
      <text:p text:style-name="P1">FSX installed</text:p>
      <text:p text:style-name="P1">Dodo, ran up no gauges displayed</text:p>
      <text:p text:style-name="P1"><text:soft-page-break/>Installed FSX Acceleration, Dodo gauges now displaying correctly</text:p>
      <text:p text:style-name="P1">Installed DoDo SP2</text:p>
      <text:p text:style-name="P1">Re-asked about trusting the Dodo plugin</text:p>
      <text:p text:style-name="P1">Installed FSUIPV</text:p>
      <text:p text:style-name="P1">Pasted panel.cfg into the low skid </text:p>
      <text:p text:style-name="P1">Panel undocked</text:p>
      <text:p text:style-name="P1">On the Russ Cool Panel, the difficulty setting knob is located underneath the Temperate Display.</text:p>
      <text:p text:style-name="P1"/>
      <text:h text:style-name="P15" text:outline-level="1"/>
      <text:h text:style-name="P28" text:outline-level="1"><text:bookmark-start text:name="__RefHeading___Toc18904_85147849"/><text:bookmark-start text:name="_Toc275967463"/>CKAS Platform<text:bookmark-end text:name="__RefHeading___Toc18904_85147849"/><text:bookmark-end text:name="_Toc275967463"/></text:h>
      <text:p text:style-name="P1"/>
      <text:p text:style-name="P29">As September 2025 two drivers are needed to interface the CKAS v4 6dof to MSFS2024. <text:s/>The drivers are bundled in GENERIC.ZIP found at:</text:p>
      <text:p text:style-name="P29"><text:s/>https://www.dropbox.com/scl/fo/8yi65aqoaf3mk41u2tdv7/ABmutMLNO-6xkF-Fy05Db7w?rlkey=fx4w5f69yghwtz3izafktot4d&amp;dl=0</text:p>
      <text:p text:style-name="P29"/>
      <text:p text:style-name="P29"><text:s/>Install SimCor (Setup CKAS SimCor.exe) and then SimDX (SimCorDX_207_Setup.exe).</text:p>
      <text:p text:style-name="P29"/>
      <text:p text:style-name="P29">Once installed rename <text:s/>simConnectShim.dll to not_used_simConnectShim.dll, this is needed to be done otherwise SimCor exits when MSFS2024 starts.</text:p>
      <text:p text:style-name="P29"/>
      <text:p text:style-name="P29">The COM port of the platform should be set to COM19.</text:p>
      <text:p text:style-name="P29"/>
      <text:p text:style-name="P29">To start the platform:</text:p>
      <text:list text:style-name="L6">
        <text:list-item>
          <text:p text:style-name="P30">Apply power to the Platform</text:p>
        </text:list-item>
        <text:list-item>
          <text:p text:style-name="P30">Apply power and turn on the external 12V PSU. <text:s/>This is needed to arm the safety interlocks.</text:p>
        </text:list-item>
        <text:list-item>
          <text:p text:style-name="P30">Start SimCor – <text:span text:style-name="T4">if the platform is correctly armed (including the safety switch inside the cabin), the platform will rise to a mid position. <text:s/>If the external 12V PSU is powered off the platform will return a the low park position.</text:span></text:p>
          <text:p text:style-name="P30"/>
          <text:p text:style-name="P30"><draw:frame draw:style-name="fr1" draw:name="Image1" text:anchor-type="char" svg:width="14.016cm" svg:height="10.058cm" draw:z-index="0"><draw:image xlink:href="Pictures/10000001000003E7000002CDA2D9DB8B.png" xlink:type="simple" xlink:show="embed" xlink:actuate="onLoad" draw:mime-type="image/png"/></draw:frame></text:p>
        </text:list-item>
        <text:list-item>
          <text:p text:style-name="P31">If so desired platform movement can be tested using the jog function. Note the vertical action appears inversed, i.e. if Z is dragged to the <text:soft-page-break/>lower position, the platform rises. <text:s/><text:span text:style-name="T5">If you have tested the jog function – remember to return the input back to model</text:span></text:p>
        </text:list-item>
      </text:list>
      <text:p text:style-name="P32"/>
      <text:p text:style-name="P32"><draw:frame draw:style-name="fr2" draw:name="Image5" text:anchor-type="char" svg:width="14.651cm" svg:height="9.624cm" draw:z-index="1"><draw:image xlink:href="Pictures/10000001000003DF0000028B0823A4A4.png" xlink:type="simple" xlink:show="embed" xlink:actuate="onLoad" draw:mime-type="image/png"/></draw:frame></text:p>
      <text:p text:style-name="P33"/>
      <text:list text:continue-numbering="true" text:style-name="L6">
        <text:list-header>
          <text:p text:style-name="P34"/>
        </text:list-header>
        <text:list-item>
          <text:p text:style-name="P31">Start SimCor DX, you may get a warning re the platform not responding <text:span text:style-name="T5">if you have not returned the input on SimCor from Jog to Model </text:span>, check the lower panels <text:span text:style-name="T5">for status.</text:span></text:p>
        </text:list-item>
      </text:list>
      <text:p text:style-name="P32"/>
      <text:p text:style-name="P32"><draw:frame draw:style-name="fr3" draw:name="Image4" text:anchor-type="char" svg:x="1.318cm" svg:y="0cm" svg:width="14.016cm" svg:height="12.779cm" draw:z-index="4"><draw:image xlink:href="Pictures/1000000100000370000003903834F85A.png" xlink:type="simple" xlink:show="embed" xlink:actuate="onLoad" draw:mime-type="image/png"/></draw:frame></text:p>
      <text:p text:style-name="P29"><draw:frame draw:style-name="fr2" draw:name="Image6" text:anchor-type="char" svg:width="14.651cm" svg:height="15.115cm" draw:z-index="5"><draw:image xlink:href="Pictures/10000001000003730000038FAD3402BF.png" xlink:type="simple" xlink:show="embed" xlink:actuate="onLoad" draw:mime-type="image/png"/></draw:frame><text:soft-page-break/></text:p>
      <text:p text:style-name="P29"/>
      <text:h text:style-name="P24" text:outline-level="2"><text:bookmark-start text:name="__RefHeading___Toc20777_2793205928"/>CKAS Failure mode<text:bookmark-end text:name="__RefHeading___Toc20777_2793205928"/></text:h>
      <text:p text:style-name="P35"/>
      <text:p text:style-name="P35">In very rare occasions the platform has had a motor move out of step – in Sept Motor 4 moved to incorrect position. <text:s/>Cycling the power for the platform <text:s/><text:span text:style-name="T6">may help, but ultimately identified the positioning sensing belt must have slipped as the indexing marks were no longer aligned. <text:s/>Held the belt against the pot and adjust the belt and potentiometer to align. <text:s/>As part of troubleshooting noted the led at the top of the 4</text:span><text:span text:style-name="T7">th</text:span><text:span text:style-name="T6"> motor controller was flashing red which suggests some form of over current protection was being applied. <text:s/>The motor controller leds all started green, and then once motors tried to move the motor controller led changed from green to red.</text:span></text:p>
      <text:p text:style-name="P35"/>
      <text:h text:style-name="Heading_20_2" text:outline-level="2"><text:bookmark-start text:name="__RefHeading___Toc11436_2330013787"/>Platform Safety Features<text:bookmark-end text:name="__RefHeading___Toc11436_2330013787"/></text:h>
      <text:p text:style-name="P36"/>
      <text:p text:style-name="P36"><text:soft-page-break/>The platform uses a combination of an in-cabin center mounted Safety Push button (twist to release), and a magnetic reed switch on both doors. <text:s/>Both doors have to be closed and the safety switch released before the platform will move.</text:p>
      <text:p text:style-name="P36"/>
      <text:p text:style-name="P36">If a safety event is triggered the platform will return to a rest position. <text:s/>The status of the door sensors is reflected at the top rear of the cabin.</text:p>
      <text:p text:style-name="P36"/>
      <text:p text:style-name="P36"><draw:frame draw:style-name="fr4" draw:name="Frame107" text:anchor-type="char" svg:width="14.651cm" draw:z-index="6"><draw:text-box fo:min-height="8.613cm"><text:p text:style-name="Figure"><draw:frame draw:style-name="fr5" draw:name="Image9" text:anchor-type="paragraph" svg:width="14.651cm" style:rel-width="100%" svg:height="8.613cm" style:rel-height="scale" draw:z-index="9"><draw:image xlink:href="Pictures/10000000000006C0000003F907DF0B32.jpg" xlink:type="simple" xlink:show="embed" xlink:actuate="onLoad" draw:mime-type="image/jpeg"/></draw:frame>Figure <text:sequence text:ref-name="refFigure0" text:name="Figure" text:formula="ooow:Figure+1" style:num-format="1">1</text:sequence>: Safety Sensor Monitor</text:p></draw:text-box></draw:frame></text:p>
      <text:p text:style-name="P36"/>
      <text:p text:style-name="Standard"/>
      <text:p text:style-name="P37"/>
      <text:p text:style-name="P37"/>
      <text:p text:style-name="P38"/>
      <text:p text:style-name="P29"/>
      <text:p text:style-name="P29"><text:s/></text:p>
      <text:p text:style-name="P29"/>
      <text:p text:style-name="P29"/>
      <text:p text:style-name="P39">Chris’s Notes</text:p>
      <text:p text:style-name="P39"/>
      <text:p text:style-name="P29">Please make sure to read how to do this correctly in the Legacy Mode section of the SimCorDX manual – you must ALWAYS run SimCor first! Then run SimCorDX afterwards.</text:p>
      <text:p text:style-name="P1"/>
      <text:p text:style-name="P1">Initially had an older CKAS driver, which exploded when running P3D.</text:p>
      <text:p text:style-name="Standard"><text:span text:style-name="T8">The Drivers can be found at </text:span><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9">www.ckas.com.au/downloads/Setup%20CKAS%20SimCor.exe</text:span></text:span></text:a></text:p>
      <text:p text:style-name="P1">As of Oct 2014 the file version is 1.0.0.21</text:p>
      <text:p text:style-name="P1"/>
      <text:p text:style-name="P1"/>
      <text:h text:style-name="P40" text:outline-level="1"><text:bookmark-start text:name="__RefHeading___Toc13237_2923587627"/><text:soft-page-break/>Building the Computer<text:bookmark-end text:name="__RefHeading___Toc13237_2923587627"/></text:h>
      <text:p text:style-name="P41"/>
      <text:h text:style-name="P42" text:outline-level="3"><text:bookmark-start text:name="__RefHeading___Toc1093_2500220081"/>Install Operating System<text:bookmark-end text:name="__RefHeading___Toc1093_2500220081"/></text:h>
      <text:list text:style-name="L7">
        <text:list-item>
          <text:p text:style-name="P43">Turn on visibility of hidden files and file extensions in explorer</text:p>
        </text:list-item>
        <text:list-item>
          <text:p text:style-name="P44">If using Samsung SSDs optionally install the Samsung Drive Monitoring Software</text:p>
          <text:list>
            <text:list-item>
              <text:p text:style-name="P44">http://samsung.com/magician</text:p>
            </text:list-item>
          </text:list>
        </text:list-item>
      </text:list>
      <text:h text:style-name="P45" text:outline-level="4"><text:bookmark-start text:name="__RefHeading___Toc663_668752616"/>Assign Static IP Address to Ethernet Connecting to Pit<text:bookmark-end text:name="__RefHeading___Toc663_668752616"/></text:h>
      <text:p text:style-name="P46"/>
      <text:p text:style-name="P47">Control Panel → Network and Internet → Network Connections. <text:s/>As the simple interface demands a default gateway and DNS be set, which is not used for this interface.</text:p>
      <text:p text:style-name="P48">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49">#define Reflector_In_Use 1</text:p>
      <text:p text:style-name="P49">#define MSFS_In_Use 1 </text:p>
      <text:h text:style-name="P50" text:outline-level="3"><text:bookmark-start text:name="__RefHeading___Toc2762_984659897"/>Install Documentation Tools<text:bookmark-end text:name="__RefHeading___Toc2762_984659897"/></text:h>
      <text:list text:style-name="L8">
        <text:list-item>
          <text:p text:style-name="P51">These tools were chosen as they are cross-platform and lightweight</text:p>
        </text:list-item>
      </text:list>
      <text:list text:style-name="L9">
        <text:list-item>
          <text:p text:style-name="P52"><text:span text:style-name="T10">LibreOffice - </text:span><text:a xlink:type="simple" xlink:href="https://www.libreoffice.org/" text:style-name="Internet_20_link" text:visited-style-name="Visited_20_Internet_20_Link"><text:span text:style-name="T8">https://www.libreoffice.org/</text:span></text:a></text:p>
        </text:list-item>
        <text:list-item>
          <text:p text:style-name="P53"><text:span text:style-name="T8">Draw.io – Offline installer – </text:span><text:a xlink:type="simple" xlink:href="https://get.diagrams.net/" text:style-name="Internet_20_link" text:visited-style-name="Visited_20_Internet_20_Link"><text:span text:style-name="T8">https://get.diagrams.net/</text:span></text:a><text:span text:style-name="T8">. </text:span></text:p>
          <text:list>
            <text:list-item>
              <text:p text:style-name="P54">Primary site - https://www.diagrams.net/</text:p>
            </text:list-item>
          </text:list>
        </text:list-item>
      </text:list>
      <text:h text:style-name="P42" text:outline-level="3"><text:bookmark-start text:name="__RefHeading___Toc1421_2500220081"/>Install Development Environment<text:bookmark-end text:name="__RefHeading___Toc1421_2500220081"/></text:h>
      <text:list text:style-name="L10">
        <text:list-item>
          <text:p text:style-name="P55">Install Github – </text:p>
          <text:list>
            <text:list-item>
              <text:p text:style-name="P56">http://desktop.githu<text:span text:style-name="T11">b</text:span>.com/ </text:p>
            </text:list-item>
            <text:list-item>
              <text:p text:style-name="P55">add primary repository <text:s/>- </text:p>
              <text:list>
                <text:list-item>
                  <text:p text:style-name="P55">https://github.com/bnepethomas/bne-arduino-flight-simulator-interfaces</text:p>
                </text:list-item>
              </text:list>
            </text:list-item>
          </text:list>
        </text:list-item>
        <text:list-item>
          <text:p text:style-name="P57"><text:span text:style-name="T12">Instal Notepad++ </text:span><text:span text:style-name="T13"><text:s/></text:span><text:span text:style-name="T14">https://notepad-plus-plus.org/downloads/ </text:span></text:p>
        </text:list-item>
        <text:list-item>
          <text:p text:style-name="P55">Install Arduino IDE – including libraries used (built-in if author is not listed)</text:p>
          <text:list>
            <text:list-item>
              <text:p text:style-name="P55">https://www.arduino.cc/en/software</text:p>
            </text:list-item>
            <text:list-item>
              <text:p text:style-name="P55"><text:soft-page-break/>Ethernet – <text:s/>2.<text:span text:style-name="T15">0.2</text:span></text:p>
            </text:list-item>
            <text:list-item>
              <text:p text:style-name="P55">Keyboard – 1.0.<text:span text:style-name="T15">6</text:span></text:p>
            </text:list-item>
            <text:list-item>
              <text:p text:style-name="P55">Mouse – 1.0.1</text:p>
            </text:list-item>
            <text:list-item>
              <text:p text:style-name="P55">Servo 1.<text:span text:style-name="T15">2,2</text:span> – Michael Margolis</text:p>
            </text:list-item>
            <text:list-item>
              <text:p text:style-name="P55">Stepper 1.1.3</text:p>
            </text:list-item>
            <text:list-item>
              <text:p text:style-name="P55">AccelStepper – 1.6<text:span text:style-name="T15">4</text:span>.0 – Mike McCauley</text:p>
            </text:list-item>
            <text:list-item>
              <text:p text:style-name="P55">Adafruit GFX Library – 1.<text:span text:style-name="T15">1</text:span>2.2</text:p>
            </text:list-item>
            <text:list-item>
              <text:p text:style-name="P55">Adafruit SSD1306 – 2.<text:span text:style-name="T15">5.15</text:span></text:p>
            </text:list-item>
            <text:list-item>
              <text:p text:style-name="P55">LedControl – 1.0.6 – Eberhard Fahle</text:p>
            </text:list-item>
            <text:list-item>
              <text:p text:style-name="P55">U8g2 – 2.<text:span text:style-name="T15">35</text:span>.<text:span text:style-name="T15">2</text:span> – oliver</text:p>
            </text:list-item>
            <text:list-item>
              <text:p text:style-name="P55">U8g2_for_Adafruit_GFX – 1.<text:span text:style-name="T15">8</text:span>.0 – oliver</text:p>
            </text:list-item>
            <text:list-item>
              <text:p text:style-name="P58">DCS-BIOS 0.3.1 - Puma</text:p>
            </text:list-item>
          </text:list>
        </text:list-item>
        <text:list-item>
          <text:p text:style-name="P59">Install Python – minimum release 3.10 (for Case Statement support)</text:p>
          <text:list>
            <text:list-item>
              <text:p text:style-name="P60">Add python.exe to PATH</text:p>
            </text:list-item>
            <text:list-item>
              <text:p text:style-name="P59">Install python modules</text:p>
              <text:list>
                <text:list-item>
                  <text:p text:style-name="P61">pythonping (used in pyHWLink_System_Check.py)</text:p>
                </text:list-item>
                <text:list-item>
                  <text:p text:style-name="P62"><text:span text:style-name="T16">SimConnect. </text:span><text:span text:style-name="T17">Originally I had to use a fork on SimConnect, but the original project </text:span><text:a xlink:type="simple" xlink:href="https://github.com/odwdinc/Python-SimConnect" text:style-name="Internet_20_link" text:visited-style-name="Visited_20_Internet_20_Link"><text:span text:style-name="T17">https://github.com/odwdinc/Python-SimConnect</text:span></text:a><text:span text:style-name="T17"> has now fixed the error, so using it.</text:span></text:p>
                  <text:list>
                    <text:list-item>
                      <text:p text:style-name="P63">Pip install SimConnect (0.4.26)</text:p>
                    </text:list-item>
                    <text:list-item>
                      <text:p text:style-name="P57">The <text:span text:style-name="T18">module </text:span>will be validated once MSFS 2000 has been installed.</text:p>
                    </text:list-item>
                  </text:list>
                </text:list-item>
              </text:list>
            </text:list-item>
          </text:list>
        </text:list-item>
      </text:list>
      <text:p text:style-name="P64"/>
      <text:h text:style-name="P42" text:outline-level="3"><text:bookmark-start text:name="__RefHeading___Toc3623_3274025171"/>Install Utilities<text:bookmark-end text:name="__RefHeading___Toc3623_3274025171"/></text:h>
      <text:p text:style-name="P46"/>
      <text:list text:style-name="L11">
        <text:list-item>
          <text:p text:style-name="P65">Sim21 uses a Gigabyte Motherboard with AM CPU. Use the Gigabyte Control Center to install additional drivers as the no ability to setup 4 way speakers before adding <text:span text:style-name="T19">Realtek audio driver through the control center</text:span></text:p>
          <text:list>
            <text:list-item>
              <text:p text:style-name="P66">Once the audio driver is installed the speakers needed to be disconnected and reconnected, and that then gives opens for front and rear speakers. <text:s/>The settings are found in System → Sound → More Sound Settings. <text:s/>This then brings up the Sound panel that enables you to set the configuration of the Speakers, I.e.e Speakers <text:soft-page-break/>Configure → Quadraphonic. <text:span text:style-name="T20">Ensure the Speakers are set to default device.</text:span></text:p>
            </text:list-item>
            <text:list-item>
              <text:p text:style-name="P67">The wireless driver is Wifi 6E compatible and achieves performance of north of 650Mbps <text:span text:style-name="T21">with SpeedTest, DCS updates currently top out at 250MBps irrespective of whether the connection is wired or wireless.</text:span></text:p>
            </text:list-item>
          </text:list>
        </text:list-item>
        <text:list-item>
          <text:p text:style-name="P68">Turn off Power Save Modes. <text:s/>In order to prevent unwanted impacts during software updates, set Turn my Screen Off, Make my Device sleep, and Make my device hibernate to Never under System → Power.</text:p>
        </text:list-item>
        <text:list-item>
          <text:p text:style-name="P69">Nirsoft Multi Monitor Tool</text:p>
          <text:list>
            <text:list-item>
              <text:p text:style-name="P70"><text:a xlink:type="simple" xlink:href="https://www.nirsoft.net/utils/multi_monitor_tool.html" text:style-name="Internet_20_link" text:visited-style-name="Visited_20_Internet_20_Link"><text:span text:style-name="T8">https://www.nirsoft.net/utils/multi_monitor_tool.html</text:span></text:a></text:p>
            </text:list-item>
          </text:list>
        </text:list-item>
        <text:list-item>
          <text:p text:style-name="P69">Nirsoft Device Viewer</text:p>
          <text:list>
            <text:list-item>
              <text:p text:style-name="P70"><text:a xlink:type="simple" xlink:href="https://www.nirsoft.net/utils/device_manager_view.html" text:style-name="Internet_20_link" text:visited-style-name="Visited_20_Internet_20_Link"><text:span text:style-name="T8">https://www.nirsoft.net/utils/device_manager_view.html</text:span></text:a></text:p>
            </text:list-item>
          </text:list>
        </text:list-item>
        <text:list-item>
          <text:p text:style-name="P69">USB Tree View</text:p>
          <text:list>
            <text:list-item>
              <text:p text:style-name="P70"><text:a xlink:type="simple" xlink:href="https://www.uwe-sieber.de/usbtreeview_e.html#download" text:style-name="Internet_20_link" text:visited-style-name="Visited_20_Internet_20_Link"><text:span text:style-name="T8">https://www.uwe-sieber.de/usbtreeview_e.html#download</text:span></text:a></text:p>
            </text:list-item>
            <text:list-item>
              <text:p text:style-name="P71">To test restart USB by command line</text:p>
            </text:list-item>
            <text:list-item>
              <text:p text:style-name="P71">https://www.uwe-sieber.de/misc_tools_e.html#restartusbport</text:p>
            </text:list-item>
          </text:list>
        </text:list-item>
        <text:list-item>
          <text:p text:style-name="P69">Wireshark </text:p>
          <text:list>
            <text:list-item>
              <text:p text:style-name="P70"><text:a xlink:type="simple" xlink:href="https://www.wireshark.org/download.html" text:style-name="Internet_20_link" text:visited-style-name="Visited_20_Internet_20_Link"><text:span text:style-name="T8">https://www.wireshark.org/download.html</text:span></text:a></text:p>
            </text:list-item>
          </text:list>
        </text:list-item>
        <text:list-item>
          <text:p text:style-name="P72">Auto Logon from Sys Internals</text:p>
          <text:list>
            <text:list-item>
              <text:p text:style-name="P73"><text:a xlink:type="simple" xlink:href="https://learn.microsoft.com/en-us/sysinternals/downloads/autologon" text:style-name="Internet_20_link" text:visited-style-name="Visited_20_Internet_20_Link"><text:span text:style-name="T8">https://learn.microsoft.com/en-us/sysinternals/downloads/autologon</text:span></text:a></text:p>
            </text:list-item>
            <text:list-item>
              <text:p text:style-name="P74">Run autologon so login occurs automatically – may want to create a local ac<text:span text:style-name="T22">c</text:span>ount.</text:p>
            </text:list-item>
          </text:list>
          <text:p text:style-name="P69"/>
        </text:list-item>
      </text:list>
      <text:p text:style-name="P64"/>
      <text:h text:style-name="P42" text:outline-level="3"><text:bookmark-start text:name="__RefHeading___Toc1303_2500220081"/>Install Backup/Imaging Software <text:bookmark-end text:name="__RefHeading___Toc1303_2500220081"/></text:h>
      <text:list text:style-name="L12">
        <text:list-item>
          <text:p text:style-name="P75"><text:span text:style-name="T23">C</text:span><text:span text:style-name="T24">urrently use Acronis True Image – but the perpetual licenses are no longer available – so may need to look for alternatives.</text:span></text:p>
        </text:list-item>
      </text:list>
      <text:h text:style-name="P42" text:outline-level="3"><text:bookmark-start text:name="__RefHeading___Toc1305_2500220081"/>Install DCS<text:bookmark-end text:name="__RefHeading___Toc1305_2500220081"/></text:h>
      <text:h text:style-name="P42" text:outline-level="3"><text:bookmark-start text:name="__RefHeading___Toc1307_2500220081"/>Install MSFS 2020<text:bookmark-end text:name="__RefHeading___Toc1307_2500220081"/></text:h>
      <text:list text:style-name="L13">
        <text:list-item>
          <text:p text:style-name="P76">Start MSFS 2020 and sign in</text:p>
        </text:list-item>
        <text:list-item>
          <text:p text:style-name="P76">Run ‘<text:span text:style-name="T25">Python HW Link\</text:span>pyHWLink_SimConnect_Transmitter.<text:span text:style-name="T25">py’</text:span></text:p>
        </text:list-item>
      </text:list>
      <text:h text:style-name="P42" text:outline-level="3"><text:bookmark-start text:name="__RefHeading___Toc682_668752616"/><text:soft-page-break/>Install Fly Elise<text:bookmark-end text:name="__RefHeading___Toc682_668752616"/></text:h>
      <text:list text:style-name="L14">
        <text:list-item>
          <text:p text:style-name="P77">Play the USB dongle in a port</text:p>
        </text:list-item>
        <text:list-item>
          <text:p text:style-name="P78"><text:span text:style-name="T8">Install Fly Elise </text:span><text:span text:style-name="T26">Display Pro </text:span><text:span text:style-name="T27">(</text:span><text:a xlink:type="simple" xlink:href="https://fly.elise-ng.net/immersive-display-pro/" text:style-name="Internet_20_link" text:visited-style-name="Visited_20_Internet_20_Link"><text:span text:style-name="T27">https://fly.elise-ng.net/immersive-display-pro/</text:span></text:a><text:span text:style-name="T27">) Version 4.5.3</text:span></text:p>
        </text:list-item>
        <text:list-item>
          <text:p text:style-name="P77">Start Fly Elise <text:span text:style-name="T28">Display Pro</text:span> and Validate correct details are displayed in the license screen</text:p>
        </text:list-item>
        <text:list-item>
          <text:p text:style-name="P79">Install Fly Elise Calibration Pro Version 5.0.2. Download Zip, extract and then copy to a folder.</text:p>
        </text:list-item>
        <text:list-item>
          <text:p text:style-name="P77">Refer to “Building and Deploying A Curved Screen” for further details. <text:s/>Of note is the importance of allocating keystrokes to:</text:p>
          <text:list>
            <text:list-item>
              <text:p text:style-name="P77">Start Warp</text:p>
            </text:list-item>
            <text:list-item>
              <text:p text:style-name="P77">Stop Warp</text:p>
            </text:list-item>
            <text:list-item>
              <text:p text:style-name="P77">Enable 2D Warping</text:p>
            </text:list-item>
            <text:list-item>
              <text:p text:style-name="P77">Enable 3D Warping</text:p>
            </text:list-item>
          </text:list>
        </text:list-item>
        <text:list-item>
          <text:p text:style-name="P80"><text:span text:style-name="T29">Start MSFS 2020 and validate screen is correctly displayed. <text:s/>MSFS SU10 </text:span><text:span text:style-name="T30">enabled Surround and multiscreen support which improves the curved screen experience. <text:s text:c="2"/>Largely it reduces the distortion encountered ad the edges of the screen, ideally meaning lampposts are no longer leaning over. The Fly Elise team have noted that the surround view support still has room for improvement (as of Oct 2022). </text:span></text:p>
        </text:list-item>
        <text:list-item>
          <text:p text:style-name="P81"/>
        </text:list-item>
      </text:list>
      <text:h text:style-name="P42" text:outline-level="3"><text:bookmark-start text:name="__RefHeading___Toc1309_2500220081"/>Install Orbx Central<text:bookmark-end text:name="__RefHeading___Toc1309_2500220081"/></text:h>
      <text:list text:style-name="L15">
        <text:list-item>
          <text:p text:style-name="P82">Note different pits may operate under different accounts</text:p>
        </text:list-item>
        <text:list-item>
          <text:p text:style-name="P82">Download scenery of interest</text:p>
        </text:list-item>
      </text:list>
      <text:h text:style-name="P42" text:outline-level="3"><text:bookmark-start text:name="__RefHeading___Toc1311_2500220081"/>Configure DCS<text:bookmark-end text:name="__RefHeading___Toc1311_2500220081"/></text:h>
      <text:list text:style-name="L16">
        <text:list-item>
          <text:p text:style-name="P83">Start DCS and load desired modules (eg Syria, Hornet)</text:p>
        </text:list-item>
      </text:list>
      <text:h text:style-name="P84" text:outline-level="4"/>
      <text:h text:style-name="P42" text:outline-level="3"><text:bookmark-start text:name="__RefHeading___Toc1419_2500220081"/><text:span text:style-name="T31">I</text:span><text:span text:style-name="T32">nstall </text:span><text:span text:style-name="T31">and Configure </text:span><text:span text:style-name="T32">Flight Panels DCS-BIOS</text:span><text:bookmark-end text:name="__RefHeading___Toc1419_2500220081"/></text:h>
      <text:p text:style-name="P85"/>
      <text:list text:style-name="L17">
        <text:list-item>
          <text:p text:style-name="P86"><text:span text:style-name="T33">Clone in GitHub Desktop </text:span><text:a xlink:type="simple" xlink:href="https://github.com/DCS-Skunkworks/dcs-bios" text:style-name="Internet_20_link" text:visited-style-name="Visited_20_Internet_20_Link"><text:span text:style-name="T8">https://github.com/DCS-Skunkworks/dcs-bios</text:span></text:a></text:p>
        </text:list-item>
        <text:list-item>
          <text:p text:style-name="P87">Should have already install Arduino DCS-BIOS library.</text:p>
        </text:list-item>
        <text:list-item>
          <text:p text:style-name="P88">Connect the pits USB port</text:p>
        </text:list-item>
        <text:list-item>
          <text:p text:style-name="P88">Statically assign COM Port numbers for the Arduino’s using the noting the Ard<text:span text:style-name="T31">u</text:span>ino Serial N<text:span text:style-name="T31">umbers</text:span></text:p>
        </text:list-item>
        <text:list-item>
          <text:p text:style-name="P89"><text:span text:style-name="T8">Ben’s document provides a useful guide </text:span><text:span text:style-name="T34">to setting up Flight Panels DCS-BIOS fork (</text:span><text:a xlink:type="simple" xlink:href="https://github.com/DCSFlightpanels/dcs-bios/blob/master/Scripts/DCS-BIOS/doc/DCS-BIOS-FLIGHTPANELS_Install%20Guide.pdf" text:style-name="Internet_20_link" text:visited-style-name="Visited_20_Internet_20_Link"><text:span text:style-name="T34">DCS-BIOS-FLIGHTPANELS.pdf</text:span></text:a><text:span text:style-name="T34">) </text:span></text:p>
          <text:list>
            <text:list-item>
              <text:p text:style-name="P90"><text:soft-page-break/>THE FOLLOWING STEPS NEED TO BE VALIDATED!</text:p>
            </text:list-item>
            <text:list-item>
              <text:p text:style-name="P91"><text:span text:style-name="T35">Extract and c</text:span>opy the SOCAT.EXE to the <text:span text:style-name="T35">programs directory within the git Repo</text:span></text:p>
            </text:list-item>
            <text:list-item>
              <text:p text:style-name="P91">Edit the batch file to <text:span text:style-name="T36">reflect the serial ports in use.</text:span></text:p>
            </text:list-item>
            <text:list-item>
              <text:p text:style-name="P92">Add a taskbar shortcut to the CMD file – <text:bookmark-ref text:reference-format="text" text:ref-name="__RefHeading___Toc2250_3677702578">Error: Reference source not found</text:bookmark-ref></text:p>
            </text:list-item>
          </text:list>
        </text:list-item>
      </text:list>
      <text:h text:style-name="P93" text:outline-level="1"><text:bookmark-start text:name="__RefHeading___Toc9025_2330013787"/>Screen Layout<text:bookmark-end text:name="__RefHeading___Toc9025_2330013787"/></text:h>
      <text:p text:style-name="P94"/>
      <text:p text:style-name="P94">All screens are 1920*1080. <text:s/>The Left and Right Screens use small projectors, the primary screen is a<text:span text:style-name="T37">n</text:span> old 70” Hisense TV. <text:s/>The Chin screen is a 24” screen.</text:p>
      <text:p text:style-name="P94"/>
      <table:table table:name="Table17" table:style-name="Table17">
        <table:table-column table:style-name="Table17.A"/>
        <table:table-column table:style-name="Table17.B"/>
        <table:table-column table:style-name="Table17.C"/>
        <table:table-row>
          <table:table-cell table:style-name="Table17.A1" office:value-type="string">
            <text:p text:style-name="P95">Left <text:span text:style-name="T38">(3)</text:span></text:p>
          </table:table-cell>
          <table:table-cell table:style-name="Table17.A1" office:value-type="string">
            <text:p text:style-name="P95">Front - Primary <text:span text:style-name="T38">(2)</text:span></text:p>
          </table:table-cell>
          <table:table-cell table:style-name="Table17.C1" office:value-type="string">
            <text:p text:style-name="P95">Right <text:span text:style-name="T38">(1)</text:span></text:p>
          </table:table-cell>
        </table:table-row>
        <table:table-row>
          <table:table-cell table:style-name="Table17.A2" office:value-type="string">
            <text:p text:style-name="Table_20_Contents"/>
          </table:table-cell>
          <table:table-cell table:style-name="Table17.A2" office:value-type="string">
            <text:p text:style-name="P95">Chin <text:span text:style-name="T38">(4)</text:span></text:p>
          </table:table-cell>
          <table:table-cell table:style-name="Table17.C2" office:value-type="string">
            <text:p text:style-name="Table_20_Contents"/>
          </table:table-cell>
        </table:table-row>
      </table:table>
      <text:p text:style-name="P96"/>
      <text:p text:style-name="P96">DCS Screen Size 5760*2160</text:p>
      <text:p text:style-name="P96"/>
      <table:table table:name="Table20" table:style-name="Table20">
        <table:table-column table:style-name="Table20.A"/>
        <table:table-column table:style-name="Table20.B"/>
        <table:table-column table:style-name="Table20.C" table:number-columns-repeated="2"/>
        <table:table-column table:style-name="Table20.E"/>
        <table:table-column table:style-name="Table20.F"/>
        <table:table-column table:style-name="Table20.G"/>
        <table:table-column table:style-name="Table20.H"/>
        <table:table-column table:style-name="Table20.I"/>
        <table:table-row>
          <table:table-cell table:style-name="Table20.A1" office:value-type="string">
            <text:p text:style-name="P97">-<text:span text:style-name="T37">1920,0</text:span></text:p>
          </table:table-cell>
          <table:table-cell table:style-name="Table20.A1" office:value-type="string">
            <text:p text:style-name="P97"/>
          </table:table-cell>
          <table:table-cell table:style-name="Table20.A1" office:value-type="string">
            <text:p text:style-name="P97"/>
          </table:table-cell>
          <table:table-cell table:style-name="Table20.A1" office:value-type="string">
            <text:p text:style-name="P98">0,0</text:p>
          </table:table-cell>
          <table:table-cell table:style-name="Table20.A1" office:value-type="string">
            <text:p text:style-name="P97"/>
          </table:table-cell>
          <table:table-cell table:style-name="Table20.A1" office:value-type="string">
            <text:p text:style-name="P97"/>
          </table:table-cell>
          <table:table-cell table:style-name="Table20.A1" office:value-type="string">
            <text:p text:style-name="P98">1920,0</text:p>
          </table:table-cell>
          <table:table-cell table:style-name="Table20.A1" office:value-type="string">
            <text:p text:style-name="P97"/>
          </table:table-cell>
          <table:table-cell table:style-name="Table20.I1" office:value-type="string">
            <text:p text:style-name="P98">3840,0</text:p>
          </table:table-cell>
        </table:table-row>
        <table:table-row>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I2" office:value-type="string">
            <text:p text:style-name="P97"/>
          </table:table-cell>
        </table:table-row>
        <table:table-row>
          <table:table-cell table:style-name="Table20.A2" office:value-type="string">
            <text:p text:style-name="P99">-<text:span text:style-name="T37">1920,0,1079</text:span></text:p>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8">1919,1080</text:p>
          </table:table-cell>
          <table:table-cell table:style-name="Table20.A2" office:value-type="string">
            <text:p text:style-name="P98">1920,0,1079</text:p>
          </table:table-cell>
          <table:table-cell table:style-name="Table20.A2" office:value-type="string">
            <text:p text:style-name="P97"/>
          </table:table-cell>
          <table:table-cell table:style-name="Table20.I2" office:value-type="string">
            <text:p text:style-name="P98">3840,0,1079</text:p>
          </table:table-cell>
        </table:table-row>
        <table:table-row>
          <table:table-cell table:style-name="Table20.A4" office:value-type="string">
            <text:p text:style-name="P100"/>
          </table:table-cell>
          <table:table-cell table:style-name="Table20.A4" office:value-type="string">
            <text:p text:style-name="P100"/>
          </table:table-cell>
          <table:table-cell table:style-name="Table20.A4" office:value-type="string">
            <text:p text:style-name="P97"/>
          </table:table-cell>
          <table:table-cell table:style-name="Table20.A2" office:value-type="string">
            <text:p text:style-name="P97"/>
          </table:table-cell>
          <table:table-cell table:style-name="Table20.A2" office:value-type="string">
            <text:p text:style-name="P98"/>
          </table:table-cell>
          <table:table-cell table:style-name="Table20.A2" office:value-type="string">
            <text:p text:style-name="P97"/>
          </table:table-cell>
          <table:table-cell table:style-name="Table20.A4" office:value-type="string">
            <text:p text:style-name="P97"/>
          </table:table-cell>
          <table:table-cell table:style-name="Table20.A4" office:value-type="string">
            <text:p text:style-name="P97"/>
          </table:table-cell>
          <table:table-cell table:style-name="Table20.I4" office:value-type="string">
            <text:p text:style-name="P97"/>
          </table:table-cell>
        </table:table-row>
        <table:table-row>
          <table:table-cell table:style-name="Table20.A4" office:value-type="string">
            <text:p text:style-name="P100"/>
          </table:table-cell>
          <table:table-cell table:style-name="Table20.A4" office:value-type="string">
            <text:p text:style-name="P100"/>
          </table:table-cell>
          <table:table-cell table:style-name="Table20.A4" office:value-type="string">
            <text:p text:style-name="P100"/>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4" office:value-type="string">
            <text:p text:style-name="P97"/>
          </table:table-cell>
          <table:table-cell table:style-name="Table20.A4" office:value-type="string">
            <text:p text:style-name="P97"/>
          </table:table-cell>
          <table:table-cell table:style-name="Table20.I4" office:value-type="string">
            <text:p text:style-name="P97"/>
          </table:table-cell>
        </table:table-row>
        <table:table-row table:style-name="Table20.6">
          <table:table-cell table:style-name="Table20.A4" office:value-type="string">
            <text:p text:style-name="P100"/>
          </table:table-cell>
          <table:table-cell table:style-name="Table20.A4" office:value-type="string">
            <text:p text:style-name="P100"/>
          </table:table-cell>
          <table:table-cell table:style-name="Table20.A4" office:value-type="string">
            <text:p text:style-name="P100"/>
          </table:table-cell>
          <table:table-cell table:style-name="Table20.A2" office:value-type="string">
            <text:p text:style-name="P98">0,2159</text:p>
          </table:table-cell>
          <table:table-cell table:style-name="Table20.A2" office:value-type="string">
            <text:p text:style-name="P97"/>
          </table:table-cell>
          <table:table-cell table:style-name="Table20.A2" office:value-type="string">
            <text:p text:style-name="P98">1919l,2159</text:p>
          </table:table-cell>
          <table:table-cell table:style-name="Table20.A4" office:value-type="string">
            <text:p text:style-name="P97"/>
          </table:table-cell>
          <table:table-cell table:style-name="Table20.A4" office:value-type="string">
            <text:p text:style-name="P97"/>
          </table:table-cell>
          <table:table-cell table:style-name="Table20.I4" office:value-type="string">
            <text:p text:style-name="P98"/>
          </table:table-cell>
        </table:table-row>
      </table:table>
      <text:p text:style-name="P94"/>
      <text:p text:style-name="P101">Using Top left monitor as reference point</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row>
          <table:table-cell table:style-name="Table21.A1" office:value-type="string">
            <text:p text:style-name="P102"><text:span text:style-name="T39">0</text:span><text:span text:style-name="T37">,0</text:span></text:p>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3"><text:span text:style-name="T39">1920</text:span>,0</text:p>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3"><text:span text:style-name="T39">840</text:span>0,0</text:p>
          </table:table-cell>
          <table:table-cell table:style-name="Table21.A1" office:value-type="string">
            <text:p text:style-name="P102"/>
          </table:table-cell>
          <table:table-cell table:style-name="Table21.I1" office:value-type="string">
            <text:p text:style-name="P103"><text:span text:style-name="T39">576</text:span>0,0</text:p>
          </table:table-cell>
        </table:table-row>
        <table:table-row>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I2" office:value-type="string">
            <text:p text:style-name="P102"/>
          </table:table-cell>
        </table:table-row>
        <table:table-row>
          <table:table-cell table:style-name="Table21.A2" office:value-type="string">
            <text:p text:style-name="P102"><text:span text:style-name="T39">0</text:span><text:span text:style-name="T37">,0,1079</text:span></text:p>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3"><text:span text:style-name="T39">3839</text:span>,1080</text:p>
          </table:table-cell>
          <table:table-cell table:style-name="Table21.A2" office:value-type="string">
            <text:p text:style-name="P103"><text:span text:style-name="T39">3840</text:span>,0,1079</text:p>
          </table:table-cell>
          <table:table-cell table:style-name="Table21.A2" office:value-type="string">
            <text:p text:style-name="P102"/>
          </table:table-cell>
          <table:table-cell table:style-name="Table21.I2" office:value-type="string">
            <text:p text:style-name="P103"><text:span text:style-name="T39">5760</text:span>,0,1079</text:p>
          </table:table-cell>
        </table:table-row>
        <table:table-row>
          <table:table-cell table:style-name="Table21.A4" office:value-type="string">
            <text:p text:style-name="P104"/>
          </table:table-cell>
          <table:table-cell table:style-name="Table21.A4" office:value-type="string">
            <text:p text:style-name="P104"/>
          </table:table-cell>
          <table:table-cell table:style-name="Table21.A4" office:value-type="string">
            <text:p text:style-name="P102"/>
          </table:table-cell>
          <table:table-cell table:style-name="Table21.A2" office:value-type="string">
            <text:p text:style-name="P102"><text:span text:style-name="T37">1920,</text:span><text:span text:style-name="T39">1080</text:span></text:p>
          </table:table-cell>
          <table:table-cell table:style-name="Table21.A2" office:value-type="string">
            <text:p text:style-name="P103"/>
          </table:table-cell>
          <table:table-cell table:style-name="Table21.A2" office:value-type="string">
            <text:p text:style-name="P102"/>
          </table:table-cell>
          <table:table-cell table:style-name="Table21.A4" office:value-type="string">
            <text:p text:style-name="P102"/>
          </table:table-cell>
          <table:table-cell table:style-name="Table21.A4" office:value-type="string">
            <text:p text:style-name="P102"/>
          </table:table-cell>
          <table:table-cell table:style-name="Table21.I4" office:value-type="string">
            <text:p text:style-name="P102"/>
          </table:table-cell>
        </table:table-row>
        <table:table-row>
          <table:table-cell table:style-name="Table21.A4" office:value-type="string">
            <text:p text:style-name="P104"/>
          </table:table-cell>
          <table:table-cell table:style-name="Table21.A4" office:value-type="string">
            <text:p text:style-name="P104"/>
          </table:table-cell>
          <table:table-cell table:style-name="Table21.A4" office:value-type="string">
            <text:p text:style-name="P104"/>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4" office:value-type="string">
            <text:p text:style-name="P102"/>
          </table:table-cell>
          <table:table-cell table:style-name="Table21.A4" office:value-type="string">
            <text:p text:style-name="P102"/>
          </table:table-cell>
          <table:table-cell table:style-name="Table21.I4" office:value-type="string">
            <text:p text:style-name="P102"/>
          </table:table-cell>
        </table:table-row>
        <table:table-row table:style-name="Table21.6">
          <table:table-cell table:style-name="Table21.A4" office:value-type="string">
            <text:p text:style-name="P104"/>
          </table:table-cell>
          <table:table-cell table:style-name="Table21.A4" office:value-type="string">
            <text:p text:style-name="P104"/>
          </table:table-cell>
          <table:table-cell table:style-name="Table21.A4" office:value-type="string">
            <text:p text:style-name="P104"/>
          </table:table-cell>
          <table:table-cell table:style-name="Table21.A2" office:value-type="string">
            <text:p text:style-name="P103"><text:span text:style-name="T39">192</text:span>0,2159</text:p>
          </table:table-cell>
          <table:table-cell table:style-name="Table21.A2" office:value-type="string">
            <text:p text:style-name="P102"/>
          </table:table-cell>
          <table:table-cell table:style-name="Table21.A2" office:value-type="string">
            <text:p text:style-name="P103"><text:span text:style-name="T39">3839</text:span>,2159</text:p>
          </table:table-cell>
          <table:table-cell table:style-name="Table21.A4" office:value-type="string">
            <text:p text:style-name="P102"/>
          </table:table-cell>
          <table:table-cell table:style-name="Table21.A4" office:value-type="string">
            <text:p text:style-name="P102"/>
          </table:table-cell>
          <table:table-cell table:style-name="Table21.I4" office:value-type="string">
            <text:p text:style-name="P103"/>
          </table:table-cell>
        </table:table-row>
      </table:table>
      <text:p text:style-name="P105"/>
      <text:p text:style-name="P94">The Video card is a Nvidia 5090</text:p>
      <text:p text:style-name="P94"/>
      <text:p text:style-name="P94"><draw:frame draw:style-name="fr4" draw:name="Frame108" text:anchor-type="char" svg:width="14.651cm" draw:z-index="10"><draw:text-box fo:min-height="5.33cm"><text:p text:style-name="Figure"><draw:frame draw:style-name="fr5" draw:name="Image8" text:anchor-type="paragraph" svg:width="14.651cm" style:rel-width="100%" svg:height="5.33cm" style:rel-height="scale" draw:z-index="11"><draw:image xlink:href="Pictures/100000000000093E0000035D72B692F5.png" xlink:type="simple" xlink:show="embed" xlink:actuate="onLoad" draw:mime-type="image/png"/></draw:frame>Figure <text:sequence text:ref-name="refFigure1" text:name="Figure" text:formula="ooow:Figure+1" style:num-format="1">2</text:sequence>: 5090 Connections</text:p></draw:text-box></draw:frame><text:soft-page-break/></text:p>
      <table:table table:name="Table18" table:style-name="Table18">
        <table:table-column table:style-name="Table18.A" table:number-columns-repeated="3"/>
        <table:table-column table:style-name="Table18.D"/>
        <table:table-row>
          <table:table-cell table:style-name="Table18.A1" office:value-type="string">
            <text:p text:style-name="P106">Front</text:p>
          </table:table-cell>
          <table:table-cell table:style-name="Table18.A1" office:value-type="string">
            <text:p text:style-name="P106">Left</text:p>
          </table:table-cell>
          <table:table-cell table:style-name="Table18.A1" office:value-type="string">
            <text:p text:style-name="P106">Not Used</text:p>
          </table:table-cell>
          <table:table-cell table:style-name="Table18.D1" office:value-type="string">
            <text:p text:style-name="P106">Chin</text:p>
          </table:table-cell>
        </table:table-row>
        <table:table-row>
          <table:table-cell table:style-name="Table18.A2" office:value-type="string">
            <text:p text:style-name="P106">Right </text:p>
          </table:table-cell>
          <table:table-cell table:style-name="Table18.A2" office:value-type="string">
            <text:p text:style-name="P107"/>
          </table:table-cell>
          <table:table-cell table:style-name="Table18.A2" office:value-type="string">
            <text:p text:style-name="P107"/>
          </table:table-cell>
          <table:table-cell table:style-name="Table18.D2" office:value-type="string">
            <text:p text:style-name="P107"/>
          </table:table-cell>
        </table:table-row>
      </table:table>
      <text:p text:style-name="Text_20_body"/>
      <text:p text:style-name="P108">The Left screen is connected through a display port to DVI cable, which then has a DVI to HMDI adapter. <text:s/>The Chin screen is a Display Port to HDMI cable.</text:p>
      <text:p text:style-name="P94"/>
      <text:h text:style-name="P93" text:outline-level="1"><text:bookmark-start text:name="__RefHeading___Toc9027_2330013787"/>MSFS2024 Configuration<text:bookmark-end text:name="__RefHeading___Toc9027_2330013787"/></text:h>
      <text:p text:style-name="P94"/>
      <text:p text:style-name="P109">MSFS2024 does support multiple views, although they views still lack flexibility in the UI for Zoom. <text:s/>Whilst initial setup may be done in windowed mode, operating mode should be in full screen. <text:s/><text:span text:style-name="T40">Earlier learnings with MSFS2020 and multiple screens can be found in the following link on GitHub - </text:span><text:a xlink:type="simple" xlink:href="https://github.com/bnepethomas/bne-arduino-flight-simulator-interfaces/blob/master/Hornet/Hornet%20Documentation/Building%20and%20Deploying%20A%20Curved%20Screen.odt" text:style-name="Internet_20_link" text:visited-style-name="Visited_20_Internet_20_Link"><text:span text:style-name="T40">https://github.com/bnepethomas/bne-arduino-flight-simulator-interfaces/blob/master/Hornet/Hornet Documentation/Building and Deploying A Curved Screen.odt</text:span></text:a><text:span text:style-name="T40">. </text:span></text:p>
      <text:p text:style-name="P110"/>
      <text:p text:style-name="P110">Three additional <text:s/>views can be troubling to configure as MSFS does not freeze the view while windows are being configured. <text:s/>When adding a new view it typically appears somewhere need an edge on the primary view.</text:p>
      <text:p text:style-name="P110"/>
      <table:table table:name="Table19" table:style-name="Table19">
        <table:table-column table:style-name="Table19.A" table:number-columns-repeated="3"/>
        <table:table-column table:style-name="Table19.D"/>
        <table:table-column table:style-name="Table19.E"/>
        <table:table-header-rows>
          <table:table-row>
            <table:table-cell table:style-name="Table19.A1" office:value-type="string">
              <text:p text:style-name="P111">View</text:p>
            </table:table-cell>
            <table:table-cell table:style-name="Table19.A1" office:value-type="string">
              <text:p text:style-name="P112">Lateral rotation offset</text:p>
            </table:table-cell>
            <table:table-cell table:style-name="Table19.A1" office:value-type="string">
              <text:p text:style-name="P111">Vertical <text:span text:style-name="T41">rotation offset</text:span></text:p>
            </table:table-cell>
            <table:table-cell table:style-name="Table19.A1" office:value-type="string">
              <text:p text:style-name="P113">Roll </text:p>
              <text:p text:style-name="P113">rotation offset</text:p>
            </table:table-cell>
            <table:table-cell table:style-name="Table19.E1" office:value-type="string">
              <text:p text:style-name="P112">Windowed</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header-rows>
        <table:table-row>
          <table:table-cell table:style-name="Table19.A2" office:value-type="string">
            <text:p text:style-name="P114">Window 1</text:p>
          </table:table-cell>
          <table:table-cell table:style-name="Table19.A2" office:value-type="string">
            <text:p text:style-name="P114">90.6</text:p>
          </table:table-cell>
          <table:table-cell table:style-name="Table19.A2" office:value-type="string">
            <text:p text:style-name="P114">0</text:p>
          </table:table-cell>
          <table:table-cell table:style-name="Table19.A2" office:value-type="string">
            <text:p text:style-name="Table_20_Contents">-<text:span text:style-name="T41">11.1</text:span></text:p>
          </table:table-cell>
          <table:table-cell table:style-name="Table19.E2" office:value-type="string">
            <text:p text:style-name="P114">Full screen</text:p>
          </table:table-cell>
        </table:table-row>
        <table:table-row>
          <table:table-cell table:style-name="Table19.A2" office:value-type="string">
            <text:p text:style-name="P114">Window 2</text:p>
          </table:table-cell>
          <table:table-cell table:style-name="Table19.A2" office:value-type="string">
            <text:p text:style-name="Table_20_Contents">-<text:span text:style-name="T41">90-6</text:span></text:p>
          </table:table-cell>
          <table:table-cell table:style-name="Table19.A2" office:value-type="string">
            <text:p text:style-name="P114">0</text:p>
          </table:table-cell>
          <table:table-cell table:style-name="Table19.A2" office:value-type="string">
            <text:p text:style-name="P114">11.6</text:p>
          </table:table-cell>
          <table:table-cell table:style-name="Table19.E2" office:value-type="string">
            <text:p text:style-name="P114">Full screen</text:p>
          </table:table-cell>
        </table:table-row>
        <table:table-row>
          <table:table-cell table:style-name="Table19.A2" office:value-type="string">
            <text:p text:style-name="P114">Window 3</text:p>
          </table:table-cell>
          <table:table-cell table:style-name="Table19.A2" office:value-type="string">
            <text:p text:style-name="P114">24.6</text:p>
          </table:table-cell>
          <table:table-cell table:style-name="Table19.A2" office:value-type="string">
            <text:p text:style-name="Table_20_Contents">-<text:span text:style-name="T41">33.5</text:span></text:p>
          </table:table-cell>
          <table:table-cell table:style-name="Table19.A2" office:value-type="string">
            <text:p text:style-name="P114">0</text:p>
          </table:table-cell>
          <table:table-cell table:style-name="Table19.E2" office:value-type="string">
            <text:p text:style-name="P114">Full screen</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
      <text:p text:style-name="P110"/>
      <text:p text:style-name="P110"><text:soft-page-break/></text:p>
      <text:p text:style-name="P110"><draw:frame draw:style-name="fr4" draw:name="Frame110" text:anchor-type="char" svg:width="14.651cm" draw:z-index="12"><draw:text-box fo:min-height="10.167cm"><text:p text:style-name="Figure"><draw:frame draw:style-name="fr6" draw:name="Image10" text:anchor-type="paragraph" svg:width="14.651cm" style:rel-width="100%" svg:height="10.167cm" style:rel-height="scale" draw:z-index="13"><draw:image xlink:href="Pictures/10000000000006C00000051009868479.jpg" xlink:type="simple" xlink:show="embed" xlink:actuate="onLoad" draw:mime-type="image/jpeg"/></draw:frame>Figure <text:sequence text:ref-name="refFigure2" text:name="Figure" text:formula="ooow:Figure+1" style:num-format="1">3</text:sequence>: Camera Views</text:p></draw:text-box></draw:frame></text:p>
      <text:p text:style-name="P110"/>
      <text:p text:style-name="P115"><text:s text:c="4"/>Left =</text:p>
      <text:p text:style-name="P115"><text:s text:c="4"/>{</text:p>
      <text:p text:style-name="P115"><text:s text:c="8"/>x = 0;</text:p>
      <text:p text:style-name="P115"><text:s text:c="8"/>y = 0;</text:p>
      <text:p text:style-name="P115"><text:s text:c="8"/>width = 1920;</text:p>
      <text:p text:style-name="P115"><text:s text:c="8"/>height = 1080;</text:p>
      <text:p text:style-name="P115"><text:s text:c="8"/>viewDx = -0.785; <text:s/>-- 45 degrees left</text:p>
      <text:p text:style-name="P115"><text:s text:c="8"/>viewDy = 0;</text:p>
      <text:p text:style-name="P115"><text:s text:c="8"/>useAbsoluteAnglesShift = true;</text:p>
      <text:p text:style-name="P115"><text:s text:c="4"/>},</text:p>
      <text:p text:style-name="P115"><text:line-break/><text:span text:style-name="T42">If a configuration error is made in monitor.lua then the entire screen is filled with the main GUI</text:span></text:p>
      <text:p text:style-name="P115"/>
      <text:h text:style-name="P116" text:outline-level="2">✅ <text:span text:style-name="Strong_20_Emphasis"><text:span text:style-name="Source_20_Text">useAbsoluteFOV = true</text:span></text:span></text:h>
      <text:p text:style-name="Text_20_body">When set to <text:span text:style-name="Strong_20_Emphasis">true</text:span>, the FOV value you specify becomes an <text:span text:style-name="Strong_20_Emphasis">absolute FOV</text:span>, measured in <text:span text:style-name="Strong_20_Emphasis">radians</text:span>, defining exactly how wide the camera view is for that viewport.</text:p>
      <text:list text:style-name="L18">
        <text:list-item>
          <text:p text:style-name="P117">Your FOV is <text:span text:style-name="Emphasis">not</text:span> influenced by the game’s zoom system</text:p>
        </text:list-item>
        <text:list-item>
          <text:p text:style-name="P117">If you set FOV to <text:span text:style-name="Source_20_Text">1.0</text:span>, that’s <text:span text:style-name="Strong_20_Emphasis">1 radian</text:span> (~57.3°)</text:p>
        </text:list-item>
        <text:list-item>
          <text:p text:style-name="P117">Each viewport gets its own fixed, literal FOV</text:p>
        </text:list-item>
        <text:list-item>
          <text:p text:style-name="P117"><text:soft-page-break/>Useful for <text:span text:style-name="Strong_20_Emphasis">multi-projector</text:span> or <text:span text:style-name="Strong_20_Emphasis">multi-monitor curved screen</text:span> setups where you want geometric correctness</text:p>
        </text:list-item>
      </text:list>
      <text:p text:style-name="Text_20_body">This makes DCS use the viewport as a <text:span text:style-name="Strong_20_Emphasis">true camera frustum</text:span>.</text:p>
      <text:p text:style-name="P115"/>
      <text:p text:style-name="P110"/>
      <text:p text:style-name="P110">Noted that loading times are negatively impacted if DCS update is being downloaded in the background, <text:s/>Been stuck at 25% for a number of minutes,</text:p>
      <text:p text:style-name="P94"/>
      <text:p text:style-name="P94"/>
      <text:h text:style-name="P22" text:outline-level="1"><text:bookmark-start text:name="__RefHeading___Toc8275_3040316716"/>Duplicating the Drive<text:bookmark-end text:name="__RefHeading___Toc8275_3040316716"/></text:h>
      <text:p text:style-name="P25"/>
      <text:p text:style-name="P25">A test was run using a 2TB Samsung drive. <text:s/>The Samsung Data Migration tool is now part of the Samsung Magician. A USB to Drive adapter was tried but the new disk was not recognised by either Samsung Magician or Acronis. Had to connect the drive to the internal drive cables for it to be recognised.</text:p>
      <text:h text:style-name="P118" text:outline-level="1"><text:bookmark-start text:name="__RefHeading___Toc20779_2793205928"/><text:span text:style-name="T43">Controlling the</text:span> Computer using USB<text:bookmark-end text:name="__RefHeading___Toc20779_2793205928"/></text:h>
      <text:p text:style-name="P39"/>
      <text:p text:style-name="P119"><text:span text:style-name="T44">Despite a computer providing </text:span>power to all USB ports as soon as power is applied, <text:span text:style-name="T44">there is no mechanism to </text:span>use <text:span text:style-name="T44">a USB interface to trigger a computer to power up. </text:span><text:span text:style-name="T43">However, a Wake-On-Lan packet can be sent from both wired and wireless devices on the same VLAN.</text:span><text:span text:style-name="T44"> <text:s/>Using Nico-HID library a Leonardo can concurrently appear as a keyboard and joystick. <text:s/>The Keyboard emulation can be used to </text:span><text:span text:style-name="T43">trigger a power down and adjust volume. </text:span><text:span text:style-name="T44"><text:s text:c="3"/></text:span></text:p>
      <text:p text:style-name="P119"/>
      <text:p text:style-name="P120">Full code is in Jet Ranger\Arduino Sketches\Joystick_Volume_Power_Down</text:p>
      <text:p text:style-name="P120"/>
      <text:p text:style-name="P121"><text:span text:style-name="T45">Testing of the HID device can be done using either the windows Game Controllers panel or </text:span><text:a xlink:type="simple" xlink:href="https://hardwaretester.com/gamepad" text:style-name="Internet_20_link" text:visited-style-name="Visited_20_Internet_20_Link"><text:span text:style-name="T8">Gamepad Tester - Check Controllers and Joysticks Online</text:span></text:a><text:span text:style-name="T8"> </text:span><text:span text:style-name="T45">(https://hardwaretester.com/gamepad)</text:span></text:p>
      <text:p text:style-name="P122"/>
      <text:h text:style-name="P123" text:outline-level="1"><text:bookmark-start text:name="__RefHeading___Toc18906_85147849"/>Wake On Lan<text:bookmark-end text:name="__RefHeading___Toc18906_85147849"/></text:h>
      <text:p text:style-name="P124"/>
      <text:p text:style-name="P125">As there is no USB based mechanism to power on a PC, Wake on Lan is used. ChatGPT provided the following working example. <text:s/>Full code is in Jet Ranger\Python Code\send_wol.py.</text:p>
      <text:p text:style-name="P125"/>
      <text:p text:style-name="P126">def make_magic_packet(mac_bytes: bytes) -&gt; bytes:</text:p>
      <text:p text:style-name="P126"><text:s text:c="4"/>"""Construct the 6 x 0xFF header + 16 repetitions of MAC."""</text:p>
      <text:p text:style-name="P126"><text:s text:c="4"/>return b'\xff' * 6 + mac_bytes * 16</text:p>
      <text:p text:style-name="P126"/>
      <text:p text:style-name="P126">def send_magic_packet(mac: str, ip: str = '255.255.255.255', port: int = 9, repeat: int = 3, timeout: float = 1.0):</text:p>
      <text:p text:style-name="P126"/>
      <text:p text:style-name="P126"><text:s text:c="4"/>mac_bytes = normalize_mac(mac)</text:p>
      <text:p text:style-name="P126"><text:s text:c="4"/>packet = make_magic_packet(mac_bytes)</text:p>
      <text:p text:style-name="P126"/>
      <text:p text:style-name="P126"><text:soft-page-break/><text:s text:c="4"/># UDP broadcast socket</text:p>
      <text:p text:style-name="P126"><text:s text:c="4"/>with socket.socket(socket.AF_INET, socket.SOCK_DGRAM) as sock:</text:p>
      <text:p text:style-name="P126"><text:s text:c="8"/>sock.setsockopt(socket.SOL_SOCKET, socket.SO_BROADCAST, 1)</text:p>
      <text:p text:style-name="P126"><text:s text:c="8"/>sock.settimeout(timeout)</text:p>
      <text:p text:style-name="P126"><text:s text:c="8"/>for i in range(max(1, int(repeat))):</text:p>
      <text:p text:style-name="P126"><text:s text:c="12"/>try:</text:p>
      <text:p text:style-name="P126"><text:s text:c="16"/>sock.sendto(packet, (ip, int(port)))</text:p>
      <text:p text:style-name="P126"><text:s text:c="12"/>except Exception as e:</text:p>
      <text:p text:style-name="P126"><text:s text:c="16"/>raise RuntimeError(f"Failed to send magic packet (attempt {i+1}): {e}")</text:p>
      <text:p text:style-name="P126"/>
      <text:p text:style-name="P126"/>
      <text:h text:style-name="P127" text:outline-level="1"/>
      <text:p text:style-name="P128">The output is as follows (Mac Address is Sim21 motherboard NIC):</text:p>
      <text:p text:style-name="P128"/>
      <text:p text:style-name="P122">python3 send_wol.py 10:ff:e0:b5:b4:bd</text:p>
      <text:p text:style-name="P122">Magic packet sent to 10:ff:e0:b5:b4:bd via 255.255.255.255:9 (x3)</text:p>
      <text:h text:style-name="P129" text:outline-level="1"><text:bookmark-start text:name="_Toc275967464"/><text:bookmark-start text:name="__RefHeading___Toc8277_3040316716"/>Output Card<text:bookmark-end text:name="_Toc275967464"/><text:bookmark-end text:name="__RefHeading___Toc8277_3040316716"/></text:h>
      <text:p text:style-name="P1"/>
      <text:p text:style-name="P1">Open Cockpits (OC) hardware is both cost effective, and once you’ve got your head around it, very flexible, the biggest challenge is getting started.</text:p>
      <text:p text:style-name="P1"/>
      <text:p text:style-name="P1">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130"/>
      <text:p text:style-name="P1"><text:span text:style-name="T46">For testing LHS is 169, RHS is 114</text:span>.</text:p>
      <text:p text:style-name="P1"/>
      <text:p text:style-name="P1"/>
      <text:p text:style-name="P1">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131">Start SOIC Server</text:p>
        </text:list-item>
        <text:list-item>
          <text:p text:style-name="P131">If the OC card is not already plugged in, plug it in</text:p>
        </text:list-item>
        <text:list-item>
          <text:p text:style-name="P131">You should see an entry in the devices box in the top right hand corner</text:p>
        </text:list-item>
        <text:list-item>
          <text:p text:style-name="P131">Click the config devices button</text:p>
        </text:list-item>
        <text:list-item>
          <text:p text:style-name="P131">If the device is not already configured you’ll see the card’s ‘Script Device IDX’ is not defined, and the Master Status is ‘not linked’ in the right hand window. <text:s/>To link, click the USBOutputs line on the left hand box, and the Master entry in the right hand box, then the link button.</text:p>
        </text:list-item>
        <text:list-item>
          <text:p text:style-name="P131">Save and Exit.</text:p>
        </text:list-item>
      </text:list>
      <text:p text:style-name="P1"/>
      <text:p text:style-name="P130">For testing Mapped 169 as Master (IDX=0) and 114 as IDX = 1</text:p>
      <text:p text:style-name="P130"/>
      <text:p text:style-name="P1">If you are using multiple USB Output cards, one will be the Master, the second will be unlink. <text:s/>Click on the card whose IDX is ‘Not Defined’ and enter a script IDX in the center text box. Click ok and save.</text:p>
      <text:p text:style-name="P1"/>
      <text:p text:style-name="P130"><text:soft-page-break/>For testing – normally do not specify Device Number (Dispositivo?), assigned Device Number 1 to T/O Trim 191. Done by click Edit Script, Double Clicking on Var and assigning value. File Save, Close Window, click Reload.</text:p>
      <text:p text:style-name="P130"/>
      <text:p text:style-name="P130">Now go into IOCP Console, Connect, Log On. Set value of Var 191 to 1. Test switch holds position.</text:p>
      <text:p text:style-name="P130"/>
      <text:p text:style-name="P130">For final test, added another card, Device 164 in USB Outputs. Changed Device IDs, 169=0, 164=1, 114=2.</text:p>
      <text:p text:style-name="P1"/>
      <text:p text:style-name="P1">Dimming USB Outputs</text:p>
      <text:p text:style-name="P1"/>
      <text:p text:style-name="P1">As two of the three USB Output cards are driving leds, they should be dimmable. <text:s/>The card driving Magnetic switches and relays should be a fixed output.</text:p>
      <text:p text:style-name="P1"/>
      <text:p text:style-name="P1">Here’s the sample script:</text:p>
      <text:p text:style-name="P132">Var 0002, name dimmer, Link IOCARD_ANALOGIC, De</text:p>
      <text:p text:style-name="P132">vice 1, Input 1, PosL 1, PosC 128, PosR 255 </text:p>
      <text:p text:style-name="P132">// potentiometer reading </text:p>
      <text:p text:style-name="P132">{ </text:p>
      <text:p text:style-name="P132">&amp;bright = &amp;dimmer </text:p>
      <text:p text:style-name="P132">} </text:p>
      <text:p text:style-name="P132">Var 0003, name bright, Link IOCARD_DISPLAY, Device 1, Digit 1, Numbers 3 // dimmer at USB Outputs </text:p>
      <text:p text:style-name="P1"/>
      <text:p text:style-name="P1"/>
      <text:p text:style-name="P1">The steps to create the script:</text:p>
      <text:p text:style-name="P1">Go into Script Editor and create all the variables (basically assigning a name to an output or handle).</text:p>
      <text:p text:style-name="P1">Once this is done click on the input value that will be used to set the outputs, and choose edit-&gt; New Command. <text:s/>From there you create an assign of source var to destination variable. <text:s/>In the GUI the commands should appear under the input variable. <text:s/>Note – you need to ensure you have selected the input variable when adding the commands</text:p>
      <text:p text:style-name="P1"/>
      <text:p text:style-name="P133">Var 0003, Link IOCARD_OUT, Device 1, Output 0<text:line-break/><text:line-break/>Var 0004, name dimmer, Link IOCARD_ANALOGIC, Device 2, Input 0, PosL 1, PosC 128, PosR 255<text:line-break/>{<text:line-break/>  &amp;bright = &amp;dimmer    <text:line-break/>  &amp;bright2 = &amp;dimmer    <text:line-break/>}<text:line-break/><text:line-break/>Var 0005, name bright, Link IOCARD_DISPLAY, Digit 1, Numbers 3<text:line-break/><text:line-break/>Var 0006, name bright2, Link IOCARD_DISPLAY, Device 1, Digit 1, Numbers 3</text:p>
      <text:p text:style-name="P1"/>
      <text:p text:style-name="P1"><text:soft-page-break/><draw:frame draw:style-name="fr7" draw:name="Picture 1" text:anchor-type="as-char" svg:width="14.64cm" svg:height="3.461cm" draw:z-index="14"><draw:image xlink:href="Pictures/10000001000002040000007A378D6022.png" xlink:type="simple" xlink:show="embed" xlink:actuate="onLoad" draw:mime-type="image/png"/></draw:frame></text:p>
      <text:p text:style-name="P1"/>
      <text:p text:style-name="P1">The Output Cards variables are mapped in the primary .ssi associated with the SOIC server. </text:p>
      <text:h text:style-name="P15" text:outline-level="1"><text:bookmark-start text:name="__RefHeading___Toc18908_85147849"/><text:bookmark-start text:name="_Toc275967465"/>IP Port Utilisation<text:bookmark-end text:name="__RefHeading___Toc18908_85147849"/><text:bookmark-end text:name="_Toc275967465"/></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34">Application</text:p>
          </table:table-cell>
          <table:table-cell table:style-name="Table1.A1" office:value-type="string">
            <text:p text:style-name="P134">Client/Server</text:p>
          </table:table-cell>
          <table:table-cell table:style-name="Table1.A1" office:value-type="string">
            <text:p text:style-name="P134">TCP/UDP</text:p>
          </table:table-cell>
          <table:table-cell table:style-name="Table1.A1" office:value-type="string">
            <text:p text:style-name="P134">Port</text:p>
          </table:table-cell>
          <table:table-cell table:style-name="Table1.A1" office:value-type="string">
            <text:p text:style-name="P134">Partner Applications</text:p>
          </table:table-cell>
        </table:table-row>
        <table:table-row table:style-name="Table1.1">
          <table:table-cell table:style-name="Table1.A1" office:value-type="string">
            <text:p text:style-name="P134"/>
          </table:table-cell>
          <table:table-cell table:style-name="Table1.A1" office:value-type="string">
            <text:p text:style-name="P134"/>
          </table:table-cell>
          <table:table-cell table:style-name="Table1.A1" office:value-type="string">
            <text:p text:style-name="P134"/>
          </table:table-cell>
          <table:table-cell table:style-name="Table1.A1" office:value-type="string">
            <text:p text:style-name="P134"/>
          </table:table-cell>
          <table:table-cell table:style-name="Table1.A1" office:value-type="string">
            <text:p text:style-name="P134"/>
          </table:table-cell>
        </table:table-row>
        <table:table-row table:style-name="Table1.1">
          <table:table-cell table:style-name="Table1.A1" office:value-type="string">
            <text:p text:style-name="P134">SOIC Server</text:p>
          </table:table-cell>
          <table:table-cell table:style-name="Table1.A1" office:value-type="string">
            <text:p text:style-name="P134">Server</text:p>
          </table:table-cell>
          <table:table-cell table:style-name="Table1.A1" office:value-type="string">
            <text:p text:style-name="P134">TCP</text:p>
          </table:table-cell>
          <table:table-cell table:style-name="Table1.A1" office:value-type="string">
            <text:p text:style-name="P134">8092</text:p>
          </table:table-cell>
          <table:table-cell table:style-name="Table1.A1" office:value-type="string">
            <text:p text:style-name="P134">IO Card LCD,</text:p>
          </table:table-cell>
        </table:table-row>
        <table:table-row table:style-name="Table1.1">
          <table:table-cell table:style-name="Table1.A1" office:value-type="string">
            <text:p text:style-name="P134">IO Card LCD</text:p>
          </table:table-cell>
          <table:table-cell table:style-name="Table1.A1" office:value-type="string">
            <text:p text:style-name="P134">Client</text:p>
          </table:table-cell>
          <table:table-cell table:style-name="Table1.A1" office:value-type="string">
            <text:p text:style-name="P134">TCP</text:p>
          </table:table-cell>
          <table:table-cell table:style-name="Table1.A1" office:value-type="string">
            <text:p text:style-name="P134">8092</text:p>
          </table:table-cell>
          <table:table-cell table:style-name="Table1.A1" office:value-type="string">
            <text:p text:style-name="P134">SOIC Server</text:p>
          </table:table-cell>
        </table:table-row>
        <table:table-row table:style-name="Table1.1">
          <table:table-cell table:style-name="Table1.A1" office:value-type="string">
            <text:p text:style-name="P134">SOIC_Conv</text:p>
          </table:table-cell>
          <table:table-cell table:style-name="Table1.A1" office:value-type="string">
            <text:p text:style-name="P134">Client</text:p>
          </table:table-cell>
          <table:table-cell table:style-name="Table1.A1" office:value-type="string">
            <text:p text:style-name="P134">TCP</text:p>
          </table:table-cell>
          <table:table-cell table:style-name="Table1.A1" office:value-type="string">
            <text:p text:style-name="P134">8092</text:p>
          </table:table-cell>
          <table:table-cell table:style-name="Table1.A1" office:value-type="string">
            <text:p text:style-name="P134">SOIC Server</text:p>
          </table:table-cell>
        </table:table-row>
        <table:table-row table:style-name="Table1.1">
          <table:table-cell table:style-name="Table1.A1" office:value-type="string">
            <text:p text:style-name="P134">SOIC_Conv</text:p>
          </table:table-cell>
          <table:table-cell table:style-name="Table1.A1" office:value-type="string">
            <text:p text:style-name="P134">Server</text:p>
          </table:table-cell>
          <table:table-cell table:style-name="Table1.A1" office:value-type="string">
            <text:p text:style-name="P134">UDP</text:p>
          </table:table-cell>
          <table:table-cell table:style-name="Table1.A1" office:value-type="string">
            <text:p text:style-name="P134">7777</text:p>
          </table:table-cell>
          <table:table-cell table:style-name="Table1.A1" office:value-type="string">
            <text:p text:style-name="P134">DCS World – Receives comma delimited data from DCS</text:p>
          </table:table-cell>
        </table:table-row>
        <table:table-row table:style-name="Table1.1">
          <table:table-cell table:style-name="Table1.A1" office:value-type="string">
            <text:p text:style-name="P134">SOIC_Conv</text:p>
          </table:table-cell>
          <table:table-cell table:style-name="Table1.A1" office:value-type="string">
            <text:p text:style-name="P134">Server?</text:p>
          </table:table-cell>
          <table:table-cell table:style-name="Table1.A1" office:value-type="string">
            <text:p text:style-name="P134">UDP</text:p>
          </table:table-cell>
          <table:table-cell table:style-name="Table1.A1" office:value-type="string">
            <text:p text:style-name="P134">7779</text:p>
          </table:table-cell>
          <table:table-cell table:style-name="Table1.A1" office:value-type="string">
            <text:p text:style-name="P134">DCS World?</text:p>
          </table:table-cell>
        </table:table-row>
        <table:table-row table:style-name="Table1.1">
          <table:table-cell table:style-name="Table1.A1" office:value-type="string">
            <text:p text:style-name="P134">SOIC_Conv</text:p>
          </table:table-cell>
          <table:table-cell table:style-name="Table1.A1" office:value-type="string">
            <text:p text:style-name="P134">Client</text:p>
          </table:table-cell>
          <table:table-cell table:style-name="Table1.A1" office:value-type="string">
            <text:p text:style-name="P134">UDP</text:p>
          </table:table-cell>
          <table:table-cell table:style-name="Table1.A1" office:value-type="string">
            <text:p text:style-name="P134">7780</text:p>
          </table:table-cell>
          <table:table-cell table:style-name="Table1.A1" office:value-type="string">
            <text:p text:style-name="P134">DCS World</text:p>
            <text:p text:style-name="P134">CDU Keystrokes send to DCS</text:p>
          </table:table-cell>
        </table:table-row>
        <table:table-row table:style-name="Table1.1">
          <table:table-cell table:style-name="Table1.A1" office:value-type="string">
            <text:p text:style-name="P134">DCS World</text:p>
          </table:table-cell>
          <table:table-cell table:style-name="Table1.A1" office:value-type="string">
            <text:p text:style-name="P134">Server</text:p>
          </table:table-cell>
          <table:table-cell table:style-name="Table1.A1" office:value-type="string">
            <text:p text:style-name="P134">UDP</text:p>
          </table:table-cell>
          <table:table-cell table:style-name="Table1.A1" office:value-type="string">
            <text:p text:style-name="P134">7780</text:p>
          </table:table-cell>
          <table:table-cell table:style-name="Table1.A1" office:value-type="string">
            <text:p text:style-name="P134">SOIC_Conv – Receives CDU Keystrokes from SOIC_Conv</text:p>
          </table:table-cell>
        </table:table-row>
        <table:table-row table:style-name="Table1.1">
          <table:table-cell table:style-name="Table1.A1" office:value-type="string">
            <text:p text:style-name="P134">Arduino Display</text:p>
          </table:table-cell>
          <table:table-cell table:style-name="Table1.A1" office:value-type="string">
            <text:p text:style-name="P134">Server</text:p>
          </table:table-cell>
          <table:table-cell table:style-name="Table1.A1" office:value-type="string">
            <text:p text:style-name="P134">UDP</text:p>
          </table:table-cell>
          <table:table-cell table:style-name="Table1.A1" office:value-type="string">
            <text:p text:style-name="P134">7781</text:p>
          </table:table-cell>
          <table:table-cell table:style-name="Table1.A1" office:value-type="string">
            <text:p text:style-name="P134"/>
          </table:table-cell>
        </table:table-row>
        <table:table-row table:style-name="Table1.1">
          <table:table-cell table:style-name="Table1.A1" office:value-type="string">
            <text:p text:style-name="P134">GPS Out</text:p>
          </table:table-cell>
          <table:table-cell table:style-name="Table1.A1" office:value-type="string">
            <text:p text:style-name="P134">Server</text:p>
          </table:table-cell>
          <table:table-cell table:style-name="Table1.A1" office:value-type="string">
            <text:p text:style-name="P134">UDP</text:p>
          </table:table-cell>
          <table:table-cell table:style-name="Table1.A1" office:value-type="string">
            <text:p text:style-name="P134">7782</text:p>
          </table:table-cell>
          <table:table-cell table:style-name="Table1.A1" office:value-type="string">
            <text:p text:style-name="P134">Receives UDP packets from BeforeNextFrame and reformats to serial with checksum for GPS</text:p>
          </table:table-cell>
        </table:table-row>
        <table:table-row table:style-name="Table1.1">
          <table:table-cell table:style-name="Table1.A1" office:value-type="string">
            <text:p text:style-name="P134">Simmeters</text:p>
          </table:table-cell>
          <table:table-cell table:style-name="Table1.A1" office:value-type="string">
            <text:p text:style-name="P134">Server</text:p>
          </table:table-cell>
          <table:table-cell table:style-name="Table1.A1" office:value-type="string">
            <text:p text:style-name="P134">UDP</text:p>
          </table:table-cell>
          <table:table-cell table:style-name="Table1.A1" office:value-type="string">
            <text:p text:style-name="P134">6061</text:p>
          </table:table-cell>
          <table:table-cell table:style-name="Table1.A1" office:value-type="string">
            <text:p text:style-name="P134">DCS World – Receives comma delimited data from DCS</text:p>
          </table:table-cell>
        </table:table-row>
      </table:table>
      <text:p text:style-name="P1"/>
      <text:p text:style-name="P1"/>
      <text:h text:style-name="P15" text:outline-level="1"><text:bookmark-start text:name="__RefHeading___Toc18910_85147849"/><text:bookmark-start text:name="_Toc275967466"/>GPS Out<text:bookmark-end text:name="__RefHeading___Toc18910_85147849"/><text:bookmark-end text:name="_Toc275967466"/></text:h>
      <text:p text:style-name="P1"/>
      <text:p text:style-name="P1">Use native interface in FSUIPC. Note after you have added the GPS configuration in FSUIPC, it does not send anything out to the GPS until you restart FSX. <text:s text:c="2"/>It also identified that COM7 for the Arduino was in use, so didn’t offer it up as a choice.</text:p>
      <text:p text:style-name="P135"/>
      <text:h text:style-name="P15" text:outline-level="1"><text:bookmark-start text:name="_Toc275967467"/><text:bookmark-start text:name="__RefHeading___Toc18912_85147849"/><text:bookmark-start text:name="_Toc258438968"/><text:soft-page-break/>GPS Setup<text:bookmark-end text:name="_Toc275967467"/><text:bookmark-end text:name="__RefHeading___Toc18912_85147849"/><text:bookmark-end text:name="_Toc258438968"/></text:h>
      <text:p text:style-name="P1"/>
      <text:p text:style-name="P1">The GPS takes a serial NEMA data feed.</text:p>
      <text:p text:style-name="P1">System Setup</text:p>
      <text:p text:style-name="P1"><text:tab/>Communications Port</text:p>
      <text:p text:style-name="P1"><text:tab/><text:tab/>Baud Rate 19200</text:p>
      <text:p text:style-name="P1"><text:tab/><text:tab/>NEMA Input</text:p>
      <text:p text:style-name="P1"><text:tab/><text:tab/>NEMA GPS Input</text:p>
      <text:p text:style-name="P1"><text:tab/><text:tab/>Configure NEMA</text:p>
      <text:p text:style-name="P1"><text:tab/><text:tab/><text:tab/>GLL, RMC and RMB, GGA, GSA and GSV, APB</text:p>
      <text:p text:style-name="P1"/>
      <text:p text:style-name="P1">Software version 1.7.0</text:p>
      <text:p text:style-name="P1"/>
      <text:p text:style-name="P1">Cable Pinout</text:p>
      <text:p text:style-name="P1"/>
      <text:p text:style-name="P1">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34">DB9</text:p>
          </table:table-cell>
          <table:table-cell table:style-name="Table2.A1" office:value-type="string">
            <text:p text:style-name="P134"/>
          </table:table-cell>
          <table:table-cell table:style-name="Table2.A1" office:value-type="string">
            <text:p text:style-name="P134"/>
          </table:table-cell>
          <table:table-cell table:style-name="Table2.A1" office:value-type="string">
            <text:p text:style-name="P134">Lowrance</text:p>
          </table:table-cell>
        </table:table-row>
        <table:table-row table:style-name="Table2.1">
          <table:table-cell table:style-name="Table2.A1" office:value-type="string">
            <text:p text:style-name="P134">1</text:p>
          </table:table-cell>
          <table:table-cell table:style-name="Table2.A1" office:value-type="string">
            <text:p text:style-name="P134">Gnd</text:p>
          </table:table-cell>
          <table:table-cell table:style-name="Table2.A1" office:value-type="string">
            <text:p text:style-name="P134">Black</text:p>
          </table:table-cell>
          <table:table-cell table:style-name="Table2.A1" office:value-type="string">
            <text:p text:style-name="P134">3</text:p>
          </table:table-cell>
        </table:table-row>
        <table:table-row table:style-name="Table2.1">
          <table:table-cell table:style-name="Table2.A1" office:value-type="string">
            <text:p text:style-name="P134">2</text:p>
          </table:table-cell>
          <table:table-cell table:style-name="Table2.A1" office:value-type="string">
            <text:p text:style-name="P134"/>
          </table:table-cell>
          <table:table-cell table:style-name="Table2.A1" office:value-type="string">
            <text:p text:style-name="P134"/>
          </table:table-cell>
          <table:table-cell table:style-name="Table2.A1" office:value-type="string">
            <text:p text:style-name="P134"/>
          </table:table-cell>
        </table:table-row>
        <table:table-row table:style-name="Table2.1">
          <table:table-cell table:style-name="Table2.A1" office:value-type="string">
            <text:p text:style-name="P134">3</text:p>
          </table:table-cell>
          <table:table-cell table:style-name="Table2.A1" office:value-type="string">
            <text:p text:style-name="P134">RX RS-232</text:p>
          </table:table-cell>
          <table:table-cell table:style-name="Table2.A1" office:value-type="string">
            <text:p text:style-name="P134">Green</text:p>
          </table:table-cell>
          <table:table-cell table:style-name="Table2.A1" office:value-type="string">
            <text:p text:style-name="P134">2</text:p>
          </table:table-cell>
        </table:table-row>
        <table:table-row table:style-name="Table2.1">
          <table:table-cell table:style-name="Table2.A1" office:value-type="string">
            <text:p text:style-name="P134">N/C</text:p>
          </table:table-cell>
          <table:table-cell table:style-name="Table2.A1" office:value-type="string">
            <text:p text:style-name="P134"/>
          </table:table-cell>
          <table:table-cell table:style-name="Table2.A1" office:value-type="string">
            <text:p text:style-name="P134">White</text:p>
          </table:table-cell>
          <table:table-cell table:style-name="Table2.A1" office:value-type="string">
            <text:p text:style-name="P134">N/C</text:p>
          </table:table-cell>
        </table:table-row>
        <table:table-row table:style-name="Table2.1">
          <table:table-cell table:style-name="Table2.A1" office:value-type="string">
            <text:p text:style-name="P134">N/C</text:p>
          </table:table-cell>
          <table:table-cell table:style-name="Table2.A1" office:value-type="string">
            <text:p text:style-name="P134">+12V</text:p>
          </table:table-cell>
          <table:table-cell table:style-name="Table2.A1" office:value-type="string">
            <text:p text:style-name="P134">Red</text:p>
          </table:table-cell>
          <table:table-cell table:style-name="Table2.A1" office:value-type="string">
            <text:p text:style-name="P134">1</text:p>
          </table:table-cell>
        </table:table-row>
      </table:table>
      <text:p text:style-name="P1"/>
      <text:p text:style-name="P136"><draw:a xlink:type="simple" xlink:href="http://www.allpinouts.org/index.php/File:Conn_lowrance_002.gif"><draw:frame draw:style-name="fr7" draw:name="Image2" text:anchor-type="as-char" svg:width="2.861cm" svg:height="2.838cm" draw:z-index="15"><draw:image xlink:href="Pictures/100000010000006C0000006BF14623B7.gif" xlink:type="simple" xlink:show="embed" xlink:actuate="onLoad" draw:mime-type="image/gif"/><svg:desc>Lowrance serial connector (6PIN)</svg:desc></draw:frame></draw:a><text:span text:style-name="T47"><text:line-break/>Pin connector as seen from back of Airmap 2000C </text:span></text:p>
      <text:p text:style-name="P13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8">Pin</text:p>
          </table:table-cell>
          <table:table-cell table:style-name="Table3.A1" office:value-type="string">
            <text:p text:style-name="P138">Name</text:p>
          </table:table-cell>
          <table:table-cell table:style-name="Table3.A1" office:value-type="string">
            <text:p text:style-name="P138">Description</text:p>
          </table:table-cell>
        </table:table-row>
        <table:table-row table:style-name="Table3.1">
          <table:table-cell table:style-name="Table3.A1" office:value-type="string">
            <text:p text:style-name="P139">1</text:p>
          </table:table-cell>
          <table:table-cell table:style-name="Table3.A1" office:value-type="string">
            <text:p text:style-name="P139">VCC</text:p>
          </table:table-cell>
          <table:table-cell table:style-name="Table3.A1" office:value-type="string">
            <text:p text:style-name="P139">Power</text:p>
          </table:table-cell>
        </table:table-row>
        <table:table-row table:style-name="Table3.1">
          <table:table-cell table:style-name="Table3.A1" office:value-type="string">
            <text:p text:style-name="P139">2</text:p>
          </table:table-cell>
          <table:table-cell table:style-name="Table3.A1" office:value-type="string">
            <text:p text:style-name="P139">RX</text:p>
          </table:table-cell>
          <table:table-cell table:style-name="Table3.A1" office:value-type="string">
            <text:p text:style-name="P139">RS-232 (receive serial)</text:p>
          </table:table-cell>
        </table:table-row>
        <table:table-row table:style-name="Table3.1">
          <table:table-cell table:style-name="Table3.A1" office:value-type="string">
            <text:p text:style-name="P139">3</text:p>
          </table:table-cell>
          <table:table-cell table:style-name="Table3.A1" office:value-type="string">
            <text:p text:style-name="P139">GND</text:p>
          </table:table-cell>
          <table:table-cell table:style-name="Table3.A1" office:value-type="string">
            <text:p text:style-name="P139">Ground</text:p>
          </table:table-cell>
        </table:table-row>
        <table:table-row table:style-name="Table3.1">
          <table:table-cell table:style-name="Table3.A1" office:value-type="string">
            <text:p text:style-name="P139">4</text:p>
          </table:table-cell>
          <table:table-cell table:style-name="Table3.A1" office:value-type="string">
            <text:p text:style-name="P139">TX</text:p>
          </table:table-cell>
          <table:table-cell table:style-name="Table3.A1" office:value-type="string">
            <text:p text:style-name="P139">NMEA/Pseudo RS-232 (transmit serial)</text:p>
          </table:table-cell>
        </table:table-row>
        <table:table-row table:style-name="Table3.1">
          <table:table-cell table:style-name="Table3.A1" office:value-type="string">
            <text:p text:style-name="P139">5</text:p>
          </table:table-cell>
          <table:table-cell table:style-name="Table3.A1" office:value-type="string">
            <text:p text:style-name="P139">-</text:p>
          </table:table-cell>
          <table:table-cell table:style-name="Table3.A1" office:value-type="string">
            <text:p text:style-name="P139">DO NOT USE (recharging purposes)</text:p>
          </table:table-cell>
        </table:table-row>
        <table:table-row table:style-name="Table3.1">
          <table:table-cell table:style-name="Table3.A1" office:value-type="string">
            <text:p text:style-name="P139">6</text:p>
          </table:table-cell>
          <table:table-cell table:style-name="Table3.A1" office:value-type="string">
            <text:p text:style-name="P139">-</text:p>
          </table:table-cell>
          <table:table-cell table:style-name="Table3.A1" office:value-type="string">
            <text:p text:style-name="P139">DO NOT USE (recharging purposes)</text:p>
          </table:table-cell>
        </table:table-row>
      </table:table>
      <text:p text:style-name="P137">Was unable to buy an original NEMA cable, so had to modify a power only cable. <text:s/></text:p>
      <text:p text:style-name="P1">Modifying a power cable to a NEMA cable </text:p>
      <text:list text:style-name="WWNum8">
        <text:list-item>
          <text:p text:style-name="P140">Purchased a DB25 headshell with pins to be placed.</text:p>
        </text:list-item>
        <text:list-item>
          <text:p text:style-name="P140"><text:soft-page-break/>Drill out pin 2 of existing existing power connector with a 1mm drill all of the way through to the back for the cable.</text:p>
        </text:list-item>
        <text:list-item>
          <text:p text:style-name="P140">Drill out pin 2 with a 3mm drill only partially so that the pin is able to seat in the socket without being able to be pushed all the way through</text:p>
        </text:list-item>
        <text:list-item>
          <text:p text:style-name="P140">Heat Glue DB25 socket connector in Lowrance connector.</text:p>
        </text:list-item>
      </text:list>
      <text:p text:style-name="P137"/>
      <text:p text:style-name="P135"/>
      <text:h text:style-name="P15" text:outline-level="1"><text:bookmark-start text:name="__RefHeading___Toc18914_85147849"/><text:bookmark-start text:name="_Toc275967468"/>Driving the OLEDs<text:bookmark-end text:name="__RefHeading___Toc18914_85147849"/><text:bookmark-end text:name="_Toc275967468"/></text:h>
      <text:p text:style-name="P1"/>
      <text:p text:style-name="P1">The OLEDs use an I2C bus, which enables all of the OLED displays to be connected to a single Arduino card. <text:s/>The only challenge encountered when using this approach is that a ‘demultiplexor’ (demux) is needed as all of the OLED displays have the same I2C bus address.</text:p>
      <text:p text:style-name="P1"/>
      <text:p text:style-name="P1">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with not having pull-up resistors. <text:s/>As the system is currently working, I’m reluctant to attempt to fix it. <text:s/>The displays are never read, only ever written to.</text:p>
      <text:p text:style-name="P1"/>
      <text:p text:style-name="P1"/>
      <text:p text:style-name="P1">Another benefit of using common OLEDs is initialisation codes can be ‘broadcast’ to all attached displays, this is done by raising all of the Data Outputs to high. This is used to initialise all of the attached displays.</text:p>
      <text:p text:style-name="P1"/>
      <text:p text:style-name="P1">Generally ‘clearing’ displays is avoided as this incurs a performance hit. <text:s/>Displays are updated an entire line at a time, with trailing spaces to pad out the display.</text:p>
      <text:p text:style-name="P1"/>
      <text:p text:style-name="P1">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he rate at which updates are send must not cause ‘tail drop’ in the UART, this will result in corrupted data being displayed. A 50mS delay appears to be adequate during most updates. <text:s/>A good test of timing is to do a chaff/flare dump.</text:p>
      <text:p text:style-name="P1"/>
      <text:p text:style-name="P1"><text:s/>Protocol between Arduino-multi-oled-receiver and Arduino card:</text:p>
      <text:h text:style-name="P24" text:outline-level="2"><text:bookmark-start text:name="__RefHeading___Toc18916_85147849"/><text:bookmark-start text:name="_Toc275967469"/><text:soft-page-break/>Initialisation Sequence<text:bookmark-end text:name="__RefHeading___Toc18916_85147849"/><text:bookmark-end text:name="_Toc275967469"/></text:h>
      <text:p text:style-name="P1"/>
      <text:p text:style-name="P1">Write out 2 * Nulls - <text:span text:style-name="T48">_serialPort.Write(NULL, 0, 1);</text:span></text:p>
      <text:p text:style-name="P1">Clear each display - <text:span text:style-name="T48">ClearArduinoDisplay(oled1)</text:span></text:p>
      <text:p text:style-name="P1">Send information text to each display - <text:span text:style-name="T48">SendToArduino(oled1, FirstLine, </text:span><text:span text:style-name="T49">"1 Waiting for DCS"</text:span><text:span text:style-name="T48">);</text:span></text:p>
      <text:p text:style-name="P1"/>
      <text:p text:style-name="P1"/>
      <text:h text:style-name="P24" text:outline-level="2"><text:bookmark-start text:name="__RefHeading___Toc18918_85147849"/><text:bookmark-start text:name="_Toc275967470"/>Transmit Data to oled<text:bookmark-end text:name="__RefHeading___Toc18918_85147849"/><text:bookmark-end text:name="_Toc275967470"/></text:h>
      <text:p text:style-name="P1"/>
      <text:p text:style-name="P141">SendToArduino(oled6, FirstLine, lastVHF_FM.PadRight(16));</text:p>
      <text:p text:style-name="P1"/>
      <table:table table:name="Table4" table:style-name="Table4">
        <table:table-column table:style-name="Table4.A"/>
        <table:table-column table:style-name="Table4.B"/>
        <table:table-row table:style-name="Table4.1">
          <table:table-cell table:style-name="Table4.A1" office:value-type="string">
            <text:p text:style-name="P134">Parameter</text:p>
            <text:p text:style-name="P134">No</text:p>
          </table:table-cell>
          <table:table-cell table:style-name="Table4.A1" office:value-type="string">
            <text:p text:style-name="P134"/>
          </table:table-cell>
        </table:table-row>
        <table:table-row table:style-name="Table4.1">
          <table:table-cell table:style-name="Table4.A1" office:value-type="string">
            <text:p text:style-name="P134">1</text:p>
          </table:table-cell>
          <table:table-cell table:style-name="Table4.A1" office:value-type="string">
            <text:p text:style-name="P134">Oled Number – oled 1 to oled 6</text:p>
          </table:table-cell>
        </table:table-row>
        <table:table-row table:style-name="Table4.1">
          <table:table-cell table:style-name="Table4.A1" office:value-type="string">
            <text:p text:style-name="P134">2</text:p>
          </table:table-cell>
          <table:table-cell table:style-name="Table4.A1" office:value-type="string">
            <text:p text:style-name="P134">Line Number – either FirstLine or Second Line</text:p>
          </table:table-cell>
        </table:table-row>
        <table:table-row table:style-name="Table4.1">
          <table:table-cell table:style-name="Table4.A1" office:value-type="string">
            <text:p text:style-name="P134">3</text:p>
          </table:table-cell>
          <table:table-cell table:style-name="Table4.A1" office:value-type="string">
            <text:p text:style-name="P134">Text to be displayed – ASCII text – should be padded to end of display</text:p>
          </table:table-cell>
        </table:table-row>
      </table:table>
      <text:p text:style-name="P1"/>
      <text:p text:style-name="P1">There are two <text:s/>routines that actually send data to the Arduino</text:p>
      <text:p text:style-name="P1"/>
      <text:p text:style-name="P1"><text:span text:style-name="T50">static</text:span><text:span text:style-name="T48"> </text:span><text:span text:style-name="T50">void</text:span><text:span text:style-name="T48"> SendToArduino(</text:span><text:span text:style-name="T50">byte</text:span><text:span text:style-name="T48">[] oledPtr, </text:span><text:span text:style-name="T50">byte</text:span><text:span text:style-name="T48">[] lineNumber, </text:span><text:span text:style-name="T50">string</text:span><text:span text:style-name="T48"> StrToSend)</text:span></text:p>
      <text:p text:style-name="P142">{</text:p>
      <text:p text:style-name="P143"><text:span text:style-name="T50">if</text:span><text:span text:style-name="T48"> (_serialPort.IsOpen)</text:span></text:p>
      <text:p text:style-name="P142"><text:s text:c="7"/>{</text:p>
      <text:p text:style-name="P144">_serialPort.Write(STX, 0, 1);</text:p>
      <text:p text:style-name="P144">_serialPort.Write(oledPtr, 0, 1);</text:p>
      <text:p text:style-name="P144">_serialPort.Write(lineNumber, 0, 1);</text:p>
      <text:p text:style-name="P144">_serialPort.Write(StrToSend);</text:p>
      <text:p text:style-name="P144">_serialPort.Write(ETX, 0, 1);</text:p>
      <text:p text:style-name="P145">}</text:p>
      <text:p text:style-name="P142">}</text:p>
      <text:p text:style-name="P142"/>
      <text:p text:style-name="P1"><text:span text:style-name="T50">static</text:span><text:span text:style-name="T48"> </text:span><text:span text:style-name="T50">void</text:span><text:span text:style-name="T48"> ClearArduinoDisplay(</text:span><text:span text:style-name="T50">byte</text:span><text:span text:style-name="T48">[] oledPtr)</text:span></text:p>
      <text:p text:style-name="P142">{</text:p>
      <text:p text:style-name="P143"><text:span text:style-name="T50">if</text:span><text:span text:style-name="T48"> (_serialPort.IsOpen)</text:span></text:p>
      <text:p text:style-name="P145">{</text:p>
      <text:p text:style-name="P144">_serialPort.Write(STX, 0, 1);</text:p>
      <text:p text:style-name="P144">_serialPort.Write(oledPtr, 0, 1);</text:p>
      <text:p text:style-name="P144">_serialPort.Write(FirstLine, 0, 1);</text:p>
      <text:p text:style-name="P144">_serialPort.Write(CLS,0,1);</text:p>
      <text:p text:style-name="P144">_serialPort.Write(ETX, 0, 1);</text:p>
      <text:p text:style-name="P145">}</text:p>
      <text:p text:style-name="P142">}</text:p>
      <text:p text:style-name="P1"/>
      <text:p text:style-name="P1">This is called from branches which do a comparison against the last line sent to a given line on a given display. <text:s/></text:p>
      <text:p text:style-name="P1"/>
      <text:p text:style-name="P1">There are two sources of data for the OLED displays, the first is data directory from DCS via LUA script, the second is from the ‘memory extractor’, cryptically called ‘bne-ocr-oled’, as this initially used Overpro’s OCR code, but now uses Gravils? Memory extractor. <text:s/>Both of these deliver the data over <text:soft-page-break/>UDP using a variable name = value string. <text:s/>The data from the memory extractor is identified with a ‘9999’</text:p>
      <text:p text:style-name="P1"/>
      <text:p text:style-name="P146">// CMSC/CMSP has a tag attrbitue of 9999</text:p>
      <text:p text:style-name="P1"><text:span text:style-name="T48"><text:s text:c="7"/></text:span><text:span text:style-name="T50">if</text:span><text:span text:style-name="T48"> (Get_Value(words,9999) == </text:span><text:span text:style-name="T49">" "</text:span><text:span text:style-name="T48">)</text:span></text:p>
      <text:p text:style-name="P1"><text:s/></text:p>
      <text:p text:style-name="P1">The bne-ocr-oled generated the entire line to be displayed, whereas the data delivered using the native LUA interface needs to be formatted.</text:p>
      <text:p text:style-name="P1"/>
      <text:h text:style-name="P147" text:outline-level="3"><text:bookmark-start text:name="__RefHeading___Toc18920_85147849"/><text:bookmark-start text:name="_Toc275967471"/>Native LUA data<text:bookmark-end text:name="__RefHeading___Toc18920_85147849"/><text:bookmark-end text:name="_Toc275967471"/></text:h>
      <text:p text:style-name="P1"/>
      <text:p text:style-name="P148">// VHF </text:p>
      <text:p text:style-name="P1"><text:span text:style-name="T51">sWorkstr = </text:span><text:span text:style-name="T52">"VHF FM "</text:span><text:span text:style-name="T51"> + Get_Value(words, 143) + Get_Value(words, 144) + Get_Value(words, 145) + </text:span><text:span text:style-name="T52">"."</text:span><text:span text:style-name="T51"> + Get_Value(words, 146);</text:span></text:p>
      <text:p text:style-name="P1"><text:span text:style-name="T53">if</text:span><text:span text:style-name="T51"> (sWorkstr != lastVHF_FM)</text:span></text:p>
      <text:p text:style-name="P141">{</text:p>
      <text:p text:style-name="P141"/>
      <text:p text:style-name="P149">lastVHF_FM = sWorkstr;</text:p>
      <text:p text:style-name="P141"><text:s text:c="7"/>SendToArduino(oled6, FirstLine, lastVHF_FM.PadRight(16));</text:p>
      <text:p text:style-name="P1"><text:span text:style-name="T51"><text:s text:c="7"/></text:span><text:span text:style-name="T54">Thread</text:span><text:span text:style-name="T51">.Sleep(20);</text:span></text:p>
      <text:p text:style-name="P141">}</text:p>
      <text:p text:style-name="P1"/>
      <text:h text:style-name="P147" text:outline-level="3"><text:bookmark-start text:name="__RefHeading___Toc18922_85147849"/><text:bookmark-start text:name="_Toc275967472"/>Preformatted data from bne-ocr-oled<text:bookmark-end text:name="__RefHeading___Toc18922_85147849"/><text:bookmark-end text:name="_Toc275967472"/></text:h>
      <text:p text:style-name="P1"/>
      <text:p text:style-name="P1"><text:span text:style-name="T50">if</text:span><text:span text:style-name="T48"> (returnData.IndexOf(</text:span><text:span text:style-name="T49">"CMSP"</text:span><text:span text:style-name="T48">) &gt; 0 )</text:span></text:p>
      <text:p text:style-name="P142">{</text:p>
      <text:p text:style-name="P142"/>
      <text:p text:style-name="P143"><text:span text:style-name="T50">if</text:span><text:span text:style-name="T48"> (returnData != lastCMSP)</text:span></text:p>
      <text:p text:style-name="P142"><text:s text:c="7"/>{</text:p>
      <text:p text:style-name="P142"><text:s text:c="8"/><text:tab/>SendToArduino(oled7, FirstLine, returnData.Substring(12, 18));</text:p>
      <text:p text:style-name="P1"><text:span text:style-name="T48"><text:s text:c="8"/><text:tab/></text:span><text:span text:style-name="T55">Thread</text:span><text:span text:style-name="T48">.Sleep(50);</text:span></text:p>
      <text:p text:style-name="P142"><text:s text:c="8"/><text:tab/>SendToArduino(oled7, SecondLine, returnData.Substring(32));</text:p>
      <text:p text:style-name="P1"><text:span text:style-name="T48"><text:s text:c="8"/><text:tab/></text:span><text:span text:style-name="T55">Thread</text:span><text:span text:style-name="T48">.Sleep(50);</text:span></text:p>
      <text:p text:style-name="P142"><text:s text:c="8"/><text:tab/>lastCMSP = returnData;</text:p>
      <text:p text:style-name="P142"><text:s text:c="4"/><text:tab/>}</text:p>
      <text:p text:style-name="P142"/>
      <text:p text:style-name="P142">}</text:p>
      <text:p text:style-name="P142"/>
      <text:h text:style-name="P24" text:outline-level="2"><text:bookmark-start text:name="__RefHeading___Toc18924_85147849"/><text:bookmark-start text:name="_Toc275967473"/>The Arduino Sketch<text:bookmark-end text:name="__RefHeading___Toc18924_85147849"/><text:bookmark-end text:name="_Toc275967473"/></text:h>
      <text:p text:style-name="P1"/>
      <text:p text:style-name="P1">Unlike a UDP packet, an asynchronous serial port does not intrinsically have a Start-Of-Message, End-Of-Message construct; this has to be defined using a higher-level protocol. The Arduino runs a Finite State Machine to keep track of state.</text:p>
      <text:p text:style-name="P1"/>
      <text:p text:style-name="P130">// FSM States</text:p>
      <text:p text:style-name="P130">#define stateWaitingForSerialData <text:s text:c="2"/>0</text:p>
      <text:p text:style-name="P130">#define stateLookingForStartOfMsg <text:s text:c="2"/>1</text:p>
      <text:p text:style-name="P130">#define stateLookingForOLEDPtr <text:s text:c="5"/>2</text:p>
      <text:p text:style-name="P130">#define stateLookingForLinePtr <text:s text:c="5"/>3</text:p>
      <text:p text:style-name="P130">#define stateRxAndDisplayChar <text:s text:c="6"/>4</text:p>
      <text:p text:style-name="P130"/>
      <text:p text:style-name="P130"><text:soft-page-break/>#define minoledPtr 1</text:p>
      <text:p text:style-name="P130">#define maxoledPtr 7</text:p>
      <text:p text:style-name="P130"/>
      <text:p text:style-name="P130">#define minLinePtr 1</text:p>
      <text:p text:style-name="P130">#define maxLinePtr 2</text:p>
      <text:p text:style-name="P130"/>
      <text:p text:style-name="P130">// Map Output Pins to OLED Displays</text:p>
      <text:p text:style-name="P130">int oled1 = 2; <text:s text:c="6"/>// First usable output pin is D2 so all pins are incremented by 2 </text:p>
      <text:p text:style-name="P130">int oled2 = 3;</text:p>
      <text:p text:style-name="P130">int oled3 = 4;</text:p>
      <text:p text:style-name="P130">int oled4 = 5;</text:p>
      <text:p text:style-name="P130">int oled5 = 6;</text:p>
      <text:p text:style-name="P130">int oled6 = 7;</text:p>
      <text:p text:style-name="P130">int oled7 = 8; </text:p>
      <text:p text:style-name="P1"/>
      <text:p text:style-name="P1">After the hardware initialisation strings have been broadcast to all attached OLEDs, the number of each OLED is displayed, this is primary for troubleshooting, there is a brief delay, and then waiting for DCS is send to al displays.</text:p>
      <text:p text:style-name="P1">In addition to the OLEDs themselves, each of the AND gates selection legs has an LED which is illuminated whenever that gate is selected.</text:p>
      <text:p text:style-name="P1"/>
      <text:p text:style-name="P1">Arduino Sender</text:p>
      <text:p text:style-name="P1"/>
      <text:p text:style-name="P1">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which means more USB ports and space consumed in the pit), or a muxing mechanism is added to software select the display to send data.</text:p>
      <text:p text:style-name="P1"/>
      <text:p text:style-name="P1">Principles:</text:p>
      <text:p text:style-name="P1">Keep the Arduino code real simple, basically it receives a 5 part message</text:p>
      <text:p text:style-name="P1">1. SOM (Start of Message)</text:p>
      <text:p text:style-name="P1">2. Display Ptr (which display is the text going to)</text:p>
      <text:p text:style-name="P1">3. Line Ptr (the original displays had two lines, so select which line the text is destined for)</text:p>
      <text:p text:style-name="P1">4. Text (including trailing spaces to overwrite all previous displayed text)</text:p>
      <text:p text:style-name="P1">5. EOM</text:p>
      <text:p text:style-name="P1"/>
      <text:p text:style-name="P1">The I2C bus is unidirectional ,i.e. the displays are never queried, it is assumed the data was received.</text:p>
      <text:p text:style-name="P1"/>
      <text:p text:style-name="P1"/>
      <text:p text:style-name="P1">Start-up</text:p>
      <text:p text:style-name="P1"/>
      <text:p text:style-name="P1">On start the Arduino initialises all OLED displays, raising all Output </text:p>
      <text:p text:style-name="P1"/>
      <text:p text:style-name="P1">Hardware:</text:p>
      <text:p text:style-name="P1"><text:soft-page-break/>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P1">2. The initial design had the LEDs tied to the +5V rail, this means they are lit when the output is low.</text:p>
      <text:p text:style-name="P1">3. Output pins D0 and D1 are used for internal purposes, so the first pin used is D2.</text:p>
      <text:p text:style-name="P1"/>
      <text:p text:style-name="P1"/>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0">Variable</text:p>
          </table:table-cell>
          <table:table-cell table:style-name="Table5.A1" office:value-type="string">
            <text:p text:style-name="P150">O/C Variable</text:p>
          </table:table-cell>
          <table:table-cell table:style-name="Table5.A1" office:value-type="string">
            <text:p text:style-name="P134"><text:span text:style-name="T56">OC OutputPort</text:span><text:span text:style-name="T56"><text:note text:id="ftn1" text:note-class="footnote"><text:note-citation>1</text:note-citation><text:note-body><text:p text:style-name="P151"><text:s/>Starts at 0</text:p></text:note-body></text:note></text:span></text:p>
          </table:table-cell>
        </table:table-row>
        <table:table-row table:style-name="Table5.1">
          <table:table-cell table:style-name="Table5.A1" office:value-type="string">
            <text:p text:style-name="P150">Com1 Transmit</text:p>
          </table:table-cell>
          <table:table-cell table:style-name="Table5.A1" office:value-type="string">
            <text:p text:style-name="P150">100</text:p>
          </table:table-cell>
          <table:table-cell table:style-name="Table5.A1" office:value-type="string">
            <text:p text:style-name="P150">48</text:p>
          </table:table-cell>
        </table:table-row>
        <table:table-row table:style-name="Table5.1">
          <table:table-cell table:style-name="Table5.A1" office:value-type="string">
            <text:p text:style-name="P150">Com2 Transmit</text:p>
          </table:table-cell>
          <table:table-cell table:style-name="Table5.A1" office:value-type="string">
            <text:p text:style-name="P150">101</text:p>
          </table:table-cell>
          <table:table-cell table:style-name="Table5.A1" office:value-type="string">
            <text:p text:style-name="P150">50</text:p>
          </table:table-cell>
        </table:table-row>
        <table:table-row table:style-name="Table5.1">
          <table:table-cell table:style-name="Table5.A1" office:value-type="string">
            <text:p text:style-name="P150">COM RxBoth</text:p>
          </table:table-cell>
          <table:table-cell table:style-name="Table5.A1" office:value-type="string">
            <text:p text:style-name="P150">102</text:p>
          </table:table-cell>
          <table:table-cell table:style-name="Table5.A1" office:value-type="string">
            <text:p text:style-name="P150">49</text:p>
          </table:table-cell>
        </table:table-row>
        <table:table-row table:style-name="Table5.1">
          <table:table-cell table:style-name="Table5.A1" office:value-type="string">
            <text:p text:style-name="P150">Nav1 Sound</text:p>
          </table:table-cell>
          <table:table-cell table:style-name="Table5.A1" office:value-type="string">
            <text:p text:style-name="P150">103</text:p>
          </table:table-cell>
          <table:table-cell table:style-name="Table5.A1" office:value-type="string">
            <text:p text:style-name="P150">44</text:p>
          </table:table-cell>
        </table:table-row>
        <table:table-row table:style-name="Table5.1">
          <table:table-cell table:style-name="Table5.A1" office:value-type="string">
            <text:p text:style-name="P150">Nav2 Sound</text:p>
          </table:table-cell>
          <table:table-cell table:style-name="Table5.A1" office:value-type="string">
            <text:p text:style-name="P150">104</text:p>
          </table:table-cell>
          <table:table-cell table:style-name="Table5.A1" office:value-type="string">
            <text:p text:style-name="P150">43</text:p>
          </table:table-cell>
        </table:table-row>
        <table:table-row table:style-name="Table5.1">
          <table:table-cell table:style-name="Table5.A1" office:value-type="string">
            <text:p text:style-name="P150">Marker Sound</text:p>
          </table:table-cell>
          <table:table-cell table:style-name="Table5.A1" office:value-type="string">
            <text:p text:style-name="P150">105</text:p>
          </table:table-cell>
          <table:table-cell table:style-name="Table5.A1" office:value-type="string">
            <text:p text:style-name="P150">42</text:p>
          </table:table-cell>
        </table:table-row>
        <table:table-row table:style-name="Table5.1">
          <table:table-cell table:style-name="Table5.A1" office:value-type="string">
            <text:p text:style-name="P150">DME Sound</text:p>
          </table:table-cell>
          <table:table-cell table:style-name="Table5.A1" office:value-type="string">
            <text:p text:style-name="P150">106</text:p>
          </table:table-cell>
          <table:table-cell table:style-name="Table5.A1" office:value-type="string">
            <text:p text:style-name="P150">41</text:p>
          </table:table-cell>
        </table:table-row>
        <table:table-row table:style-name="Table5.1">
          <table:table-cell table:style-name="Table5.A1" office:value-type="string">
            <text:p text:style-name="P150">ADF1 Sound</text:p>
          </table:table-cell>
          <table:table-cell table:style-name="Table5.A1" office:value-type="string">
            <text:p text:style-name="P150">107</text:p>
          </table:table-cell>
          <table:table-cell table:style-name="Table5.A1" office:value-type="string">
            <text:p text:style-name="P150">40</text:p>
          </table:table-cell>
        </table:table-row>
        <table:table-row table:style-name="Table5.1">
          <table:table-cell table:style-name="Table5.A1" office:value-type="string">
            <text:p text:style-name="P150">Inner Marker</text:p>
          </table:table-cell>
          <table:table-cell table:style-name="Table5.A1" office:value-type="string">
            <text:p text:style-name="P150">110</text:p>
          </table:table-cell>
          <table:table-cell table:style-name="Table5.A1" office:value-type="string">
            <text:p text:style-name="P150">45</text:p>
          </table:table-cell>
        </table:table-row>
        <table:table-row table:style-name="Table5.1">
          <table:table-cell table:style-name="Table5.A1" office:value-type="string">
            <text:p text:style-name="P150">Middle Marker</text:p>
          </table:table-cell>
          <table:table-cell table:style-name="Table5.A1" office:value-type="string">
            <text:p text:style-name="P150">111</text:p>
          </table:table-cell>
          <table:table-cell table:style-name="Table5.A1" office:value-type="string">
            <text:p text:style-name="P150">46</text:p>
          </table:table-cell>
        </table:table-row>
        <table:table-row table:style-name="Table5.1">
          <table:table-cell table:style-name="Table5.A1" office:value-type="string">
            <text:p text:style-name="P150">Outer Marker</text:p>
          </table:table-cell>
          <table:table-cell table:style-name="Table5.A1" office:value-type="string">
            <text:p text:style-name="P150">112</text:p>
          </table:table-cell>
          <table:table-cell table:style-name="Table5.A1" office:value-type="string">
            <text:p text:style-name="P150">47</text:p>
          </table:table-cell>
        </table:table-row>
        <table:table-row table:style-name="Table5.1">
          <table:table-cell table:style-name="Table5.A1" office:value-type="string">
            <text:p text:style-name="P150">Eng Out</text:p>
          </table:table-cell>
          <table:table-cell table:style-name="Table5.A1" office:value-type="string">
            <text:p text:style-name="P150">120</text:p>
          </table:table-cell>
          <table:table-cell table:style-name="Table5.A1" office:value-type="string">
            <text:p text:style-name="P150">23</text:p>
          </table:table-cell>
        </table:table-row>
        <table:table-row table:style-name="Table5.1">
          <table:table-cell table:style-name="Table5.A1" office:value-type="string">
            <text:p text:style-name="P150">Rotor Low</text:p>
          </table:table-cell>
          <table:table-cell table:style-name="Table5.A1" office:value-type="string">
            <text:p text:style-name="P150">121</text:p>
          </table:table-cell>
          <table:table-cell table:style-name="Table5.A1" office:value-type="string">
            <text:p text:style-name="P150">24</text:p>
          </table:table-cell>
        </table:table-row>
        <table:table-row table:style-name="Table5.1">
          <table:table-cell table:style-name="Table5.A1" office:value-type="string">
            <text:p text:style-name="P150">Fuel Low</text:p>
          </table:table-cell>
          <table:table-cell table:style-name="Table5.A1" office:value-type="string">
            <text:p text:style-name="P150">122</text:p>
          </table:table-cell>
          <table:table-cell table:style-name="Table5.A1" office:value-type="string">
            <text:p text:style-name="P150">33</text:p>
          </table:table-cell>
        </table:table-row>
        <table:table-row table:style-name="Table5.1">
          <table:table-cell table:style-name="Table5.A1" office:value-type="string">
            <text:p text:style-name="P150">Generator Fail</text:p>
          </table:table-cell>
          <table:table-cell table:style-name="Table5.A1" office:value-type="string">
            <text:p text:style-name="P150">123</text:p>
          </table:table-cell>
          <table:table-cell table:style-name="Table5.A1" office:value-type="string">
            <text:p text:style-name="P150">38</text:p>
          </table:table-cell>
        </table:table-row>
        <table:table-row table:style-name="Table5.1">
          <table:table-cell table:style-name="Table5.A1" office:value-type="string">
            <text:p text:style-name="P150">Battery Warm</text:p>
          </table:table-cell>
          <table:table-cell table:style-name="Table5.A1" office:value-type="string">
            <text:p text:style-name="P150">124</text:p>
          </table:table-cell>
          <table:table-cell table:style-name="Table5.A1" office:value-type="string">
            <text:p text:style-name="P150">31</text:p>
          </table:table-cell>
        </table:table-row>
        <table:table-row table:style-name="Table5.1">
          <table:table-cell table:style-name="Table5.A1" office:value-type="string">
            <text:p text:style-name="P150">Battery Hot</text:p>
          </table:table-cell>
          <table:table-cell table:style-name="Table5.A1" office:value-type="string">
            <text:p text:style-name="P150">125</text:p>
          </table:table-cell>
          <table:table-cell table:style-name="Table5.A1" office:value-type="string">
            <text:p text:style-name="P150">32</text:p>
          </table:table-cell>
        </table:table-row>
        <table:table-row table:style-name="Table5.1">
          <table:table-cell table:style-name="Table5.A1" office:value-type="string">
            <text:p text:style-name="P150">Fuel Pump Fail</text:p>
          </table:table-cell>
          <table:table-cell table:style-name="Table5.A1" office:value-type="string">
            <text:p text:style-name="P150">126</text:p>
          </table:table-cell>
          <table:table-cell table:style-name="Table5.A1" office:value-type="string">
            <text:p text:style-name="P150">39</text:p>
          </table:table-cell>
        </table:table-row>
        <table:table-row table:style-name="Table5.1">
          <table:table-cell table:style-name="Table5.A1" office:value-type="string">
            <text:p text:style-name="P150">Transmission Pressure Fail</text:p>
          </table:table-cell>
          <table:table-cell table:style-name="Table5.A1" office:value-type="string">
            <text:p text:style-name="P150">127</text:p>
          </table:table-cell>
          <table:table-cell table:style-name="Table5.A1" office:value-type="string">
            <text:p text:style-name="P150">25</text:p>
          </table:table-cell>
        </table:table-row>
        <table:table-row table:style-name="Table5.1">
          <table:table-cell table:style-name="Table5.A1" office:value-type="string">
            <text:p text:style-name="P150">Transmission Temperature Fail</text:p>
          </table:table-cell>
          <table:table-cell table:style-name="Table5.A1" office:value-type="string">
            <text:p text:style-name="P150">128</text:p>
          </table:table-cell>
          <table:table-cell table:style-name="Table5.A1" office:value-type="string">
            <text:p text:style-name="P150">26</text:p>
          </table:table-cell>
        </table:table-row>
        <table:table-row table:style-name="Table5.1">
          <table:table-cell table:style-name="Table5.A1" office:value-type="string">
            <text:p text:style-name="P150">Engine Chip</text:p>
          </table:table-cell>
          <table:table-cell table:style-name="Table5.A1" office:value-type="string">
            <text:p text:style-name="P150">129</text:p>
          </table:table-cell>
          <table:table-cell table:style-name="Table5.A1" office:value-type="string">
            <text:p text:style-name="P150">30</text:p>
          </table:table-cell>
        </table:table-row>
        <table:table-row table:style-name="Table5.1">
          <table:table-cell table:style-name="Table5.A1" office:value-type="string">
            <text:p text:style-name="P150">Tail Rotor Chip</text:p>
          </table:table-cell>
          <table:table-cell table:style-name="Table5.A1" office:value-type="string">
            <text:p text:style-name="P150">130</text:p>
          </table:table-cell>
          <table:table-cell table:style-name="Table5.A1" office:value-type="string">
            <text:p text:style-name="P150">21</text:p>
          </table:table-cell>
        </table:table-row>
        <table:table-row table:style-name="Table5.1">
          <table:table-cell table:style-name="Table5.A1" office:value-type="string">
            <text:p text:style-name="P150">Transmission Chip</text:p>
          </table:table-cell>
          <table:table-cell table:style-name="Table5.A1" office:value-type="string">
            <text:p text:style-name="P150">131</text:p>
          </table:table-cell>
          <table:table-cell table:style-name="Table5.A1" office:value-type="string">
            <text:p text:style-name="P150">29</text:p>
          </table:table-cell>
        </table:table-row>
        <table:table-row table:style-name="Table5.1">
          <table:table-cell table:style-name="Table5.A1" office:value-type="string">
            <text:p text:style-name="P150">Fuel Filter Fail</text:p>
          </table:table-cell>
          <table:table-cell table:style-name="Table5.A1" office:value-type="string">
            <text:p text:style-name="P150">132</text:p>
          </table:table-cell>
          <table:table-cell table:style-name="Table5.A1" office:value-type="string">
            <text:p text:style-name="P150">22</text:p>
          </table:table-cell>
        </table:table-row>
        <table:table-row table:style-name="Table5.1">
          <table:table-cell table:style-name="Table5.A1" office:value-type="string">
            <text:p text:style-name="P150">Baggage Door</text:p>
          </table:table-cell>
          <table:table-cell table:style-name="Table5.A1" office:value-type="string">
            <text:p text:style-name="P150">133</text:p>
          </table:table-cell>
          <table:table-cell table:style-name="Table5.A1" office:value-type="string">
            <text:p text:style-name="P150">20</text:p>
          </table:table-cell>
        </table:table-row>
        <table:table-row table:style-name="Table5.1">
          <table:table-cell table:style-name="Table5.A1" office:value-type="string">
            <text:p text:style-name="P150">SimConnect Fail</text:p>
          </table:table-cell>
          <table:table-cell table:style-name="Table5.A1" office:value-type="string">
            <text:p text:style-name="P150">134</text:p>
          </table:table-cell>
          <table:table-cell table:style-name="Table5.A1" office:value-type="string">
            <text:p text:style-name="P150">28</text:p>
          </table:table-cell>
        </table:table-row>
        <table:table-row table:style-name="Table5.1">
          <table:table-cell table:style-name="Table5.A1" office:value-type="string">
            <text:p text:style-name="P150">Spare1</text:p>
          </table:table-cell>
          <table:table-cell table:style-name="Table5.A1" office:value-type="string">
            <text:p text:style-name="P150">135</text:p>
          </table:table-cell>
          <table:table-cell table:style-name="Table5.A1" office:value-type="string">
            <text:p text:style-name="P150">37</text:p>
          </table:table-cell>
        </table:table-row>
        <table:table-row table:style-name="Table5.1">
          <table:table-cell table:style-name="Table5.A1" office:value-type="string">
            <text:p text:style-name="P150">Spare2</text:p>
          </table:table-cell>
          <table:table-cell table:style-name="Table5.A1" office:value-type="string">
            <text:p text:style-name="P150">136</text:p>
          </table:table-cell>
          <table:table-cell table:style-name="Table5.A1" office:value-type="string">
            <text:p text:style-name="P150">36</text:p>
          </table:table-cell>
        </table:table-row>
        <table:table-row table:style-name="Table5.1">
          <table:table-cell table:style-name="Table5.A1" office:value-type="string">
            <text:p text:style-name="P150">Spare3</text:p>
          </table:table-cell>
          <table:table-cell table:style-name="Table5.A1" office:value-type="string">
            <text:p text:style-name="P150">137</text:p>
          </table:table-cell>
          <table:table-cell table:style-name="Table5.A1" office:value-type="string">
            <text:p text:style-name="P150">35</text:p>
          </table:table-cell>
        </table:table-row>
        <table:table-row table:style-name="Table5.1">
          <table:table-cell table:style-name="Table5.A1" office:value-type="string">
            <text:p text:style-name="P150">Spare4</text:p>
          </table:table-cell>
          <table:table-cell table:style-name="Table5.A1" office:value-type="string">
            <text:p text:style-name="P150">138</text:p>
          </table:table-cell>
          <table:table-cell table:style-name="Table5.A1" office:value-type="string">
            <text:p text:style-name="P150">34</text:p>
          </table:table-cell>
        </table:table-row>
        <table:table-row table:style-name="Table5.1">
          <table:table-cell table:style-name="Table5.A1" office:value-type="string">
            <text:p text:style-name="P150">Spare5</text:p>
          </table:table-cell>
          <table:table-cell table:style-name="Table5.A1" office:value-type="string">
            <text:p text:style-name="P150">139</text:p>
          </table:table-cell>
          <table:table-cell table:style-name="Table5.A1" office:value-type="string">
            <text:p text:style-name="P150">27</text:p>
          </table:table-cell>
        </table:table-row>
        <table:table-row table:style-name="Table5.1">
          <table:table-cell table:style-name="Table5.A1" office:value-type="string">
            <text:p text:style-name="P150">AP_Master Switch</text:p>
          </table:table-cell>
          <table:table-cell table:style-name="Table5.A1" office:value-type="string">
            <text:p text:style-name="P150">300</text:p>
          </table:table-cell>
          <table:table-cell table:style-name="Table5.A1" office:value-type="string">
            <text:p text:style-name="P150"/>
          </table:table-cell>
        </table:table-row>
        <table:table-row table:style-name="Table5.1">
          <table:table-cell table:style-name="Table5.A1" office:value-type="string">
            <text:p text:style-name="P150">AP_Nav1 Lock</text:p>
          </table:table-cell>
          <table:table-cell table:style-name="Table5.A1" office:value-type="string">
            <text:p text:style-name="P150">301</text:p>
          </table:table-cell>
          <table:table-cell table:style-name="Table5.A1" office:value-type="string">
            <text:p text:style-name="P150"/>
          </table:table-cell>
        </table:table-row>
        <table:table-row table:style-name="Table5.1">
          <table:table-cell table:style-name="Table5.A1" office:value-type="string">
            <text:p text:style-name="P150">AP_Heading Lock</text:p>
          </table:table-cell>
          <table:table-cell table:style-name="Table5.A1" office:value-type="string">
            <text:p text:style-name="P150">302</text:p>
          </table:table-cell>
          <table:table-cell table:style-name="Table5.A1" office:value-type="string">
            <text:p text:style-name="P150"/>
          </table:table-cell>
        </table:table-row>
        <table:table-row table:style-name="Table5.1">
          <table:table-cell table:style-name="Table5.A1" office:value-type="string">
            <text:p text:style-name="P150">AP_Alt Lock</text:p>
          </table:table-cell>
          <table:table-cell table:style-name="Table5.A1" office:value-type="string">
            <text:p text:style-name="P150">303</text:p>
          </table:table-cell>
          <table:table-cell table:style-name="Table5.A1" office:value-type="string">
            <text:p text:style-name="P150"/>
          </table:table-cell>
        </table:table-row>
        <table:table-row table:style-name="Table5.1">
          <table:table-cell table:style-name="Table5.A1" office:value-type="string">
            <text:p text:style-name="P150">AP_IAS Lock</text:p>
          </table:table-cell>
          <table:table-cell table:style-name="Table5.A1" office:value-type="string">
            <text:p text:style-name="P150">304</text:p>
          </table:table-cell>
          <table:table-cell table:style-name="Table5.A1" office:value-type="string">
            <text:p text:style-name="P150"/>
          </table:table-cell>
        </table:table-row>
        <table:table-row table:style-name="Table5.1">
          <table:table-cell table:style-name="Table5.A1" office:value-type="string">
            <text:p text:style-name="P150">AP_Appr Lock</text:p>
          </table:table-cell>
          <table:table-cell table:style-name="Table5.A1" office:value-type="string">
            <text:p text:style-name="P150">305</text:p>
          </table:table-cell>
          <table:table-cell table:style-name="Table5.A1" office:value-type="string">
            <text:p text:style-name="P150"/>
          </table:table-cell>
        </table:table-row>
        <table:table-row table:style-name="Table5.1">
          <table:table-cell table:style-name="Table5.A1" office:value-type="string">
            <text:p text:style-name="P150">AP_BC Lock (Back Course)</text:p>
          </table:table-cell>
          <table:table-cell table:style-name="Table5.A1" office:value-type="string">
            <text:p text:style-name="P150">306</text:p>
          </table:table-cell>
          <table:table-cell table:style-name="Table5.A1" office:value-type="string">
            <text:p text:style-name="P150"/>
          </table:table-cell>
        </table:table-row>
        <table:table-row table:style-name="Table5.1">
          <table:table-cell table:style-name="Table5.A1" office:value-type="string">
            <text:p text:style-name="P150">AP_FD</text:p>
          </table:table-cell>
          <table:table-cell table:style-name="Table5.A1" office:value-type="string">
            <text:p text:style-name="P150">307</text:p>
          </table:table-cell>
          <table:table-cell table:style-name="Table5.A1" office:value-type="string">
            <text:p text:style-name="P150"/>
          </table:table-cell>
        </table:table-row>
      </table:table>
      <text:p text:style-name="P1"/>
      <text:p text:style-name="P1"/>
      <text:p text:style-name="P1"/>
      <text:h text:style-name="P15" text:outline-level="1"><text:bookmark-start text:name="__RefHeading___Toc18926_85147849"/><text:bookmark-start text:name="_Toc275967474"/><text:soft-page-break/>Overhead Panel<text:bookmark-end text:name="__RefHeading___Toc18926_85147849"/><text:bookmark-end text:name="_Toc275967474"/></text:h>
      <text:p text:style-name="P1"/>
      <text:p text:style-name="P1">The Map reading light has it’s own switch, which is not mechanical, this means it cannot be controlled via an external toggle.</text:p>
      <text:p text:style-name="P1"/>
      <text:p text:style-name="P1">From back 1 is left</text:p>
      <text:p text:style-name="P1"/>
      <text:p text:style-name="P1">Power Distribution (need to add 12V permanent output for flexi light)</text:p>
      <text:p text:style-name="P1"/>
      <text:p text:style-name="P1">1:<text:tab/>12V Input</text:p>
      <text:p text:style-name="P1">2:<text:tab/>GPS</text:p>
      <text:p text:style-name="P1">3:<text:tab/>Cockpit Lights</text:p>
      <text:p text:style-name="P1">4:<text:tab/>Not Connected</text:p>
      <text:p text:style-name="P1">5:<text:tab/>5V Out to intercom</text:p>
      <text:p text:style-name="P1"><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134"/>
          </table:table-cell>
          <table:table-cell table:style-name="Table6.A1" office:value-type="string">
            <text:p text:style-name="P134">Pins</text:p>
          </table:table-cell>
          <table:table-cell table:style-name="Table6.A1" office:value-type="string">
            <text:p text:style-name="P134"/>
          </table:table-cell>
        </table:table-row>
        <table:table-row table:style-name="Table6.1">
          <table:table-cell table:style-name="Table6.A1" office:value-type="string">
            <text:p text:style-name="P134">HTR</text:p>
          </table:table-cell>
          <table:table-cell table:style-name="Table6.A1" office:value-type="string">
            <text:p text:style-name="P134">7 – 11</text:p>
          </table:table-cell>
          <table:table-cell table:style-name="Table6.A1" office:value-type="string">
            <text:p text:style-name="P134"/>
          </table:table-cell>
        </table:table-row>
        <table:table-row table:style-name="Table6.1">
          <table:table-cell table:style-name="Table6.A1" office:value-type="string">
            <text:p text:style-name="P134">Dir Gyro</text:p>
          </table:table-cell>
          <table:table-cell table:style-name="Table6.A1" office:value-type="string">
            <text:p text:style-name="P134">29</text:p>
          </table:table-cell>
          <table:table-cell table:style-name="Table6.A1" office:value-type="string">
            <text:p text:style-name="P134"/>
          </table:table-cell>
        </table:table-row>
        <table:table-row table:style-name="Table6.1">
          <table:table-cell table:style-name="Table6.A1" office:value-type="string">
            <text:p text:style-name="P134">Pitot Head</text:p>
          </table:table-cell>
          <table:table-cell table:style-name="Table6.A1" office:value-type="string">
            <text:p text:style-name="P134">61</text:p>
          </table:table-cell>
          <table:table-cell table:style-name="Table6.A1" office:value-type="string">
            <text:p text:style-name="P134"/>
          </table:table-cell>
        </table:table-row>
        <table:table-row table:style-name="Table6.1">
          <table:table-cell table:style-name="Table6.A1" office:value-type="string">
            <text:p text:style-name="P134">Avionics</text:p>
          </table:table-cell>
          <table:table-cell table:style-name="Table6.A1" office:value-type="string">
            <text:p text:style-name="P134">45</text:p>
          </table:table-cell>
          <table:table-cell table:style-name="Table6.A1" office:value-type="string">
            <text:p text:style-name="P134"/>
          </table:table-cell>
        </table:table-row>
        <table:table-row table:style-name="Table6.1">
          <table:table-cell table:style-name="Table6.A1" office:value-type="string">
            <text:p text:style-name="P134">Battery</text:p>
          </table:table-cell>
          <table:table-cell table:style-name="Table6.A1" office:value-type="string">
            <text:p text:style-name="P134">60</text:p>
          </table:table-cell>
          <table:table-cell table:style-name="Table6.A1" office:value-type="string">
            <text:p text:style-name="P134"/>
          </table:table-cell>
        </table:table-row>
        <table:table-row table:style-name="Table6.1">
          <table:table-cell table:style-name="Table6.A1" office:value-type="string">
            <text:p text:style-name="P134">Start-Gen</text:p>
          </table:table-cell>
          <table:table-cell table:style-name="Table6.A1" office:value-type="string">
            <text:p text:style-name="P134">44</text:p>
          </table:table-cell>
          <table:table-cell table:style-name="Table6.A1" office:value-type="string">
            <text:p text:style-name="P134"/>
          </table:table-cell>
        </table:table-row>
        <table:table-row table:style-name="Table6.1">
          <table:table-cell table:style-name="Table6.A1" office:value-type="string">
            <text:p text:style-name="P134">Heat-Vent - Heat</text:p>
          </table:table-cell>
          <table:table-cell table:style-name="Table6.A1" office:value-type="string">
            <text:p text:style-name="P134">13</text:p>
          </table:table-cell>
          <table:table-cell table:style-name="Table6.A1" office:value-type="string">
            <text:p text:style-name="P134"/>
          </table:table-cell>
        </table:table-row>
        <table:table-row table:style-name="Table6.1">
          <table:table-cell table:style-name="Table6.A1" office:value-type="string">
            <text:p text:style-name="P134">Heat-Vent – Vent</text:p>
          </table:table-cell>
          <table:table-cell table:style-name="Table6.A1" office:value-type="string">
            <text:p text:style-name="P134">12</text:p>
          </table:table-cell>
          <table:table-cell table:style-name="Table6.A1" office:value-type="string">
            <text:p text:style-name="P134"/>
          </table:table-cell>
        </table:table-row>
        <table:table-row table:style-name="Table6.1">
          <table:table-cell table:style-name="Table6.A1" office:value-type="string">
            <text:p text:style-name="P134">Gen Field</text:p>
          </table:table-cell>
          <table:table-cell table:style-name="Table6.A1" office:value-type="string">
            <text:p text:style-name="P134">28</text:p>
          </table:table-cell>
          <table:table-cell table:style-name="Table6.A1" office:value-type="string">
            <text:p text:style-name="P134"/>
          </table:table-cell>
        </table:table-row>
        <table:table-row table:style-name="Table6.1">
          <table:table-cell table:style-name="Table6.A1" office:value-type="string">
            <text:p text:style-name="P134">Gen Reset</text:p>
          </table:table-cell>
          <table:table-cell table:style-name="Table6.A1" office:value-type="string">
            <text:p text:style-name="P134">59</text:p>
          </table:table-cell>
          <table:table-cell table:style-name="Table6.A1" office:value-type="string">
            <text:p text:style-name="P134"/>
          </table:table-cell>
        </table:table-row>
        <table:table-row table:style-name="Table6.1">
          <table:table-cell table:style-name="Table6.A1" office:value-type="string">
            <text:p text:style-name="P134">Anti Coll</text:p>
          </table:table-cell>
          <table:table-cell table:style-name="Table6.A1" office:value-type="string">
            <text:p text:style-name="P134">27</text:p>
          </table:table-cell>
          <table:table-cell table:style-name="Table6.A1" office:value-type="string">
            <text:p text:style-name="P134"/>
          </table:table-cell>
        </table:table-row>
        <table:table-row table:style-name="Table6.1">
          <table:table-cell table:style-name="Table6.A1" office:value-type="string">
            <text:p text:style-name="P134">Pos Light</text:p>
          </table:table-cell>
          <table:table-cell table:style-name="Table6.A1" office:value-type="string">
            <text:p text:style-name="P134">43</text:p>
          </table:table-cell>
          <table:table-cell table:style-name="Table6.A1" office:value-type="string">
            <text:p text:style-name="P134"/>
          </table:table-cell>
        </table:table-row>
        <table:table-row table:style-name="Table6.1">
          <table:table-cell table:style-name="Table6.A1" office:value-type="string">
            <text:p text:style-name="P134">Fuel Boost Aft</text:p>
          </table:table-cell>
          <table:table-cell table:style-name="Table6.A1" office:value-type="string">
            <text:p text:style-name="P134">26</text:p>
          </table:table-cell>
          <table:table-cell table:style-name="Table6.A1" office:value-type="string">
            <text:p text:style-name="P134"/>
          </table:table-cell>
        </table:table-row>
        <table:table-row table:style-name="Table6.1">
          <table:table-cell table:style-name="Table6.A1" office:value-type="string">
            <text:p text:style-name="P134">Fuel Boost Fwd</text:p>
          </table:table-cell>
          <table:table-cell table:style-name="Table6.A1" office:value-type="string">
            <text:p text:style-name="P134">42</text:p>
          </table:table-cell>
          <table:table-cell table:style-name="Table6.A1" office:value-type="string">
            <text:p text:style-name="P134"/>
          </table:table-cell>
        </table:table-row>
        <table:table-row table:style-name="Table6.1">
          <table:table-cell table:style-name="Table6.A1" office:value-type="string">
            <text:p text:style-name="P134">Caution Light</text:p>
          </table:table-cell>
          <table:table-cell table:style-name="Table6.A1" office:value-type="string">
            <text:p text:style-name="P134">58</text:p>
          </table:table-cell>
          <table:table-cell table:style-name="Table6.A1" office:value-type="string">
            <text:p text:style-name="P134"/>
          </table:table-cell>
        </table:table-row>
        <table:table-row table:style-name="Table6.1">
          <table:table-cell table:style-name="Table6.A1" office:value-type="string">
            <text:p text:style-name="P134">Landing Light</text:p>
          </table:table-cell>
          <table:table-cell table:style-name="Table6.A1" office:value-type="string">
            <text:p text:style-name="P134">25</text:p>
          </table:table-cell>
          <table:table-cell table:style-name="Table6.A1" office:value-type="string">
            <text:p text:style-name="P134"/>
          </table:table-cell>
        </table:table-row>
        <table:table-row table:style-name="Table6.1">
          <table:table-cell table:style-name="Table6.A1" office:value-type="string">
            <text:p text:style-name="P134">Inst Light</text:p>
          </table:table-cell>
          <table:table-cell table:style-name="Table6.A1" office:value-type="string">
            <text:p text:style-name="P134">41</text:p>
          </table:table-cell>
          <table:table-cell table:style-name="Table6.A1" office:value-type="string">
            <text:p text:style-name="P134"/>
          </table:table-cell>
        </table:table-row>
        <table:table-row table:style-name="Table6.1">
          <table:table-cell table:style-name="Table6.A1" office:value-type="string">
            <text:p text:style-name="P134">Cockpit Light</text:p>
          </table:table-cell>
          <table:table-cell table:style-name="Table6.A1" office:value-type="string">
            <text:p text:style-name="P134">Power Dist</text:p>
          </table:table-cell>
          <table:table-cell table:style-name="Table6.A1" office:value-type="string">
            <text:p text:style-name="P134">Panel Backlighting</text:p>
          </table:table-cell>
        </table:table-row>
        <table:table-row table:style-name="Table6.1">
          <table:table-cell table:style-name="Table6.A1" office:value-type="string">
            <text:p text:style-name="P134">Strobe</text:p>
          </table:table-cell>
          <table:table-cell table:style-name="Table6.A1" office:value-type="string">
            <text:p text:style-name="P134">57</text:p>
          </table:table-cell>
          <table:table-cell table:style-name="Table6.A1" office:value-type="string">
            <text:p text:style-name="P134"/>
          </table:table-cell>
        </table:table-row>
        <table:table-row table:style-name="Table6.1">
          <table:table-cell table:style-name="Table6.A1" office:value-type="string">
            <text:p text:style-name="P134">Aud</text:p>
          </table:table-cell>
          <table:table-cell table:style-name="Table6.A1" office:value-type="string">
            <text:p text:style-name="P134">Power Dist</text:p>
          </table:table-cell>
          <table:table-cell table:style-name="Table6.A1" office:value-type="string">
            <text:p text:style-name="P134">Intercom</text:p>
          </table:table-cell>
        </table:table-row>
        <table:table-row table:style-name="Table6.1">
          <table:table-cell table:style-name="Table6.A1" office:value-type="string">
            <text:p text:style-name="P134">GPS</text:p>
          </table:table-cell>
          <table:table-cell table:style-name="Table6.A1" office:value-type="string">
            <text:p text:style-name="P134">Power Dist</text:p>
          </table:table-cell>
          <table:table-cell table:style-name="Table6.A1" office:value-type="string">
            <text:p text:style-name="P134"/>
          </table:table-cell>
        </table:table-row>
        <table:table-row table:style-name="Table6.1">
          <table:table-cell table:style-name="Table6.A1" office:value-type="string">
            <text:p text:style-name="P134">Co-Pilot Blower</text:p>
          </table:table-cell>
          <table:table-cell table:style-name="Table6.A1" office:value-type="string">
            <text:p text:style-name="P134">Power Dist</text:p>
          </table:table-cell>
          <table:table-cell table:style-name="Table6.A1" office:value-type="string">
            <text:p text:style-name="P134"/>
          </table:table-cell>
        </table:table-row>
        <table:table-row table:style-name="Table6.1">
          <table:table-cell table:style-name="Table6.A1" office:value-type="string">
            <text:p text:style-name="P134">Pilot Blower</text:p>
          </table:table-cell>
          <table:table-cell table:style-name="Table6.A1" office:value-type="string">
            <text:p text:style-name="P134">Power Dist</text:p>
          </table:table-cell>
          <table:table-cell table:style-name="Table6.A1" office:value-type="string">
            <text:p text:style-name="P134"/>
          </table:table-cell>
        </table:table-row>
        <table:table-row table:style-name="Table6.1">
          <table:table-cell table:style-name="Table6.A1" office:value-type="string">
            <text:p text:style-name="P134">Inst Light Dimmer</text:p>
          </table:table-cell>
          <table:table-cell table:style-name="Table6.A1" office:value-type="string">
            <text:p text:style-name="P134">3 Pin to Power Dist</text:p>
          </table:table-cell>
          <table:table-cell table:style-name="Table6.A1" office:value-type="string">
            <text:p text:style-name="P134"/>
          </table:table-cell>
        </table:table-row>
        <table:table-row table:style-name="Table6.1">
          <table:table-cell table:style-name="Table6.A1" office:value-type="string">
            <text:p text:style-name="P134"/>
          </table:table-cell>
          <table:table-cell table:style-name="Table6.A1" office:value-type="string">
            <text:p text:style-name="P134"/>
          </table:table-cell>
          <table:table-cell table:style-name="Table6.A1" office:value-type="string">
            <text:p text:style-name="P134"/>
          </table:table-cell>
        </table:table-row>
        <table:table-row table:style-name="Table6.1">
          <table:table-cell table:style-name="Table6.A1" office:value-type="string">
            <text:p text:style-name="P134"/>
          </table:table-cell>
          <table:table-cell table:style-name="Table6.A1" office:value-type="string">
            <text:p text:style-name="P134"/>
          </table:table-cell>
          <table:table-cell table:style-name="Table6.A1" office:value-type="string">
            <text:p text:style-name="P134"/>
          </table:table-cell>
        </table:table-row>
        <table:table-row table:style-name="Table6.1">
          <table:table-cell table:style-name="Table6.A1" office:value-type="string">
            <text:p text:style-name="P134"/>
          </table:table-cell>
          <table:table-cell table:style-name="Table6.A1" office:value-type="string">
            <text:p text:style-name="P134"/>
          </table:table-cell>
          <table:table-cell table:style-name="Table6.A1" office:value-type="string">
            <text:p text:style-name="P134"/>
          </table:table-cell>
        </table:table-row>
      </table:table>
      <text:p text:style-name="P1"/>
      <text:p text:style-name="P1"/>
      <text:p text:style-name="P1"/>
      <text:p text:style-name="P1">Inputs</text:p>
      <text:p text:style-name="P1"/>
      <table:table table:name="Table7" table:style-name="Table7">
        <table:table-column table:style-name="Table7.A"/>
        <table:table-column table:style-name="Table7.B"/>
        <table:table-column table:style-name="Table7.C"/>
        <text:soft-page-break/>
        <table:table-row table:style-name="Table7.1">
          <table:table-cell table:style-name="Table7.A1" table:number-columns-spanned="3" office:value-type="string">
            <text:p text:style-name="P152">Jaycar Keypad</text:p>
          </table:table-cell>
          <table:covered-table-cell/>
          <table:covered-table-cell/>
        </table:table-row>
        <table:table-row table:style-name="Table7.2">
          <table:table-cell table:style-name="Table7.A2" office:value-type="string">
            <text:p text:style-name="P153">3+2</text:p>
          </table:table-cell>
          <table:table-cell table:style-name="Table7.A2" office:value-type="string">
            <text:p text:style-name="P153">1+2</text:p>
          </table:table-cell>
          <table:table-cell table:style-name="Table7.A2" office:value-type="string">
            <text:p text:style-name="P153">5+2</text:p>
          </table:table-cell>
        </table:table-row>
        <table:table-row table:style-name="Table7.1">
          <table:table-cell table:style-name="Table7.A3" office:value-type="string">
            <text:p text:style-name="P154">1</text:p>
          </table:table-cell>
          <table:table-cell table:style-name="Table7.B3" office:value-type="string">
            <text:p text:style-name="P154">2</text:p>
          </table:table-cell>
          <table:table-cell table:style-name="Table7.C3" office:value-type="string">
            <text:p text:style-name="P154">3</text:p>
          </table:table-cell>
        </table:table-row>
        <table:table-row table:style-name="Table7.4">
          <table:table-cell table:style-name="Table7.A2" office:value-type="string">
            <text:p text:style-name="P153">3+7</text:p>
          </table:table-cell>
          <table:table-cell table:style-name="Table7.A2" office:value-type="string">
            <text:p text:style-name="P153">1+7</text:p>
          </table:table-cell>
          <table:table-cell table:style-name="Table7.A2" office:value-type="string">
            <text:p text:style-name="P153">5+7</text:p>
          </table:table-cell>
        </table:table-row>
        <table:table-row table:style-name="Table7.1">
          <table:table-cell table:style-name="Table7.A5" office:value-type="string">
            <text:p text:style-name="P154">4</text:p>
          </table:table-cell>
          <table:table-cell table:style-name="Table7.B5" office:value-type="string">
            <text:p text:style-name="P154">5</text:p>
          </table:table-cell>
          <table:table-cell table:style-name="Table7.C5" office:value-type="string">
            <text:p text:style-name="P154">6</text:p>
          </table:table-cell>
        </table:table-row>
        <table:table-row table:style-name="Table7.6">
          <table:table-cell table:style-name="Table7.A2" office:value-type="string">
            <text:p text:style-name="P153">3+6</text:p>
          </table:table-cell>
          <table:table-cell table:style-name="Table7.A2" office:value-type="string">
            <text:p text:style-name="P153">1+6</text:p>
          </table:table-cell>
          <table:table-cell table:style-name="Table7.A2" office:value-type="string">
            <text:p text:style-name="P153">5+6</text:p>
          </table:table-cell>
        </table:table-row>
        <table:table-row table:style-name="Table7.1">
          <table:table-cell table:style-name="Table7.A7" office:value-type="string">
            <text:p text:style-name="P154">7</text:p>
          </table:table-cell>
          <table:table-cell table:style-name="Table7.B7" office:value-type="string">
            <text:p text:style-name="P154">8</text:p>
          </table:table-cell>
          <table:table-cell table:style-name="Table7.C7" office:value-type="string">
            <text:p text:style-name="P154">9</text:p>
          </table:table-cell>
        </table:table-row>
        <table:table-row table:style-name="Table7.8">
          <table:table-cell table:style-name="Table7.A2" office:value-type="string">
            <text:p text:style-name="P153">3+4</text:p>
          </table:table-cell>
          <table:table-cell table:style-name="Table7.A2" office:value-type="string">
            <text:p text:style-name="P153">1+4</text:p>
          </table:table-cell>
          <table:table-cell table:style-name="Table7.A2" office:value-type="string">
            <text:p text:style-name="P153">5+4</text:p>
          </table:table-cell>
        </table:table-row>
        <table:table-row table:style-name="Table7.1">
          <table:table-cell table:style-name="Table7.A9" office:value-type="string">
            <text:p text:style-name="P154">*</text:p>
          </table:table-cell>
          <table:table-cell table:style-name="Table7.B9" office:value-type="string">
            <text:p text:style-name="P154">0</text:p>
          </table:table-cell>
          <table:table-cell table:style-name="Table7.C9" office:value-type="string">
            <text:p text:style-name="P154">#</text:p>
          </table:table-cell>
        </table:table-row>
      </table:table>
      <text:p text:style-name="P1"/>
      <text:p text:style-name="P1"/>
      <text:h text:style-name="P24" text:outline-level="2"><text:bookmark-start text:name="__RefHeading___Toc18928_85147849"/><text:bookmark-start text:name="_Toc275967475"/>Configuring Switches<text:bookmark-end text:name="__RefHeading___Toc18928_85147849"/><text:bookmark-end text:name="_Toc275967475"/></text:h>
      <text:p text:style-name="P1"/>
      <text:p text:style-name="P1">High Level Steps</text:p>
      <text:p text:style-name="P1"/>
      <text:p text:style-name="P1">Clear Axis for all joysticks</text:p>
      <text:p text:style-name="P1">For Dodo need to specifically map throttle cutoff</text:p>
      <text:p text:style-name="P1"/>
      <text:p text:style-name="P1">Clear switch mapping for both toggles and rotaries</text:p>
      <text:p text:style-name="P1">Suggest using first value at the top of the list when configuring. Click to remap action, if the switch is available/unused, then move to next switch, and then clear.</text:p>
      <text:p text:style-name="P1"/>
      <text:p text:style-name="P1">Use list of overhead switches to verify which ones can be mapped. <text:s/>One that may not have been done if the warning circuit breaker.</text:p>
      <text:p text:style-name="P1"/>
      <text:p text:style-name="P1">Preference would be to use the native interface in FSUIPC, as hopefully it is more timely than LINDA. There are limitations however, FSUIPC only recognises the first 32 buttons, so perhaps LINDA is more appropriate.</text:p>
      <text:p text:style-name="P1"/>
      <text:p text:style-name="P1">Suggested panel order</text:p>
      <text:p text:style-name="P1">Radio Stack – not forgetting the Transfer/Switch button</text:p>
      <text:p text:style-name="P1">ADF Panel</text:p>
      <text:p text:style-name="P1"/>
      <text:p text:style-name="P1"/>
      <text:p text:style-name="P1"/>
      <text:p text:style-name="P1"/>
      <text:p text:style-name="P1"/>
      <text:p text:style-name="P1"/>
      <text:p text:style-name="P155"><text:span text:style-name="T57">The DodoSim 206 FSX does not require FSUIPC to operate.  All the switch functions can be mapped using standard and non-standard key assignments as detailed within the manual.  However, most of these are toggle functions and therefore not ideal for use in hardware cockpits where specific On/Off or </text:span><text:soft-page-break/><text:span text:style-name="T57">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span></text:p>
      <table:table table:name="Table8" table:style-name="Table8">
        <table:table-column table:style-name="Table8.A"/>
        <table:table-row table:style-name="Table8.1">
          <table:table-cell table:style-name="Table8.A1" office:value-type="string">
            <text:p text:style-name="P156">Code Sample</text:p>
          </table:table-cell>
        </table:table-row>
        <table:table-row table:style-name="Table8.1">
          <table:table-cell table:style-name="Table8.A1" office:value-type="string">
            <text:p text:style-name="P157"><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p>
          </table:table-cell>
        </table:table-row>
      </table:table>
      <text:p text:style-name="P158"><text:line-break/><text:line-break/>3) Open the FSUIPC.ini configuration file and look for a section called [Events].  If it isn't there, create one and enter the following data:</text:p>
      <table:table table:name="Table9" table:style-name="Table9">
        <table:table-column table:style-name="Table9.A"/>
        <table:table-row table:style-name="Table9.1">
          <table:table-cell table:style-name="Table9.A1" office:value-type="string">
            <text:p text:style-name="P156">Code Sample</text:p>
          </table:table-cell>
        </table:table-row>
        <table:table-row table:style-name="Table9.1">
          <table:table-cell table:style-name="Table9.A1" office:value-type="string">
            <text:p text:style-name="P157"><text:line-break/>[EventFiles]<text:line-break/>0=DodoSim206FSX</text:p>
          </table:table-cell>
        </table:table-row>
      </table:table>
      <text:p text:style-name="P158"><text:line-break/><text:line-break/>4) Restart FSX and open the FSUIPC dialog. Press a button to set an event assignment as normal, and look at the event selection list.  You'll notice a new set of bindings at the top, preceded by a : character, i.e.:</text:p>
      <table:table table:name="Table10" table:style-name="Table10">
        <table:table-column table:style-name="Table10.A"/>
        <table:table-row table:style-name="Table10.1">
          <table:table-cell table:style-name="Table10.A1" office:value-type="string">
            <text:p text:style-name="P156">Code Sample</text:p>
          </table:table-cell>
        </table:table-row>
        <table:table-row table:style-name="Table10.1">
          <table:table-cell table:style-name="Table10.A1" office:value-type="string">
            <text:p text:style-name="P1"><text:span text:style-name="T58"><text:line-break/>:DODOSIM206FSX.ELECT_FUEL_PUMP1_SET<text:line-break/>:DODOSIM206FSX.ELECT_FUEL_PUMP2_SET<text:line-break/>:DODOSIM206FSX.WARNING_HORN_CB_SET<text:line-break/>:DODOSIM206FSX.NAV_LIGHTS_SET<text:line-break/></text:span><text:soft-page-break/><text:span text:style-name="T58">..etc..</text:span></text:p>
          </table:table-cell>
        </table:table-row>
      </table:table>
      <text:p text:style-name="P159"><text:line-break/><text:line-break/>5) When mapping a button to these functions, they require a parameter value.  As a rule, to set a switch off, use parameter 0, to set it on use 1.  Multi-position switches, such as the five position difficulty switch use parameters in the range 0-4, etc.</text:p>
      <text:p text:style-name="P159"/>
      <text:h text:style-name="P24" text:outline-level="2"><text:bookmark-start text:name="__RefHeading___Toc18930_85147849"/><text:bookmark-start text:name="_Toc275967476"/>P3D Installation<text:bookmark-end text:name="__RefHeading___Toc18930_85147849"/><text:bookmark-end text:name="_Toc275967476"/></text:h>
      <text:p text:style-name="P159"/>
      <text:p text:style-name="P160">The up-shot is that if you copy the DodoSim 206 FSX over from an FSX installation to P3Dv2, it will work, but expect occasional crashes when re-loading aircraft or flights.  There is nothing that can be done about this.<text:line-break/><text:lin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p>
      <text:p text:style-name="P1"/>
      <text:p text:style-name="P1"/>
      <text:p text:style-name="P1"/>
      <text:h text:style-name="P161" text:outline-level="1"><text:bookmark-start text:name="__RefHeading___Toc23340_3776212309"/>Disassembly<text:bookmark-end text:name="__RefHeading___Toc23340_3776212309"/></text:h>
      <text:p text:style-name="P162"/>
      <text:h text:style-name="Heading_20_2" text:outline-level="2"><text:bookmark-start text:name="__RefHeading___Toc11707_2330013787"/>Seat Removal<text:bookmark-end text:name="__RefHeading___Toc11707_2330013787"/></text:h>
      <text:p text:style-name="P163"/>
      <text:h text:style-name="Heading_20_2" text:outline-level="2"><text:bookmark-start text:name="__RefHeading___Toc11709_2330013787"/>Front Screen Removal<text:bookmark-end text:name="__RefHeading___Toc11709_2330013787"/></text:h>
      <text:p text:style-name="P163"/>
      <text:p text:style-name="P163">The Hisense Screen is heavy and mounted using two bolts at the top on a support rail. <text:s/>HDMI-1 is the upper HDMI connector on the left hand side. <text:s/>The HDMI cable should be connected before mounting the screen. <text:s/>It is planned to route both power and HDMI cables under the pedal as this makes the Center Pedestal installation and removal a lot easier. <text:s/><text:span text:style-name="T59">The front screen for some reason had a default scale of 150%, needed to manually set to 100%.</text:span></text:p>
      <text:p text:style-name="P163"/>
      <text:p text:style-name="P163">It is considerably easier to work with the front screen after removing the Cyclic Controls. <text:s/>The center pedestal must be removed before attempted to work with the Front Screen. <text:s/>The pedals do not have to be removed, once they are removed more room is available.</text:p>
      <text:p text:style-name="P163"/>
      <text:h text:style-name="Heading_20_2" text:outline-level="2"><text:bookmark-start text:name="__RefHeading___Toc11711_2330013787"/>Chin <text:span text:style-name="T60">Screen</text:span><text:bookmark-end text:name="__RefHeading___Toc11711_2330013787"/></text:h>
      <text:p text:style-name="P163"/>
      <text:p text:style-name="P163">The Chin Monitor is a 24 inch <text:span text:style-name="T59">Acer mounted on a </text:span><text:span text:style-name="T61">VESA</text:span><text:span text:style-name="T59"> mount from Officeworks. <text:s/></text:span><text:span text:style-name="T60">It is recommended to remove the pedals before attempting to remove the Chin Screen. <text:s/>The front screen can remain in place.</text:span></text:p>
      <text:p text:style-name="P163"/>
      <text:p text:style-name="P164">Pull the monitor forward on the VESA mount.</text:p>
      <text:p text:style-name="P164">Remove the 4 bolts holding the monitor to the mount.</text:p>
      <text:p text:style-name="P164">Remove two bolts holding the mount.</text:p>
      <text:p text:style-name="P163"/>
      <text:h text:style-name="Heading_20_2" text:outline-level="2"><text:bookmark-start text:name="__RefHeading___Toc11713_2330013787"/>Center Pedestal<text:bookmark-end text:name="__RefHeading___Toc11713_2330013787"/></text:h>
      <text:p text:style-name="P163"/>
      <text:p text:style-name="P165">The Center Pedestal must be removed with great care to ensure the front screen is not damaged. <text:s/>After removing connect cables roll the pedestal towards the rear of the cabin.</text:p>
      <text:p text:style-name="P165"/>
      <text:p text:style-name="P165">CoPilot Seat Removal</text:p>
      <text:p text:style-name="P165"/>
      <text:p text:style-name="P165">Remove the 5 screws holding black blanking flute.</text:p>
      <text:p text:style-name="P165">Keep the position of the rails synchronised during the process.</text:p>
      <text:p text:style-name="P165">Slide the seat forward on remove rear bolts. <text:s/></text:p>
      <text:p text:style-name="P165">Slide seat to the rear and remove front bolts.</text:p>
      <text:p text:style-name="P165">The seat <text:span text:style-name="T62">lever on the upper side of the seat can be lifted to collapse the seat.</text:span></text:p>
      <text:p text:style-name="P166">Lift and roll the seat towards the centre of centre of the cabin to provide clearance while the seat is lifted out of the cabin.</text:p>
      <text:p text:style-name="P166">Note the two rear bolts should stay attached to the rail.</text:p>
      <text:p text:style-name="P163"><text:soft-page-break/></text:p>
      <text:p text:style-name="P163"/>
      <text:p text:style-name="P163"/>
      <text:h text:style-name="P167" text:outline-level="1"/>
      <text:h text:style-name="P167" text:outline-level="1"><text:bookmark-start text:name="__RefHeading___Toc8370_2330013787"/>2025 <text:span text:style-name="T63">Update</text:span><text:bookmark-end text:name="__RefHeading___Toc8370_2330013787"/></text:h>
      <text:p text:style-name="P1"/>
      <text:p text:style-name="P168">With the 2025 update the existing OpenCockpits output card, the custom joystick input card, the Leo Bodnar rotary encoders, and the Raspberry Pi will hopefully be replaced with a single Due. <text:s/>The underlying architecture will be the same as the Hornet and A10, however the primary focus will be on MSFS2024 integration with DCS as a secondary.</text:p>
      <text:p text:style-name="P168"/>
      <text:p text:style-name="P168">It is likely a Leonardo will provide the <text:span text:style-name="T64">Joystick interface and an Ethernet handoff to the Due will provide the triggers for buttons over UDP.</text:span></text:p>
      <text:p text:style-name="P168"/>
      <text:p text:style-name="P169">The encoders used for volume on the radios <text:s/>will be replaced by potentiometers and the two encoders be radio will be replaced by a single encode using the acceleration code. <text:s/>Experience thus far has found using three transitions per ‘click’ provides the best user experience.</text:p>
      <text:p text:style-name="P169"/>
      <text:h text:style-name="P24" text:outline-level="2"><text:bookmark-start text:name="__RefHeading___Toc23611_3776212309"/>Existing Controls<text:bookmark-end text:name="__RefHeading___Toc23611_3776212309"/></text:h>
      <text:p text:style-name="P170"/>
      <text:h text:style-name="P147" text:outline-level="3"><text:bookmark-start text:name="__RefHeading___Toc23613_3776212309"/>Inputs<text:bookmark-end text:name="__RefHeading___Toc23613_3776212309"/></text:h>
      <text:p text:style-name="P170"/>
      <table:table table:name="InputRequirements" table:style-name="InputRequirements">
        <table:table-column table:style-name="InputRequirements.A"/>
        <table:table-column table:style-name="InputRequirements.B"/>
        <table:table-column table:style-name="InputRequirements.C"/>
        <table:table-column table:style-name="InputRequirements.D"/>
        <table:table-column table:style-name="InputRequirements.C"/>
        <table:table-column table:style-name="InputRequirements.F"/>
        <table:table-header-rows>
          <table:table-row>
            <table:table-cell table:style-name="InputRequirements.A1" office:value-type="string">
              <text:p text:style-name="P171">Front Panel</text:p>
            </table:table-cell>
            <table:table-cell table:style-name="InputRequirements.A1" office:value-type="string">
              <text:p text:style-name="P172"/>
            </table:table-cell>
            <table:table-cell table:style-name="InputRequirements.A1" office:value-type="string">
              <text:p text:style-name="P173">Switch</text:p>
            </table:table-cell>
            <table:table-cell table:style-name="InputRequirements.A1" office:value-type="string">
              <text:p text:style-name="P173">Rotaries</text:p>
            </table:table-cell>
            <table:table-cell table:style-name="InputRequirements.A1" office:value-type="string">
              <text:p text:style-name="P173">Analog </text:p>
            </table:table-cell>
            <table:table-cell table:style-name="InputRequirements.F1" office:value-type="string">
              <text:p text:style-name="P174">PCB</text:p>
            </table:table-cell>
          </table:table-row>
          <table:table-row>
            <table:table-cell table:style-name="InputRequirements.A2" office:value-type="string">
              <text:p text:style-name="P172"/>
            </table:table-cell>
            <table:table-cell table:style-name="InputRequirements.B2" office:value-type="string">
              <text:p text:style-name="P172"/>
            </table:table-cell>
            <table:table-cell table:style-name="InputRequirements.C2" office:value-type="string">
              <text:p text:style-name="P175"/>
            </table:table-cell>
            <table:table-cell table:style-name="InputRequirements.D2" office:value-type="string">
              <text:p text:style-name="P175"/>
            </table:table-cell>
            <table:table-cell table:style-name="InputRequirements.E2" office:value-type="string">
              <text:p text:style-name="P175"/>
            </table:table-cell>
            <table:table-cell table:style-name="InputRequirements.F2" office:value-type="string">
              <text:p text:style-name="P175"/>
            </table:table-cell>
          </table:table-row>
        </table:table-header-rows>
        <table:table-row>
          <table:table-cell table:style-name="InputRequirements.A2" office:value-type="string">
            <text:p text:style-name="P171">Fuel Switch </text:p>
          </table:table-cell>
          <table:table-cell table:style-name="InputRequirements.B3" office:value-type="string">
            <text:p text:style-name="P171"><text:span text:style-name="T65">2 Position Toggle </text:span>Switch</text:p>
          </table:table-cell>
          <table:table-cell table:style-name="InputRequirements.C2" office:value-type="string">
            <text:p text:style-name="P173">2</text:p>
          </table:table-cell>
          <table:table-cell table:style-name="InputRequirements.D3" office:value-type="string">
            <text:p text:style-name="P173"/>
          </table:table-cell>
          <table:table-cell table:style-name="InputRequirements.E3" office:value-type="string">
            <text:p text:style-name="P173"/>
          </table:table-cell>
          <table:table-cell table:style-name="InputRequirements.F3" office:value-type="string">
            <text:p text:style-name="P173"/>
          </table:table-cell>
        </table:table-row>
        <table:table-row>
          <table:table-cell table:style-name="InputRequirements.A2" office:value-type="string">
            <text:p text:style-name="P171">Horn Mute </text:p>
          </table:table-cell>
          <table:table-cell table:style-name="InputRequirements.B4" office:value-type="string">
            <text:p text:style-name="P176">Push</text:p>
          </table:table-cell>
          <table:table-cell table:style-name="InputRequirements.C2" office:value-type="string">
            <text:p text:style-name="P173">1</text:p>
          </table:table-cell>
          <table:table-cell table:style-name="InputRequirements.D4" office:value-type="string">
            <text:p text:style-name="P173"/>
          </table:table-cell>
          <table:table-cell table:style-name="InputRequirements.E4" office:value-type="string">
            <text:p text:style-name="P175"/>
          </table:table-cell>
          <table:table-cell table:style-name="InputRequirements.F4" office:value-type="string">
            <text:p text:style-name="P175"/>
          </table:table-cell>
        </table:table-row>
        <table:table-row>
          <table:table-cell table:style-name="InputRequirements.A2" office:value-type="string">
            <text:p text:style-name="P171">Turbine O/H <text:span text:style-name="T66">Test</text:span></text:p>
          </table:table-cell>
          <table:table-cell table:style-name="InputRequirements.B5" office:value-type="string">
            <text:p text:style-name="P176">Push</text:p>
          </table:table-cell>
          <table:table-cell table:style-name="InputRequirements.C2" office:value-type="string">
            <text:p text:style-name="P173">1</text:p>
          </table:table-cell>
          <table:table-cell table:style-name="InputRequirements.D5" office:value-type="string">
            <text:p text:style-name="P173"/>
          </table:table-cell>
          <table:table-cell table:style-name="InputRequirements.E5" office:value-type="string">
            <text:p text:style-name="P175"/>
          </table:table-cell>
          <table:table-cell table:style-name="InputRequirements.F5" office:value-type="string">
            <text:p text:style-name="P175"/>
          </table:table-cell>
        </table:table-row>
        <table:table-row>
          <table:table-cell table:style-name="InputRequirements.A2" office:value-type="string">
            <text:p text:style-name="P171">Altimeter Adjust </text:p>
          </table:table-cell>
          <table:table-cell table:style-name="InputRequirements.B6" office:value-type="string">
            <text:p text:style-name="P171">Rotary</text:p>
          </table:table-cell>
          <table:table-cell table:style-name="InputRequirements.C2" office:value-type="string">
            <text:p text:style-name="P173"/>
          </table:table-cell>
          <table:table-cell table:style-name="InputRequirements.D6" office:value-type="string">
            <text:p text:style-name="P173">2</text:p>
          </table:table-cell>
          <table:table-cell table:style-name="InputRequirements.E6" office:value-type="string">
            <text:p text:style-name="P175"/>
          </table:table-cell>
          <table:table-cell table:style-name="InputRequirements.F6" office:value-type="string">
            <text:p text:style-name="P175"/>
          </table:table-cell>
        </table:table-row>
        <table:table-row>
          <table:table-cell table:style-name="InputRequirements.A2" office:value-type="string">
            <text:p text:style-name="P171">OBS</text:p>
          </table:table-cell>
          <table:table-cell table:style-name="InputRequirements.B7" office:value-type="string">
            <text:p text:style-name="P171">Rotary</text:p>
          </table:table-cell>
          <table:table-cell table:style-name="InputRequirements.C2" office:value-type="string">
            <text:p text:style-name="P173"/>
          </table:table-cell>
          <table:table-cell table:style-name="InputRequirements.D7" office:value-type="string">
            <text:p text:style-name="P173">2</text:p>
          </table:table-cell>
          <table:table-cell table:style-name="InputRequirements.E7" office:value-type="string">
            <text:p text:style-name="P175"/>
          </table:table-cell>
          <table:table-cell table:style-name="InputRequirements.F7" office:value-type="string">
            <text:p text:style-name="P175"/>
          </table:table-cell>
        </table:table-row>
        <table:table-row>
          <table:table-cell table:style-name="InputRequirements.A2" office:value-type="string">
            <text:p text:style-name="P171">HGD</text:p>
          </table:table-cell>
          <table:table-cell table:style-name="InputRequirements.B8" office:value-type="string">
            <text:p text:style-name="P171">Rotary</text:p>
          </table:table-cell>
          <table:table-cell table:style-name="InputRequirements.C2" office:value-type="string">
            <text:p text:style-name="P173"/>
          </table:table-cell>
          <table:table-cell table:style-name="InputRequirements.D8" office:value-type="string">
            <text:p text:style-name="P173">2</text:p>
          </table:table-cell>
          <table:table-cell table:style-name="InputRequirements.E8" office:value-type="string">
            <text:p text:style-name="P175"/>
          </table:table-cell>
          <table:table-cell table:style-name="InputRequirements.F8" office:value-type="string">
            <text:p text:style-name="P175"/>
          </table:table-cell>
        </table:table-row>
        <table:table-row>
          <table:table-cell table:style-name="InputRequirements.A2" office:value-type="string">
            <text:p text:style-name="P177">GPS - NAV</text:p>
          </table:table-cell>
          <table:table-cell table:style-name="InputRequirements.B9" office:value-type="string">
            <text:p text:style-name="P177">2 Position Toggle Switch</text:p>
          </table:table-cell>
          <table:table-cell table:style-name="InputRequirements.C2" office:value-type="string">
            <text:p text:style-name="P173">1</text:p>
          </table:table-cell>
          <table:table-cell table:style-name="InputRequirements.D9" office:value-type="string">
            <text:p text:style-name="P173"/>
          </table:table-cell>
          <table:table-cell table:style-name="InputRequirements.E9" office:value-type="string">
            <text:p text:style-name="P175"/>
          </table:table-cell>
          <table:table-cell table:style-name="InputRequirements.F9" office:value-type="string">
            <text:p text:style-name="P175"/>
          </table:table-cell>
        </table:table-row>
        <table:table-row>
          <table:table-cell table:style-name="InputRequirements.A2" office:value-type="string">
            <text:p text:style-name="P177">TBA-1</text:p>
          </table:table-cell>
          <table:table-cell table:style-name="InputRequirements.B10" office:value-type="string">
            <text:p text:style-name="P177">Rotary</text:p>
          </table:table-cell>
          <table:table-cell table:style-name="InputRequirements.C2" office:value-type="string">
            <text:p text:style-name="P173"/>
          </table:table-cell>
          <table:table-cell table:style-name="InputRequirements.D10" office:value-type="string">
            <text:p text:style-name="P173">2</text:p>
          </table:table-cell>
          <table:table-cell table:style-name="InputRequirements.E10" office:value-type="string">
            <text:p text:style-name="P175"/>
          </table:table-cell>
          <table:table-cell table:style-name="InputRequirements.F10" office:value-type="string">
            <text:p text:style-name="P175"/>
          </table:table-cell>
        </table:table-row>
        <table:table-row>
          <table:table-cell table:style-name="InputRequirements.A2" office:value-type="string">
            <text:p text:style-name="P177">TBA-2 </text:p>
          </table:table-cell>
          <table:table-cell table:style-name="InputRequirements.B11" office:value-type="string">
            <text:p text:style-name="P177">Rotary</text:p>
          </table:table-cell>
          <table:table-cell table:style-name="InputRequirements.C2" office:value-type="string">
            <text:p text:style-name="P173"/>
          </table:table-cell>
          <table:table-cell table:style-name="InputRequirements.D11" office:value-type="string">
            <text:p text:style-name="P173">2</text:p>
          </table:table-cell>
          <table:table-cell table:style-name="InputRequirements.E11" office:value-type="string">
            <text:p text:style-name="P175"/>
          </table:table-cell>
          <table:table-cell table:style-name="InputRequirements.F11" office:value-type="string">
            <text:p text:style-name="P175"/>
          </table:table-cell>
        </table:table-row>
        <table:table-row>
          <table:table-cell table:style-name="InputRequirements.A2" office:value-type="string">
            <text:p text:style-name="P172"/>
          </table:table-cell>
          <table:table-cell table:style-name="InputRequirements.B12" office:value-type="string">
            <text:p text:style-name="P172"/>
          </table:table-cell>
          <table:table-cell table:style-name="InputRequirements.C2" office:value-type="string">
            <text:p text:style-name="P175"/>
          </table:table-cell>
          <table:table-cell table:style-name="InputRequirements.D12" office:value-type="string">
            <text:p text:style-name="P175"/>
          </table:table-cell>
          <table:table-cell table:style-name="InputRequirements.E12" office:value-type="string">
            <text:p text:style-name="P175"/>
          </table:table-cell>
          <table:table-cell table:style-name="InputRequirements.F12" office:value-type="string">
            <text:p text:style-name="P175"/>
          </table:table-cell>
        </table:table-row>
        <text:soft-page-break/>
        <table:table-row>
          <table:table-cell table:style-name="InputRequirements.A2" office:value-type="string">
            <text:p text:style-name="P172"/>
          </table:table-cell>
          <table:table-cell table:style-name="InputRequirements.B13" office:value-type="string">
            <text:p text:style-name="P172"/>
          </table:table-cell>
          <table:table-cell table:style-name="InputRequirements.C2" office:value-type="string">
            <text:p text:style-name="P175"/>
          </table:table-cell>
          <table:table-cell table:style-name="InputRequirements.D13" office:value-type="string">
            <text:p text:style-name="P175"/>
          </table:table-cell>
          <table:table-cell table:style-name="InputRequirements.E13" office:value-type="string">
            <text:p text:style-name="P175"/>
          </table:table-cell>
          <table:table-cell table:style-name="InputRequirements.F13" office:value-type="string">
            <text:p text:style-name="P175"/>
          </table:table-cell>
        </table:table-row>
        <table:table-row>
          <table:table-cell table:style-name="InputRequirements.A2" office:value-type="string">
            <text:p text:style-name="P171">Audio</text:p>
          </table:table-cell>
          <table:table-cell table:style-name="InputRequirements.B14" office:value-type="string">
            <text:p text:style-name="P172"/>
          </table:table-cell>
          <table:table-cell table:style-name="InputRequirements.C2" office:value-type="string">
            <text:p text:style-name="P175"/>
          </table:table-cell>
          <table:table-cell table:style-name="InputRequirements.D14" office:value-type="string">
            <text:p text:style-name="P175"/>
          </table:table-cell>
          <table:table-cell table:style-name="InputRequirements.E14" office:value-type="string">
            <text:p text:style-name="P175"/>
          </table:table-cell>
          <table:table-cell table:style-name="InputRequirements.F14" office:value-type="string">
            <text:p text:style-name="P175"/>
          </table:table-cell>
        </table:table-row>
        <table:table-row>
          <table:table-cell table:style-name="InputRequirements.A2" office:value-type="string">
            <text:p text:style-name="P171">Comm1</text:p>
          </table:table-cell>
          <table:table-cell table:style-name="InputRequirements.B15" office:value-type="string">
            <text:p text:style-name="P171">Push</text:p>
          </table:table-cell>
          <table:table-cell table:style-name="InputRequirements.C2" office:value-type="string">
            <text:p text:style-name="P173">1</text:p>
          </table:table-cell>
          <table:table-cell table:style-name="InputRequirements.D15" office:value-type="string">
            <text:p text:style-name="P173"/>
          </table:table-cell>
          <table:table-cell table:style-name="InputRequirements.E15" office:value-type="string">
            <text:p text:style-name="P175"/>
          </table:table-cell>
          <table:table-cell table:style-name="InputRequirements.F15" office:value-type="string">
            <text:p text:style-name="P175"/>
          </table:table-cell>
        </table:table-row>
        <table:table-row>
          <table:table-cell table:style-name="InputRequirements.A2" office:value-type="string">
            <text:p text:style-name="P171">Comm2</text:p>
          </table:table-cell>
          <table:table-cell table:style-name="InputRequirements.B16" office:value-type="string">
            <text:p text:style-name="P171">Push</text:p>
          </table:table-cell>
          <table:table-cell table:style-name="InputRequirements.C2" office:value-type="string">
            <text:p text:style-name="P173">1</text:p>
          </table:table-cell>
          <table:table-cell table:style-name="InputRequirements.D16" office:value-type="string">
            <text:p text:style-name="P173"/>
          </table:table-cell>
          <table:table-cell table:style-name="InputRequirements.E16" office:value-type="string">
            <text:p text:style-name="P175"/>
          </table:table-cell>
          <table:table-cell table:style-name="InputRequirements.F16" office:value-type="string">
            <text:p text:style-name="P175"/>
          </table:table-cell>
        </table:table-row>
        <table:table-row>
          <table:table-cell table:style-name="InputRequirements.A2" office:value-type="string">
            <text:p text:style-name="P171">Both</text:p>
          </table:table-cell>
          <table:table-cell table:style-name="InputRequirements.B17" office:value-type="string">
            <text:p text:style-name="P171">Push</text:p>
          </table:table-cell>
          <table:table-cell table:style-name="InputRequirements.C2" office:value-type="string">
            <text:p text:style-name="P173">1</text:p>
          </table:table-cell>
          <table:table-cell table:style-name="InputRequirements.D17" office:value-type="string">
            <text:p text:style-name="P173"/>
          </table:table-cell>
          <table:table-cell table:style-name="InputRequirements.E17" office:value-type="string">
            <text:p text:style-name="P175"/>
          </table:table-cell>
          <table:table-cell table:style-name="InputRequirements.F17" office:value-type="string">
            <text:p text:style-name="P175"/>
          </table:table-cell>
        </table:table-row>
        <table:table-row>
          <table:table-cell table:style-name="InputRequirements.A2" office:value-type="string">
            <text:p text:style-name="P171">Nav1</text:p>
          </table:table-cell>
          <table:table-cell table:style-name="InputRequirements.B18" office:value-type="string">
            <text:p text:style-name="P171">Push</text:p>
          </table:table-cell>
          <table:table-cell table:style-name="InputRequirements.C2" office:value-type="string">
            <text:p text:style-name="P173">1</text:p>
          </table:table-cell>
          <table:table-cell table:style-name="InputRequirements.D18" office:value-type="string">
            <text:p text:style-name="P173"/>
          </table:table-cell>
          <table:table-cell table:style-name="InputRequirements.E18" office:value-type="string">
            <text:p text:style-name="P175"/>
          </table:table-cell>
          <table:table-cell table:style-name="InputRequirements.F18" office:value-type="string">
            <text:p text:style-name="P175"/>
          </table:table-cell>
        </table:table-row>
        <table:table-row>
          <table:table-cell table:style-name="InputRequirements.A2" office:value-type="string">
            <text:p text:style-name="P171">Nav2</text:p>
          </table:table-cell>
          <table:table-cell table:style-name="InputRequirements.B19" office:value-type="string">
            <text:p text:style-name="P171">Push</text:p>
          </table:table-cell>
          <table:table-cell table:style-name="InputRequirements.C2" office:value-type="string">
            <text:p text:style-name="P173">1</text:p>
          </table:table-cell>
          <table:table-cell table:style-name="InputRequirements.D19" office:value-type="string">
            <text:p text:style-name="P173"/>
          </table:table-cell>
          <table:table-cell table:style-name="InputRequirements.E19" office:value-type="string">
            <text:p text:style-name="P175"/>
          </table:table-cell>
          <table:table-cell table:style-name="InputRequirements.F19" office:value-type="string">
            <text:p text:style-name="P175"/>
          </table:table-cell>
        </table:table-row>
        <table:table-row>
          <table:table-cell table:style-name="InputRequirements.A2" office:value-type="string">
            <text:p text:style-name="P171">Marker</text:p>
          </table:table-cell>
          <table:table-cell table:style-name="InputRequirements.B20" office:value-type="string">
            <text:p text:style-name="P171">Push</text:p>
          </table:table-cell>
          <table:table-cell table:style-name="InputRequirements.C2" office:value-type="string">
            <text:p text:style-name="P173">1</text:p>
          </table:table-cell>
          <table:table-cell table:style-name="InputRequirements.D20" office:value-type="string">
            <text:p text:style-name="P173"/>
          </table:table-cell>
          <table:table-cell table:style-name="InputRequirements.E20" office:value-type="string">
            <text:p text:style-name="P175"/>
          </table:table-cell>
          <table:table-cell table:style-name="InputRequirements.F20" office:value-type="string">
            <text:p text:style-name="P175"/>
          </table:table-cell>
        </table:table-row>
        <table:table-row>
          <table:table-cell table:style-name="InputRequirements.A2" office:value-type="string">
            <text:p text:style-name="P171">DME</text:p>
          </table:table-cell>
          <table:table-cell table:style-name="InputRequirements.B21" office:value-type="string">
            <text:p text:style-name="P171">Push</text:p>
          </table:table-cell>
          <table:table-cell table:style-name="InputRequirements.C2" office:value-type="string">
            <text:p text:style-name="P173">1</text:p>
          </table:table-cell>
          <table:table-cell table:style-name="InputRequirements.D21" office:value-type="string">
            <text:p text:style-name="P173"/>
          </table:table-cell>
          <table:table-cell table:style-name="InputRequirements.E21" office:value-type="string">
            <text:p text:style-name="P175"/>
          </table:table-cell>
          <table:table-cell table:style-name="InputRequirements.F21" office:value-type="string">
            <text:p text:style-name="P175"/>
          </table:table-cell>
        </table:table-row>
        <table:table-row>
          <table:table-cell table:style-name="InputRequirements.A2" office:value-type="string">
            <text:p text:style-name="P171">ADF</text:p>
          </table:table-cell>
          <table:table-cell table:style-name="InputRequirements.B22" office:value-type="string">
            <text:p text:style-name="P171">Push</text:p>
          </table:table-cell>
          <table:table-cell table:style-name="InputRequirements.C2" office:value-type="string">
            <text:p text:style-name="P173">1</text:p>
          </table:table-cell>
          <table:table-cell table:style-name="InputRequirements.D22" office:value-type="string">
            <text:p text:style-name="P173"/>
          </table:table-cell>
          <table:table-cell table:style-name="InputRequirements.E22" office:value-type="string">
            <text:p text:style-name="P175"/>
          </table:table-cell>
          <table:table-cell table:style-name="InputRequirements.F22" office:value-type="string">
            <text:p text:style-name="P175"/>
          </table:table-cell>
        </table:table-row>
        <table:table-row>
          <table:table-cell table:style-name="InputRequirements.A2" office:value-type="string">
            <text:p text:style-name="P172"/>
          </table:table-cell>
          <table:table-cell table:style-name="InputRequirements.B23" office:value-type="string">
            <text:p text:style-name="P172"/>
          </table:table-cell>
          <table:table-cell table:style-name="InputRequirements.C2" office:value-type="string">
            <text:p text:style-name="P175"/>
          </table:table-cell>
          <table:table-cell table:style-name="InputRequirements.D23" office:value-type="string">
            <text:p text:style-name="P175"/>
          </table:table-cell>
          <table:table-cell table:style-name="InputRequirements.E23" office:value-type="string">
            <text:p text:style-name="P175"/>
          </table:table-cell>
          <table:table-cell table:style-name="InputRequirements.F23" office:value-type="string">
            <text:p text:style-name="P175"/>
          </table:table-cell>
        </table:table-row>
        <table:table-row>
          <table:table-cell table:style-name="InputRequirements.A2" office:value-type="string">
            <text:p text:style-name="P171">Auto Pilot</text:p>
          </table:table-cell>
          <table:table-cell table:style-name="InputRequirements.B24" office:value-type="string">
            <text:p text:style-name="P172"/>
          </table:table-cell>
          <table:table-cell table:style-name="InputRequirements.C2" office:value-type="string">
            <text:p text:style-name="P175"/>
          </table:table-cell>
          <table:table-cell table:style-name="InputRequirements.D24" office:value-type="string">
            <text:p text:style-name="P175"/>
          </table:table-cell>
          <table:table-cell table:style-name="InputRequirements.E24" office:value-type="string">
            <text:p text:style-name="P175"/>
          </table:table-cell>
          <table:table-cell table:style-name="InputRequirements.F24" office:value-type="string">
            <text:p text:style-name="P175"/>
          </table:table-cell>
        </table:table-row>
        <table:table-row>
          <table:table-cell table:style-name="InputRequirements.A2" office:value-type="string">
            <text:p text:style-name="P171">HDG</text:p>
          </table:table-cell>
          <table:table-cell table:style-name="InputRequirements.B25" office:value-type="string">
            <text:p text:style-name="P171">Push</text:p>
          </table:table-cell>
          <table:table-cell table:style-name="InputRequirements.C2" office:value-type="string">
            <text:p text:style-name="P173">1</text:p>
          </table:table-cell>
          <table:table-cell table:style-name="InputRequirements.D25" office:value-type="string">
            <text:p text:style-name="P173"/>
          </table:table-cell>
          <table:table-cell table:style-name="InputRequirements.E25" office:value-type="string">
            <text:p text:style-name="P175"/>
          </table:table-cell>
          <table:table-cell table:style-name="InputRequirements.F25" office:value-type="string">
            <text:p text:style-name="P175"/>
          </table:table-cell>
        </table:table-row>
        <table:table-row>
          <table:table-cell table:style-name="InputRequirements.A2" office:value-type="string">
            <text:p text:style-name="P171">CRS</text:p>
          </table:table-cell>
          <table:table-cell table:style-name="InputRequirements.B26" office:value-type="string">
            <text:p text:style-name="P171">Push</text:p>
          </table:table-cell>
          <table:table-cell table:style-name="InputRequirements.C2" office:value-type="string">
            <text:p text:style-name="P173">1</text:p>
          </table:table-cell>
          <table:table-cell table:style-name="InputRequirements.D26" office:value-type="string">
            <text:p text:style-name="P173"/>
          </table:table-cell>
          <table:table-cell table:style-name="InputRequirements.E26" office:value-type="string">
            <text:p text:style-name="P175"/>
          </table:table-cell>
          <table:table-cell table:style-name="InputRequirements.F26" office:value-type="string">
            <text:p text:style-name="P175"/>
          </table:table-cell>
        </table:table-row>
        <table:table-row>
          <table:table-cell table:style-name="InputRequirements.A2" office:value-type="string">
            <text:p text:style-name="P171">ALT</text:p>
          </table:table-cell>
          <table:table-cell table:style-name="InputRequirements.B27" office:value-type="string">
            <text:p text:style-name="P171">Push</text:p>
          </table:table-cell>
          <table:table-cell table:style-name="InputRequirements.C2" office:value-type="string">
            <text:p text:style-name="P173">1</text:p>
          </table:table-cell>
          <table:table-cell table:style-name="InputRequirements.D27" office:value-type="string">
            <text:p text:style-name="P173"/>
          </table:table-cell>
          <table:table-cell table:style-name="InputRequirements.E27" office:value-type="string">
            <text:p text:style-name="P175"/>
          </table:table-cell>
          <table:table-cell table:style-name="InputRequirements.F27" office:value-type="string">
            <text:p text:style-name="P175"/>
          </table:table-cell>
        </table:table-row>
        <table:table-row>
          <table:table-cell table:style-name="InputRequirements.A2" office:value-type="string">
            <text:p text:style-name="P171">IAS</text:p>
          </table:table-cell>
          <table:table-cell table:style-name="InputRequirements.B28" office:value-type="string">
            <text:p text:style-name="P171">Push</text:p>
          </table:table-cell>
          <table:table-cell table:style-name="InputRequirements.C2" office:value-type="string">
            <text:p text:style-name="P173">1</text:p>
          </table:table-cell>
          <table:table-cell table:style-name="InputRequirements.D28" office:value-type="string">
            <text:p text:style-name="P173"/>
          </table:table-cell>
          <table:table-cell table:style-name="InputRequirements.E28" office:value-type="string">
            <text:p text:style-name="P175"/>
          </table:table-cell>
          <table:table-cell table:style-name="InputRequirements.F28" office:value-type="string">
            <text:p text:style-name="P175"/>
          </table:table-cell>
        </table:table-row>
        <table:table-row>
          <table:table-cell table:style-name="InputRequirements.A2" office:value-type="string">
            <text:p text:style-name="P171">APPR</text:p>
          </table:table-cell>
          <table:table-cell table:style-name="InputRequirements.B29" office:value-type="string">
            <text:p text:style-name="P171">Push</text:p>
          </table:table-cell>
          <table:table-cell table:style-name="InputRequirements.C2" office:value-type="string">
            <text:p text:style-name="P173">1</text:p>
          </table:table-cell>
          <table:table-cell table:style-name="InputRequirements.D29" office:value-type="string">
            <text:p text:style-name="P173"/>
          </table:table-cell>
          <table:table-cell table:style-name="InputRequirements.E29" office:value-type="string">
            <text:p text:style-name="P175"/>
          </table:table-cell>
          <table:table-cell table:style-name="InputRequirements.F29" office:value-type="string">
            <text:p text:style-name="P175"/>
          </table:table-cell>
        </table:table-row>
        <table:table-row>
          <table:table-cell table:style-name="InputRequirements.A2" office:value-type="string">
            <text:p text:style-name="P171">FD</text:p>
          </table:table-cell>
          <table:table-cell table:style-name="InputRequirements.B30" office:value-type="string">
            <text:p text:style-name="P171">Push</text:p>
          </table:table-cell>
          <table:table-cell table:style-name="InputRequirements.C2" office:value-type="string">
            <text:p text:style-name="P173">1</text:p>
          </table:table-cell>
          <table:table-cell table:style-name="InputRequirements.D30" office:value-type="string">
            <text:p text:style-name="P173"/>
          </table:table-cell>
          <table:table-cell table:style-name="InputRequirements.E30" office:value-type="string">
            <text:p text:style-name="P175"/>
          </table:table-cell>
          <table:table-cell table:style-name="InputRequirements.F30" office:value-type="string">
            <text:p text:style-name="P175"/>
          </table:table-cell>
        </table:table-row>
        <table:table-row>
          <table:table-cell table:style-name="InputRequirements.A2" office:value-type="string">
            <text:p text:style-name="P171">BC</text:p>
          </table:table-cell>
          <table:table-cell table:style-name="InputRequirements.B31" office:value-type="string">
            <text:p text:style-name="P171">Push</text:p>
          </table:table-cell>
          <table:table-cell table:style-name="InputRequirements.C2" office:value-type="string">
            <text:p text:style-name="P173">1</text:p>
          </table:table-cell>
          <table:table-cell table:style-name="InputRequirements.D31" office:value-type="string">
            <text:p text:style-name="P173"/>
          </table:table-cell>
          <table:table-cell table:style-name="InputRequirements.E31" office:value-type="string">
            <text:p text:style-name="P175"/>
          </table:table-cell>
          <table:table-cell table:style-name="InputRequirements.F31" office:value-type="string">
            <text:p text:style-name="P175"/>
          </table:table-cell>
        </table:table-row>
        <table:table-row>
          <table:table-cell table:style-name="InputRequirements.A2" office:value-type="string">
            <text:p text:style-name="P171">Engage</text:p>
          </table:table-cell>
          <table:table-cell table:style-name="InputRequirements.B32" office:value-type="string">
            <text:p text:style-name="P176"><text:span text:style-name="T65">Toggle </text:span>Switch</text:p>
          </table:table-cell>
          <table:table-cell table:style-name="InputRequirements.C2" office:value-type="string">
            <text:p text:style-name="P173">1</text:p>
          </table:table-cell>
          <table:table-cell table:style-name="InputRequirements.D32" office:value-type="string">
            <text:p text:style-name="P173"/>
          </table:table-cell>
          <table:table-cell table:style-name="InputRequirements.E32" office:value-type="string">
            <text:p text:style-name="P175"/>
          </table:table-cell>
          <table:table-cell table:style-name="InputRequirements.F32" office:value-type="string">
            <text:p text:style-name="P175"/>
          </table:table-cell>
        </table:table-row>
        <table:table-row>
          <table:table-cell table:style-name="InputRequirements.A2" office:value-type="string">
            <text:p text:style-name="P171">HDG</text:p>
          </table:table-cell>
          <table:table-cell table:style-name="InputRequirements.B33" office:value-type="string">
            <text:p text:style-name="P171">Rotary</text:p>
          </table:table-cell>
          <table:table-cell table:style-name="InputRequirements.C2" office:value-type="string">
            <text:p text:style-name="P173"/>
          </table:table-cell>
          <table:table-cell table:style-name="InputRequirements.D33" office:value-type="string">
            <text:p text:style-name="P173">2</text:p>
          </table:table-cell>
          <table:table-cell table:style-name="InputRequirements.E33" office:value-type="string">
            <text:p text:style-name="P175"/>
          </table:table-cell>
          <table:table-cell table:style-name="InputRequirements.F33" office:value-type="string">
            <text:p text:style-name="P175"/>
          </table:table-cell>
        </table:table-row>
        <table:table-row>
          <table:table-cell table:style-name="InputRequirements.A2" office:value-type="string">
            <text:p text:style-name="P171">CRS</text:p>
          </table:table-cell>
          <table:table-cell table:style-name="InputRequirements.B34" office:value-type="string">
            <text:p text:style-name="P171">Rotary</text:p>
          </table:table-cell>
          <table:table-cell table:style-name="InputRequirements.C2" office:value-type="string">
            <text:p text:style-name="P173"/>
          </table:table-cell>
          <table:table-cell table:style-name="InputRequirements.D34" office:value-type="string">
            <text:p text:style-name="P173">2</text:p>
          </table:table-cell>
          <table:table-cell table:style-name="InputRequirements.E34" office:value-type="string">
            <text:p text:style-name="P175"/>
          </table:table-cell>
          <table:table-cell table:style-name="InputRequirements.F34" office:value-type="string">
            <text:p text:style-name="P175"/>
          </table:table-cell>
        </table:table-row>
        <table:table-row>
          <table:table-cell table:style-name="InputRequirements.A2" office:value-type="string">
            <text:p text:style-name="P171">ALT</text:p>
          </table:table-cell>
          <table:table-cell table:style-name="InputRequirements.B35" office:value-type="string">
            <text:p text:style-name="P171">Rotary</text:p>
          </table:table-cell>
          <table:table-cell table:style-name="InputRequirements.C2" office:value-type="string">
            <text:p text:style-name="P173"/>
          </table:table-cell>
          <table:table-cell table:style-name="InputRequirements.D35" office:value-type="string">
            <text:p text:style-name="P173">2</text:p>
          </table:table-cell>
          <table:table-cell table:style-name="InputRequirements.E35" office:value-type="string">
            <text:p text:style-name="P175"/>
          </table:table-cell>
          <table:table-cell table:style-name="InputRequirements.F35" office:value-type="string">
            <text:p text:style-name="P175"/>
          </table:table-cell>
        </table:table-row>
        <table:table-row>
          <table:table-cell table:style-name="InputRequirements.A2" office:value-type="string">
            <text:p text:style-name="P171">V/S</text:p>
          </table:table-cell>
          <table:table-cell table:style-name="InputRequirements.B36" office:value-type="string">
            <text:p text:style-name="P171">Rotary</text:p>
          </table:table-cell>
          <table:table-cell table:style-name="InputRequirements.C2" office:value-type="string">
            <text:p text:style-name="P173"/>
          </table:table-cell>
          <table:table-cell table:style-name="InputRequirements.D36" office:value-type="string">
            <text:p text:style-name="P173">2</text:p>
          </table:table-cell>
          <table:table-cell table:style-name="InputRequirements.E36" office:value-type="string">
            <text:p text:style-name="P175"/>
          </table:table-cell>
          <table:table-cell table:style-name="InputRequirements.F36" office:value-type="string">
            <text:p text:style-name="P175"/>
          </table:table-cell>
        </table:table-row>
        <table:table-row>
          <table:table-cell table:style-name="InputRequirements.A2" office:value-type="string">
            <text:p text:style-name="P171">IAS</text:p>
          </table:table-cell>
          <table:table-cell table:style-name="InputRequirements.B37" office:value-type="string">
            <text:p text:style-name="P171">Rotary</text:p>
          </table:table-cell>
          <table:table-cell table:style-name="InputRequirements.C2" office:value-type="string">
            <text:p text:style-name="P173"/>
          </table:table-cell>
          <table:table-cell table:style-name="InputRequirements.D37" office:value-type="string">
            <text:p text:style-name="P173">2</text:p>
          </table:table-cell>
          <table:table-cell table:style-name="InputRequirements.E37" office:value-type="string">
            <text:p text:style-name="P175"/>
          </table:table-cell>
          <table:table-cell table:style-name="InputRequirements.F37" office:value-type="string">
            <text:p text:style-name="P175"/>
          </table:table-cell>
        </table:table-row>
        <table:table-row>
          <table:table-cell table:style-name="InputRequirements.A2" office:value-type="string">
            <text:p text:style-name="P171"/>
          </table:table-cell>
          <table:table-cell table:style-name="InputRequirements.B38" office:value-type="string">
            <text:p text:style-name="P172"/>
          </table:table-cell>
          <table:table-cell table:style-name="InputRequirements.C2" office:value-type="string">
            <text:p text:style-name="P175"/>
          </table:table-cell>
          <table:table-cell table:style-name="InputRequirements.D38" office:value-type="string">
            <text:p text:style-name="P175"/>
          </table:table-cell>
          <table:table-cell table:style-name="InputRequirements.E38" office:value-type="string">
            <text:p text:style-name="P175"/>
          </table:table-cell>
          <table:table-cell table:style-name="InputRequirements.F38" office:value-type="string">
            <text:p text:style-name="P175"/>
          </table:table-cell>
        </table:table-row>
        <table:table-row>
          <table:table-cell table:style-name="InputRequirements.A2" office:value-type="string">
            <text:p text:style-name="P171">Lights <text:span text:style-name="T65">Brt/Dim</text:span></text:p>
          </table:table-cell>
          <table:table-cell table:style-name="InputRequirements.B39" office:value-type="string">
            <text:p text:style-name="P176"><text:span text:style-name="T65">Toggle </text:span>Switch</text:p>
          </table:table-cell>
          <table:table-cell table:style-name="InputRequirements.C2" office:value-type="string">
            <text:p text:style-name="P173">1</text:p>
          </table:table-cell>
          <table:table-cell table:style-name="InputRequirements.D39" office:value-type="string">
            <text:p text:style-name="P173"/>
          </table:table-cell>
          <table:table-cell table:style-name="InputRequirements.E39" office:value-type="string">
            <text:p text:style-name="P175"/>
          </table:table-cell>
          <table:table-cell table:style-name="InputRequirements.F39" office:value-type="string">
            <text:p text:style-name="P175"/>
          </table:table-cell>
        </table:table-row>
        <table:table-row>
          <table:table-cell table:style-name="InputRequirements.A2" office:value-type="string">
            <text:p text:style-name="P177">Engine Deice</text:p>
          </table:table-cell>
          <table:table-cell table:style-name="InputRequirements.B40" office:value-type="string">
            <text:p text:style-name="P176"><text:span text:style-name="T65">Toggle </text:span>Switch</text:p>
          </table:table-cell>
          <table:table-cell table:style-name="InputRequirements.C2" office:value-type="string">
            <text:p text:style-name="P173">1</text:p>
          </table:table-cell>
          <table:table-cell table:style-name="InputRequirements.D40" office:value-type="string">
            <text:p text:style-name="P173"/>
          </table:table-cell>
          <table:table-cell table:style-name="InputRequirements.E40" office:value-type="string">
            <text:p text:style-name="P175"/>
          </table:table-cell>
          <table:table-cell table:style-name="InputRequirements.F40" office:value-type="string">
            <text:p text:style-name="P175"/>
          </table:table-cell>
        </table:table-row>
        <table:table-row>
          <table:table-cell table:style-name="InputRequirements.A2" office:value-type="string">
            <text:p text:style-name="P177">Hydraulics</text:p>
          </table:table-cell>
          <table:table-cell table:style-name="InputRequirements.B41" office:value-type="string">
            <text:p text:style-name="P176"><text:span text:style-name="T65">Toggle </text:span>Switch</text:p>
          </table:table-cell>
          <table:table-cell table:style-name="InputRequirements.C2" office:value-type="string">
            <text:p text:style-name="P173">1</text:p>
          </table:table-cell>
          <table:table-cell table:style-name="InputRequirements.D41" office:value-type="string">
            <text:p text:style-name="P173"/>
          </table:table-cell>
          <table:table-cell table:style-name="InputRequirements.E41" office:value-type="string">
            <text:p text:style-name="P175"/>
          </table:table-cell>
          <table:table-cell table:style-name="InputRequirements.F41" office:value-type="string">
            <text:p text:style-name="P175"/>
          </table:table-cell>
        </table:table-row>
        <table:table-row>
          <table:table-cell table:style-name="InputRequirements.A2" office:value-type="string">
            <text:p text:style-name="P177">Flaps</text:p>
          </table:table-cell>
          <table:table-cell table:style-name="InputRequirements.B42" office:value-type="string">
            <text:p text:style-name="P177">3 Position Toggle Switch</text:p>
          </table:table-cell>
          <table:table-cell table:style-name="InputRequirements.C2" office:value-type="string">
            <text:p text:style-name="P173">2</text:p>
          </table:table-cell>
          <table:table-cell table:style-name="InputRequirements.D42" office:value-type="string">
            <text:p text:style-name="P173"/>
          </table:table-cell>
          <table:table-cell table:style-name="InputRequirements.E42" office:value-type="string">
            <text:p text:style-name="P175"/>
          </table:table-cell>
          <table:table-cell table:style-name="InputRequirements.F42" office:value-type="string">
            <text:p text:style-name="P175"/>
          </table:table-cell>
        </table:table-row>
        <table:table-row>
          <table:table-cell table:style-name="InputRequirements.A2" office:value-type="string">
            <text:p text:style-name="P177">Speed Brakes</text:p>
          </table:table-cell>
          <table:table-cell table:style-name="InputRequirements.B43" office:value-type="string">
            <text:p text:style-name="P177">3 Position Toggle Switch</text:p>
          </table:table-cell>
          <table:table-cell table:style-name="InputRequirements.C2" office:value-type="string">
            <text:p text:style-name="P173">2</text:p>
          </table:table-cell>
          <table:table-cell table:style-name="InputRequirements.D43" office:value-type="string">
            <text:p text:style-name="P173"/>
          </table:table-cell>
          <table:table-cell table:style-name="InputRequirements.E43" office:value-type="string">
            <text:p text:style-name="P175"/>
          </table:table-cell>
          <table:table-cell table:style-name="InputRequirements.F43" office:value-type="string">
            <text:p text:style-name="P175"/>
          </table:table-cell>
        </table:table-row>
        <text:soft-page-break/>
        <table:table-row>
          <table:table-cell table:style-name="InputRequirements.A2" office:value-type="string">
            <text:p text:style-name="P177">Gnd Brakes </text:p>
          </table:table-cell>
          <table:table-cell table:style-name="InputRequirements.B44" office:value-type="string">
            <text:p text:style-name="P177">Push</text:p>
          </table:table-cell>
          <table:table-cell table:style-name="InputRequirements.C2" office:value-type="string">
            <text:p text:style-name="P173">1</text:p>
          </table:table-cell>
          <table:table-cell table:style-name="InputRequirements.D44" office:value-type="string">
            <text:p text:style-name="P173"/>
          </table:table-cell>
          <table:table-cell table:style-name="InputRequirements.E44" office:value-type="string">
            <text:p text:style-name="P175"/>
          </table:table-cell>
          <table:table-cell table:style-name="InputRequirements.F44" office:value-type="string">
            <text:p text:style-name="P175"/>
          </table:table-cell>
        </table:table-row>
        <table:table-row>
          <table:table-cell table:style-name="InputRequirements.A2" office:value-type="string">
            <text:p text:style-name="P177">Keypad</text:p>
          </table:table-cell>
          <table:table-cell table:style-name="InputRequirements.B45" office:value-type="string">
            <text:p text:style-name="P177">4 * 3 Matrix</text:p>
          </table:table-cell>
          <table:table-cell table:style-name="InputRequirements.C2" office:value-type="string">
            <text:p text:style-name="P173">7</text:p>
          </table:table-cell>
          <table:table-cell table:style-name="InputRequirements.D45" office:value-type="string">
            <text:p text:style-name="P173"/>
          </table:table-cell>
          <table:table-cell table:style-name="InputRequirements.E45" office:value-type="string">
            <text:p text:style-name="P175"/>
          </table:table-cell>
          <table:table-cell table:style-name="InputRequirements.F45" office:value-type="string">
            <text:p text:style-name="P175"/>
          </table:table-cell>
        </table:table-row>
        <table:table-row>
          <table:table-cell table:style-name="InputRequirements.A2" office:value-type="string">
            <text:p text:style-name="P172"/>
          </table:table-cell>
          <table:table-cell table:style-name="InputRequirements.B46" office:value-type="string">
            <text:p text:style-name="P172"/>
          </table:table-cell>
          <table:table-cell table:style-name="InputRequirements.C2" office:value-type="string">
            <text:p text:style-name="P175"/>
          </table:table-cell>
          <table:table-cell table:style-name="InputRequirements.D46" office:value-type="string">
            <text:p text:style-name="P175"/>
          </table:table-cell>
          <table:table-cell table:style-name="InputRequirements.E46" office:value-type="string">
            <text:p text:style-name="P175"/>
          </table:table-cell>
          <table:table-cell table:style-name="InputRequirements.F46" office:value-type="string">
            <text:p text:style-name="P175"/>
          </table:table-cell>
        </table:table-row>
        <table:table-row>
          <table:table-cell table:style-name="InputRequirements.A2" office:value-type="string">
            <text:p text:style-name="P177">ADF</text:p>
          </table:table-cell>
          <table:table-cell table:style-name="InputRequirements.B47" office:value-type="string">
            <text:p text:style-name="P172"/>
          </table:table-cell>
          <table:table-cell table:style-name="InputRequirements.C2" office:value-type="string">
            <text:p text:style-name="P175"/>
          </table:table-cell>
          <table:table-cell table:style-name="InputRequirements.D47" office:value-type="string">
            <text:p text:style-name="P175"/>
          </table:table-cell>
          <table:table-cell table:style-name="InputRequirements.E47" office:value-type="string">
            <text:p text:style-name="P175"/>
          </table:table-cell>
          <table:table-cell table:style-name="InputRequirements.F47" office:value-type="string">
            <text:p text:style-name="P175"/>
          </table:table-cell>
        </table:table-row>
        <table:table-row>
          <table:table-cell table:style-name="InputRequirements.A2" office:value-type="string">
            <text:p text:style-name="P177">ADF1</text:p>
          </table:table-cell>
          <table:table-cell table:style-name="InputRequirements.B48" office:value-type="string">
            <text:p text:style-name="P177">Rotary</text:p>
          </table:table-cell>
          <table:table-cell table:style-name="InputRequirements.C2" office:value-type="string">
            <text:p text:style-name="P173"/>
          </table:table-cell>
          <table:table-cell table:style-name="InputRequirements.D48" office:value-type="string">
            <text:p text:style-name="P173">2</text:p>
          </table:table-cell>
          <table:table-cell table:style-name="InputRequirements.E48" office:value-type="string">
            <text:p text:style-name="P175"/>
          </table:table-cell>
          <table:table-cell table:style-name="InputRequirements.F48" office:value-type="string">
            <text:p text:style-name="P175"/>
          </table:table-cell>
        </table:table-row>
        <table:table-row>
          <table:table-cell table:style-name="InputRequirements.A2" office:value-type="string">
            <text:p text:style-name="P177">ADF2</text:p>
          </table:table-cell>
          <table:table-cell table:style-name="InputRequirements.B49" office:value-type="string">
            <text:p text:style-name="P177">Rotary</text:p>
          </table:table-cell>
          <table:table-cell table:style-name="InputRequirements.C2" office:value-type="string">
            <text:p text:style-name="P173"/>
          </table:table-cell>
          <table:table-cell table:style-name="InputRequirements.D49" office:value-type="string">
            <text:p text:style-name="P173">2</text:p>
          </table:table-cell>
          <table:table-cell table:style-name="InputRequirements.E49" office:value-type="string">
            <text:p text:style-name="P175"/>
          </table:table-cell>
          <table:table-cell table:style-name="InputRequirements.F49" office:value-type="string">
            <text:p text:style-name="P175"/>
          </table:table-cell>
        </table:table-row>
        <table:table-row>
          <table:table-cell table:style-name="InputRequirements.A2" office:value-type="string">
            <text:p text:style-name="P172"/>
          </table:table-cell>
          <table:table-cell table:style-name="InputRequirements.B50" office:value-type="string">
            <text:p text:style-name="P172"/>
          </table:table-cell>
          <table:table-cell table:style-name="InputRequirements.C2" office:value-type="string">
            <text:p text:style-name="P175"/>
          </table:table-cell>
          <table:table-cell table:style-name="InputRequirements.D50" office:value-type="string">
            <text:p text:style-name="P175"/>
          </table:table-cell>
          <table:table-cell table:style-name="InputRequirements.E50" office:value-type="string">
            <text:p text:style-name="P175"/>
          </table:table-cell>
          <table:table-cell table:style-name="InputRequirements.F50" office:value-type="string">
            <text:p text:style-name="P175"/>
          </table:table-cell>
        </table:table-row>
        <table:table-row>
          <table:table-cell table:style-name="InputRequirements.A2" office:value-type="string">
            <text:p text:style-name="P177">NAV1</text:p>
          </table:table-cell>
          <table:table-cell table:style-name="InputRequirements.B51" office:value-type="string">
            <text:p text:style-name="P172"/>
          </table:table-cell>
          <table:table-cell table:style-name="InputRequirements.C2" office:value-type="string">
            <text:p text:style-name="P175"/>
          </table:table-cell>
          <table:table-cell table:style-name="InputRequirements.D51" office:value-type="string">
            <text:p text:style-name="P175"/>
          </table:table-cell>
          <table:table-cell table:style-name="InputRequirements.E51" office:value-type="string">
            <text:p text:style-name="P175"/>
          </table:table-cell>
          <table:table-cell table:style-name="InputRequirements.F51" office:value-type="string">
            <text:p text:style-name="P174"/>
          </table:table-cell>
        </table:table-row>
        <table:table-row>
          <table:table-cell table:style-name="InputRequirements.A2" office:value-type="string">
            <text:p text:style-name="P177">Nav1 – Swap</text:p>
          </table:table-cell>
          <table:table-cell table:style-name="InputRequirements.B52" office:value-type="string">
            <text:p text:style-name="P177">Push</text:p>
          </table:table-cell>
          <table:table-cell table:style-name="InputRequirements.C2" office:value-type="string">
            <text:p text:style-name="P173">1</text:p>
          </table:table-cell>
          <table:table-cell table:style-name="InputRequirements.D52" office:value-type="string">
            <text:p text:style-name="P173"/>
          </table:table-cell>
          <table:table-cell table:style-name="InputRequirements.E52" office:value-type="string">
            <text:p text:style-name="P175"/>
          </table:table-cell>
          <table:table-cell table:style-name="InputRequirements.F52" office:value-type="string">
            <text:p text:style-name="P174">A</text:p>
          </table:table-cell>
        </table:table-row>
        <table:table-row>
          <table:table-cell table:style-name="InputRequirements.A2" office:value-type="string">
            <text:p text:style-name="P177">Nav1 – Tune</text:p>
          </table:table-cell>
          <table:table-cell table:style-name="InputRequirements.B53" office:value-type="string">
            <text:p text:style-name="P177">Rotary</text:p>
          </table:table-cell>
          <table:table-cell table:style-name="InputRequirements.C2" office:value-type="string">
            <text:p text:style-name="P173"/>
          </table:table-cell>
          <table:table-cell table:style-name="InputRequirements.D53" office:value-type="string">
            <text:p text:style-name="P173">2</text:p>
          </table:table-cell>
          <table:table-cell table:style-name="InputRequirements.E53" office:value-type="string">
            <text:p text:style-name="P175"/>
          </table:table-cell>
          <table:table-cell table:style-name="InputRequirements.F53" office:value-type="string">
            <text:p text:style-name="P174">A</text:p>
          </table:table-cell>
        </table:table-row>
        <table:table-row>
          <table:table-cell table:style-name="InputRequirements.A2" office:value-type="string">
            <text:p text:style-name="P177">Nav1 - Volume</text:p>
          </table:table-cell>
          <table:table-cell table:style-name="InputRequirements.B54" office:value-type="string">
            <text:p text:style-name="P177">Potentiometer</text:p>
          </table:table-cell>
          <table:table-cell table:style-name="InputRequirements.C2" office:value-type="string">
            <text:p text:style-name="P175"/>
          </table:table-cell>
          <table:table-cell table:style-name="InputRequirements.D54" office:value-type="string">
            <text:p text:style-name="P175"/>
          </table:table-cell>
          <table:table-cell table:style-name="InputRequirements.E54" office:value-type="string">
            <text:p text:style-name="P173">1</text:p>
          </table:table-cell>
          <table:table-cell table:style-name="InputRequirements.F54" office:value-type="string">
            <text:p text:style-name="P174">A</text:p>
          </table:table-cell>
        </table:table-row>
        <table:table-row>
          <table:table-cell table:style-name="InputRequirements.A2" office:value-type="string">
            <text:p text:style-name="P172"/>
          </table:table-cell>
          <table:table-cell table:style-name="InputRequirements.B55" office:value-type="string">
            <text:p text:style-name="P172"/>
          </table:table-cell>
          <table:table-cell table:style-name="InputRequirements.C2" office:value-type="string">
            <text:p text:style-name="P175"/>
          </table:table-cell>
          <table:table-cell table:style-name="InputRequirements.D55" office:value-type="string">
            <text:p text:style-name="P175"/>
          </table:table-cell>
          <table:table-cell table:style-name="InputRequirements.E55" office:value-type="string">
            <text:p text:style-name="P175"/>
          </table:table-cell>
          <table:table-cell table:style-name="InputRequirements.F55" office:value-type="string">
            <text:p text:style-name="P175"/>
          </table:table-cell>
        </table:table-row>
        <table:table-row>
          <table:table-cell table:style-name="InputRequirements.A2" office:value-type="string">
            <text:p text:style-name="P177">NAV2</text:p>
          </table:table-cell>
          <table:table-cell table:style-name="InputRequirements.B56" office:value-type="string">
            <text:p text:style-name="P172"/>
          </table:table-cell>
          <table:table-cell table:style-name="InputRequirements.C2" office:value-type="string">
            <text:p text:style-name="P175"/>
          </table:table-cell>
          <table:table-cell table:style-name="InputRequirements.D56" office:value-type="string">
            <text:p text:style-name="P175"/>
          </table:table-cell>
          <table:table-cell table:style-name="InputRequirements.E56" office:value-type="string">
            <text:p text:style-name="P175"/>
          </table:table-cell>
          <table:table-cell table:style-name="InputRequirements.F56" office:value-type="string">
            <text:p text:style-name="P175"/>
          </table:table-cell>
        </table:table-row>
        <table:table-row>
          <table:table-cell table:style-name="InputRequirements.A2" office:value-type="string">
            <text:p text:style-name="P177">Nav2 – Swap</text:p>
          </table:table-cell>
          <table:table-cell table:style-name="InputRequirements.B57" office:value-type="string">
            <text:p text:style-name="P177">Push</text:p>
          </table:table-cell>
          <table:table-cell table:style-name="InputRequirements.C2" office:value-type="string">
            <text:p text:style-name="P173">1</text:p>
          </table:table-cell>
          <table:table-cell table:style-name="InputRequirements.D57" office:value-type="string">
            <text:p text:style-name="P173"/>
          </table:table-cell>
          <table:table-cell table:style-name="InputRequirements.E57" office:value-type="string">
            <text:p text:style-name="P175"/>
          </table:table-cell>
          <table:table-cell table:style-name="InputRequirements.F57" office:value-type="string">
            <text:p text:style-name="P174">A</text:p>
          </table:table-cell>
        </table:table-row>
        <table:table-row>
          <table:table-cell table:style-name="InputRequirements.A2" office:value-type="string">
            <text:p text:style-name="P177">Nav2 – Tune</text:p>
          </table:table-cell>
          <table:table-cell table:style-name="InputRequirements.B58" office:value-type="string">
            <text:p text:style-name="P177">Rotary</text:p>
          </table:table-cell>
          <table:table-cell table:style-name="InputRequirements.C2" office:value-type="string">
            <text:p text:style-name="P173"/>
          </table:table-cell>
          <table:table-cell table:style-name="InputRequirements.D58" office:value-type="string">
            <text:p text:style-name="P173">2</text:p>
          </table:table-cell>
          <table:table-cell table:style-name="InputRequirements.E58" office:value-type="string">
            <text:p text:style-name="P175"/>
          </table:table-cell>
          <table:table-cell table:style-name="InputRequirements.F58" office:value-type="string">
            <text:p text:style-name="P174">A</text:p>
          </table:table-cell>
        </table:table-row>
        <table:table-row>
          <table:table-cell table:style-name="InputRequirements.A2" office:value-type="string">
            <text:p text:style-name="P177">Nav2 - Volume</text:p>
          </table:table-cell>
          <table:table-cell table:style-name="InputRequirements.B59" office:value-type="string">
            <text:p text:style-name="P177">Potentiometer</text:p>
          </table:table-cell>
          <table:table-cell table:style-name="InputRequirements.C2" office:value-type="string">
            <text:p text:style-name="P175"/>
          </table:table-cell>
          <table:table-cell table:style-name="InputRequirements.D59" office:value-type="string">
            <text:p text:style-name="P175"/>
          </table:table-cell>
          <table:table-cell table:style-name="InputRequirements.E59" office:value-type="string">
            <text:p text:style-name="P173">1</text:p>
          </table:table-cell>
          <table:table-cell table:style-name="InputRequirements.F59" office:value-type="string">
            <text:p text:style-name="P174">A</text:p>
          </table:table-cell>
        </table:table-row>
        <table:table-row>
          <table:table-cell table:style-name="InputRequirements.A2" office:value-type="string">
            <text:p text:style-name="P172"/>
          </table:table-cell>
          <table:table-cell table:style-name="InputRequirements.B60" office:value-type="string">
            <text:p text:style-name="P172"/>
          </table:table-cell>
          <table:table-cell table:style-name="InputRequirements.C2" office:value-type="string">
            <text:p text:style-name="P175"/>
          </table:table-cell>
          <table:table-cell table:style-name="InputRequirements.D60" office:value-type="string">
            <text:p text:style-name="P175"/>
          </table:table-cell>
          <table:table-cell table:style-name="InputRequirements.E60" office:value-type="string">
            <text:p text:style-name="P175"/>
          </table:table-cell>
          <table:table-cell table:style-name="InputRequirements.F60" office:value-type="string">
            <text:p text:style-name="P175"/>
          </table:table-cell>
        </table:table-row>
        <table:table-row>
          <table:table-cell table:style-name="InputRequirements.A2" office:value-type="string">
            <text:p text:style-name="P177">COM1</text:p>
          </table:table-cell>
          <table:table-cell table:style-name="InputRequirements.B61" office:value-type="string">
            <text:p text:style-name="P172"/>
          </table:table-cell>
          <table:table-cell table:style-name="InputRequirements.C2" office:value-type="string">
            <text:p text:style-name="P175"/>
          </table:table-cell>
          <table:table-cell table:style-name="InputRequirements.D61" office:value-type="string">
            <text:p text:style-name="P175"/>
          </table:table-cell>
          <table:table-cell table:style-name="InputRequirements.E61" office:value-type="string">
            <text:p text:style-name="P175"/>
          </table:table-cell>
          <table:table-cell table:style-name="InputRequirements.F61" office:value-type="string">
            <text:p text:style-name="P175"/>
          </table:table-cell>
        </table:table-row>
        <table:table-row>
          <table:table-cell table:style-name="InputRequirements.A2" office:value-type="string">
            <text:p text:style-name="P177">Com1 – Swap</text:p>
          </table:table-cell>
          <table:table-cell table:style-name="InputRequirements.B62" office:value-type="string">
            <text:p text:style-name="P177">Push</text:p>
          </table:table-cell>
          <table:table-cell table:style-name="InputRequirements.C2" office:value-type="string">
            <text:p text:style-name="P173">1</text:p>
          </table:table-cell>
          <table:table-cell table:style-name="InputRequirements.D62" office:value-type="string">
            <text:p text:style-name="P173"/>
          </table:table-cell>
          <table:table-cell table:style-name="InputRequirements.E62" office:value-type="string">
            <text:p text:style-name="P173"/>
          </table:table-cell>
          <table:table-cell table:style-name="InputRequirements.F62" office:value-type="string">
            <text:p text:style-name="P174">A</text:p>
          </table:table-cell>
        </table:table-row>
        <table:table-row>
          <table:table-cell table:style-name="InputRequirements.A2" office:value-type="string">
            <text:p text:style-name="P177">Com1 – Tune</text:p>
          </table:table-cell>
          <table:table-cell table:style-name="InputRequirements.B63" office:value-type="string">
            <text:p text:style-name="P177">Rotary</text:p>
          </table:table-cell>
          <table:table-cell table:style-name="InputRequirements.C2" office:value-type="string">
            <text:p text:style-name="P173"/>
          </table:table-cell>
          <table:table-cell table:style-name="InputRequirements.D63" office:value-type="string">
            <text:p text:style-name="P173">2</text:p>
          </table:table-cell>
          <table:table-cell table:style-name="InputRequirements.E63" office:value-type="string">
            <text:p text:style-name="P173"/>
          </table:table-cell>
          <table:table-cell table:style-name="InputRequirements.F63" office:value-type="string">
            <text:p text:style-name="P174">A</text:p>
          </table:table-cell>
        </table:table-row>
        <table:table-row>
          <table:table-cell table:style-name="InputRequirements.A2" office:value-type="string">
            <text:p text:style-name="P177">Com1 - Volume</text:p>
          </table:table-cell>
          <table:table-cell table:style-name="InputRequirements.B64" office:value-type="string">
            <text:p text:style-name="P177">Potentiometer</text:p>
          </table:table-cell>
          <table:table-cell table:style-name="InputRequirements.C2" office:value-type="string">
            <text:p text:style-name="P175"/>
          </table:table-cell>
          <table:table-cell table:style-name="InputRequirements.D64" office:value-type="string">
            <text:p text:style-name="P175"/>
          </table:table-cell>
          <table:table-cell table:style-name="InputRequirements.E64" office:value-type="string">
            <text:p text:style-name="P173">1</text:p>
          </table:table-cell>
          <table:table-cell table:style-name="InputRequirements.F64" office:value-type="string">
            <text:p text:style-name="P174">A</text:p>
          </table:table-cell>
        </table:table-row>
        <table:table-row>
          <table:table-cell table:style-name="InputRequirements.A2" office:value-type="string">
            <text:p text:style-name="P172"/>
          </table:table-cell>
          <table:table-cell table:style-name="InputRequirements.B65" office:value-type="string">
            <text:p text:style-name="P172"/>
          </table:table-cell>
          <table:table-cell table:style-name="InputRequirements.C2" office:value-type="string">
            <text:p text:style-name="P175"/>
          </table:table-cell>
          <table:table-cell table:style-name="InputRequirements.D65" office:value-type="string">
            <text:p text:style-name="P175"/>
          </table:table-cell>
          <table:table-cell table:style-name="InputRequirements.E65" office:value-type="string">
            <text:p text:style-name="P175"/>
          </table:table-cell>
          <table:table-cell table:style-name="InputRequirements.F65" office:value-type="string">
            <text:p text:style-name="P175"/>
          </table:table-cell>
        </table:table-row>
        <table:table-row>
          <table:table-cell table:style-name="InputRequirements.A2" office:value-type="string">
            <text:p text:style-name="P177">COM2</text:p>
          </table:table-cell>
          <table:table-cell table:style-name="InputRequirements.B66" office:value-type="string">
            <text:p text:style-name="P172"/>
          </table:table-cell>
          <table:table-cell table:style-name="InputRequirements.C2" office:value-type="string">
            <text:p text:style-name="P175"/>
          </table:table-cell>
          <table:table-cell table:style-name="InputRequirements.D66" office:value-type="string">
            <text:p text:style-name="P175"/>
          </table:table-cell>
          <table:table-cell table:style-name="InputRequirements.E66" office:value-type="string">
            <text:p text:style-name="P175"/>
          </table:table-cell>
          <table:table-cell table:style-name="InputRequirements.F66" office:value-type="string">
            <text:p text:style-name="P175"/>
          </table:table-cell>
        </table:table-row>
        <table:table-row>
          <table:table-cell table:style-name="InputRequirements.A2" office:value-type="string">
            <text:p text:style-name="P177">Com2 – Swap</text:p>
          </table:table-cell>
          <table:table-cell table:style-name="InputRequirements.B67" office:value-type="string">
            <text:p text:style-name="P177">Push</text:p>
          </table:table-cell>
          <table:table-cell table:style-name="InputRequirements.C2" office:value-type="string">
            <text:p text:style-name="P173">1</text:p>
          </table:table-cell>
          <table:table-cell table:style-name="InputRequirements.D67" office:value-type="string">
            <text:p text:style-name="P173"/>
          </table:table-cell>
          <table:table-cell table:style-name="InputRequirements.E67" office:value-type="string">
            <text:p text:style-name="P175"/>
          </table:table-cell>
          <table:table-cell table:style-name="InputRequirements.F67" office:value-type="string">
            <text:p text:style-name="P174">A</text:p>
          </table:table-cell>
        </table:table-row>
        <table:table-row>
          <table:table-cell table:style-name="InputRequirements.A2" office:value-type="string">
            <text:p text:style-name="P177">Com2 – Tune</text:p>
          </table:table-cell>
          <table:table-cell table:style-name="InputRequirements.B68" office:value-type="string">
            <text:p text:style-name="P177">Rotary</text:p>
          </table:table-cell>
          <table:table-cell table:style-name="InputRequirements.C2" office:value-type="string">
            <text:p text:style-name="P173"/>
          </table:table-cell>
          <table:table-cell table:style-name="InputRequirements.D68" office:value-type="string">
            <text:p text:style-name="P173">2</text:p>
          </table:table-cell>
          <table:table-cell table:style-name="InputRequirements.E68" office:value-type="string">
            <text:p text:style-name="P175"/>
          </table:table-cell>
          <table:table-cell table:style-name="InputRequirements.F68" office:value-type="string">
            <text:p text:style-name="P174">A</text:p>
          </table:table-cell>
        </table:table-row>
        <table:table-row>
          <table:table-cell table:style-name="InputRequirements.A2" office:value-type="string">
            <text:p text:style-name="P177">Com2 - Volume</text:p>
          </table:table-cell>
          <table:table-cell table:style-name="InputRequirements.B69" office:value-type="string">
            <text:p text:style-name="P177">Potentiometer</text:p>
          </table:table-cell>
          <table:table-cell table:style-name="InputRequirements.C2" office:value-type="string">
            <text:p text:style-name="P175"/>
          </table:table-cell>
          <table:table-cell table:style-name="InputRequirements.D69" office:value-type="string">
            <text:p text:style-name="P175"/>
          </table:table-cell>
          <table:table-cell table:style-name="InputRequirements.E69" office:value-type="string">
            <text:p text:style-name="P173">1</text:p>
          </table:table-cell>
          <table:table-cell table:style-name="InputRequirements.F69" office:value-type="string">
            <text:p text:style-name="P174">A</text:p>
          </table:table-cell>
        </table:table-row>
        <table:table-row>
          <table:table-cell table:style-name="InputRequirements.A2" office:value-type="string">
            <text:p text:style-name="P172"/>
          </table:table-cell>
          <table:table-cell table:style-name="InputRequirements.B70" office:value-type="string">
            <text:p text:style-name="P172"/>
          </table:table-cell>
          <table:table-cell table:style-name="InputRequirements.C2" office:value-type="string">
            <text:p text:style-name="P175"/>
          </table:table-cell>
          <table:table-cell table:style-name="InputRequirements.D70" office:value-type="string">
            <text:p text:style-name="P175"/>
          </table:table-cell>
          <table:table-cell table:style-name="InputRequirements.E70" office:value-type="string">
            <text:p text:style-name="P175"/>
          </table:table-cell>
          <table:table-cell table:style-name="InputRequirements.F70" office:value-type="string">
            <text:p text:style-name="P175"/>
          </table:table-cell>
        </table:table-row>
        <table:table-row>
          <table:table-cell table:style-name="InputRequirements.A2" office:value-type="string">
            <text:p text:style-name="P172"/>
          </table:table-cell>
          <table:table-cell table:style-name="InputRequirements.B71" office:value-type="string">
            <text:p text:style-name="P178">Total Requirement</text:p>
          </table:table-cell>
          <table:table-cell table:style-name="InputRequirements.C71" table:formula="ooow:sum(&lt;C3:C69&gt;)" office:value-type="float" office:value="40">
            <text:p text:style-name="P179">40</text:p>
          </table:table-cell>
          <table:table-cell table:style-name="InputRequirements.D71" table:formula="ooow:sum(&lt;D2:D69&gt;)" office:value-type="float" office:value="32">
            <text:p text:style-name="P179">32</text:p>
          </table:table-cell>
          <table:table-cell table:style-name="InputRequirements.E71" table:formula="ooow:sum(&lt;E3:E69&gt;)" office:value-type="float" office:value="4">
            <text:p text:style-name="P173">4</text:p>
          </table:table-cell>
          <table:table-cell table:style-name="InputRequirements.F71">
            <text:p text:style-name="P173"/>
          </table:table-cell>
        </table:table-row>
        <table:table-row>
          <table:table-cell table:style-name="InputRequirements.A72" office:value-type="string">
            <text:p text:style-name="P172"/>
          </table:table-cell>
          <table:table-cell table:style-name="InputRequirements.B72" office:value-type="string">
            <text:p text:style-name="P172"/>
          </table:table-cell>
          <table:table-cell table:style-name="InputRequirements.C72" office:value-type="string">
            <text:p text:style-name="P175"/>
          </table:table-cell>
          <table:table-cell table:style-name="InputRequirements.D72" office:value-type="string">
            <text:p text:style-name="P175"/>
          </table:table-cell>
          <table:table-cell table:style-name="InputRequirements.E72" office:value-type="string">
            <text:p text:style-name="P175"/>
          </table:table-cell>
          <table:table-cell table:style-name="InputRequirements.F72" office:value-type="string">
            <text:p text:style-name="P175"/>
          </table:table-cell>
        </table:table-row>
      </table:table>
      <text:p text:style-name="P170"/>
      <text:p text:style-name="P169"/>
      <text:p text:style-name="P180">Based on a total requirement <text:span text:style-name="T67">two Megas or Dues will be needed as the Rotary inputs need to be directly assigned to a pin to benefit from using an Interrupt routine. <text:s/>The rotaries should ideally be all co-located </text:span><text:span text:style-name="T68">with the OLED </text:span><text:soft-page-break/><text:span text:style-name="T68">Multiplexors so immediate feedback is provided when adjust frequencies and auto-pilot values.</text:span></text:p>
      <text:p text:style-name="P180"/>
      <text:h text:style-name="Heading_20_3" text:outline-level="3"><text:bookmark-start text:name="__RefHeading___Toc7598_1347082975"/>Outputs<text:bookmark-end text:name="__RefHeading___Toc7598_1347082975"/></text:h>
      <text:p text:style-name="P181"/>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P182">Output</text:p>
            </table:table-cell>
            <table:table-cell table:style-name="Table15.A1" office:value-type="string">
              <text:p text:style-name="P182">Type</text:p>
            </table:table-cell>
            <table:table-cell table:style-name="Table15.A1" office:value-type="string">
              <text:p text:style-name="P183">OLED</text:p>
            </table:table-cell>
            <table:table-cell table:style-name="Table15.A1" office:value-type="string">
              <text:p text:style-name="P183">Caution LED</text:p>
            </table:table-cell>
            <table:table-cell table:style-name="Table15.A1" office:value-type="string">
              <text:p text:style-name="P184">Unique Caution</text:p>
            </table:table-cell>
            <table:table-cell table:style-name="Table15.F1" office:value-type="string">
              <text:p text:style-name="P183">LED</text:p>
            </table:table-cell>
          </table:table-row>
          <table:table-row>
            <table:table-cell table:style-name="Table15.A2" office:value-type="string">
              <text:p text:style-name="P185"/>
            </table:table-cell>
            <table:table-cell table:style-name="Table15.A2" office:value-type="string">
              <text:p text:style-name="P185"/>
            </table:table-cell>
            <table:table-cell table:style-name="Table15.A2" office:value-type="string">
              <text:p text:style-name="P186"/>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75"/>
            </table:table-cell>
          </table:table-row>
        </table:table-header-rows>
        <table:table-row>
          <table:table-cell table:style-name="Table15.A2" office:value-type="string">
            <text:p text:style-name="P185">Baro Pressure</text:p>
          </table:table-cell>
          <table:table-cell table:style-name="Table15.A2" office:value-type="string">
            <text:p text:style-name="P185">OLED</text:p>
          </table:table-cell>
          <table:table-cell table:style-name="Table15.A2" office:value-type="string">
            <text:p text:style-name="P186">1</text:p>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75"/>
          </table:table-cell>
        </table:table-row>
        <table:table-row>
          <table:table-cell table:style-name="Table15.A2" office:value-type="string">
            <text:p text:style-name="P187">IOAT</text:p>
          </table:table-cell>
          <table:table-cell table:style-name="Table15.A2" office:value-type="string">
            <text:p text:style-name="P187">OLED</text:p>
          </table:table-cell>
          <table:table-cell table:style-name="Table15.A2" office:value-type="string">
            <text:p text:style-name="P186">1</text:p>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75"/>
          </table:table-cell>
        </table:table-row>
        <table:table-row>
          <table:table-cell table:style-name="Table15.A2" office:value-type="string">
            <text:p text:style-name="P185">Nav 1 Distance</text:p>
          </table:table-cell>
          <table:table-cell table:style-name="Table15.A2" table:number-rows-spanned="2" office:value-type="string">
            <text:p text:style-name="P185">OLED</text:p>
          </table:table-cell>
          <table:table-cell table:style-name="Table15.A2" office:value-type="string">
            <text:p text:style-name="P186">1</text:p>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75"/>
          </table:table-cell>
        </table:table-row>
        <table:table-row>
          <table:table-cell table:style-name="Table15.A2" office:value-type="string">
            <text:p text:style-name="P188">Nav 2 Distance</text:p>
          </table:table-cell>
          <table:covered-table-cell table:style-name="Table15.A2"/>
          <table:table-cell table:style-name="Table15.A2" office:value-type="string">
            <text:p text:style-name="P175"/>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75"/>
          </table:table-cell>
        </table:table-row>
        <table:table-row>
          <table:table-cell table:style-name="Table15.A2" office:value-type="string">
            <text:p text:style-name="P185">Com1</text:p>
          </table:table-cell>
          <table:table-cell table:style-name="Table15.A2" table:number-rows-spanned="2" office:value-type="string">
            <text:p text:style-name="P189">OLED</text:p>
          </table:table-cell>
          <table:table-cell table:style-name="Table15.A2" office:value-type="string">
            <text:p text:style-name="P186">1</text:p>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75"/>
          </table:table-cell>
        </table:table-row>
        <table:table-row>
          <table:table-cell table:style-name="Table15.A2" office:value-type="string">
            <text:p text:style-name="P185">Com<text:span text:style-name="T69">2</text:span></text:p>
          </table:table-cell>
          <table:covered-table-cell table:style-name="Table15.A2"/>
          <table:table-cell table:style-name="Table15.A2" office:value-type="string">
            <text:p text:style-name="P175"/>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75"/>
          </table:table-cell>
        </table:table-row>
        <table:table-row>
          <table:table-cell table:style-name="Table15.A2" office:value-type="string">
            <text:p text:style-name="P189">AP HDG</text:p>
          </table:table-cell>
          <table:table-cell table:style-name="Table15.A2" table:number-rows-spanned="5" office:value-type="string">
            <text:p text:style-name="P189">OLED</text:p>
          </table:table-cell>
          <table:table-cell table:style-name="Table15.A2" office:value-type="string">
            <text:p text:style-name="P186">1</text:p>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75"/>
          </table:table-cell>
        </table:table-row>
        <table:table-row>
          <table:table-cell table:style-name="Table15.A2" office:value-type="string">
            <text:p text:style-name="P189">AP CRS</text:p>
          </table:table-cell>
          <table:covered-table-cell table:style-name="Table15.A2"/>
          <table:table-cell table:style-name="Table15.A2" office:value-type="string">
            <text:p text:style-name="P175"/>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75"/>
          </table:table-cell>
        </table:table-row>
        <table:table-row>
          <table:table-cell table:style-name="Table15.A2" office:value-type="string">
            <text:p text:style-name="P189">AP IAS</text:p>
          </table:table-cell>
          <table:covered-table-cell table:style-name="Table15.A2"/>
          <table:table-cell table:style-name="Table15.A2" office:value-type="string">
            <text:p text:style-name="P175"/>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75"/>
          </table:table-cell>
        </table:table-row>
        <table:table-row>
          <table:table-cell table:style-name="Table15.A2" office:value-type="string">
            <text:p text:style-name="P189">AP V/S</text:p>
          </table:table-cell>
          <table:covered-table-cell table:style-name="Table15.A2"/>
          <table:table-cell table:style-name="Table15.A2" office:value-type="string">
            <text:p text:style-name="P175"/>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75"/>
          </table:table-cell>
        </table:table-row>
        <table:table-row>
          <table:table-cell table:style-name="Table15.A2" office:value-type="string">
            <text:p text:style-name="P189">AP ALT</text:p>
          </table:table-cell>
          <table:covered-table-cell table:style-name="Table15.A2"/>
          <table:table-cell table:style-name="Table15.A2" office:value-type="string">
            <text:p text:style-name="P175"/>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75"/>
          </table:table-cell>
        </table:table-row>
        <table:table-row>
          <table:table-cell table:style-name="Table15.A2" office:value-type="string">
            <text:p text:style-name="P189">ADF-1</text:p>
          </table:table-cell>
          <table:table-cell table:style-name="Table15.A2" table:number-rows-spanned="2" office:value-type="string">
            <text:p text:style-name="P189">OLED</text:p>
          </table:table-cell>
          <table:table-cell table:style-name="Table15.A2" office:value-type="string">
            <text:p text:style-name="P186">1</text:p>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75"/>
          </table:table-cell>
        </table:table-row>
        <table:table-row>
          <table:table-cell table:style-name="Table15.A2" office:value-type="string">
            <text:p text:style-name="P189">ADF-2</text:p>
          </table:table-cell>
          <table:covered-table-cell table:style-name="Table15.A2"/>
          <table:table-cell table:style-name="Table15.A2" office:value-type="string">
            <text:p text:style-name="P175"/>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75"/>
          </table:table-cell>
        </table:table-row>
        <table:table-row>
          <table:table-cell table:style-name="Table15.A2" office:value-type="string">
            <text:p text:style-name="P172"/>
          </table:table-cell>
          <table:table-cell table:style-name="Table15.A2" office:value-type="string">
            <text:p text:style-name="P172"/>
          </table:table-cell>
          <table:table-cell table:style-name="Table15.A2" office:value-type="string">
            <text:p text:style-name="P175"/>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75"/>
          </table:table-cell>
        </table:table-row>
        <table:table-row>
          <table:table-cell table:style-name="Table15.A2" office:value-type="string">
            <text:p text:style-name="P187">Caution Panel</text:p>
          </table:table-cell>
          <table:table-cell table:style-name="Table15.A2" office:value-type="string">
            <text:p text:style-name="P172"/>
          </table:table-cell>
          <table:table-cell table:style-name="Table15.A2" office:value-type="string">
            <text:p text:style-name="P175"/>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75"/>
          </table:table-cell>
        </table:table-row>
        <table:table-row>
          <table:table-cell table:style-name="Table15.A2" office:value-type="string">
            <text:p text:style-name="P187">Spare</text:p>
          </table:table-cell>
          <table:table-cell table:style-name="Table15.A2" office:value-type="string">
            <text:p text:style-name="P182">LED?</text:p>
          </table:table-cell>
          <table:table-cell table:style-name="Table15.A2" office:value-type="string">
            <text:p text:style-name="P175"/>
          </table:table-cell>
          <table:table-cell table:style-name="Table15.A2" office:value-type="string">
            <text:p text:style-name="P183">1</text:p>
          </table:table-cell>
          <table:table-cell table:style-name="Table15.A2" office:value-type="string">
            <text:p text:style-name="P184">1</text:p>
          </table:table-cell>
          <table:table-cell table:style-name="Table15.F2" office:value-type="string">
            <text:p text:style-name="P183"/>
          </table:table-cell>
        </table:table-row>
        <table:table-row>
          <table:table-cell table:style-name="Table15.A2" office:value-type="string">
            <text:p text:style-name="P187">Spare</text:p>
          </table:table-cell>
          <table:table-cell table:style-name="Table15.A2" office:value-type="string">
            <text:p text:style-name="P182">LED?</text:p>
          </table:table-cell>
          <table:table-cell table:style-name="Table15.A2" office:value-type="string">
            <text:p text:style-name="P175"/>
          </table:table-cell>
          <table:table-cell table:style-name="Table15.A2" office:value-type="string">
            <text:p text:style-name="P183">1</text:p>
          </table:table-cell>
          <table:table-cell table:style-name="Table15.A2" office:value-type="string">
            <text:p text:style-name="P183"/>
          </table:table-cell>
          <table:table-cell table:style-name="Table15.F2" office:value-type="string">
            <text:p text:style-name="P183"/>
          </table:table-cell>
        </table:table-row>
        <table:table-row>
          <table:table-cell table:style-name="Table15.A2" office:value-type="string">
            <text:p text:style-name="P187">Spare</text:p>
          </table:table-cell>
          <table:table-cell table:style-name="Table15.A2" office:value-type="string">
            <text:p text:style-name="P182">LED?</text:p>
          </table:table-cell>
          <table:table-cell table:style-name="Table15.A2" office:value-type="string">
            <text:p text:style-name="P175"/>
          </table:table-cell>
          <table:table-cell table:style-name="Table15.A2" office:value-type="string">
            <text:p text:style-name="P183">1</text:p>
          </table:table-cell>
          <table:table-cell table:style-name="Table15.A2" office:value-type="string">
            <text:p text:style-name="P183"/>
          </table:table-cell>
          <table:table-cell table:style-name="Table15.F2" office:value-type="string">
            <text:p text:style-name="P183"/>
          </table:table-cell>
        </table:table-row>
        <table:table-row>
          <table:table-cell table:style-name="Table15.A2" office:value-type="string">
            <text:p text:style-name="P187">Low Fuel</text:p>
          </table:table-cell>
          <table:table-cell table:style-name="Table15.A2" office:value-type="string">
            <text:p text:style-name="P182">LED?</text:p>
          </table:table-cell>
          <table:table-cell table:style-name="Table15.A2" office:value-type="string">
            <text:p text:style-name="P175"/>
          </table:table-cell>
          <table:table-cell table:style-name="Table15.A2" office:value-type="string">
            <text:p text:style-name="P183">1</text:p>
          </table:table-cell>
          <table:table-cell table:style-name="Table15.A2" office:value-type="string">
            <text:p text:style-name="P184">1</text:p>
          </table:table-cell>
          <table:table-cell table:style-name="Table15.F2" office:value-type="string">
            <text:p text:style-name="P183"/>
          </table:table-cell>
        </table:table-row>
        <table:table-row>
          <table:table-cell table:style-name="Table15.A2" office:value-type="string">
            <text:p text:style-name="P187">Spare</text:p>
          </table:table-cell>
          <table:table-cell table:style-name="Table15.A2" office:value-type="string">
            <text:p text:style-name="P182">LED?</text:p>
          </table:table-cell>
          <table:table-cell table:style-name="Table15.A2" office:value-type="string">
            <text:p text:style-name="P175"/>
          </table:table-cell>
          <table:table-cell table:style-name="Table15.A2" office:value-type="string">
            <text:p text:style-name="P183">1</text:p>
          </table:table-cell>
          <table:table-cell table:style-name="Table15.A2" office:value-type="string">
            <text:p text:style-name="P184"/>
          </table:table-cell>
          <table:table-cell table:style-name="Table15.F2" office:value-type="string">
            <text:p text:style-name="P183"/>
          </table:table-cell>
        </table:table-row>
        <table:table-row>
          <table:table-cell table:style-name="Table15.A2" office:value-type="string">
            <text:p text:style-name="P187">Spare</text:p>
          </table:table-cell>
          <table:table-cell table:style-name="Table15.A2" office:value-type="string">
            <text:p text:style-name="P182">LED?</text:p>
          </table:table-cell>
          <table:table-cell table:style-name="Table15.A2" office:value-type="string">
            <text:p text:style-name="P175"/>
          </table:table-cell>
          <table:table-cell table:style-name="Table15.A2" office:value-type="string">
            <text:p text:style-name="P183">1</text:p>
          </table:table-cell>
          <table:table-cell table:style-name="Table15.A2" office:value-type="string">
            <text:p text:style-name="P183"/>
          </table:table-cell>
          <table:table-cell table:style-name="Table15.F2" office:value-type="string">
            <text:p text:style-name="P183"/>
          </table:table-cell>
        </table:table-row>
        <table:table-row>
          <table:table-cell table:style-name="Table15.A2" office:value-type="string">
            <text:p text:style-name="P187">Gen Fail</text:p>
          </table:table-cell>
          <table:table-cell table:style-name="Table15.A2" office:value-type="string">
            <text:p text:style-name="P182">LED?</text:p>
          </table:table-cell>
          <table:table-cell table:style-name="Table15.A2" office:value-type="string">
            <text:p text:style-name="P175"/>
          </table:table-cell>
          <table:table-cell table:style-name="Table15.A2" office:value-type="string">
            <text:p text:style-name="P183">1</text:p>
          </table:table-cell>
          <table:table-cell table:style-name="Table15.A2" office:value-type="string">
            <text:p text:style-name="P184">1</text:p>
          </table:table-cell>
          <table:table-cell table:style-name="Table15.F2" office:value-type="string">
            <text:p text:style-name="P183"/>
          </table:table-cell>
        </table:table-row>
        <table:table-row>
          <table:table-cell table:style-name="Table15.A2" office:value-type="string">
            <text:p text:style-name="P187">Spare</text:p>
          </table:table-cell>
          <table:table-cell table:style-name="Table15.A2" office:value-type="string">
            <text:p text:style-name="P182">LED?</text:p>
          </table:table-cell>
          <table:table-cell table:style-name="Table15.A2" office:value-type="string">
            <text:p text:style-name="P175"/>
          </table:table-cell>
          <table:table-cell table:style-name="Table15.A2" office:value-type="string">
            <text:p text:style-name="P183">1</text:p>
          </table:table-cell>
          <table:table-cell table:style-name="Table15.A2" office:value-type="string">
            <text:p text:style-name="P183"/>
          </table:table-cell>
          <table:table-cell table:style-name="Table15.F2" office:value-type="string">
            <text:p text:style-name="P183"/>
          </table:table-cell>
        </table:table-row>
        <table:table-row>
          <table:table-cell table:style-name="Table15.A2" office:value-type="string">
            <text:p text:style-name="P187">AF Fuel Filter</text:p>
          </table:table-cell>
          <table:table-cell table:style-name="Table15.A2" office:value-type="string">
            <text:p text:style-name="P182">LED?</text:p>
          </table:table-cell>
          <table:table-cell table:style-name="Table15.A2" office:value-type="string">
            <text:p text:style-name="P175"/>
          </table:table-cell>
          <table:table-cell table:style-name="Table15.A2" office:value-type="string">
            <text:p text:style-name="P183">1</text:p>
          </table:table-cell>
          <table:table-cell table:style-name="Table15.A2" office:value-type="string">
            <text:p text:style-name="P184">1</text:p>
          </table:table-cell>
          <table:table-cell table:style-name="Table15.F2" office:value-type="string">
            <text:p text:style-name="P183"/>
          </table:table-cell>
        </table:table-row>
        <table:table-row>
          <table:table-cell table:style-name="Table15.A2" office:value-type="string">
            <text:p text:style-name="P187">Fuel Pump</text:p>
          </table:table-cell>
          <table:table-cell table:style-name="Table15.A2" office:value-type="string">
            <text:p text:style-name="P182">LED?</text:p>
          </table:table-cell>
          <table:table-cell table:style-name="Table15.A2" office:value-type="string">
            <text:p text:style-name="P175"/>
          </table:table-cell>
          <table:table-cell table:style-name="Table15.A2" office:value-type="string">
            <text:p text:style-name="P183">1</text:p>
          </table:table-cell>
          <table:table-cell table:style-name="Table15.A2" office:value-type="string">
            <text:p text:style-name="P184">1</text:p>
          </table:table-cell>
          <table:table-cell table:style-name="Table15.F2" office:value-type="string">
            <text:p text:style-name="P183"/>
          </table:table-cell>
        </table:table-row>
        <table:table-row>
          <table:table-cell table:style-name="Table15.A2" office:value-type="string">
            <text:p text:style-name="P187">Baggage Door</text:p>
          </table:table-cell>
          <table:table-cell table:style-name="Table15.A2" office:value-type="string">
            <text:p text:style-name="P182">LED?</text:p>
          </table:table-cell>
          <table:table-cell table:style-name="Table15.A2" office:value-type="string">
            <text:p text:style-name="P175"/>
          </table:table-cell>
          <table:table-cell table:style-name="Table15.A2" office:value-type="string">
            <text:p text:style-name="P183">1</text:p>
          </table:table-cell>
          <table:table-cell table:style-name="Table15.A2" office:value-type="string">
            <text:p text:style-name="P184">1</text:p>
          </table:table-cell>
          <table:table-cell table:style-name="Table15.F2" office:value-type="string">
            <text:p text:style-name="P183"/>
          </table:table-cell>
        </table:table-row>
        <table:table-row>
          <table:table-cell table:style-name="Table15.A2" office:value-type="string">
            <text:p text:style-name="P187">T/R Chip</text:p>
          </table:table-cell>
          <table:table-cell table:style-name="Table15.A2" office:value-type="string">
            <text:p text:style-name="P182">LED?</text:p>
          </table:table-cell>
          <table:table-cell table:style-name="Table15.A2" office:value-type="string">
            <text:p text:style-name="P175"/>
          </table:table-cell>
          <table:table-cell table:style-name="Table15.A2" office:value-type="string">
            <text:p text:style-name="P183">1</text:p>
          </table:table-cell>
          <table:table-cell table:style-name="Table15.A2" office:value-type="string">
            <text:p text:style-name="P184">1</text:p>
          </table:table-cell>
          <table:table-cell table:style-name="Table15.F2" office:value-type="string">
            <text:p text:style-name="P183"/>
          </table:table-cell>
        </table:table-row>
        <table:table-row>
          <table:table-cell table:style-name="Table15.A2" office:value-type="string">
            <text:p text:style-name="P187">Engine Chip</text:p>
          </table:table-cell>
          <table:table-cell table:style-name="Table15.A2" office:value-type="string">
            <text:p text:style-name="P182">LED?</text:p>
          </table:table-cell>
          <table:table-cell table:style-name="Table15.A2" office:value-type="string">
            <text:p text:style-name="P175"/>
          </table:table-cell>
          <table:table-cell table:style-name="Table15.A2" office:value-type="string">
            <text:p text:style-name="P183">1</text:p>
          </table:table-cell>
          <table:table-cell table:style-name="Table15.A2" office:value-type="string">
            <text:p text:style-name="P184">1</text:p>
          </table:table-cell>
          <table:table-cell table:style-name="Table15.F2" office:value-type="string">
            <text:p text:style-name="P183"/>
          </table:table-cell>
        </table:table-row>
        <text:soft-page-break/>
        <table:table-row>
          <table:table-cell table:style-name="Table15.A2" office:value-type="string">
            <text:p text:style-name="P187">Trans Chip</text:p>
          </table:table-cell>
          <table:table-cell table:style-name="Table15.A2" office:value-type="string">
            <text:p text:style-name="P182">LED?</text:p>
          </table:table-cell>
          <table:table-cell table:style-name="Table15.A2" office:value-type="string">
            <text:p text:style-name="P175"/>
          </table:table-cell>
          <table:table-cell table:style-name="Table15.A2" office:value-type="string">
            <text:p text:style-name="P183">1</text:p>
          </table:table-cell>
          <table:table-cell table:style-name="Table15.A2" office:value-type="string">
            <text:p text:style-name="P184">1</text:p>
          </table:table-cell>
          <table:table-cell table:style-name="Table15.F2" office:value-type="string">
            <text:p text:style-name="P183"/>
          </table:table-cell>
        </table:table-row>
        <table:table-row>
          <table:table-cell table:style-name="Table15.A2" office:value-type="string">
            <text:p text:style-name="P187">Red Unknown</text:p>
          </table:table-cell>
          <table:table-cell table:style-name="Table15.A2" office:value-type="string">
            <text:p text:style-name="P182">LED?</text:p>
          </table:table-cell>
          <table:table-cell table:style-name="Table15.A2" office:value-type="string">
            <text:p text:style-name="P175"/>
          </table:table-cell>
          <table:table-cell table:style-name="Table15.A2" office:value-type="string">
            <text:p text:style-name="P183">1</text:p>
          </table:table-cell>
          <table:table-cell table:style-name="Table15.A2" office:value-type="string">
            <text:p text:style-name="P184">1</text:p>
          </table:table-cell>
          <table:table-cell table:style-name="Table15.F2" office:value-type="string">
            <text:p text:style-name="P183"/>
          </table:table-cell>
        </table:table-row>
        <table:table-row>
          <table:table-cell table:style-name="Table15.A2" office:value-type="string">
            <text:p text:style-name="P187">Battery Temp</text:p>
          </table:table-cell>
          <table:table-cell table:style-name="Table15.A2" office:value-type="string">
            <text:p text:style-name="P182">LED?</text:p>
          </table:table-cell>
          <table:table-cell table:style-name="Table15.A2" office:value-type="string">
            <text:p text:style-name="P175"/>
          </table:table-cell>
          <table:table-cell table:style-name="Table15.A2" office:value-type="string">
            <text:p text:style-name="P183">1</text:p>
          </table:table-cell>
          <table:table-cell table:style-name="Table15.A2" office:value-type="string">
            <text:p text:style-name="P184">1</text:p>
          </table:table-cell>
          <table:table-cell table:style-name="Table15.F2" office:value-type="string">
            <text:p text:style-name="P183"/>
          </table:table-cell>
        </table:table-row>
        <table:table-row>
          <table:table-cell table:style-name="Table15.A2" office:value-type="string">
            <text:p text:style-name="P187">Trans Oil Press</text:p>
          </table:table-cell>
          <table:table-cell table:style-name="Table15.A2" office:value-type="string">
            <text:p text:style-name="P182">LED?</text:p>
          </table:table-cell>
          <table:table-cell table:style-name="Table15.A2" office:value-type="string">
            <text:p text:style-name="P175"/>
          </table:table-cell>
          <table:table-cell table:style-name="Table15.A2" office:value-type="string">
            <text:p text:style-name="P183">1</text:p>
          </table:table-cell>
          <table:table-cell table:style-name="Table15.A2" office:value-type="string">
            <text:p text:style-name="P184">1</text:p>
          </table:table-cell>
          <table:table-cell table:style-name="Table15.F2" office:value-type="string">
            <text:p text:style-name="P183"/>
          </table:table-cell>
        </table:table-row>
        <table:table-row>
          <table:table-cell table:style-name="Table15.A2" office:value-type="string">
            <text:p text:style-name="P187">Trans Oil Temp</text:p>
          </table:table-cell>
          <table:table-cell table:style-name="Table15.A2" office:value-type="string">
            <text:p text:style-name="P182">LED?</text:p>
          </table:table-cell>
          <table:table-cell table:style-name="Table15.A2" office:value-type="string">
            <text:p text:style-name="P175"/>
          </table:table-cell>
          <table:table-cell table:style-name="Table15.A2" office:value-type="string">
            <text:p text:style-name="P183">1</text:p>
          </table:table-cell>
          <table:table-cell table:style-name="Table15.A2" office:value-type="string">
            <text:p text:style-name="P184">1</text:p>
          </table:table-cell>
          <table:table-cell table:style-name="Table15.F2" office:value-type="string">
            <text:p text:style-name="P183"/>
          </table:table-cell>
        </table:table-row>
        <table:table-row>
          <table:table-cell table:style-name="Table15.A2" office:value-type="string">
            <text:p text:style-name="P187">Engine Out</text:p>
          </table:table-cell>
          <table:table-cell table:style-name="Table15.A2" office:value-type="string">
            <text:p text:style-name="P182">LED?</text:p>
          </table:table-cell>
          <table:table-cell table:style-name="Table15.A2" office:value-type="string">
            <text:p text:style-name="P175"/>
          </table:table-cell>
          <table:table-cell table:style-name="Table15.A2" office:value-type="string">
            <text:p text:style-name="P183">1</text:p>
          </table:table-cell>
          <table:table-cell table:style-name="Table15.A2" office:value-type="string">
            <text:p text:style-name="P184">1</text:p>
          </table:table-cell>
          <table:table-cell table:style-name="Table15.F2" office:value-type="string">
            <text:p text:style-name="P183"/>
          </table:table-cell>
        </table:table-row>
        <table:table-row>
          <table:table-cell table:style-name="Table15.A2" office:value-type="string">
            <text:p text:style-name="P187">Rotor Low RPM</text:p>
          </table:table-cell>
          <table:table-cell table:style-name="Table15.A2" office:value-type="string">
            <text:p text:style-name="P182">LED?</text:p>
          </table:table-cell>
          <table:table-cell table:style-name="Table15.A2" office:value-type="string">
            <text:p text:style-name="P175"/>
          </table:table-cell>
          <table:table-cell table:style-name="Table15.A2" office:value-type="string">
            <text:p text:style-name="P183">1</text:p>
          </table:table-cell>
          <table:table-cell table:style-name="Table15.A2" office:value-type="string">
            <text:p text:style-name="P184">1</text:p>
          </table:table-cell>
          <table:table-cell table:style-name="Table15.F2" office:value-type="string">
            <text:p text:style-name="P183"/>
          </table:table-cell>
        </table:table-row>
        <table:table-row>
          <table:table-cell table:style-name="Table15.A2" office:value-type="string">
            <text:p text:style-name="P172"/>
          </table:table-cell>
          <table:table-cell table:style-name="Table15.A2" office:value-type="string">
            <text:p text:style-name="P172"/>
          </table:table-cell>
          <table:table-cell table:style-name="Table15.A2" office:value-type="string">
            <text:p text:style-name="P175"/>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75"/>
          </table:table-cell>
        </table:table-row>
        <table:table-row>
          <table:table-cell table:style-name="Table15.A2" office:value-type="string">
            <text:p text:style-name="P187">Audio</text:p>
          </table:table-cell>
          <table:table-cell table:style-name="Table15.A2" office:value-type="string">
            <text:p text:style-name="P172"/>
          </table:table-cell>
          <table:table-cell table:style-name="Table15.A2" office:value-type="string">
            <text:p text:style-name="P175"/>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75"/>
          </table:table-cell>
        </table:table-row>
        <table:table-row>
          <table:table-cell table:style-name="Table15.A2" office:value-type="string">
            <text:p text:style-name="P182">COM1</text:p>
          </table:table-cell>
          <table:table-cell table:style-name="Table15.A2" office:value-type="string">
            <text:p text:style-name="P182">LED</text:p>
          </table:table-cell>
          <table:table-cell table:style-name="Table15.A2" office:value-type="string">
            <text:p text:style-name="P183"/>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83">1</text:p>
          </table:table-cell>
        </table:table-row>
        <table:table-row>
          <table:table-cell table:style-name="Table15.A2" office:value-type="string">
            <text:p text:style-name="P182">COM2</text:p>
          </table:table-cell>
          <table:table-cell table:style-name="Table15.A2" office:value-type="string">
            <text:p text:style-name="P182">LED</text:p>
          </table:table-cell>
          <table:table-cell table:style-name="Table15.A2" office:value-type="string">
            <text:p text:style-name="P183"/>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83">1</text:p>
          </table:table-cell>
        </table:table-row>
        <table:table-row>
          <table:table-cell table:style-name="Table15.A2" office:value-type="string">
            <text:p text:style-name="P182">BOTH</text:p>
          </table:table-cell>
          <table:table-cell table:style-name="Table15.A2" office:value-type="string">
            <text:p text:style-name="P182">LED</text:p>
          </table:table-cell>
          <table:table-cell table:style-name="Table15.A2" office:value-type="string">
            <text:p text:style-name="P183"/>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83">1</text:p>
          </table:table-cell>
        </table:table-row>
        <table:table-row>
          <table:table-cell table:style-name="Table15.A2" office:value-type="string">
            <text:p text:style-name="P182">NAV1</text:p>
          </table:table-cell>
          <table:table-cell table:style-name="Table15.A2" office:value-type="string">
            <text:p text:style-name="P182">LED</text:p>
          </table:table-cell>
          <table:table-cell table:style-name="Table15.A2" office:value-type="string">
            <text:p text:style-name="P183"/>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83">1</text:p>
          </table:table-cell>
        </table:table-row>
        <table:table-row>
          <table:table-cell table:style-name="Table15.A2" office:value-type="string">
            <text:p text:style-name="P182">NAV2</text:p>
          </table:table-cell>
          <table:table-cell table:style-name="Table15.A2" office:value-type="string">
            <text:p text:style-name="P182">LED</text:p>
          </table:table-cell>
          <table:table-cell table:style-name="Table15.A2" office:value-type="string">
            <text:p text:style-name="P183"/>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83">1</text:p>
          </table:table-cell>
        </table:table-row>
        <table:table-row>
          <table:table-cell table:style-name="Table15.A2" office:value-type="string">
            <text:p text:style-name="P182">MKR</text:p>
          </table:table-cell>
          <table:table-cell table:style-name="Table15.A2" office:value-type="string">
            <text:p text:style-name="P182">LED</text:p>
          </table:table-cell>
          <table:table-cell table:style-name="Table15.A2" office:value-type="string">
            <text:p text:style-name="P183"/>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83">1</text:p>
          </table:table-cell>
        </table:table-row>
        <table:table-row>
          <table:table-cell table:style-name="Table15.A2" office:value-type="string">
            <text:p text:style-name="P182">DME</text:p>
          </table:table-cell>
          <table:table-cell table:style-name="Table15.A2" office:value-type="string">
            <text:p text:style-name="P182">LED</text:p>
          </table:table-cell>
          <table:table-cell table:style-name="Table15.A2" office:value-type="string">
            <text:p text:style-name="P183"/>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83">1</text:p>
          </table:table-cell>
        </table:table-row>
        <table:table-row>
          <table:table-cell table:style-name="Table15.A2" office:value-type="string">
            <text:p text:style-name="P182">ADR</text:p>
          </table:table-cell>
          <table:table-cell table:style-name="Table15.A2" office:value-type="string">
            <text:p text:style-name="P182">LED</text:p>
          </table:table-cell>
          <table:table-cell table:style-name="Table15.A2" office:value-type="string">
            <text:p text:style-name="P183"/>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83">1</text:p>
          </table:table-cell>
        </table:table-row>
        <table:table-row>
          <table:table-cell table:style-name="Table15.A2" office:value-type="string">
            <text:p text:style-name="P182">Marker Outter</text:p>
          </table:table-cell>
          <table:table-cell table:style-name="Table15.A2" office:value-type="string">
            <text:p text:style-name="P182">LED</text:p>
          </table:table-cell>
          <table:table-cell table:style-name="Table15.A2" office:value-type="string">
            <text:p text:style-name="P183"/>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83">1</text:p>
          </table:table-cell>
        </table:table-row>
        <table:table-row>
          <table:table-cell table:style-name="Table15.A2" office:value-type="string">
            <text:p text:style-name="P182">Marker Middle</text:p>
          </table:table-cell>
          <table:table-cell table:style-name="Table15.A2" office:value-type="string">
            <text:p text:style-name="P182">LED</text:p>
          </table:table-cell>
          <table:table-cell table:style-name="Table15.A2" office:value-type="string">
            <text:p text:style-name="P183"/>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83">1</text:p>
          </table:table-cell>
        </table:table-row>
        <table:table-row>
          <table:table-cell table:style-name="Table15.A2" office:value-type="string">
            <text:p text:style-name="P182">Marker Inner</text:p>
          </table:table-cell>
          <table:table-cell table:style-name="Table15.A2" office:value-type="string">
            <text:p text:style-name="P182">LED</text:p>
          </table:table-cell>
          <table:table-cell table:style-name="Table15.A2" office:value-type="string">
            <text:p text:style-name="P183"/>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83">1</text:p>
          </table:table-cell>
        </table:table-row>
        <table:table-row>
          <table:table-cell table:style-name="Table15.A2" office:value-type="string">
            <text:p text:style-name="P172"/>
          </table:table-cell>
          <table:table-cell table:style-name="Table15.A2" office:value-type="string">
            <text:p text:style-name="P172"/>
          </table:table-cell>
          <table:table-cell table:style-name="Table15.A2" office:value-type="string">
            <text:p text:style-name="P175"/>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75"/>
          </table:table-cell>
        </table:table-row>
        <table:table-row>
          <table:table-cell table:style-name="Table15.A2" office:value-type="string">
            <text:p text:style-name="P182">Auto Pilot</text:p>
          </table:table-cell>
          <table:table-cell table:style-name="Table15.A2" office:value-type="string">
            <text:p text:style-name="P172"/>
          </table:table-cell>
          <table:table-cell table:style-name="Table15.A2" office:value-type="string">
            <text:p text:style-name="P175"/>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75"/>
          </table:table-cell>
        </table:table-row>
        <table:table-row>
          <table:table-cell table:style-name="Table15.A2" office:value-type="string">
            <text:p text:style-name="P182">CRS</text:p>
          </table:table-cell>
          <table:table-cell table:style-name="Table15.A2" office:value-type="string">
            <text:p text:style-name="P182">LED</text:p>
          </table:table-cell>
          <table:table-cell table:style-name="Table15.A2" office:value-type="string">
            <text:p text:style-name="P183"/>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83">1</text:p>
          </table:table-cell>
        </table:table-row>
        <table:table-row>
          <table:table-cell table:style-name="Table15.A2" office:value-type="string">
            <text:p text:style-name="P182">HDG</text:p>
          </table:table-cell>
          <table:table-cell table:style-name="Table15.A2" office:value-type="string">
            <text:p text:style-name="P182">LED</text:p>
          </table:table-cell>
          <table:table-cell table:style-name="Table15.A2" office:value-type="string">
            <text:p text:style-name="P183"/>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83">1</text:p>
          </table:table-cell>
        </table:table-row>
        <table:table-row>
          <table:table-cell table:style-name="Table15.A2" office:value-type="string">
            <text:p text:style-name="P182">IAS</text:p>
          </table:table-cell>
          <table:table-cell table:style-name="Table15.A2" office:value-type="string">
            <text:p text:style-name="P182">LED</text:p>
          </table:table-cell>
          <table:table-cell table:style-name="Table15.A2" office:value-type="string">
            <text:p text:style-name="P183"/>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83">1</text:p>
          </table:table-cell>
        </table:table-row>
        <table:table-row>
          <table:table-cell table:style-name="Table15.A2" office:value-type="string">
            <text:p text:style-name="P182">ALT</text:p>
          </table:table-cell>
          <table:table-cell table:style-name="Table15.A2" office:value-type="string">
            <text:p text:style-name="P182">LED</text:p>
          </table:table-cell>
          <table:table-cell table:style-name="Table15.A2" office:value-type="string">
            <text:p text:style-name="P183"/>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83">1</text:p>
          </table:table-cell>
        </table:table-row>
        <table:table-row>
          <table:table-cell table:style-name="Table15.A2" office:value-type="string">
            <text:p text:style-name="P182">APPR</text:p>
          </table:table-cell>
          <table:table-cell table:style-name="Table15.A2" office:value-type="string">
            <text:p text:style-name="P182">LED</text:p>
          </table:table-cell>
          <table:table-cell table:style-name="Table15.A2" office:value-type="string">
            <text:p text:style-name="P183"/>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83">1</text:p>
          </table:table-cell>
        </table:table-row>
        <table:table-row>
          <table:table-cell table:style-name="Table15.A2" office:value-type="string">
            <text:p text:style-name="P182">FD</text:p>
          </table:table-cell>
          <table:table-cell table:style-name="Table15.A2" office:value-type="string">
            <text:p text:style-name="P182">LED</text:p>
          </table:table-cell>
          <table:table-cell table:style-name="Table15.A2" office:value-type="string">
            <text:p text:style-name="P183"/>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83">1</text:p>
          </table:table-cell>
        </table:table-row>
        <table:table-row>
          <table:table-cell table:style-name="Table15.A2" office:value-type="string">
            <text:p text:style-name="P182">BC</text:p>
          </table:table-cell>
          <table:table-cell table:style-name="Table15.A2" office:value-type="string">
            <text:p text:style-name="P182">LED</text:p>
          </table:table-cell>
          <table:table-cell table:style-name="Table15.A2" office:value-type="string">
            <text:p text:style-name="P183"/>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83">1</text:p>
          </table:table-cell>
        </table:table-row>
        <table:table-row>
          <table:table-cell table:style-name="Table15.A2" office:value-type="string">
            <text:p text:style-name="P182">ENGAGE</text:p>
          </table:table-cell>
          <table:table-cell table:style-name="Table15.A2" office:value-type="string">
            <text:p text:style-name="P182">LED</text:p>
          </table:table-cell>
          <table:table-cell table:style-name="Table15.A2" office:value-type="string">
            <text:p text:style-name="P183"/>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83">1</text:p>
          </table:table-cell>
        </table:table-row>
        <text:soft-page-break/>
        <table:table-row>
          <table:table-cell table:style-name="Table15.A2" office:value-type="string">
            <text:p text:style-name="P172"/>
          </table:table-cell>
          <table:table-cell table:style-name="Table15.A2" office:value-type="string">
            <text:p text:style-name="P172"/>
          </table:table-cell>
          <table:table-cell table:style-name="Table15.A2" office:value-type="string">
            <text:p text:style-name="P175"/>
          </table:table-cell>
          <table:table-cell table:style-name="Table15.A2" office:value-type="string">
            <text:p text:style-name="P175"/>
          </table:table-cell>
          <table:table-cell table:style-name="Table15.A2" office:value-type="string">
            <text:p text:style-name="P175"/>
          </table:table-cell>
          <table:table-cell table:style-name="Table15.F2" office:value-type="string">
            <text:p text:style-name="P175"/>
          </table:table-cell>
        </table:table-row>
        <table:table-row>
          <table:table-cell table:style-name="Table15.A2" table:number-columns-spanned="2" office:value-type="string">
            <text:p text:style-name="P190">Total Requirement</text:p>
          </table:table-cell>
          <table:covered-table-cell/>
          <table:table-cell table:style-name="Table15.C62" table:formula="ooow:sum(&lt;C3:C61&gt;)" office:value-type="float" office:value="6">
            <text:p text:style-name="P191">6</text:p>
          </table:table-cell>
          <table:table-cell table:style-name="Table15.C62" table:formula="ooow:sum(&lt;D3:D61&gt;)" office:value-type="float" office:value="20">
            <text:p text:style-name="P191">20</text:p>
          </table:table-cell>
          <table:table-cell table:style-name="Table15.C62" table:formula="ooow:sum(&lt;E3:E61&gt;)" office:value-type="float" office:value="15">
            <text:p text:style-name="P191">15</text:p>
          </table:table-cell>
          <table:table-cell table:style-name="Table15.F62" table:formula="ooow:sum(&lt;F3:F61&gt;)" office:value-type="float" office:value="19">
            <text:p text:style-name="P191">19</text:p>
          </table:table-cell>
        </table:table-row>
        <table:table-row>
          <table:table-cell table:style-name="Table15.A2" office:value-type="string">
            <text:p text:style-name="P172"/>
          </table:table-cell>
          <table:table-cell table:style-name="Table15.A2" office:value-type="string">
            <text:p text:style-name="P172"/>
          </table:table-cell>
          <table:table-cell table:style-name="Table15.C62">
            <text:p text:style-name="P191"/>
          </table:table-cell>
          <table:table-cell table:style-name="Table15.C62">
            <text:p text:style-name="P191"/>
          </table:table-cell>
          <table:table-cell table:style-name="Table15.C62">
            <text:p text:style-name="P191"/>
          </table:table-cell>
          <table:table-cell table:style-name="Table15.F62">
            <text:p text:style-name="P191"/>
          </table:table-cell>
        </table:table-row>
      </table:table>
      <text:p text:style-name="P181"/>
      <text:p text:style-name="P192"/>
      <text:p text:style-name="P193"><text:span text:style-name="T70">Based on this all displays can be driven off a single I2C Mu</text:span><text:span text:style-name="T71">ltiplexor</text:span><text:span text:style-name="T70">. <text:s/></text:span><text:span text:style-name="T71">Ordinary LEDs can be driven off a Max7219, the Caution LEDs are most likely going to need individual outputs – perhaps using the UN2003 that give </text:span><text:span text:style-name="T72">7 outputs is a small format and should tolerate a short across the collector and emitter. <text:s/></text:span><text:span text:style-name="T73">The OpenCockpits card uses </text:span>ULN2803 – <text:span text:style-name="T74">which has 8 outputs per chip so will consider using that.</text:span></text:p>
      <text:p text:style-name="P193"/>
      <text:p text:style-name="P194">Need to also look at driving Steppers for panel, potentially with G1000 insert.</text:p>
      <text:p text:style-name="P194"/>
      <table:table table:name="Table16" table:style-name="Table16">
        <table:table-column table:style-name="Table16.A" table:number-columns-repeated="3"/>
        <table:table-row>
          <table:table-cell table:style-name="Table16.A1" office:value-type="string">
            <text:p text:style-name="P195">Gauges</text:p>
          </table:table-cell>
          <table:table-cell table:style-name="Table16.A1" office:value-type="string">
            <text:p text:style-name="P195">No of Steppers</text:p>
          </table:table-cell>
          <table:table-cell table:style-name="Table16.C1" office:value-type="string">
            <text:p text:style-name="P196">Servo</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P195">Airspeed</text:p>
          </table:table-cell>
          <table:table-cell table:style-name="Table16.A2" office:value-type="string">
            <text:p text:style-name="P195">1</text:p>
          </table:table-cell>
          <table:table-cell table:style-name="Table16.C2" office:value-type="string">
            <text:p text:style-name="Table_20_Contents"/>
          </table:table-cell>
        </table:table-row>
        <table:table-row>
          <table:table-cell table:style-name="Table16.A2" office:value-type="string">
            <text:p text:style-name="P195">VSI</text:p>
          </table:table-cell>
          <table:table-cell table:style-name="Table16.A2" office:value-type="string">
            <text:p text:style-name="P195">1</text:p>
          </table:table-cell>
          <table:table-cell table:style-name="Table16.C2" office:value-type="string">
            <text:p text:style-name="Table_20_Contents"/>
          </table:table-cell>
        </table:table-row>
        <table:table-row>
          <table:table-cell table:style-name="Table16.A2" office:value-type="string">
            <text:p text:style-name="P195">Rotor Turbine</text:p>
          </table:table-cell>
          <table:table-cell table:style-name="Table16.A2" office:value-type="string">
            <text:p text:style-name="P195">2</text:p>
          </table:table-cell>
          <table:table-cell table:style-name="Table16.C2" office:value-type="string">
            <text:p text:style-name="Table_20_Contents"/>
          </table:table-cell>
        </table:table-row>
        <table:table-row>
          <table:table-cell table:style-name="Table16.A2" office:value-type="string">
            <text:p text:style-name="P195">Engine Oil</text:p>
          </table:table-cell>
          <table:table-cell table:style-name="Table16.A2" office:value-type="string">
            <text:p text:style-name="P195">2</text:p>
          </table:table-cell>
          <table:table-cell table:style-name="Table16.C2" office:value-type="string">
            <text:p text:style-name="Table_20_Contents"/>
          </table:table-cell>
        </table:table-row>
        <table:table-row>
          <table:table-cell table:style-name="Table16.A2" office:value-type="string">
            <text:p text:style-name="P195">Torque</text:p>
          </table:table-cell>
          <table:table-cell table:style-name="Table16.A2" office:value-type="string">
            <text:p text:style-name="P195">2</text:p>
          </table:table-cell>
          <table:table-cell table:style-name="Table16.C2" office:value-type="string">
            <text:p text:style-name="Table_20_Contents"/>
          </table:table-cell>
        </table:table-row>
        <table:table-row>
          <table:table-cell table:style-name="Table16.A2" office:value-type="string">
            <text:p text:style-name="P195">Transmission Oil</text:p>
          </table:table-cell>
          <table:table-cell table:style-name="Table16.A2" office:value-type="string">
            <text:p text:style-name="P195">2</text:p>
          </table:table-cell>
          <table:table-cell table:style-name="Table16.C2" office:value-type="string">
            <text:p text:style-name="Table_20_Contents"/>
          </table:table-cell>
        </table:table-row>
        <table:table-row>
          <table:table-cell table:style-name="Table16.A2" office:value-type="string">
            <text:p text:style-name="P195">TOT</text:p>
          </table:table-cell>
          <table:table-cell table:style-name="Table16.A2" office:value-type="string">
            <text:p text:style-name="P195">1</text:p>
          </table:table-cell>
          <table:table-cell table:style-name="Table16.C2" office:value-type="string">
            <text:p text:style-name="Table_20_Contents"/>
          </table:table-cell>
        </table:table-row>
        <table:table-row>
          <table:table-cell table:style-name="Table16.A2" office:value-type="string">
            <text:p text:style-name="P195">Fuel Qty</text:p>
          </table:table-cell>
          <table:table-cell table:style-name="Table16.A2" office:value-type="string">
            <text:p text:style-name="P195">1</text:p>
          </table:table-cell>
          <table:table-cell table:style-name="Table16.C2" office:value-type="string">
            <text:p text:style-name="Table_20_Contents"/>
          </table:table-cell>
        </table:table-row>
        <table:table-row>
          <table:table-cell table:style-name="Table16.A2" office:value-type="string">
            <text:p text:style-name="P195">Gas Generator</text:p>
          </table:table-cell>
          <table:table-cell table:style-name="Table16.A2" office:value-type="string">
            <text:p text:style-name="P195">1</text:p>
          </table:table-cell>
          <table:table-cell table:style-name="Table16.C2" office:value-type="string">
            <text:p text:style-name="Table_20_Contents"/>
          </table:table-cell>
        </table:table-row>
        <table:table-row>
          <table:table-cell table:style-name="Table16.A2" office:value-type="string">
            <text:p text:style-name="P195">Generator Load Fuel Pressure</text:p>
          </table:table-cell>
          <table:table-cell table:style-name="Table16.A2" office:value-type="string">
            <text:p text:style-name="P195">2</text:p>
          </table:table-cell>
          <table:table-cell table:style-name="Table16.C2" office:value-type="string">
            <text:p text:style-name="Table_20_Contents"/>
          </table:table-cell>
        </table:table-row>
        <table:table-row>
          <table:table-cell table:style-name="Table16.A2" office:value-type="string">
            <text:p text:style-name="P195">Artificial Horizon</text:p>
          </table:table-cell>
          <table:table-cell table:style-name="Table16.A2" office:value-type="string">
            <text:p text:style-name="P195">1</text:p>
          </table:table-cell>
          <table:table-cell table:style-name="Table16.C2" office:value-type="string">
            <text:p text:style-name="P196">1</text:p>
          </table:table-cell>
        </table:table-row>
        <table:table-row>
          <table:table-cell table:style-name="Table16.A2" office:value-type="string">
            <text:p text:style-name="P195">Altimeter</text:p>
          </table:table-cell>
          <table:table-cell table:style-name="Table16.A2" office:value-type="string">
            <text:p text:style-name="P195">1</text:p>
          </table:table-cell>
          <table:table-cell table:style-name="Table16.C2" office:value-type="string">
            <text:p text:style-name="Table_20_Contents"/>
          </table:table-cell>
        </table:table-row>
        <table:table-row>
          <table:table-cell table:style-name="Table16.A2" office:value-type="string">
            <text:p text:style-name="P195">Turn Slip</text:p>
          </table:table-cell>
          <table:table-cell table:style-name="Table16.A2" office:value-type="string">
            <text:p text:style-name="P195">2</text:p>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B17" table:formula="ooow:sum(&lt;B2:B16&gt;)" office:value-type="float" office:value="19">
            <text:p text:style-name="P197">19</text:p>
          </table:table-cell>
          <table:table-cell table:style-name="Table16.C17" table:formula="ooow:sum(&lt;C2:C16&gt;)" office:value-type="float" office:value="1">
            <text:p text:style-name="P197">1</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
      <text:p text:style-name="P194"/>
      <text:p text:style-name="P198">The current A10 Board supports 7 steppers through drivers, if an additional couple a driven direct by pins, then the front panel can be driven by two boards. <text:s/>An option is to increase the size of the board, but this is offset by cost <text:soft-page-break/>of board versus other things, an option is to also look at the Simkits gauges that use servos for a few gauges, this also means new boards</text:p>
      <text:p text:style-name="P193"/>
      <text:p text:style-name="P193"/>
      <text:p text:style-name="P199"/>
      <text:p text:style-name="P1"/>
      <text:p text:style-name="P200"><text:span text:style-name="T56">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text:span><text:span text:style-name="T75">e</text:span><text:span text:style-name="T56">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  Starboard side- access with Port <text:line-break/>  Slide port in from inside up back forward<text:line-break/></text:span><text:soft-page-break/><text:span text:style-name="T56">  Position port with bolt<text:line-break/>  Use mirror to locate screw hole<text:line-break/><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text:span><text:span text:style-name="T75">n</text:span><text:span text:style-name="T56">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2 * 0.2<text:line-break/></text:span><text:soft-page-break/><text:span text:style-name="T56">=0.4w around 0.5watts<text:line-break/><text:line-break/>@18v 1V @ 200mA = 5 ohms<text:line-break/>W = 1 * 0.2<text:line-break/>= 0.25 watts<text:line-break/><text:line-break/><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50">COM1</text:p>
          </table:table-cell>
          <table:table-cell table:style-name="Table11.A1" office:value-type="string">
            <text:p text:style-name="P150">034E</text:p>
          </table:table-cell>
          <table:table-cell table:style-name="Table11.A1" office:value-type="string">
            <text:p text:style-name="P150">2</text:p>
          </table:table-cell>
          <table:table-cell table:style-name="Table11.A1" office:value-type="string">
            <text:p text:style-name="P150">BCD</text:p>
          </table:table-cell>
        </table:table-row>
        <table:table-row table:style-name="Table11.1">
          <table:table-cell table:style-name="Table11.A1" office:value-type="string">
            <text:p text:style-name="P150">COM1 Standby</text:p>
          </table:table-cell>
          <table:table-cell table:style-name="Table11.A1" office:value-type="string">
            <text:p text:style-name="P150">311A</text:p>
          </table:table-cell>
          <table:table-cell table:style-name="Table11.A1" office:value-type="string">
            <text:p text:style-name="P150">2</text:p>
          </table:table-cell>
          <table:table-cell table:style-name="Table11.A1" office:value-type="string">
            <text:p text:style-name="P150">BCD</text:p>
          </table:table-cell>
        </table:table-row>
        <table:table-row table:style-name="Table11.1">
          <table:table-cell table:style-name="Table11.A1" office:value-type="string">
            <text:p text:style-name="P150">COM2</text:p>
          </table:table-cell>
          <table:table-cell table:style-name="Table11.A1" office:value-type="string">
            <text:p text:style-name="P150">3118</text:p>
          </table:table-cell>
          <table:table-cell table:style-name="Table11.A1" office:value-type="string">
            <text:p text:style-name="P150">2</text:p>
          </table:table-cell>
          <table:table-cell table:style-name="Table11.A1" office:value-type="string">
            <text:p text:style-name="P150">BCD</text:p>
          </table:table-cell>
        </table:table-row>
        <table:table-row table:style-name="Table11.1">
          <table:table-cell table:style-name="Table11.A1" office:value-type="string">
            <text:p text:style-name="P150">COM2 Standby</text:p>
          </table:table-cell>
          <table:table-cell table:style-name="Table11.A1" office:value-type="string">
            <text:p text:style-name="P150">311C</text:p>
          </table:table-cell>
          <table:table-cell table:style-name="Table11.A1" office:value-type="string">
            <text:p text:style-name="P150">2</text:p>
          </table:table-cell>
          <table:table-cell table:style-name="Table11.A1" office:value-type="string">
            <text:p text:style-name="P150">BCD</text:p>
          </table:table-cell>
        </table:table-row>
        <table:table-row table:style-name="Table11.1">
          <table:table-cell table:style-name="Table11.A1" office:value-type="string">
            <text:p text:style-name="P150">NAV1</text:p>
          </table:table-cell>
          <table:table-cell table:style-name="Table11.A1" office:value-type="string">
            <text:p text:style-name="P150">0350</text:p>
          </table:table-cell>
          <table:table-cell table:style-name="Table11.A1" office:value-type="string">
            <text:p text:style-name="P150"> 2</text:p>
          </table:table-cell>
          <table:table-cell table:style-name="Table11.A1" office:value-type="string">
            <text:p text:style-name="P150">BCD</text:p>
          </table:table-cell>
        </table:table-row>
        <table:table-row table:style-name="Table11.1">
          <table:table-cell table:style-name="Table11.A1" office:value-type="string">
            <text:p text:style-name="P150">NAV1 Standby</text:p>
          </table:table-cell>
          <table:table-cell table:style-name="Table11.A1" office:value-type="string">
            <text:p text:style-name="P150">311E</text:p>
          </table:table-cell>
          <table:table-cell table:style-name="Table11.A1" office:value-type="string">
            <text:p text:style-name="P150">2</text:p>
          </table:table-cell>
          <table:table-cell table:style-name="Table11.A1" office:value-type="string">
            <text:p text:style-name="P150">BCD</text:p>
          </table:table-cell>
        </table:table-row>
        <table:table-row table:style-name="Table11.1">
          <table:table-cell table:style-name="Table11.A1" office:value-type="string">
            <text:p text:style-name="P150">NAV2</text:p>
          </table:table-cell>
          <table:table-cell table:style-name="Table11.A1" office:value-type="string">
            <text:p text:style-name="P150">0352</text:p>
          </table:table-cell>
          <table:table-cell table:style-name="Table11.A1" office:value-type="string">
            <text:p text:style-name="P150">2</text:p>
          </table:table-cell>
          <table:table-cell table:style-name="Table11.A1" office:value-type="string">
            <text:p text:style-name="P150">BCD</text:p>
          </table:table-cell>
        </table:table-row>
        <table:table-row table:style-name="Table11.1">
          <table:table-cell table:style-name="Table11.A1" office:value-type="string">
            <text:p text:style-name="P150">NAV2 Standby</text:p>
          </table:table-cell>
          <table:table-cell table:style-name="Table11.A1" office:value-type="string">
            <text:p text:style-name="P150">3120</text:p>
          </table:table-cell>
          <table:table-cell table:style-name="Table11.A1" office:value-type="string">
            <text:p text:style-name="P150">2</text:p>
          </table:table-cell>
          <table:table-cell table:style-name="Table11.A1" office:value-type="string">
            <text:p text:style-name="P150">BCD</text:p>
          </table:table-cell>
        </table:table-row>
        <table:table-row table:style-name="Table11.1">
          <table:table-cell table:style-name="Table11.A1" office:value-type="string">
            <text:p text:style-name="P134"/>
          </table:table-cell>
          <table:table-cell table:style-name="Table11.A1" office:value-type="string">
            <text:p text:style-name="P134"/>
          </table:table-cell>
          <table:table-cell table:style-name="Table11.A1" office:value-type="string">
            <text:p text:style-name="P134"/>
          </table:table-cell>
          <table:table-cell table:style-name="Table11.A1" office:value-type="string">
            <text:p text:style-name="P134"/>
          </table:table-cell>
        </table:table-row>
      </table:table>
      <text:p text:style-name="P201"><text:line-break/>3122 Radio Audio 1 switches<text:line-break/></text:p>
      <table:table table:name="Table12" table:style-name="Table12">
        <table:table-column table:style-name="Table12.A"/>
        <table:table-column table:style-name="Table12.B"/>
        <table:table-row table:style-name="Table12.1">
          <table:table-cell table:style-name="Table12.A1" office:value-type="string">
            <text:p text:style-name="P150">2-7</text:p>
          </table:table-cell>
          <table:table-cell table:style-name="Table12.A1" office:value-type="string">
            <text:p text:style-name="P150">Com1Tx</text:p>
          </table:table-cell>
        </table:table-row>
        <table:table-row table:style-name="Table12.1">
          <table:table-cell table:style-name="Table12.A1" office:value-type="string">
            <text:p text:style-name="P150">2-6</text:p>
          </table:table-cell>
          <table:table-cell table:style-name="Table12.A1" office:value-type="string">
            <text:p text:style-name="P150">Com2Tx</text:p>
          </table:table-cell>
        </table:table-row>
        <table:table-row table:style-name="Table12.1">
          <table:table-cell table:style-name="Table12.A1" office:value-type="string">
            <text:p text:style-name="P150">2-5</text:p>
          </table:table-cell>
          <table:table-cell table:style-name="Table12.A1" office:value-type="string">
            <text:p text:style-name="P150">Com RX Both</text:p>
          </table:table-cell>
        </table:table-row>
        <table:table-row table:style-name="Table12.1">
          <table:table-cell table:style-name="Table12.A1" office:value-type="string">
            <text:p text:style-name="P150">2-4</text:p>
          </table:table-cell>
          <table:table-cell table:style-name="Table12.A1" office:value-type="string">
            <text:p text:style-name="P150">Nav 1 Sound</text:p>
          </table:table-cell>
        </table:table-row>
        <table:table-row table:style-name="Table12.1">
          <table:table-cell table:style-name="Table12.A1" office:value-type="string">
            <text:p text:style-name="P150">2-3</text:p>
          </table:table-cell>
          <table:table-cell table:style-name="Table12.A1" office:value-type="string">
            <text:p text:style-name="P150">Nav 2 Sound</text:p>
          </table:table-cell>
        </table:table-row>
        <table:table-row table:style-name="Table12.1">
          <table:table-cell table:style-name="Table12.A1" office:value-type="string">
            <text:p text:style-name="P150">2-2</text:p>
          </table:table-cell>
          <table:table-cell table:style-name="Table12.A1" office:value-type="string">
            <text:p text:style-name="P150">Marker</text:p>
          </table:table-cell>
        </table:table-row>
        <table:table-row table:style-name="Table12.1">
          <table:table-cell table:style-name="Table12.A1" office:value-type="string">
            <text:p text:style-name="P150">2-1</text:p>
          </table:table-cell>
          <table:table-cell table:style-name="Table12.A1" office:value-type="string">
            <text:p text:style-name="P150">DMF</text:p>
          </table:table-cell>
        </table:table-row>
        <table:table-row table:style-name="Table12.1">
          <table:table-cell table:style-name="Table12.A1" office:value-type="string">
            <text:p text:style-name="P150">2-0</text:p>
          </table:table-cell>
          <table:table-cell table:style-name="Table12.A1" office:value-type="string">
            <text:p text:style-name="P150">ADF</text:p>
          </table:table-cell>
        </table:table-row>
      </table:table>
      <text:p text:style-name="P1"><text:span text:style-name="T56"><text:line-break/><text:line-break/><text:line-break/></text:span><text:soft-page-break/><text:span text:style-name="T56"><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line-break/>Computer Build - SSD upgrade<text:line-break/>Unplug unneeded USB devices, prevents hangs at reboot<text:line-break/>Copied from 224G to 500G SSD took around 15min<text:line-break/></text:span><text:soft-page-break/><text:span text:style-name="T56">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text:span><text:span text:style-name="T76">X</text:span><text:span text:style-name="T56">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p>
      <text:p text:style-name="P201"/>
      <text:p text:style-name="P201"/>
      <table:table table:name="Table13" table:style-name="Table13">
        <table:table-column table:style-name="Table13.A"/>
        <table:table-column table:style-name="Table13.B"/>
        <table:table-row table:style-name="Table13.1">
          <table:table-cell table:style-name="Table13.A1" office:value-type="string">
            <text:p text:style-name="P150">COM1</text:p>
          </table:table-cell>
          <table:table-cell table:style-name="Table13.A1" office:value-type="string">
            <text:p text:style-name="P150">66463</text:p>
          </table:table-cell>
        </table:table-row>
        <table:table-row table:style-name="Table13.1">
          <table:table-cell table:style-name="Table13.A1" office:value-type="string">
            <text:p text:style-name="P150">COM2</text:p>
          </table:table-cell>
          <table:table-cell table:style-name="Table13.A1" office:value-type="string">
            <text:p text:style-name="P150">66464</text:p>
          </table:table-cell>
        </table:table-row>
        <table:table-row table:style-name="Table13.1">
          <table:table-cell table:style-name="Table13.A1" office:value-type="string">
            <text:p text:style-name="P150">Both</text:p>
          </table:table-cell>
          <table:table-cell table:style-name="Table13.A1" office:value-type="string">
            <text:p text:style-name="P150">66465</text:p>
          </table:table-cell>
        </table:table-row>
        <table:table-row table:style-name="Table13.1">
          <table:table-cell table:style-name="Table13.A1" office:value-type="string">
            <text:p text:style-name="P150">Nav1</text:p>
          </table:table-cell>
          <table:table-cell table:style-name="Table13.A1" office:value-type="string">
            <text:p text:style-name="P150">65842</text:p>
          </table:table-cell>
        </table:table-row>
        <text:soft-page-break/>
        <table:table-row table:style-name="Table13.1">
          <table:table-cell table:style-name="Table13.A1" office:value-type="string">
            <text:p text:style-name="P150">Nav2</text:p>
          </table:table-cell>
          <table:table-cell table:style-name="Table13.A1" office:value-type="string">
            <text:p text:style-name="P150">65843</text:p>
          </table:table-cell>
        </table:table-row>
        <table:table-row table:style-name="Table13.1">
          <table:table-cell table:style-name="Table13.A1" office:value-type="string">
            <text:p text:style-name="P150">Marker</text:p>
          </table:table-cell>
          <table:table-cell table:style-name="Table13.A1" office:value-type="string">
            <text:p text:style-name="P150">66477</text:p>
          </table:table-cell>
        </table:table-row>
        <table:table-row table:style-name="Table13.1">
          <table:table-cell table:style-name="Table13.A1" office:value-type="string">
            <text:p text:style-name="P150">DME1</text:p>
          </table:table-cell>
          <table:table-cell table:style-name="Table13.A1" office:value-type="string">
            <text:p text:style-name="P150">65844</text:p>
          </table:table-cell>
        </table:table-row>
        <table:table-row table:style-name="Table13.1">
          <table:table-cell table:style-name="Table13.A1" office:value-type="string">
            <text:p text:style-name="P150">ADF</text:p>
          </table:table-cell>
          <table:table-cell table:style-name="Table13.A1" office:value-type="string">
            <text:p text:style-name="P150">65846</text:p>
          </table:table-cell>
        </table:table-row>
      </table:table>
      <text:p text:style-name="P201"><text:line-break/><text:line-break/>65637<text:line-break/>65636<text:line-break/>65644<text:line-break/>65645<text:line-break/><text:line-break/>65638<text:line-break/>65639<text:line-break/>65646<text:line-break/>65647<text:line-break/><text:line-break/>65642<text:line-break/>65643<text:line-break/>65640<text:line-break/>65641<text:line-break/><text:line-break/>66437<text:line-break/>66436<text:line-break/>66438<text:line-break/>66440</text:p>
      <text:p text:style-name="P201"/>
      <text:p text:style-name="P202">Switch/Rotary Mappings</text:p>
      <text:p text:style-name="P201"/>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50">Front Panel</text:p>
          </table:table-cell>
          <table:table-cell table:style-name="Table14.A1" office:value-type="string">
            <text:p text:style-name="P150">Joystick</text:p>
          </table:table-cell>
          <table:table-cell table:style-name="Table14.A1" office:value-type="string">
            <text:p text:style-name="P150"/>
          </table:table-cell>
          <table:table-cell table:style-name="Table14.A1" office:value-type="string">
            <text:p text:style-name="P150"/>
          </table:table-cell>
        </table:table-row>
        <table:table-row table:style-name="Table14.1">
          <table:table-cell table:style-name="Table14.A1" office:value-type="string">
            <text:p text:style-name="P150"/>
          </table:table-cell>
          <table:table-cell table:style-name="Table14.A1" office:value-type="string">
            <text:p text:style-name="P150"/>
          </table:table-cell>
          <table:table-cell table:style-name="Table14.A1" office:value-type="string">
            <text:p text:style-name="P150"/>
          </table:table-cell>
          <table:table-cell table:style-name="Table14.A1" office:value-type="string">
            <text:p text:style-name="P150">F = FSUIPC starts 0</text:p>
            <text:p text:style-name="P150">L = Linda starts 1</text:p>
            <text:p text:style-name="P150">First Param Press, Second Param Release</text:p>
          </table:table-cell>
        </table:table-row>
        <table:table-row table:style-name="Table14.1">
          <table:table-cell table:style-name="Table14.A1" office:value-type="string">
            <text:p text:style-name="P150">Caution Light Test</text:p>
          </table:table-cell>
          <table:table-cell table:style-name="Table14.A1" office:value-type="string">
            <text:p text:style-name="P150">None</text:p>
          </table:table-cell>
          <table:table-cell table:style-name="Table14.A1" office:value-type="string">
            <text:p text:style-name="P150"/>
          </table:table-cell>
          <table:table-cell table:style-name="Table14.A1" office:value-type="string">
            <text:p text:style-name="P150"/>
          </table:table-cell>
        </table:table-row>
        <table:table-row table:style-name="Table14.1">
          <table:table-cell table:style-name="Table14.A1" office:value-type="string">
            <text:p text:style-name="P150">Warning Horn Mute</text:p>
          </table:table-cell>
          <table:table-cell table:style-name="Table14.A1" office:value-type="string">
            <text:p text:style-name="P150">1/23</text:p>
          </table:table-cell>
          <table:table-cell table:style-name="Table14.A1" office:value-type="string">
            <text:p text:style-name="P150">F</text:p>
          </table:table-cell>
          <table:table-cell table:style-name="Table14.A1" office:value-type="string">
            <text:p text:style-name="P150">Toggle Tailwheel Lock /0</text:p>
          </table:table-cell>
        </table:table-row>
        <table:table-row table:style-name="Table14.1">
          <table:table-cell table:style-name="Table14.A1" office:value-type="string">
            <text:p text:style-name="P150">TOT LT Test</text:p>
          </table:table-cell>
          <table:table-cell table:style-name="Table14.A1" office:value-type="string">
            <text:p text:style-name="P150">1/22?</text:p>
          </table:table-cell>
          <table:table-cell table:style-name="Table14.A1" office:value-type="string">
            <text:p text:style-name="P150">F</text:p>
          </table:table-cell>
          <table:table-cell table:style-name="Table14.A1" office:value-type="string">
            <text:p text:style-name="P150">DODOSIM – Tot Test /1 /0</text:p>
          </table:table-cell>
        </table:table-row>
        <table:table-row table:style-name="Table14.1">
          <table:table-cell table:style-name="Table14.A1" office:value-type="string">
            <text:p text:style-name="P150">Altimeter Inc</text:p>
          </table:table-cell>
          <table:table-cell table:style-name="Table14.A1" office:value-type="string">
            <text:p text:style-name="P150">1/7</text:p>
          </table:table-cell>
          <table:table-cell table:style-name="Table14.A1" office:value-type="string">
            <text:p text:style-name="P150">F</text:p>
          </table:table-cell>
          <table:table-cell table:style-name="Table14.A1" office:value-type="string">
            <text:p text:style-name="P150">Kohlsman Inc</text:p>
          </table:table-cell>
        </table:table-row>
        <table:table-row table:style-name="Table14.1">
          <table:table-cell table:style-name="Table14.A1" office:value-type="string">
            <text:p text:style-name="P150">Altimeter Dec</text:p>
          </table:table-cell>
          <table:table-cell table:style-name="Table14.A1" office:value-type="string">
            <text:p text:style-name="P150">1/6</text:p>
          </table:table-cell>
          <table:table-cell table:style-name="Table14.A1" office:value-type="string">
            <text:p text:style-name="P150">F</text:p>
          </table:table-cell>
          <table:table-cell table:style-name="Table14.A1" office:value-type="string">
            <text:p text:style-name="P150">Kohlsman Dec</text:p>
          </table:table-cell>
        </table:table-row>
        <table:table-row table:style-name="Table14.1">
          <table:table-cell table:style-name="Table14.A1" office:value-type="string">
            <text:p text:style-name="P150">VOR1 Left Inc</text:p>
          </table:table-cell>
          <table:table-cell table:style-name="Table14.A1" office:value-type="string">
            <text:p text:style-name="P150">1/0</text:p>
          </table:table-cell>
          <table:table-cell table:style-name="Table14.A1" office:value-type="string">
            <text:p text:style-name="P150">F</text:p>
          </table:table-cell>
          <table:table-cell table:style-name="Table14.A1" office:value-type="string">
            <text:p text:style-name="P150">VOR 1 Obi Inc Fast</text:p>
          </table:table-cell>
        </table:table-row>
        <table:table-row table:style-name="Table14.1">
          <table:table-cell table:style-name="Table14.A1" office:value-type="string">
            <text:p text:style-name="P150">VOR1 Left DEc</text:p>
          </table:table-cell>
          <table:table-cell table:style-name="Table14.A1" office:value-type="string">
            <text:p text:style-name="P150">1/1</text:p>
          </table:table-cell>
          <table:table-cell table:style-name="Table14.A1" office:value-type="string">
            <text:p text:style-name="P150">F</text:p>
          </table:table-cell>
          <table:table-cell table:style-name="Table14.A1" office:value-type="string">
            <text:p text:style-name="P150">VOR 1 Obi Dec Fast</text:p>
          </table:table-cell>
        </table:table-row>
        <table:table-row table:style-name="Table14.1">
          <table:table-cell table:style-name="Table14.A1" office:value-type="string">
            <text:p text:style-name="P150">VOR1 Right Inc</text:p>
          </table:table-cell>
          <table:table-cell table:style-name="Table14.A1" office:value-type="string">
            <text:p text:style-name="P150">1/8</text:p>
          </table:table-cell>
          <table:table-cell table:style-name="Table14.A1" office:value-type="string">
            <text:p text:style-name="P150">F</text:p>
          </table:table-cell>
          <table:table-cell table:style-name="Table14.A1" office:value-type="string">
            <text:p text:style-name="P150">Heading Bug Inc Fast</text:p>
          </table:table-cell>
        </table:table-row>
        <table:table-row table:style-name="Table14.1">
          <table:table-cell table:style-name="Table14.A1" office:value-type="string">
            <text:p text:style-name="P150">VOR1 Right Dec</text:p>
          </table:table-cell>
          <table:table-cell table:style-name="Table14.A1" office:value-type="string">
            <text:p text:style-name="P150">1/9</text:p>
          </table:table-cell>
          <table:table-cell table:style-name="Table14.A1" office:value-type="string">
            <text:p text:style-name="P150">F</text:p>
          </table:table-cell>
          <table:table-cell table:style-name="Table14.A1" office:value-type="string">
            <text:p text:style-name="P150">Heading Bug Dec Fast</text:p>
          </table:table-cell>
        </table:table-row>
        <table:table-row table:style-name="Table14.1">
          <table:table-cell table:style-name="Table14.A1" office:value-type="string">
            <text:p text:style-name="P150">Nav/GPS</text:p>
          </table:table-cell>
          <table:table-cell table:style-name="Table14.A1" office:value-type="string">
            <text:p text:style-name="P150">1/11</text:p>
          </table:table-cell>
          <table:table-cell table:style-name="Table14.A1" office:value-type="string">
            <text:p text:style-name="P150">F</text:p>
          </table:table-cell>
          <table:table-cell table:style-name="Table14.A1" office:value-type="string">
            <text:p text:style-name="P150">DODOSIM – GPS Drives NAV 1 /0 /1</text:p>
          </table:table-cell>
        </table:table-row>
        <table:table-row table:style-name="Table14.1">
          <table:table-cell table:style-name="Table14.A1" office:value-type="string">
            <text:p text:style-name="P150">Gyro Inc</text:p>
          </table:table-cell>
          <table:table-cell table:style-name="Table14.A1" office:value-type="string">
            <text:p text:style-name="P150">1/4</text:p>
          </table:table-cell>
          <table:table-cell table:style-name="Table14.A1" office:value-type="string">
            <text:p text:style-name="P150">F</text:p>
          </table:table-cell>
          <table:table-cell table:style-name="Table14.A1" office:value-type="string">
            <text:p text:style-name="P150">Gyro Drift Inc</text:p>
          </table:table-cell>
        </table:table-row>
        <table:table-row table:style-name="Table14.1">
          <table:table-cell table:style-name="Table14.A1" office:value-type="string">
            <text:p text:style-name="P150">Gyro Dec</text:p>
          </table:table-cell>
          <table:table-cell table:style-name="Table14.A1" office:value-type="string">
            <text:p text:style-name="P150">1/5</text:p>
          </table:table-cell>
          <table:table-cell table:style-name="Table14.A1" office:value-type="string">
            <text:p text:style-name="P150">F</text:p>
          </table:table-cell>
          <table:table-cell table:style-name="Table14.A1" office:value-type="string">
            <text:p text:style-name="P150">Gyro Drift Dec</text:p>
          </table:table-cell>
        </table:table-row>
        <table:table-row table:style-name="Table14.1">
          <table:table-cell table:style-name="Table14.A1" office:value-type="string">
            <text:p text:style-name="P150">VOR2 OBS Inc</text:p>
          </table:table-cell>
          <table:table-cell table:style-name="Table14.A1" office:value-type="string">
            <text:p text:style-name="P150">1/2</text:p>
          </table:table-cell>
          <table:table-cell table:style-name="Table14.A1" office:value-type="string">
            <text:p text:style-name="P150">F</text:p>
          </table:table-cell>
          <table:table-cell table:style-name="Table14.A1" office:value-type="string">
            <text:p text:style-name="P150">VOR 2 Obi Fast Inc</text:p>
          </table:table-cell>
        </table:table-row>
        <table:table-row table:style-name="Table14.1">
          <table:table-cell table:style-name="Table14.A1" office:value-type="string">
            <text:p text:style-name="P150">VOR2 OBS Dec</text:p>
          </table:table-cell>
          <table:table-cell table:style-name="Table14.A1" office:value-type="string">
            <text:p text:style-name="P150">1/3</text:p>
          </table:table-cell>
          <table:table-cell table:style-name="Table14.A1" office:value-type="string">
            <text:p text:style-name="P150">F</text:p>
          </table:table-cell>
          <table:table-cell table:style-name="Table14.A1" office:value-type="string">
            <text:p text:style-name="P150">VOR 2 Obi Fast Dec</text:p>
          </table:table-cell>
        </table:table-row>
        <table:table-row table:style-name="Table14.1">
          <table:table-cell table:style-name="Table14.A1" office:value-type="string">
            <text:p text:style-name="P150">Fuel Valve Open</text:p>
          </table:table-cell>
          <table:table-cell table:style-name="Table14.A1" office:value-type="string">
            <text:p text:style-name="P150">1/10</text:p>
          </table:table-cell>
          <table:table-cell table:style-name="Table14.A1" office:value-type="string">
            <text:p text:style-name="P150">F</text:p>
          </table:table-cell>
          <table:table-cell table:style-name="Table14.A1" office:value-type="string">
            <text:p text:style-name="P150">DODOSIM – Fuel Valve Set /1</text:p>
          </table:table-cell>
        </table:table-row>
        <table:table-row table:style-name="Table14.1">
          <table:table-cell table:style-name="Table14.A1" office:value-type="string">
            <text:p text:style-name="P150">Fuel Valve Close</text:p>
          </table:table-cell>
          <table:table-cell table:style-name="Table14.A1" office:value-type="string">
            <text:p text:style-name="P150">1/10</text:p>
          </table:table-cell>
          <table:table-cell table:style-name="Table14.A1" office:value-type="string">
            <text:p text:style-name="P150">F</text:p>
          </table:table-cell>
          <table:table-cell table:style-name="Table14.A1" office:value-type="string">
            <text:p text:style-name="P150">DODOSIM – Fuel Valve Set /1</text:p>
          </table:table-cell>
        </table:table-row>
        <table:table-row table:style-name="Table14.1">
          <table:table-cell table:style-name="Table14.A1" office:value-type="string">
            <text:p text:style-name="P150"/>
          </table:table-cell>
          <table:table-cell table:style-name="Table14.A1" office:value-type="string">
            <text:p text:style-name="P150"/>
          </table:table-cell>
          <table:table-cell table:style-name="Table14.A1" office:value-type="string">
            <text:p text:style-name="P150"/>
          </table:table-cell>
          <table:table-cell table:style-name="Table14.A1" office:value-type="string">
            <text:p text:style-name="P150"/>
          </table:table-cell>
        </table:table-row>
        <table:table-row table:style-name="Table14.1">
          <table:table-cell table:style-name="Table14.A1" office:value-type="string">
            <text:p text:style-name="P150">Audio</text:p>
          </table:table-cell>
          <table:table-cell table:style-name="Table14.A1" office:value-type="string">
            <text:p text:style-name="P150"/>
          </table:table-cell>
          <table:table-cell table:style-name="Table14.A1" office:value-type="string">
            <text:p text:style-name="P150"/>
          </table:table-cell>
          <table:table-cell table:style-name="Table14.A1" office:value-type="string">
            <text:p text:style-name="P150"/>
          </table:table-cell>
        </table:table-row>
        <table:table-row table:style-name="Table14.1">
          <table:table-cell table:style-name="Table14.A1" office:value-type="string">
            <text:p text:style-name="P150">COM 1</text:p>
          </table:table-cell>
          <table:table-cell table:style-name="Table14.A1" office:value-type="string">
            <text:p text:style-name="P150">3/22</text:p>
          </table:table-cell>
          <table:table-cell table:style-name="Table14.A1" office:value-type="string">
            <text:p text:style-name="P150">L</text:p>
          </table:table-cell>
          <table:table-cell table:style-name="Table14.A1" office:value-type="string">
            <text:p text:style-name="P150">66463</text:p>
          </table:table-cell>
        </table:table-row>
        <table:table-row table:style-name="Table14.1">
          <table:table-cell table:style-name="Table14.A1" office:value-type="string">
            <text:p text:style-name="P150">COM 2</text:p>
          </table:table-cell>
          <table:table-cell table:style-name="Table14.A1" office:value-type="string">
            <text:p text:style-name="P150">3/21</text:p>
          </table:table-cell>
          <table:table-cell table:style-name="Table14.A1" office:value-type="string">
            <text:p text:style-name="P150">L</text:p>
          </table:table-cell>
          <table:table-cell table:style-name="Table14.A1" office:value-type="string">
            <text:p text:style-name="P150">66464</text:p>
          </table:table-cell>
        </table:table-row>
        <table:table-row table:style-name="Table14.1">
          <table:table-cell table:style-name="Table14.A1" office:value-type="string">
            <text:p text:style-name="P150">BOTH</text:p>
          </table:table-cell>
          <table:table-cell table:style-name="Table14.A1" office:value-type="string">
            <text:p text:style-name="P150">3/4</text:p>
          </table:table-cell>
          <table:table-cell table:style-name="Table14.A1" office:value-type="string">
            <text:p text:style-name="P150">L</text:p>
          </table:table-cell>
          <table:table-cell table:style-name="Table14.A1" office:value-type="string">
            <text:p text:style-name="P150">66465</text:p>
          </table:table-cell>
        </table:table-row>
        <table:table-row table:style-name="Table14.1">
          <table:table-cell table:style-name="Table14.A1" office:value-type="string">
            <text:p text:style-name="P150">Nav 1</text:p>
          </table:table-cell>
          <table:table-cell table:style-name="Table14.A1" office:value-type="string">
            <text:p text:style-name="P150">3/38</text:p>
          </table:table-cell>
          <table:table-cell table:style-name="Table14.A1" office:value-type="string">
            <text:p text:style-name="P150">L</text:p>
          </table:table-cell>
          <table:table-cell table:style-name="Table14.A1" office:value-type="string">
            <text:p text:style-name="P150">65842</text:p>
          </table:table-cell>
        </table:table-row>
        <table:table-row table:style-name="Table14.1">
          <table:table-cell table:style-name="Table14.A1" office:value-type="string">
            <text:p text:style-name="P150">Nav 2</text:p>
          </table:table-cell>
          <table:table-cell table:style-name="Table14.A1" office:value-type="string">
            <text:p text:style-name="P150">3/5</text:p>
          </table:table-cell>
          <table:table-cell table:style-name="Table14.A1" office:value-type="string">
            <text:p text:style-name="P150">L</text:p>
          </table:table-cell>
          <table:table-cell table:style-name="Table14.A1" office:value-type="string">
            <text:p text:style-name="P150">65843</text:p>
          </table:table-cell>
        </table:table-row>
        <table:table-row table:style-name="Table14.1">
          <table:table-cell table:style-name="Table14.A1" office:value-type="string">
            <text:p text:style-name="P150">MKR</text:p>
          </table:table-cell>
          <table:table-cell table:style-name="Table14.A1" office:value-type="string">
            <text:p text:style-name="P150">3/7</text:p>
          </table:table-cell>
          <table:table-cell table:style-name="Table14.A1" office:value-type="string">
            <text:p text:style-name="P150">L</text:p>
          </table:table-cell>
          <table:table-cell table:style-name="Table14.A1" office:value-type="string">
            <text:p text:style-name="P150">66477</text:p>
          </table:table-cell>
        </table:table-row>
        <table:table-row table:style-name="Table14.1">
          <table:table-cell table:style-name="Table14.A1" office:value-type="string">
            <text:p text:style-name="P150">DME</text:p>
          </table:table-cell>
          <table:table-cell table:style-name="Table14.A1" office:value-type="string">
            <text:p text:style-name="P150">3/20</text:p>
          </table:table-cell>
          <table:table-cell table:style-name="Table14.A1" office:value-type="string">
            <text:p text:style-name="P150">L</text:p>
          </table:table-cell>
          <table:table-cell table:style-name="Table14.A1" office:value-type="string">
            <text:p text:style-name="P150">65844</text:p>
          </table:table-cell>
        </table:table-row>
        <table:table-row table:style-name="Table14.1">
          <table:table-cell table:style-name="Table14.A1" office:value-type="string">
            <text:p text:style-name="P150">ADF</text:p>
          </table:table-cell>
          <table:table-cell table:style-name="Table14.A1" office:value-type="string">
            <text:p text:style-name="P150">3/36</text:p>
          </table:table-cell>
          <table:table-cell table:style-name="Table14.A1" office:value-type="string">
            <text:p text:style-name="P150">L</text:p>
          </table:table-cell>
          <table:table-cell table:style-name="Table14.A1" office:value-type="string">
            <text:p text:style-name="P150">65846</text:p>
          </table:table-cell>
        </table:table-row>
        <table:table-row table:style-name="Table14.1">
          <table:table-cell table:style-name="Table14.A1" office:value-type="string">
            <text:p text:style-name="P150">COM 1 Swap</text:p>
          </table:table-cell>
          <table:table-cell table:style-name="Table14.A1" office:value-type="string">
            <text:p text:style-name="P150">3/66</text:p>
          </table:table-cell>
          <table:table-cell table:style-name="Table14.A1" office:value-type="string">
            <text:p text:style-name="P150">L</text:p>
          </table:table-cell>
          <table:table-cell table:style-name="Table14.A1" office:value-type="string">
            <text:p text:style-name="P150">66372 – errs 3/97</text:p>
          </table:table-cell>
        </table:table-row>
        <table:table-row table:style-name="Table14.1">
          <table:table-cell table:style-name="Table14.A1" office:value-type="string">
            <text:p text:style-name="P150">COM 2 Swap</text:p>
          </table:table-cell>
          <table:table-cell table:style-name="Table14.A1" office:value-type="string">
            <text:p text:style-name="P150">3/65</text:p>
          </table:table-cell>
          <table:table-cell table:style-name="Table14.A1" office:value-type="string">
            <text:p text:style-name="P150">L</text:p>
          </table:table-cell>
          <table:table-cell table:style-name="Table14.A1" office:value-type="string">
            <text:p text:style-name="P150">FSX: COM2 Radio Swap 0 errs 3/37</text:p>
          </table:table-cell>
        </table:table-row>
        <table:table-row table:style-name="Table14.1">
          <table:table-cell table:style-name="Table14.A1" office:value-type="string">
            <text:p text:style-name="P150">COM 1 Major Inc</text:p>
          </table:table-cell>
          <table:table-cell table:style-name="Table14.A1" office:value-type="string">
            <text:p text:style-name="P150">4/1</text:p>
          </table:table-cell>
          <table:table-cell table:style-name="Table14.A1" office:value-type="string">
            <text:p text:style-name="P150">L</text:p>
          </table:table-cell>
          <table:table-cell table:style-name="Table14.A1" office:value-type="string">
            <text:p text:style-name="P150">65637</text:p>
          </table:table-cell>
        </table:table-row>
        <table:table-row table:style-name="Table14.1">
          <table:table-cell table:style-name="Table14.A1" office:value-type="string">
            <text:p text:style-name="P150">COM 1 Major Dec</text:p>
          </table:table-cell>
          <table:table-cell table:style-name="Table14.A1" office:value-type="string">
            <text:p text:style-name="P150">4/2</text:p>
          </table:table-cell>
          <table:table-cell table:style-name="Table14.A1" office:value-type="string">
            <text:p text:style-name="P150">L</text:p>
          </table:table-cell>
          <table:table-cell table:style-name="Table14.A1" office:value-type="string">
            <text:p text:style-name="P150">65636</text:p>
          </table:table-cell>
        </table:table-row>
        <table:table-row table:style-name="Table14.1">
          <table:table-cell table:style-name="Table14.A1" office:value-type="string">
            <text:p text:style-name="P150">COM 1 Minor Inc</text:p>
          </table:table-cell>
          <table:table-cell table:style-name="Table14.A1" office:value-type="string">
            <text:p text:style-name="P150">4/8</text:p>
          </table:table-cell>
          <table:table-cell table:style-name="Table14.A1" office:value-type="string">
            <text:p text:style-name="P150">L</text:p>
          </table:table-cell>
          <table:table-cell table:style-name="Table14.A1" office:value-type="string">
            <text:p text:style-name="P150">65639</text:p>
          </table:table-cell>
        </table:table-row>
        <table:table-row table:style-name="Table14.1">
          <table:table-cell table:style-name="Table14.A1" office:value-type="string">
            <text:p text:style-name="P150">COM 1 Minor Dec</text:p>
          </table:table-cell>
          <table:table-cell table:style-name="Table14.A1" office:value-type="string">
            <text:p text:style-name="P150">4/7</text:p>
          </table:table-cell>
          <table:table-cell table:style-name="Table14.A1" office:value-type="string">
            <text:p text:style-name="P150">L</text:p>
          </table:table-cell>
          <table:table-cell table:style-name="Table14.A1" office:value-type="string">
            <text:p text:style-name="P150">65638</text:p>
          </table:table-cell>
        </table:table-row>
        <table:table-row table:style-name="Table14.1">
          <table:table-cell table:style-name="Table14.A1" office:value-type="string">
            <text:p text:style-name="P150">COM 2 Major Inc</text:p>
          </table:table-cell>
          <table:table-cell table:style-name="Table14.A1" office:value-type="string">
            <text:p text:style-name="P150">4/19</text:p>
          </table:table-cell>
          <table:table-cell table:style-name="Table14.A1" office:value-type="string">
            <text:p text:style-name="P150">L</text:p>
          </table:table-cell>
          <table:table-cell table:style-name="Table14.A1" office:value-type="string">
            <text:p text:style-name="P150">66437</text:p>
          </table:table-cell>
        </table:table-row>
        <table:table-row table:style-name="Table14.1">
          <table:table-cell table:style-name="Table14.A1" office:value-type="string">
            <text:p text:style-name="P150">COM 2 Major Dec</text:p>
          </table:table-cell>
          <table:table-cell table:style-name="Table14.A1" office:value-type="string">
            <text:p text:style-name="P150">4/20</text:p>
          </table:table-cell>
          <table:table-cell table:style-name="Table14.A1" office:value-type="string">
            <text:p text:style-name="P150">L</text:p>
          </table:table-cell>
          <table:table-cell table:style-name="Table14.A1" office:value-type="string">
            <text:p text:style-name="P150">66436</text:p>
          </table:table-cell>
        </table:table-row>
        <table:table-row table:style-name="Table14.1">
          <table:table-cell table:style-name="Table14.A1" office:value-type="string">
            <text:p text:style-name="P150">COM 2 Minor Inc</text:p>
          </table:table-cell>
          <table:table-cell table:style-name="Table14.A1" office:value-type="string">
            <text:p text:style-name="P150">4/22</text:p>
          </table:table-cell>
          <table:table-cell table:style-name="Table14.A1" office:value-type="string">
            <text:p text:style-name="P150">L</text:p>
          </table:table-cell>
          <table:table-cell table:style-name="Table14.A1" office:value-type="string">
            <text:p text:style-name="P150">66440</text:p>
          </table:table-cell>
        </table:table-row>
        <table:table-row table:style-name="Table14.1">
          <table:table-cell table:style-name="Table14.A1" office:value-type="string">
            <text:p text:style-name="P150">COM 2 Minor Dec</text:p>
          </table:table-cell>
          <table:table-cell table:style-name="Table14.A1" office:value-type="string">
            <text:p text:style-name="P150">4/21</text:p>
          </table:table-cell>
          <table:table-cell table:style-name="Table14.A1" office:value-type="string">
            <text:p text:style-name="P150">L</text:p>
          </table:table-cell>
          <table:table-cell table:style-name="Table14.A1" office:value-type="string">
            <text:p text:style-name="P150">66438</text:p>
          </table:table-cell>
        </table:table-row>
        <table:table-row table:style-name="Table14.1">
          <table:table-cell table:style-name="Table14.A1" office:value-type="string">
            <text:p text:style-name="P150">Nav 1 Swap</text:p>
          </table:table-cell>
          <table:table-cell table:style-name="Table14.A1" office:value-type="string">
            <text:p text:style-name="P150">4/67</text:p>
          </table:table-cell>
          <table:table-cell table:style-name="Table14.A1" office:value-type="string">
            <text:p text:style-name="P150">L</text:p>
          </table:table-cell>
          <table:table-cell table:style-name="Table14.A1" office:value-type="string">
            <text:p text:style-name="P150">FSX NAV 1 Radio Swap err 4/51</text:p>
          </table:table-cell>
        </table:table-row>
        <table:table-row table:style-name="Table14.1">
          <table:table-cell table:style-name="Table14.A1" office:value-type="string">
            <text:p text:style-name="P150">Nav 2 Swap</text:p>
          </table:table-cell>
          <table:table-cell table:style-name="Table14.A1" office:value-type="string">
            <text:p text:style-name="P150">4/52</text:p>
          </table:table-cell>
          <table:table-cell table:style-name="Table14.A1" office:value-type="string">
            <text:p text:style-name="P150">L</text:p>
          </table:table-cell>
          <table:table-cell table:style-name="Table14.A1" office:value-type="string">
            <text:p text:style-name="P150">FSX NAV 2 Radio Swap</text:p>
          </table:table-cell>
        </table:table-row>
        <table:table-row table:style-name="Table14.1">
          <table:table-cell table:style-name="Table14.A1" office:value-type="string">
            <text:p text:style-name="P150">Nav 1 Major Inc</text:p>
          </table:table-cell>
          <table:table-cell table:style-name="Table14.A1" office:value-type="string">
            <text:p text:style-name="P150">4/16</text:p>
          </table:table-cell>
          <table:table-cell table:style-name="Table14.A1" office:value-type="string">
            <text:p text:style-name="P150">L</text:p>
          </table:table-cell>
          <table:table-cell table:style-name="Table14.A1" office:value-type="string">
            <text:p text:style-name="P150">65641</text:p>
          </table:table-cell>
        </table:table-row>
        <table:table-row table:style-name="Table14.1">
          <table:table-cell table:style-name="Table14.A1" office:value-type="string">
            <text:p text:style-name="P150">Nav 1 Major Dec</text:p>
          </table:table-cell>
          <table:table-cell table:style-name="Table14.A1" office:value-type="string">
            <text:p text:style-name="P150">4/15</text:p>
          </table:table-cell>
          <table:table-cell table:style-name="Table14.A1" office:value-type="string">
            <text:p text:style-name="P150">L</text:p>
          </table:table-cell>
          <table:table-cell table:style-name="Table14.A1" office:value-type="string">
            <text:p text:style-name="P150">65640</text:p>
          </table:table-cell>
        </table:table-row>
        <table:table-row table:style-name="Table14.1">
          <table:table-cell table:style-name="Table14.A1" office:value-type="string">
            <text:p text:style-name="P150">Nav 1 Minor Inc</text:p>
          </table:table-cell>
          <table:table-cell table:style-name="Table14.A1" office:value-type="string">
            <text:p text:style-name="P150">4/14</text:p>
          </table:table-cell>
          <table:table-cell table:style-name="Table14.A1" office:value-type="string">
            <text:p text:style-name="P150">L</text:p>
          </table:table-cell>
          <table:table-cell table:style-name="Table14.A1" office:value-type="string">
            <text:p text:style-name="P150">65643</text:p>
          </table:table-cell>
        </table:table-row>
        <table:table-row table:style-name="Table14.1">
          <table:table-cell table:style-name="Table14.A1" office:value-type="string">
            <text:p text:style-name="P150">Nav 1 Minor Dec</text:p>
          </table:table-cell>
          <table:table-cell table:style-name="Table14.A1" office:value-type="string">
            <text:p text:style-name="P150">4/13</text:p>
          </table:table-cell>
          <table:table-cell table:style-name="Table14.A1" office:value-type="string">
            <text:p text:style-name="P150">L</text:p>
          </table:table-cell>
          <table:table-cell table:style-name="Table14.A1" office:value-type="string">
            <text:p text:style-name="P150">65642</text:p>
          </table:table-cell>
        </table:table-row>
        <text:soft-page-break/>
        <table:table-row table:style-name="Table14.1">
          <table:table-cell table:style-name="Table14.A1" office:value-type="string">
            <text:p text:style-name="P150">Nav 2 Major Inc</text:p>
          </table:table-cell>
          <table:table-cell table:style-name="Table14.A1" office:value-type="string">
            <text:p text:style-name="P150">4/4</text:p>
          </table:table-cell>
          <table:table-cell table:style-name="Table14.A1" office:value-type="string">
            <text:p text:style-name="P150">L</text:p>
          </table:table-cell>
          <table:table-cell table:style-name="Table14.A1" office:value-type="string">
            <text:p text:style-name="P150">65645</text:p>
          </table:table-cell>
        </table:table-row>
        <table:table-row table:style-name="Table14.1">
          <table:table-cell table:style-name="Table14.A1" office:value-type="string">
            <text:p text:style-name="P150">Nav 2 Major Dec</text:p>
          </table:table-cell>
          <table:table-cell table:style-name="Table14.A1" office:value-type="string">
            <text:p text:style-name="P150">4/3</text:p>
          </table:table-cell>
          <table:table-cell table:style-name="Table14.A1" office:value-type="string">
            <text:p text:style-name="P150">L</text:p>
          </table:table-cell>
          <table:table-cell table:style-name="Table14.A1" office:value-type="string">
            <text:p text:style-name="P150">65644</text:p>
          </table:table-cell>
        </table:table-row>
        <table:table-row table:style-name="Table14.1">
          <table:table-cell table:style-name="Table14.A1" office:value-type="string">
            <text:p text:style-name="P150">Nav 2 Minor Inc</text:p>
          </table:table-cell>
          <table:table-cell table:style-name="Table14.A1" office:value-type="string">
            <text:p text:style-name="P150">4/10</text:p>
          </table:table-cell>
          <table:table-cell table:style-name="Table14.A1" office:value-type="string">
            <text:p text:style-name="P150">L</text:p>
          </table:table-cell>
          <table:table-cell table:style-name="Table14.A1" office:value-type="string">
            <text:p text:style-name="P150">65647</text:p>
          </table:table-cell>
        </table:table-row>
        <table:table-row table:style-name="Table14.1">
          <table:table-cell table:style-name="Table14.A1" office:value-type="string">
            <text:p text:style-name="P150">Nav 2 Minor Dec</text:p>
          </table:table-cell>
          <table:table-cell table:style-name="Table14.A1" office:value-type="string">
            <text:p text:style-name="P150">4/9</text:p>
          </table:table-cell>
          <table:table-cell table:style-name="Table14.A1" office:value-type="string">
            <text:p text:style-name="P150">L</text:p>
          </table:table-cell>
          <table:table-cell table:style-name="Table14.A1" office:value-type="string">
            <text:p text:style-name="P150">65646</text:p>
          </table:table-cell>
        </table:table-row>
        <table:table-row table:style-name="Table14.1">
          <table:table-cell table:style-name="Table14.A1" office:value-type="string">
            <text:p text:style-name="P150">AP HDG Inc</text:p>
          </table:table-cell>
          <table:table-cell table:style-name="Table14.A1" office:value-type="string">
            <text:p text:style-name="P150">4/6</text:p>
          </table:table-cell>
          <table:table-cell table:style-name="Table14.A1" office:value-type="string">
            <text:p text:style-name="P150">L</text:p>
          </table:table-cell>
          <table:table-cell table:style-name="Table14.A1" office:value-type="string">
            <text:p text:style-name="P150">Unassigned</text:p>
          </table:table-cell>
        </table:table-row>
        <table:table-row table:style-name="Table14.1">
          <table:table-cell table:style-name="Table14.A1" office:value-type="string">
            <text:p text:style-name="P150">AP HDG Dec</text:p>
          </table:table-cell>
          <table:table-cell table:style-name="Table14.A1" office:value-type="string">
            <text:p text:style-name="P150">4/5</text:p>
          </table:table-cell>
          <table:table-cell table:style-name="Table14.A1" office:value-type="string">
            <text:p text:style-name="P150">L</text:p>
          </table:table-cell>
          <table:table-cell table:style-name="Table14.A1" office:value-type="string">
            <text:p text:style-name="P150">Unassigned</text:p>
          </table:table-cell>
        </table:table-row>
        <table:table-row table:style-name="Table14.1">
          <table:table-cell table:style-name="Table14.A1" office:value-type="string">
            <text:p text:style-name="P150">AP V/S Inc</text:p>
          </table:table-cell>
          <table:table-cell table:style-name="Table14.A1" office:value-type="string">
            <text:p text:style-name="P150">4/29</text:p>
          </table:table-cell>
          <table:table-cell table:style-name="Table14.A1" office:value-type="string">
            <text:p text:style-name="P150">L</text:p>
          </table:table-cell>
          <table:table-cell table:style-name="Table14.A1" office:value-type="string">
            <text:p text:style-name="P150">Unassigned</text:p>
          </table:table-cell>
        </table:table-row>
        <table:table-row table:style-name="Table14.1">
          <table:table-cell table:style-name="Table14.A1" office:value-type="string">
            <text:p text:style-name="P150">AP V/S Dec</text:p>
          </table:table-cell>
          <table:table-cell table:style-name="Table14.A1" office:value-type="string">
            <text:p text:style-name="P150">4/30</text:p>
          </table:table-cell>
          <table:table-cell table:style-name="Table14.A1" office:value-type="string">
            <text:p text:style-name="P150">L</text:p>
          </table:table-cell>
          <table:table-cell table:style-name="Table14.A1" office:value-type="string">
            <text:p text:style-name="P150">Unassigned</text:p>
          </table:table-cell>
        </table:table-row>
        <table:table-row table:style-name="Table14.1">
          <table:table-cell table:style-name="Table14.A1" office:value-type="string">
            <text:p text:style-name="P150">AP CRS Inc</text:p>
          </table:table-cell>
          <table:table-cell table:style-name="Table14.A1" office:value-type="string">
            <text:p text:style-name="P150">4/12</text:p>
          </table:table-cell>
          <table:table-cell table:style-name="Table14.A1" office:value-type="string">
            <text:p text:style-name="P150">L</text:p>
          </table:table-cell>
          <table:table-cell table:style-name="Table14.A1" office:value-type="string">
            <text:p text:style-name="P150">Unassigned</text:p>
          </table:table-cell>
        </table:table-row>
        <table:table-row table:style-name="Table14.1">
          <table:table-cell table:style-name="Table14.A1" office:value-type="string">
            <text:p text:style-name="P150">AP CRS Dec</text:p>
          </table:table-cell>
          <table:table-cell table:style-name="Table14.A1" office:value-type="string">
            <text:p text:style-name="P150">4/11</text:p>
          </table:table-cell>
          <table:table-cell table:style-name="Table14.A1" office:value-type="string">
            <text:p text:style-name="P150">L</text:p>
          </table:table-cell>
          <table:table-cell table:style-name="Table14.A1" office:value-type="string">
            <text:p text:style-name="P150">Unassigned</text:p>
          </table:table-cell>
        </table:table-row>
        <table:table-row table:style-name="Table14.1">
          <table:table-cell table:style-name="Table14.A1" office:value-type="string">
            <text:p text:style-name="P150">AP Alt Inc</text:p>
          </table:table-cell>
          <table:table-cell table:style-name="Table14.A1" office:value-type="string">
            <text:p text:style-name="P150">4/23</text:p>
          </table:table-cell>
          <table:table-cell table:style-name="Table14.A1" office:value-type="string">
            <text:p text:style-name="P150">L</text:p>
          </table:table-cell>
          <table:table-cell table:style-name="Table14.A1" office:value-type="string">
            <text:p text:style-name="P150">Unassigned</text:p>
          </table:table-cell>
        </table:table-row>
        <table:table-row table:style-name="Table14.1">
          <table:table-cell table:style-name="Table14.A1" office:value-type="string">
            <text:p text:style-name="P150">AP Alt Dec</text:p>
          </table:table-cell>
          <table:table-cell table:style-name="Table14.A1" office:value-type="string">
            <text:p text:style-name="P150">4/24</text:p>
          </table:table-cell>
          <table:table-cell table:style-name="Table14.A1" office:value-type="string">
            <text:p text:style-name="P150">L</text:p>
          </table:table-cell>
          <table:table-cell table:style-name="Table14.A1" office:value-type="string">
            <text:p text:style-name="P150">Unassigned</text:p>
          </table:table-cell>
        </table:table-row>
        <table:table-row table:style-name="Table14.1">
          <table:table-cell table:style-name="Table14.A1" office:value-type="string">
            <text:p text:style-name="P150">AP IAS Inc</text:p>
          </table:table-cell>
          <table:table-cell table:style-name="Table14.A1" office:value-type="string">
            <text:p text:style-name="P150">4/18</text:p>
          </table:table-cell>
          <table:table-cell table:style-name="Table14.A1" office:value-type="string">
            <text:p text:style-name="P150">L</text:p>
          </table:table-cell>
          <table:table-cell table:style-name="Table14.A1" office:value-type="string">
            <text:p text:style-name="P150">Unassigned</text:p>
          </table:table-cell>
        </table:table-row>
        <table:table-row table:style-name="Table14.1">
          <table:table-cell table:style-name="Table14.A1" office:value-type="string">
            <text:p text:style-name="P150">AP IAS Dec</text:p>
          </table:table-cell>
          <table:table-cell table:style-name="Table14.A1" office:value-type="string">
            <text:p text:style-name="P150">4/17</text:p>
          </table:table-cell>
          <table:table-cell table:style-name="Table14.A1" office:value-type="string">
            <text:p text:style-name="P150">L</text:p>
          </table:table-cell>
          <table:table-cell table:style-name="Table14.A1" office:value-type="string">
            <text:p text:style-name="P150">Unassigned</text:p>
          </table:table-cell>
        </table:table-row>
        <table:table-row table:style-name="Table14.1">
          <table:table-cell table:style-name="Table14.A1" office:value-type="string">
            <text:p text:style-name="P150">AP CRS</text:p>
          </table:table-cell>
          <table:table-cell table:style-name="Table14.A1" office:value-type="string">
            <text:p text:style-name="P150">3/3</text:p>
          </table:table-cell>
          <table:table-cell table:style-name="Table14.A1" office:value-type="string">
            <text:p text:style-name="P150">L</text:p>
          </table:table-cell>
          <table:table-cell table:style-name="Table14.A1" office:value-type="string">
            <text:p text:style-name="P150">Unassigned errs 3/16</text:p>
          </table:table-cell>
        </table:table-row>
        <table:table-row table:style-name="Table14.1">
          <table:table-cell table:style-name="Table14.A1" office:value-type="string">
            <text:p text:style-name="P150">AP HDG</text:p>
          </table:table-cell>
          <table:table-cell table:style-name="Table14.A1" office:value-type="string">
            <text:p text:style-name="P150">3/17</text:p>
          </table:table-cell>
          <table:table-cell table:style-name="Table14.A1" office:value-type="string">
            <text:p text:style-name="P150">L</text:p>
          </table:table-cell>
          <table:table-cell table:style-name="Table14.A1" office:value-type="string">
            <text:p text:style-name="P150">Unassigned errs 3/33</text:p>
          </table:table-cell>
        </table:table-row>
        <table:table-row table:style-name="Table14.1">
          <table:table-cell table:style-name="Table14.A1" office:value-type="string">
            <text:p text:style-name="P150">AP IAS</text:p>
          </table:table-cell>
          <table:table-cell table:style-name="Table14.A1" office:value-type="string">
            <text:p text:style-name="P150">3/18</text:p>
          </table:table-cell>
          <table:table-cell table:style-name="Table14.A1" office:value-type="string">
            <text:p text:style-name="P150">L</text:p>
          </table:table-cell>
          <table:table-cell table:style-name="Table14.A1" office:value-type="string">
            <text:p text:style-name="P150">Unassigned errs 3/34</text:p>
          </table:table-cell>
        </table:table-row>
        <table:table-row table:style-name="Table14.1">
          <table:table-cell table:style-name="Table14.A1" office:value-type="string">
            <text:p text:style-name="P150">AP ALT</text:p>
          </table:table-cell>
          <table:table-cell table:style-name="Table14.A1" office:value-type="string">
            <text:p text:style-name="P150">3/19</text:p>
          </table:table-cell>
          <table:table-cell table:style-name="Table14.A1" office:value-type="string">
            <text:p text:style-name="P150">L</text:p>
          </table:table-cell>
          <table:table-cell table:style-name="Table14.A1" office:value-type="string">
            <text:p text:style-name="P150">Unassigned errs 3/35</text:p>
          </table:table-cell>
        </table:table-row>
        <table:table-row table:style-name="Table14.1">
          <table:table-cell table:style-name="Table14.A1" office:value-type="string">
            <text:p text:style-name="P150">AP APPR</text:p>
          </table:table-cell>
          <table:table-cell table:style-name="Table14.A1" office:value-type="string">
            <text:p text:style-name="P150">3/49</text:p>
          </table:table-cell>
          <table:table-cell table:style-name="Table14.A1" office:value-type="string">
            <text:p text:style-name="P150">L</text:p>
          </table:table-cell>
          <table:table-cell table:style-name="Table14.A1" office:value-type="string">
            <text:p text:style-name="P150">Unassigned</text:p>
          </table:table-cell>
        </table:table-row>
        <table:table-row table:style-name="Table14.1">
          <table:table-cell table:style-name="Table14.A1" office:value-type="string">
            <text:p text:style-name="P150">AP Engage</text:p>
          </table:table-cell>
          <table:table-cell table:style-name="Table14.A1" office:value-type="string">
            <text:p text:style-name="P150">3/18</text:p>
          </table:table-cell>
          <table:table-cell table:style-name="Table14.A1" office:value-type="string">
            <text:p text:style-name="P150">L</text:p>
          </table:table-cell>
          <table:table-cell table:style-name="Table14.A1" office:value-type="string">
            <text:p text:style-name="P150">Unassigned</text:p>
          </table:table-cell>
        </table:table-row>
        <table:table-row table:style-name="Table14.1">
          <table:table-cell table:style-name="Table14.A1" office:value-type="string">
            <text:p text:style-name="P150">AP FD</text:p>
          </table:table-cell>
          <table:table-cell table:style-name="Table14.A1" office:value-type="string">
            <text:p text:style-name="P150">3/35</text:p>
          </table:table-cell>
          <table:table-cell table:style-name="Table14.A1" office:value-type="string">
            <text:p text:style-name="P150">L</text:p>
          </table:table-cell>
          <table:table-cell table:style-name="Table14.A1" office:value-type="string">
            <text:p text:style-name="P150">Unassigned errs 3/51</text:p>
          </table:table-cell>
        </table:table-row>
        <table:table-row table:style-name="Table14.1">
          <table:table-cell table:style-name="Table14.A1" office:value-type="string">
            <text:p text:style-name="P150">AP BC</text:p>
          </table:table-cell>
          <table:table-cell table:style-name="Table14.A1" office:value-type="string">
            <text:p text:style-name="P150">3/50</text:p>
          </table:table-cell>
          <table:table-cell table:style-name="Table14.A1" office:value-type="string">
            <text:p text:style-name="P150">L</text:p>
          </table:table-cell>
          <table:table-cell table:style-name="Table14.A1" office:value-type="string">
            <text:p text:style-name="P150">Unassigned</text:p>
          </table:table-cell>
        </table:table-row>
        <table:table-row table:style-name="Table14.1">
          <table:table-cell table:style-name="Table14.A1" office:value-type="string">
            <text:p text:style-name="P150">Ident 1</text:p>
          </table:table-cell>
          <table:table-cell table:style-name="Table14.A1" office:value-type="string">
            <text:p text:style-name="P150">2/79</text:p>
          </table:table-cell>
          <table:table-cell table:style-name="Table14.A1" office:value-type="string">
            <text:p text:style-name="P150">L</text:p>
          </table:table-cell>
          <table:table-cell table:style-name="Table14.A1" office:value-type="string">
            <text:p text:style-name="P150">FSX ATC Menu 1</text:p>
          </table:table-cell>
        </table:table-row>
        <table:table-row table:style-name="Table14.1">
          <table:table-cell table:style-name="Table14.A1" office:value-type="string">
            <text:p text:style-name="P150">Ident 2</text:p>
          </table:table-cell>
          <table:table-cell table:style-name="Table14.A1" office:value-type="string">
            <text:p text:style-name="P150">2/78</text:p>
          </table:table-cell>
          <table:table-cell table:style-name="Table14.A1" office:value-type="string">
            <text:p text:style-name="P150">L</text:p>
          </table:table-cell>
          <table:table-cell table:style-name="Table14.A1" office:value-type="string">
            <text:p text:style-name="P150">FSX ATC Menu 2</text:p>
          </table:table-cell>
        </table:table-row>
        <table:table-row table:style-name="Table14.1">
          <table:table-cell table:style-name="Table14.A1" office:value-type="string">
            <text:p text:style-name="P150">Ident 3</text:p>
          </table:table-cell>
          <table:table-cell table:style-name="Table14.A1" office:value-type="string">
            <text:p text:style-name="P150">2/80</text:p>
          </table:table-cell>
          <table:table-cell table:style-name="Table14.A1" office:value-type="string">
            <text:p text:style-name="P150">L</text:p>
          </table:table-cell>
          <table:table-cell table:style-name="Table14.A1" office:value-type="string">
            <text:p text:style-name="P150">FSX ATC Menu 3</text:p>
          </table:table-cell>
        </table:table-row>
        <table:table-row table:style-name="Table14.1">
          <table:table-cell table:style-name="Table14.A1" office:value-type="string">
            <text:p text:style-name="P150">Ident 4</text:p>
          </table:table-cell>
          <table:table-cell table:style-name="Table14.A1" office:value-type="string">
            <text:p text:style-name="P150">2/127</text:p>
          </table:table-cell>
          <table:table-cell table:style-name="Table14.A1" office:value-type="string">
            <text:p text:style-name="P150">L</text:p>
          </table:table-cell>
          <table:table-cell table:style-name="Table14.A1" office:value-type="string">
            <text:p text:style-name="P150">FSX ATC Menu 4</text:p>
          </table:table-cell>
        </table:table-row>
        <table:table-row table:style-name="Table14.1">
          <table:table-cell table:style-name="Table14.A1" office:value-type="string">
            <text:p text:style-name="P150">Ident 5</text:p>
          </table:table-cell>
          <table:table-cell table:style-name="Table14.A1" office:value-type="string">
            <text:p text:style-name="P150">2/126</text:p>
          </table:table-cell>
          <table:table-cell table:style-name="Table14.A1" office:value-type="string">
            <text:p text:style-name="P150">L</text:p>
          </table:table-cell>
          <table:table-cell table:style-name="Table14.A1" office:value-type="string">
            <text:p text:style-name="P150">FSX ATC Menu 5</text:p>
          </table:table-cell>
        </table:table-row>
        <table:table-row table:style-name="Table14.1">
          <table:table-cell table:style-name="Table14.A1" office:value-type="string">
            <text:p text:style-name="P150">Ident 6</text:p>
          </table:table-cell>
          <table:table-cell table:style-name="Table14.A1" office:value-type="string">
            <text:p text:style-name="P150">2/128</text:p>
          </table:table-cell>
          <table:table-cell table:style-name="Table14.A1" office:value-type="string">
            <text:p text:style-name="P150">L</text:p>
          </table:table-cell>
          <table:table-cell table:style-name="Table14.A1" office:value-type="string">
            <text:p text:style-name="P150">FSX ATC Menu 6</text:p>
          </table:table-cell>
        </table:table-row>
        <table:table-row table:style-name="Table14.1">
          <table:table-cell table:style-name="Table14.A1" office:value-type="string">
            <text:p text:style-name="P150">Ident 7</text:p>
          </table:table-cell>
          <table:table-cell table:style-name="Table14.A1" office:value-type="string">
            <text:p text:style-name="P150">2/111</text:p>
          </table:table-cell>
          <table:table-cell table:style-name="Table14.A1" office:value-type="string">
            <text:p text:style-name="P150">L</text:p>
          </table:table-cell>
          <table:table-cell table:style-name="Table14.A1" office:value-type="string">
            <text:p text:style-name="P150">FSX ATC Menu 7</text:p>
          </table:table-cell>
        </table:table-row>
        <table:table-row table:style-name="Table14.1">
          <table:table-cell table:style-name="Table14.A1" office:value-type="string">
            <text:p text:style-name="P150">Ident 8</text:p>
          </table:table-cell>
          <table:table-cell table:style-name="Table14.A1" office:value-type="string">
            <text:p text:style-name="P150">2/110</text:p>
          </table:table-cell>
          <table:table-cell table:style-name="Table14.A1" office:value-type="string">
            <text:p text:style-name="P150">L</text:p>
          </table:table-cell>
          <table:table-cell table:style-name="Table14.A1" office:value-type="string">
            <text:p text:style-name="P150">FSX ATC Menu 8</text:p>
          </table:table-cell>
        </table:table-row>
        <table:table-row table:style-name="Table14.1">
          <table:table-cell table:style-name="Table14.A1" office:value-type="string">
            <text:p text:style-name="P150">Ident 9</text:p>
          </table:table-cell>
          <table:table-cell table:style-name="Table14.A1" office:value-type="string">
            <text:p text:style-name="P150">2/112</text:p>
          </table:table-cell>
          <table:table-cell table:style-name="Table14.A1" office:value-type="string">
            <text:p text:style-name="P150">L</text:p>
          </table:table-cell>
          <table:table-cell table:style-name="Table14.A1" office:value-type="string">
            <text:p text:style-name="P150">FSX ATC Menu 9</text:p>
          </table:table-cell>
        </table:table-row>
        <table:table-row table:style-name="Table14.1">
          <table:table-cell table:style-name="Table14.A1" office:value-type="string">
            <text:p text:style-name="P150">Ident *</text:p>
          </table:table-cell>
          <table:table-cell table:style-name="Table14.A1" office:value-type="string">
            <text:p text:style-name="P150">2/95</text:p>
          </table:table-cell>
          <table:table-cell table:style-name="Table14.A1" office:value-type="string">
            <text:p text:style-name="P150">L</text:p>
          </table:table-cell>
          <table:table-cell table:style-name="Table14.A1" office:value-type="string">
            <text:p text:style-name="P150">FSX Pause Toggle</text:p>
          </table:table-cell>
        </table:table-row>
        <table:table-row table:style-name="Table14.1">
          <table:table-cell table:style-name="Table14.A1" office:value-type="string">
            <text:p text:style-name="P150">Ident 0</text:p>
          </table:table-cell>
          <table:table-cell table:style-name="Table14.A1" office:value-type="string">
            <text:p text:style-name="P150">2/94</text:p>
          </table:table-cell>
          <table:table-cell table:style-name="Table14.A1" office:value-type="string">
            <text:p text:style-name="P150">L</text:p>
          </table:table-cell>
          <table:table-cell table:style-name="Table14.A1" office:value-type="string">
            <text:p text:style-name="P150">FSX ATC Menu 0</text:p>
          </table:table-cell>
        </table:table-row>
        <table:table-row table:style-name="Table14.1">
          <table:table-cell table:style-name="Table14.A1" office:value-type="string">
            <text:p text:style-name="P150">Ident #</text:p>
          </table:table-cell>
          <table:table-cell table:style-name="Table14.A1" office:value-type="string">
            <text:p text:style-name="P150">2/96</text:p>
          </table:table-cell>
          <table:table-cell table:style-name="Table14.A1" office:value-type="string">
            <text:p text:style-name="P150">L</text:p>
          </table:table-cell>
          <table:table-cell table:style-name="Table14.A1" office:value-type="string">
            <text:p text:style-name="P150">FSX ATC –Brings up ATC Window</text:p>
          </table:table-cell>
        </table:table-row>
        <table:table-row table:style-name="Table14.1">
          <table:table-cell table:style-name="Table14.A1" office:value-type="string">
            <text:p text:style-name="P150">ADF Major Inc</text:p>
          </table:table-cell>
          <table:table-cell table:style-name="Table14.A1" office:value-type="string">
            <text:p text:style-name="P150">4/32</text:p>
          </table:table-cell>
          <table:table-cell table:style-name="Table14.A1" office:value-type="string">
            <text:p text:style-name="P150">L</text:p>
          </table:table-cell>
          <table:table-cell table:style-name="Table14.A1" office:value-type="string">
            <text:p text:style-name="P150">FSX ADF 100 Inc</text:p>
          </table:table-cell>
        </table:table-row>
        <table:table-row table:style-name="Table14.1">
          <table:table-cell table:style-name="Table14.A1" office:value-type="string">
            <text:p text:style-name="P150">ADF Major Dec</text:p>
          </table:table-cell>
          <table:table-cell table:style-name="Table14.A1" office:value-type="string">
            <text:p text:style-name="P150">4/31</text:p>
          </table:table-cell>
          <table:table-cell table:style-name="Table14.A1" office:value-type="string">
            <text:p text:style-name="P150">L</text:p>
          </table:table-cell>
          <table:table-cell table:style-name="Table14.A1" office:value-type="string">
            <text:p text:style-name="P150">FSX ADF 100 Dec</text:p>
          </table:table-cell>
        </table:table-row>
        <table:table-row table:style-name="Table14.1">
          <table:table-cell table:style-name="Table14.A1" office:value-type="string">
            <text:p text:style-name="P150">ADF Minor Inc</text:p>
          </table:table-cell>
          <table:table-cell table:style-name="Table14.A1" office:value-type="string">
            <text:p text:style-name="P150">4/26</text:p>
          </table:table-cell>
          <table:table-cell table:style-name="Table14.A1" office:value-type="string">
            <text:p text:style-name="P150">L</text:p>
          </table:table-cell>
          <table:table-cell table:style-name="Table14.A1" office:value-type="string">
            <text:p text:style-name="P150">FSX ADF 1 Inc (this is due to a lack of ADF rotaries)</text:p>
          </table:table-cell>
        </table:table-row>
        <table:table-row table:style-name="Table14.1">
          <table:table-cell table:style-name="Table14.A1" office:value-type="string">
            <text:p text:style-name="P150">ADF Minor Dec</text:p>
          </table:table-cell>
          <table:table-cell table:style-name="Table14.A1" office:value-type="string">
            <text:p text:style-name="P150">4/25</text:p>
          </table:table-cell>
          <table:table-cell table:style-name="Table14.A1" office:value-type="string">
            <text:p text:style-name="P150">L</text:p>
          </table:table-cell>
          <table:table-cell table:style-name="Table14.A1" office:value-type="string">
            <text:p text:style-name="P150">FSX ADF 10 Dec</text:p>
          </table:table-cell>
        </table:table-row>
        <table:table-row table:style-name="Table14.1">
          <table:table-cell table:style-name="Table14.A1" office:value-type="string">
            <text:p text:style-name="P150">Gear Up</text:p>
          </table:table-cell>
          <table:table-cell table:style-name="Table14.A1" office:value-type="string">
            <text:p text:style-name="P150">3/113</text:p>
          </table:table-cell>
          <table:table-cell table:style-name="Table14.A1" office:value-type="string">
            <text:p text:style-name="P150">L</text:p>
          </table:table-cell>
          <table:table-cell table:style-name="Table14.A1" office:value-type="string">
            <text:p text:style-name="P150"/>
          </table:table-cell>
        </table:table-row>
        <table:table-row table:style-name="Table14.1">
          <table:table-cell table:style-name="Table14.A1" office:value-type="string">
            <text:p text:style-name="P150">Gear Down</text:p>
          </table:table-cell>
          <table:table-cell table:style-name="Table14.A1" office:value-type="string">
            <text:p text:style-name="P150"/>
          </table:table-cell>
          <table:table-cell table:style-name="Table14.A1" office:value-type="string">
            <text:p text:style-name="P150">L</text:p>
          </table:table-cell>
          <table:table-cell table:style-name="Table14.A1" office:value-type="string">
            <text:p text:style-name="P150"/>
          </table:table-cell>
        </table:table-row>
        <table:table-row table:style-name="Table14.1">
          <table:table-cell table:style-name="Table14.A1" office:value-type="string">
            <text:p text:style-name="P150">Flaps Up</text:p>
          </table:table-cell>
          <table:table-cell table:style-name="Table14.A1" office:value-type="string">
            <text:p text:style-name="P150">3/81</text:p>
          </table:table-cell>
          <table:table-cell table:style-name="Table14.A1" office:value-type="string">
            <text:p text:style-name="P150">L</text:p>
          </table:table-cell>
          <table:table-cell table:style-name="Table14.A1" office:value-type="string">
            <text:p text:style-name="P150">Errs 3/98 3/113</text:p>
          </table:table-cell>
        </table:table-row>
        <table:table-row table:style-name="Table14.1">
          <table:table-cell table:style-name="Table14.A1" office:value-type="string">
            <text:p text:style-name="P150">Flaps Down</text:p>
          </table:table-cell>
          <table:table-cell table:style-name="Table14.A1" office:value-type="string">
            <text:p text:style-name="P150"/>
          </table:table-cell>
          <table:table-cell table:style-name="Table14.A1" office:value-type="string">
            <text:p text:style-name="P150"/>
          </table:table-cell>
          <table:table-cell table:style-name="Table14.A1" office:value-type="string">
            <text:p text:style-name="P150"/>
          </table:table-cell>
        </table:table-row>
        <table:table-row table:style-name="Table14.1">
          <table:table-cell table:style-name="Table14.A1" office:value-type="string">
            <text:p text:style-name="P150">Speed Brake Extend</text:p>
          </table:table-cell>
          <table:table-cell table:style-name="Table14.A1" office:value-type="string">
            <text:p text:style-name="P150">3/98</text:p>
          </table:table-cell>
          <table:table-cell table:style-name="Table14.A1" office:value-type="string">
            <text:p text:style-name="P150">L</text:p>
          </table:table-cell>
          <table:table-cell table:style-name="Table14.A1" office:value-type="string">
            <text:p text:style-name="P150">Errs 3/114</text:p>
          </table:table-cell>
        </table:table-row>
        <table:table-row table:style-name="Table14.1">
          <table:table-cell table:style-name="Table14.A1" office:value-type="string">
            <text:p text:style-name="P150">Speed Brake Retract</text:p>
          </table:table-cell>
          <table:table-cell table:style-name="Table14.A1" office:value-type="string">
            <text:p text:style-name="P150"/>
          </table:table-cell>
          <table:table-cell table:style-name="Table14.A1" office:value-type="string">
            <text:p text:style-name="P150"/>
          </table:table-cell>
          <table:table-cell table:style-name="Table14.A1" office:value-type="string">
            <text:p text:style-name="P150"/>
          </table:table-cell>
        </table:table-row>
        <table:table-row table:style-name="Table14.1">
          <table:table-cell table:style-name="Table14.A1" office:value-type="string">
            <text:p text:style-name="P150">Brake</text:p>
          </table:table-cell>
          <table:table-cell table:style-name="Table14.A1" office:value-type="string">
            <text:p text:style-name="P150">3/83</text:p>
          </table:table-cell>
          <table:table-cell table:style-name="Table14.A1" office:value-type="string">
            <text:p text:style-name="P150"/>
          </table:table-cell>
          <table:table-cell table:style-name="Table14.A1" office:value-type="string">
            <text:p text:style-name="P150"/>
          </table:table-cell>
        </table:table-row>
        <table:table-row table:style-name="Table14.1">
          <table:table-cell table:style-name="Table14.A1" office:value-type="string">
            <text:p text:style-name="P150">Caution Lights Dim</text:p>
          </table:table-cell>
          <table:table-cell table:style-name="Table14.A1" office:value-type="string">
            <text:p text:style-name="P150"/>
          </table:table-cell>
          <table:table-cell table:style-name="Table14.A1" office:value-type="string">
            <text:p text:style-name="P150"/>
          </table:table-cell>
          <table:table-cell table:style-name="Table14.A1" office:value-type="string">
            <text:p text:style-name="P150"/>
          </table:table-cell>
        </table:table-row>
        <text:soft-page-break/>
        <table:table-row table:style-name="Table14.1">
          <table:table-cell table:style-name="Table14.A1" office:value-type="string">
            <text:p text:style-name="P150">Caution Lights Bright</text:p>
          </table:table-cell>
          <table:table-cell table:style-name="Table14.A1" office:value-type="string">
            <text:p text:style-name="P150"/>
          </table:table-cell>
          <table:table-cell table:style-name="Table14.A1" office:value-type="string">
            <text:p text:style-name="P150"/>
          </table:table-cell>
          <table:table-cell table:style-name="Table14.A1" office:value-type="string">
            <text:p text:style-name="P150"/>
          </table:table-cell>
        </table:table-row>
        <table:table-row table:style-name="Table14.1">
          <table:table-cell table:style-name="Table14.A1" office:value-type="string">
            <text:p text:style-name="P150">Eng Deice Off</text:p>
          </table:table-cell>
          <table:table-cell table:style-name="Table14.A1" office:value-type="string">
            <text:p text:style-name="P150">3/66</text:p>
          </table:table-cell>
          <table:table-cell table:style-name="Table14.A1" office:value-type="string">
            <text:p text:style-name="P150"/>
          </table:table-cell>
          <table:table-cell table:style-name="Table14.A1" office:value-type="string">
            <text:p text:style-name="P150">Errs 3/83 3/98</text:p>
          </table:table-cell>
        </table:table-row>
        <table:table-row table:style-name="Table14.1">
          <table:table-cell table:style-name="Table14.A1" office:value-type="string">
            <text:p text:style-name="P150">Eng Deice On</text:p>
          </table:table-cell>
          <table:table-cell table:style-name="Table14.A1" office:value-type="string">
            <text:p text:style-name="P150"/>
          </table:table-cell>
          <table:table-cell table:style-name="Table14.A1" office:value-type="string">
            <text:p text:style-name="P150"/>
          </table:table-cell>
          <table:table-cell table:style-name="Table14.A1" office:value-type="string">
            <text:p text:style-name="P150"/>
          </table:table-cell>
        </table:table-row>
        <table:table-row table:style-name="Table14.1">
          <table:table-cell table:style-name="Table14.A1" office:value-type="string">
            <text:p text:style-name="P150">Hydral Off</text:p>
          </table:table-cell>
          <table:table-cell table:style-name="Table14.A1" office:value-type="string">
            <text:p text:style-name="P150">3/81</text:p>
          </table:table-cell>
          <table:table-cell table:style-name="Table14.A1" office:value-type="string">
            <text:p text:style-name="P150"/>
          </table:table-cell>
          <table:table-cell table:style-name="Table14.A1" office:value-type="string">
            <text:p text:style-name="P150">Errs 3/98 3/83</text:p>
          </table:table-cell>
        </table:table-row>
        <table:table-row table:style-name="Table14.1">
          <table:table-cell table:style-name="Table14.A1" office:value-type="string">
            <text:p text:style-name="P150">Hydra On</text:p>
          </table:table-cell>
          <table:table-cell table:style-name="Table14.A1" office:value-type="string">
            <text:p text:style-name="P150"/>
          </table:table-cell>
          <table:table-cell table:style-name="Table14.A1" office:value-type="string">
            <text:p text:style-name="P150"/>
          </table:table-cell>
          <table:table-cell table:style-name="Table14.A1" office:value-type="string">
            <text:p text:style-name="P150"/>
          </table:table-cell>
        </table:table-row>
        <table:table-row table:style-name="Table14.1">
          <table:table-cell table:style-name="Table14.A1" office:value-type="string">
            <text:p text:style-name="P150">Stick Top Button</text:p>
          </table:table-cell>
          <table:table-cell table:style-name="Table14.A1" office:value-type="string">
            <text:p text:style-name="P150">0/7</text:p>
          </table:table-cell>
          <table:table-cell table:style-name="Table14.A1" office:value-type="string">
            <text:p text:style-name="P150"/>
          </table:table-cell>
          <table:table-cell table:style-name="Table14.A1" office:value-type="string">
            <text:p text:style-name="P150">(need to clear cycle view)</text:p>
          </table:table-cell>
        </table:table-row>
        <table:table-row table:style-name="Table14.1">
          <table:table-cell table:style-name="Table14.A1" office:value-type="string">
            <text:p text:style-name="P150">Stick Front Button</text:p>
          </table:table-cell>
          <table:table-cell table:style-name="Table14.A1" office:value-type="string">
            <text:p text:style-name="P150">0/6</text:p>
          </table:table-cell>
          <table:table-cell table:style-name="Table14.A1" office:value-type="string">
            <text:p text:style-name="P150"/>
          </table:table-cell>
          <table:table-cell table:style-name="Table14.A1" office:value-type="string">
            <text:p text:style-name="P150">Perhaps ATC Menu 1</text:p>
          </table:table-cell>
        </table:table-row>
        <table:table-row table:style-name="Table14.1">
          <table:table-cell table:style-name="Table14.A1" office:value-type="string">
            <text:p text:style-name="P150">Collective Lights Fwd</text:p>
          </table:table-cell>
          <table:table-cell table:style-name="Table14.A1" office:value-type="string">
            <text:p text:style-name="P150">0/4</text:p>
          </table:table-cell>
          <table:table-cell table:style-name="Table14.A1" office:value-type="string">
            <text:p text:style-name="P150">F</text:p>
          </table:table-cell>
          <table:table-cell table:style-name="Table14.A1" office:value-type="string">
            <text:p text:style-name="P150">Landing Lights Set /1 /0</text:p>
          </table:table-cell>
        </table:table-row>
        <table:table-row table:style-name="Table14.1">
          <table:table-cell table:style-name="Table14.A1" office:value-type="string">
            <text:p text:style-name="P150">Collective Lights Both</text:p>
          </table:table-cell>
          <table:table-cell table:style-name="Table14.A1" office:value-type="string">
            <text:p text:style-name="P150">0/5</text:p>
          </table:table-cell>
          <table:table-cell table:style-name="Table14.A1" office:value-type="string">
            <text:p text:style-name="P150">F</text:p>
          </table:table-cell>
          <table:table-cell table:style-name="Table14.A1" office:value-type="string">
            <text:p text:style-name="P150">Landing Lights Set /2 /1</text:p>
          </table:table-cell>
        </table:table-row>
        <table:table-row table:style-name="Table14.1">
          <table:table-cell table:style-name="Table14.A1" office:value-type="string">
            <text:p text:style-name="P150">Collect Lights Off</text:p>
          </table:table-cell>
          <table:table-cell table:style-name="Table14.A1" office:value-type="string">
            <text:p text:style-name="P150"/>
          </table:table-cell>
          <table:table-cell table:style-name="Table14.A1" office:value-type="string">
            <text:p text:style-name="P150"/>
          </table:table-cell>
          <table:table-cell table:style-name="Table14.A1" office:value-type="string">
            <text:p text:style-name="P150"/>
          </table:table-cell>
        </table:table-row>
        <table:table-row table:style-name="Table14.1">
          <table:table-cell table:style-name="Table14.A1" office:value-type="string">
            <text:p text:style-name="P150">Coll Gov Inc</text:p>
          </table:table-cell>
          <table:table-cell table:style-name="Table14.A1" office:value-type="string">
            <text:p text:style-name="P150">0/2</text:p>
          </table:table-cell>
          <table:table-cell table:style-name="Table14.A1" office:value-type="string">
            <text:p text:style-name="P150">F</text:p>
          </table:table-cell>
          <table:table-cell table:style-name="Table14.A1" office:value-type="string">
            <text:p text:style-name="P150">Increase Helo Beep /0 /0 Errs 0/32</text:p>
          </table:table-cell>
        </table:table-row>
        <table:table-row table:style-name="Table14.1">
          <table:table-cell table:style-name="Table14.A1" office:value-type="string">
            <text:p text:style-name="P150">Coll Gov Dec</text:p>
          </table:table-cell>
          <table:table-cell table:style-name="Table14.A1" office:value-type="string">
            <text:p text:style-name="P150">0/3</text:p>
          </table:table-cell>
          <table:table-cell table:style-name="Table14.A1" office:value-type="string">
            <text:p text:style-name="P150">F</text:p>
          </table:table-cell>
          <table:table-cell table:style-name="Table14.A1" office:value-type="string">
            <text:p text:style-name="P150">Decrease Helo Beep /0 /0</text:p>
          </table:table-cell>
        </table:table-row>
        <table:table-row table:style-name="Table14.1">
          <table:table-cell table:style-name="Table14.A1" office:value-type="string">
            <text:p text:style-name="P150">Collective Starter</text:p>
          </table:table-cell>
          <table:table-cell table:style-name="Table14.A1" office:value-type="string">
            <text:p text:style-name="P150">0/0</text:p>
          </table:table-cell>
          <table:table-cell table:style-name="Table14.A1" office:value-type="string">
            <text:p text:style-name="P150"/>
          </table:table-cell>
          <table:table-cell table:style-name="Table14.A1" office:value-type="string">
            <text:p text:style-name="P150"/>
          </table:table-cell>
        </table:table-row>
        <table:table-row table:style-name="Table14.1">
          <table:table-cell table:style-name="Table14.A1" office:value-type="string">
            <text:p text:style-name="P150">OH Start</text:p>
          </table:table-cell>
          <table:table-cell table:style-name="Table14.A1" office:value-type="string">
            <text:p text:style-name="P150">3/28</text:p>
          </table:table-cell>
          <table:table-cell table:style-name="Table14.A1" office:value-type="string">
            <text:p text:style-name="P150">F</text:p>
          </table:table-cell>
          <table:table-cell table:style-name="Table14.A1" office:value-type="string">
            <text:p text:style-name="P150">DODOSIM Generator Switch /1 /0</text:p>
          </table:table-cell>
        </table:table-row>
        <table:table-row table:style-name="Table14.1">
          <table:table-cell table:style-name="Table14.A1" office:value-type="string">
            <text:p text:style-name="P150">OH Gen</text:p>
          </table:table-cell>
          <table:table-cell table:style-name="Table14.A1" office:value-type="string">
            <text:p text:style-name="P150"/>
          </table:table-cell>
          <table:table-cell table:style-name="Table14.A1" office:value-type="string">
            <text:p text:style-name="P150"/>
          </table:table-cell>
          <table:table-cell table:style-name="Table14.A1" office:value-type="string">
            <text:p text:style-name="P150"/>
          </table:table-cell>
        </table:table-row>
        <table:table-row table:style-name="Table14.1">
          <table:table-cell table:style-name="Table14.A1" office:value-type="string">
            <text:p text:style-name="P150">OH Batt Off</text:p>
          </table:table-cell>
          <table:table-cell table:style-name="Table14.A1" office:value-type="string">
            <text:p text:style-name="P150"/>
          </table:table-cell>
          <table:table-cell table:style-name="Table14.A1" office:value-type="string">
            <text:p text:style-name="P150"/>
          </table:table-cell>
          <table:table-cell table:style-name="Table14.A1" office:value-type="string">
            <text:p text:style-name="P150"/>
          </table:table-cell>
        </table:table-row>
        <table:table-row table:style-name="Table14.1">
          <table:table-cell table:style-name="Table14.A1" office:value-type="string">
            <text:p text:style-name="P150">OH Bat On</text:p>
          </table:table-cell>
          <table:table-cell table:style-name="Table14.A1" office:value-type="string">
            <text:p text:style-name="P150">3/27</text:p>
          </table:table-cell>
          <table:table-cell table:style-name="Table14.A1" office:value-type="string">
            <text:p text:style-name="P150">F</text:p>
          </table:table-cell>
          <table:table-cell table:style-name="Table14.A1" office:value-type="string">
            <text:p text:style-name="P150">DODOSIM Master Battery Set /1 /0</text:p>
          </table:table-cell>
        </table:table-row>
        <table:table-row table:style-name="Table14.1">
          <table:table-cell table:style-name="Table14.A1" office:value-type="string">
            <text:p text:style-name="P150">OH Avionics Off</text:p>
          </table:table-cell>
          <table:table-cell table:style-name="Table14.A1" office:value-type="string">
            <text:p text:style-name="P150"/>
          </table:table-cell>
          <table:table-cell table:style-name="Table14.A1" office:value-type="string">
            <text:p text:style-name="P150"/>
          </table:table-cell>
          <table:table-cell table:style-name="Table14.A1" office:value-type="string">
            <text:p text:style-name="P150"/>
          </table:table-cell>
        </table:table-row>
        <table:table-row table:style-name="Table14.1">
          <table:table-cell table:style-name="Table14.A1" office:value-type="string">
            <text:p text:style-name="P150">OH Avionics On</text:p>
          </table:table-cell>
          <table:table-cell table:style-name="Table14.A1" office:value-type="string">
            <text:p text:style-name="P150"/>
          </table:table-cell>
          <table:table-cell table:style-name="Table14.A1" office:value-type="string">
            <text:p text:style-name="P150"/>
          </table:table-cell>
          <table:table-cell table:style-name="Table14.A1" office:value-type="string">
            <text:p text:style-name="P150"/>
          </table:table-cell>
        </table:table-row>
        <table:table-row table:style-name="Table14.1">
          <table:table-cell table:style-name="Table14.A1" office:value-type="string">
            <text:p text:style-name="P150">OH Pitot Heat Off</text:p>
          </table:table-cell>
          <table:table-cell table:style-name="Table14.A1" office:value-type="string">
            <text:p text:style-name="P150"/>
          </table:table-cell>
          <table:table-cell table:style-name="Table14.A1" office:value-type="string">
            <text:p text:style-name="P150"/>
          </table:table-cell>
          <table:table-cell table:style-name="Table14.A1" office:value-type="string">
            <text:p text:style-name="P150"/>
          </table:table-cell>
        </table:table-row>
        <table:table-row table:style-name="Table14.1">
          <table:table-cell table:style-name="Table14.A1" office:value-type="string">
            <text:p text:style-name="P150">OH Pitot Heat On</text:p>
          </table:table-cell>
          <table:table-cell table:style-name="Table14.A1" office:value-type="string">
            <text:p text:style-name="P150"/>
          </table:table-cell>
          <table:table-cell table:style-name="Table14.A1" office:value-type="string">
            <text:p text:style-name="P150"/>
          </table:table-cell>
          <table:table-cell table:style-name="Table14.A1" office:value-type="string">
            <text:p text:style-name="P150"/>
          </table:table-cell>
        </table:table-row>
        <table:table-row table:style-name="Table14.1">
          <table:table-cell table:style-name="Table14.A1" office:value-type="string">
            <text:p text:style-name="P150">Dir Gyro Off</text:p>
          </table:table-cell>
          <table:table-cell table:style-name="Table14.A1" office:value-type="string">
            <text:p text:style-name="P150"/>
          </table:table-cell>
          <table:table-cell table:style-name="Table14.A1" office:value-type="string">
            <text:p text:style-name="P150"/>
          </table:table-cell>
          <table:table-cell table:style-name="Table14.A1" office:value-type="string">
            <text:p text:style-name="P150"/>
          </table:table-cell>
        </table:table-row>
        <table:table-row table:style-name="Table14.1">
          <table:table-cell table:style-name="Table14.A1" office:value-type="string">
            <text:p text:style-name="P150">Dir Gyro On</text:p>
          </table:table-cell>
          <table:table-cell table:style-name="Table14.A1" office:value-type="string">
            <text:p text:style-name="P150">3/26</text:p>
          </table:table-cell>
          <table:table-cell table:style-name="Table14.A1" office:value-type="string">
            <text:p text:style-name="P150">F</text:p>
          </table:table-cell>
          <table:table-cell table:style-name="Table14.A1" office:value-type="string">
            <text:p text:style-name="P150">Dir Gyro Set /1 /0</text:p>
          </table:table-cell>
        </table:table-row>
        <table:table-row table:style-name="Table14.1">
          <table:table-cell table:style-name="Table14.A1" office:value-type="string">
            <text:p text:style-name="P150">Diff 1</text:p>
          </table:table-cell>
          <table:table-cell table:style-name="Table14.A1" office:value-type="string">
            <text:p text:style-name="P150">INOP</text:p>
          </table:table-cell>
          <table:table-cell table:style-name="Table14.A1" office:value-type="string">
            <text:p text:style-name="P150"/>
          </table:table-cell>
          <table:table-cell table:style-name="Table14.A1" office:value-type="string">
            <text:p text:style-name="P150"/>
          </table:table-cell>
        </table:table-row>
        <table:table-row table:style-name="Table14.1">
          <table:table-cell table:style-name="Table14.A1" office:value-type="string">
            <text:p text:style-name="P150">Diff 2</text:p>
          </table:table-cell>
          <table:table-cell table:style-name="Table14.A1" office:value-type="string">
            <text:p text:style-name="P150">3/7</text:p>
          </table:table-cell>
          <table:table-cell table:style-name="Table14.A1" office:value-type="string">
            <text:p text:style-name="P150">F</text:p>
          </table:table-cell>
          <table:table-cell table:style-name="Table14.A1" office:value-type="string">
            <text:p text:style-name="P150">DODOSIM Difficulty /2</text:p>
          </table:table-cell>
        </table:table-row>
        <table:table-row table:style-name="Table14.1">
          <table:table-cell table:style-name="Table14.A1" office:value-type="string">
            <text:p text:style-name="P150">Diff 3</text:p>
          </table:table-cell>
          <table:table-cell table:style-name="Table14.A1" office:value-type="string">
            <text:p text:style-name="P150">3/8</text:p>
          </table:table-cell>
          <table:table-cell table:style-name="Table14.A1" office:value-type="string">
            <text:p text:style-name="P150">F</text:p>
          </table:table-cell>
          <table:table-cell table:style-name="Table14.A1" office:value-type="string">
            <text:p text:style-name="P150">DODOSIM Difficulty /3</text:p>
          </table:table-cell>
        </table:table-row>
        <table:table-row table:style-name="Table14.1">
          <table:table-cell table:style-name="Table14.A1" office:value-type="string">
            <text:p text:style-name="P150">Diff 4</text:p>
          </table:table-cell>
          <table:table-cell table:style-name="Table14.A1" office:value-type="string">
            <text:p text:style-name="P150">3/9</text:p>
          </table:table-cell>
          <table:table-cell table:style-name="Table14.A1" office:value-type="string">
            <text:p text:style-name="P150">F</text:p>
          </table:table-cell>
          <table:table-cell table:style-name="Table14.A1" office:value-type="string">
            <text:p text:style-name="P150">DODOSIM Difficulty /4</text:p>
          </table:table-cell>
        </table:table-row>
        <table:table-row table:style-name="Table14.1">
          <table:table-cell table:style-name="Table14.A1" office:value-type="string">
            <text:p text:style-name="P150">Diff 5</text:p>
          </table:table-cell>
          <table:table-cell table:style-name="Table14.A1" office:value-type="string">
            <text:p text:style-name="P150">3/10</text:p>
          </table:table-cell>
          <table:table-cell table:style-name="Table14.A1" office:value-type="string">
            <text:p text:style-name="P150">F</text:p>
          </table:table-cell>
          <table:table-cell table:style-name="Table14.A1" office:value-type="string">
            <text:p text:style-name="P150">DODOSIM Difficulty /5</text:p>
          </table:table-cell>
        </table:table-row>
        <table:table-row table:style-name="Table14.1">
          <table:table-cell table:style-name="Table14.A1" office:value-type="string">
            <text:p text:style-name="P150">Heat</text:p>
          </table:table-cell>
          <table:table-cell table:style-name="Table14.A1" office:value-type="string">
            <text:p text:style-name="P150"/>
          </table:table-cell>
          <table:table-cell table:style-name="Table14.A1" office:value-type="string">
            <text:p text:style-name="P150"/>
          </table:table-cell>
          <table:table-cell table:style-name="Table14.A1" office:value-type="string">
            <text:p text:style-name="P150"/>
          </table:table-cell>
        </table:table-row>
        <table:table-row table:style-name="Table14.1">
          <table:table-cell table:style-name="Table14.A1" office:value-type="string">
            <text:p text:style-name="P150">Heat – off</text:p>
          </table:table-cell>
          <table:table-cell table:style-name="Table14.A1" office:value-type="string">
            <text:p text:style-name="P150"/>
          </table:table-cell>
          <table:table-cell table:style-name="Table14.A1" office:value-type="string">
            <text:p text:style-name="P150"/>
          </table:table-cell>
          <table:table-cell table:style-name="Table14.A1" office:value-type="string">
            <text:p text:style-name="P150"/>
          </table:table-cell>
        </table:table-row>
        <table:table-row table:style-name="Table14.1">
          <table:table-cell table:style-name="Table14.A1" office:value-type="string">
            <text:p text:style-name="P150">Heat – Vent on</text:p>
          </table:table-cell>
          <table:table-cell table:style-name="Table14.A1" office:value-type="string">
            <text:p text:style-name="P150">3/11</text:p>
          </table:table-cell>
          <table:table-cell table:style-name="Table14.A1" office:value-type="string">
            <text:p text:style-name="P150">F</text:p>
          </table:table-cell>
          <table:table-cell table:style-name="Table14.A1" office:value-type="string">
            <text:p text:style-name="P150">DODOSIM Hydraulic Set /1/0</text:p>
          </table:table-cell>
        </table:table-row>
        <table:table-row table:style-name="Table14.1">
          <table:table-cell table:style-name="Table14.A1" office:value-type="string">
            <text:p text:style-name="P150">Heat - Heat</text:p>
          </table:table-cell>
          <table:table-cell table:style-name="Table14.A1" office:value-type="string">
            <text:p text:style-name="P150">3/12</text:p>
          </table:table-cell>
          <table:table-cell table:style-name="Table14.A1" office:value-type="string">
            <text:p text:style-name="P150"/>
          </table:table-cell>
          <table:table-cell table:style-name="Table14.A1" office:value-type="string">
            <text:p text:style-name="P150"/>
          </table:table-cell>
        </table:table-row>
        <table:table-row table:style-name="Table14.1">
          <table:table-cell table:style-name="Table14.A1" office:value-type="string">
            <text:p text:style-name="P150">GEN Field Close</text:p>
          </table:table-cell>
          <table:table-cell table:style-name="Table14.A1" office:value-type="string">
            <text:p text:style-name="P150">3/24</text:p>
          </table:table-cell>
          <table:table-cell table:style-name="Table14.A1" office:value-type="string">
            <text:p text:style-name="P150">F</text:p>
          </table:table-cell>
          <table:table-cell table:style-name="Table14.A1" office:value-type="string">
            <text:p text:style-name="P150">DODOSIM Gen Field Set /1 /0</text:p>
          </table:table-cell>
        </table:table-row>
        <table:table-row table:style-name="Table14.1">
          <table:table-cell table:style-name="Table14.A1" office:value-type="string">
            <text:p text:style-name="P150">GEN Field Open</text:p>
          </table:table-cell>
          <table:table-cell table:style-name="Table14.A1" office:value-type="string">
            <text:p text:style-name="P150"/>
          </table:table-cell>
          <table:table-cell table:style-name="Table14.A1" office:value-type="string">
            <text:p text:style-name="P150"/>
          </table:table-cell>
          <table:table-cell table:style-name="Table14.A1" office:value-type="string">
            <text:p text:style-name="P150"/>
          </table:table-cell>
        </table:table-row>
        <table:table-row table:style-name="Table14.1">
          <table:table-cell table:style-name="Table14.A1" office:value-type="string">
            <text:p text:style-name="P150">GEN Reset Close</text:p>
          </table:table-cell>
          <table:table-cell table:style-name="Table14.A1" office:value-type="string">
            <text:p text:style-name="P150">3/25</text:p>
          </table:table-cell>
          <table:table-cell table:style-name="Table14.A1" office:value-type="string">
            <text:p text:style-name="P150">F</text:p>
          </table:table-cell>
          <table:table-cell table:style-name="Table14.A1" office:value-type="string">
            <text:p text:style-name="P150">DODOSIM Gen Reset Set /1 /0</text:p>
          </table:table-cell>
        </table:table-row>
        <table:table-row table:style-name="Table14.1">
          <table:table-cell table:style-name="Table14.A1" office:value-type="string">
            <text:p text:style-name="P150">GEN Reset Open</text:p>
          </table:table-cell>
          <table:table-cell table:style-name="Table14.A1" office:value-type="string">
            <text:p text:style-name="P150"/>
          </table:table-cell>
          <table:table-cell table:style-name="Table14.A1" office:value-type="string">
            <text:p text:style-name="P150"/>
          </table:table-cell>
          <table:table-cell table:style-name="Table14.A1" office:value-type="string">
            <text:p text:style-name="P150"/>
          </table:table-cell>
        </table:table-row>
        <table:table-row table:style-name="Table14.1">
          <table:table-cell table:style-name="Table14.A1" office:value-type="string">
            <text:p text:style-name="P150">Pos Light Off</text:p>
          </table:table-cell>
          <table:table-cell table:style-name="Table14.A1" office:value-type="string">
            <text:p text:style-name="P150"/>
          </table:table-cell>
          <table:table-cell table:style-name="Table14.A1" office:value-type="string">
            <text:p text:style-name="P150"/>
          </table:table-cell>
          <table:table-cell table:style-name="Table14.A1" office:value-type="string">
            <text:p text:style-name="P150"/>
          </table:table-cell>
        </table:table-row>
        <table:table-row table:style-name="Table14.1">
          <table:table-cell table:style-name="Table14.A1" office:value-type="string">
            <text:p text:style-name="P150">Pos Light On</text:p>
          </table:table-cell>
          <table:table-cell table:style-name="Table14.A1" office:value-type="string">
            <text:p text:style-name="P150"/>
          </table:table-cell>
          <table:table-cell table:style-name="Table14.A1" office:value-type="string">
            <text:p text:style-name="P150"/>
          </table:table-cell>
          <table:table-cell table:style-name="Table14.A1" office:value-type="string">
            <text:p text:style-name="P150"/>
          </table:table-cell>
        </table:table-row>
        <table:table-row table:style-name="Table14.1">
          <table:table-cell table:style-name="Table14.A1" office:value-type="string">
            <text:p text:style-name="P150">Anti-Coll Light off</text:p>
          </table:table-cell>
          <table:table-cell table:style-name="Table14.A1" office:value-type="string">
            <text:p text:style-name="P150"/>
          </table:table-cell>
          <table:table-cell table:style-name="Table14.A1" office:value-type="string">
            <text:p text:style-name="P150"/>
          </table:table-cell>
          <table:table-cell table:style-name="Table14.A1" office:value-type="string">
            <text:p text:style-name="P150"/>
          </table:table-cell>
        </table:table-row>
        <table:table-row table:style-name="Table14.1">
          <table:table-cell table:style-name="Table14.A1" office:value-type="string">
            <text:p text:style-name="P150">Anti-Coll Light On</text:p>
          </table:table-cell>
          <table:table-cell table:style-name="Table14.A1" office:value-type="string">
            <text:p text:style-name="P150"/>
          </table:table-cell>
          <table:table-cell table:style-name="Table14.A1" office:value-type="string">
            <text:p text:style-name="P150"/>
          </table:table-cell>
          <table:table-cell table:style-name="Table14.A1" office:value-type="string">
            <text:p text:style-name="P150"/>
          </table:table-cell>
        </table:table-row>
        <table:table-row table:style-name="Table14.1">
          <table:table-cell table:style-name="Table14.A1" office:value-type="string">
            <text:p text:style-name="P150">Fuel Boost Aft Close</text:p>
          </table:table-cell>
          <table:table-cell table:style-name="Table14.A1" office:value-type="string">
            <text:p text:style-name="P150">3/23</text:p>
          </table:table-cell>
          <table:table-cell table:style-name="Table14.A1" office:value-type="string">
            <text:p text:style-name="P150">F</text:p>
          </table:table-cell>
          <table:table-cell table:style-name="Table14.A1" office:value-type="string">
            <text:p text:style-name="P150">DODOSIM Fuel Pump 2 /1 /0</text:p>
          </table:table-cell>
        </table:table-row>
        <table:table-row table:style-name="Table14.1">
          <table:table-cell table:style-name="Table14.A1" office:value-type="string">
            <text:p text:style-name="P150">Fuel Boost Aft Open</text:p>
          </table:table-cell>
          <table:table-cell table:style-name="Table14.A1" office:value-type="string">
            <text:p text:style-name="P150"/>
          </table:table-cell>
          <table:table-cell table:style-name="Table14.A1" office:value-type="string">
            <text:p text:style-name="P150"/>
          </table:table-cell>
          <table:table-cell table:style-name="Table14.A1" office:value-type="string">
            <text:p text:style-name="P150"/>
          </table:table-cell>
        </table:table-row>
        <table:table-row table:style-name="Table14.1">
          <table:table-cell table:style-name="Table14.A1" office:value-type="string">
            <text:p text:style-name="P150">Fuel Boost Fwd Close</text:p>
          </table:table-cell>
          <table:table-cell table:style-name="Table14.A1" office:value-type="string">
            <text:p text:style-name="P150">3/22</text:p>
          </table:table-cell>
          <table:table-cell table:style-name="Table14.A1" office:value-type="string">
            <text:p text:style-name="P150">F</text:p>
          </table:table-cell>
          <table:table-cell table:style-name="Table14.A1" office:value-type="string">
            <text:p text:style-name="P150">DODOSIM Fuel Pump 1 /1 /0<text:bookmark text:name="_GoBack"/></text:p>
          </table:table-cell>
        </table:table-row>
        <table:table-row table:style-name="Table14.1">
          <table:table-cell table:style-name="Table14.A1" office:value-type="string">
            <text:p text:style-name="P150">Fuel Boost Fwd Open</text:p>
          </table:table-cell>
          <table:table-cell table:style-name="Table14.A1" office:value-type="string">
            <text:p text:style-name="P150"/>
          </table:table-cell>
          <table:table-cell table:style-name="Table14.A1" office:value-type="string">
            <text:p text:style-name="P150"/>
          </table:table-cell>
          <table:table-cell table:style-name="Table14.A1" office:value-type="string">
            <text:p text:style-name="P150"/>
          </table:table-cell>
        </table:table-row>
        <table:table-row table:style-name="Table14.1">
          <table:table-cell table:style-name="Table14.A1" office:value-type="string">
            <text:p text:style-name="P150"/>
          </table:table-cell>
          <table:table-cell table:style-name="Table14.A1" office:value-type="string">
            <text:p text:style-name="P150"/>
          </table:table-cell>
          <table:table-cell table:style-name="Table14.A1" office:value-type="string">
            <text:p text:style-name="P150"/>
          </table:table-cell>
          <table:table-cell table:style-name="Table14.A1" office:value-type="string">
            <text:p text:style-name="P150"/>
          </table:table-cell>
        </table:table-row>
      </table:table>
      <text:p text:style-name="P1"><text:soft-page-break/><text:span text:style-name="T56"><text:line-break/><text:line-break/></text:span></text:p>
      <text:p text:style-name="P201"/>
      <text:p text:style-name="P202">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u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p>
      <text:p text:style-name="P201"/>
      <text:h text:style-name="P15" text:outline-level="1"><text:bookmark-start text:name="__RefHeading___Toc18932_85147849"/><text:bookmark-start text:name="_Toc275967477"/>Sound System<text:bookmark-end text:name="__RefHeading___Toc18932_85147849"/><text:bookmark-end text:name="_Toc275967477"/></text:h>
      <text:p text:style-name="P201"/>
      <text:p text:style-name="P201">PILOT PA400S Stereo 4 Place Portable Intercom</text:p>
      <text:p text:style-name="P201"/>
      <text:p text:style-name="P203">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p>
      <text:p text:style-name="P204"><text:span text:style-name="T77">The on/off press button to the right of the squelch knob is used to turn on and off the red back lighting for use at night. The back lighting should </text:span><text:soft-page-break/><text:span text:style-name="T77">be left off whenever practical as it consumes battery power.</text:span></text:p>
      <text:p text:style-name="P203">Please note, that as an added battery saving feature, the PA400S is automatically switched off when the pilot’s phone plug is removed.</text:p>
      <text:p text:style-name="P203">Distributed by www.pilotcommunications.com.au, Ozcomm Australia</text:p>
      <text:p text:style-name="P203"/>
      <text:p text:style-name="P203"><draw:frame draw:style-name="fr8" draw:name="Image11" text:anchor-type="char" svg:width="14.651cm" svg:height="11.885cm" draw:z-index="16"><draw:image xlink:href="Pictures/100000010000046E000003981252C8D4.png" xlink:type="simple" xlink:show="embed" xlink:actuate="onLoad" draw:mime-type="image/png"/></draw:frame></text:p>
      <text:p text:style-name="P203"/>
      <text:h text:style-name="P205" text:outline-level="1"><text:bookmark-start text:name="__RefHeading___Toc8372_2330013787"/>Components<text:bookmark-end text:name="__RefHeading___Toc8372_2330013787"/></text:h>
      <text:p text:style-name="Standard"/>
      <text:h text:style-name="Heading_20_2" text:outline-level="2"><text:bookmark-start text:name="__RefHeading___Toc8374_2330013787"/>Flight Controls<text:bookmark-end text:name="__RefHeading___Toc8374_2330013787"/></text:h>
      <text:p text:style-name="P206"/>
      <text:p text:style-name="P207">The flight controls were manufactured by Computer Repairs (Jess Jellen) – <text:a xlink:type="simple" xlink:href="http://www.computerrepairs.ca/" text:style-name="Internet_20_link" text:visited-style-name="Visited_20_Internet_20_Link">http://www.computerrepairs.ca/</text:a>. <text:s/><text:span text:style-name="T78">They have stood the test of time incredibly well. </text:span><text:s/></text:p>
      <text:h text:style-name="Heading_20_2" text:outline-level="2"><text:bookmark-start text:name="__RefHeading___Toc8376_2330013787"/>V<text:span text:style-name="T79">ESA </text:span>Mount for Chin Screen<text:bookmark-end text:name="__RefHeading___Toc8376_2330013787"/></text:h>
      <text:p text:style-name="P208"/>
      <text:p text:style-name="P208">The Officeworks Brateck Extendable Monitor/TV Wall Mount 13-27"<text:span text:style-name="T80"> (</text:span>$30<text:span text:style-name="T80">)</text:span> mount works well, enables the chin screen to be tilted.</text:p>
      <text:p text:style-name="P209"><draw:frame draw:style-name="fr9" draw:name="Frame109" text:anchor-type="char" svg:width="11.448cm" draw:z-index="19"><draw:text-box fo:min-height="5.95cm"><text:p text:style-name="Figure"><draw:frame draw:style-name="fr5" draw:name="Image7" text:anchor-type="paragraph" svg:width="11.448cm" style:rel-width="100%" svg:height="5.95cm" style:rel-height="scale" draw:z-index="24"><draw:image xlink:href="Pictures/10000001000004BC00000276C2F361FD.png" xlink:type="simple" xlink:show="embed" xlink:actuate="onLoad" draw:mime-type="image/png"/></draw:frame>Figure <text:sequence text:ref-name="refFigure3" text:name="Figure" text:formula="ooow:Figure+1" style:num-format="1">4</text:sequence>: Chin VESA Mount</text:p></draw:text-box></draw:frame></text:p>
      <text:p text:style-name="P210"><text:a xlink:type="simple" xlink:href="https://www.officeworks.com.au/shop/officeworks/p/brateck-extendable-monitor-tv-wall-mount-13-27-lulcd101g" text:style-name="Internet_20_link" text:visited-style-name="Visited_20_Internet_20_Link">https://www.officeworks.com.au/shop/officeworks/p/brateck-extendable-monitor-tv-wall-mount-13-27-lulcd101g</text:a></text:p>
      <text:p text:style-name="P201"/>
      <text:h text:style-name="Heading_20_2" text:outline-level="2"><text:bookmark-start text:name="__RefHeading___Toc8378_2330013787"/>Chin Screen<text:bookmark-end text:name="__RefHeading___Toc8378_2330013787"/></text:h>
      <text:p text:style-name="P211"/>
      <text:p text:style-name="P211">The Chin Screen is an ACER 24” screen, Acer 24" FHD 144Hz IPS Monitor KA242Y P6. <text:s/><text:span text:style-name="T79">The power switch and display stick are locked on the rear right hand side. <text:s/>It has an internal power supply.</text:span></text:p>
      <text:p text:style-name="P211"/>
      <text:p text:style-name="P212"><text:a xlink:type="simple" xlink:href="https://www.officeworks.com.au/shop/officeworks/p/acer-24-fhd-144hz-ips-monitor-ka242y-p6-acka242yp6" text:style-name="Internet_20_link" text:visited-style-name="Visited_20_Internet_20_Link">https://www.officeworks.com.au/shop/officeworks/p/acer-24-fhd-144hz-ips-monitor-ka242y-p6-acka242yp6</text:a></text:p>
      <text:p text:style-name="P211"/>
      <text:h text:style-name="Heading_20_2" text:outline-level="2"><text:bookmark-start text:name="__RefHeading___Toc8380_2330013787"/>Front Screen<text:bookmark-end text:name="__RefHeading___Toc8380_2330013787"/></text:h>
      <text:p text:style-name="P213"/>
      <text:p text:style-name="P213">The front screen is an old Hisense 70” TV. <text:s/></text:p>
      <text:p text:style-name="P213"/>
      <text:p text:style-name="P213"/>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214"><text:a xlink:type="simple" xlink:href="#Figure!0%7Csequence" text:style-name="Index_20_Link" text:visited-style-name="Index_20_Link">Figure 1: Safety Sensor Monitor<text:tab/>12</text:a></text:p>
          <text:p text:style-name="P214"><text:a xlink:type="simple" xlink:href="#Figure!1%7Csequence" text:style-name="Index_20_Link" text:visited-style-name="Index_20_Link"><text:soft-page-break/>Figure 2: 5090 Connections<text:tab/>17</text:a></text:p>
          <text:p text:style-name="P214"><text:a xlink:type="simple" xlink:href="#Figure!2%7Csequence" text:style-name="Index_20_Link" text:visited-style-name="Index_20_Link">Figure 3: Chin VESA Mount<text:tab/>52</text:a></text:p>
        </text:index-body>
      </text:illustration-index>
      <text:p text:style-name="P213"/>
      <text:p text:style-name="P213"/>
      <text:p text:style-name="P213"/>
      <text:p text:style-name="P1"><draw:frame draw:style-name="fr7" draw:name="Picture 5" text:anchor-type="as-char" svg:width="14.64cm" svg:height="10.954cm" draw:z-index="36"><draw:image xlink:href="Pictures/10000001000002B400000206BBBD8CA9.png" xlink:type="simple" xlink:show="embed" xlink:actuate="onLoad" draw:mime-type="image/png"/></draw:frame><draw:frame draw:style-name="fr7" draw:name="Picture 3" text:anchor-type="as-char" svg:width="14.64cm" svg:height="10.973cm" draw:z-index="37"><draw:image xlink:href="Pictures/10193478000041F9000031827512E808.emf" xlink:type="simple" xlink:show="embed" xlink:actuate="onLoad" draw:mime-type="image/x-emf"/><draw:image xlink:href="Pictures/100000000000033000000265FF5428C2.png" xlink:type="simple" xlink:show="embed" xlink:actuate="onLoad" draw:mime-type="image/png"/></draw:frame></text:p>
      <text:p text:style-name="P201"><text:soft-page-break/><text:line-break/></text:p>
      <text:p text:style-name="P1"><draw:frame draw:style-name="fr7" draw:name="Picture 7" text:anchor-type="as-char" svg:width="14.64cm" svg:height="10.954cm" draw:z-index="38"><draw:image xlink:href="Pictures/10000001000002B400000206B7FDF579.png" xlink:type="simple" xlink:show="embed" xlink:actuate="onLoad" draw:mime-type="image/png"/></draw:frame></text:p>
      <text:p text:style-name="P1"/>
      <text:p text:style-name="P1"><text:span text:style-name="T56"><text:line-break/></text:span><draw:frame draw:style-name="fr7" draw:name="Picture 6" text:anchor-type="as-char" svg:width="14.64cm" svg:height="8.043cm" draw:z-index="41"><draw:image xlink:href="Pictures/1000000000000541000002E326D33539.jpg" xlink:type="simple" xlink:show="embed" xlink:actuate="onLoad" draw:mime-type="image/jpeg"/></draw:frame></text:p>
      <text:p text:style-name="P1"/>
      <text:p text:style-name="P1"/>
      <text:p text:style-name="P1"><text:soft-page-break/><draw:frame draw:style-name="fr7" draw:name="Picture 2" text:anchor-type="as-char" svg:width="14.64cm" svg:height="10.977cm" draw:z-index="42"><draw:image xlink:href="Pictures/10000001000002B400000207A38DE79D.png" xlink:type="simple" xlink:show="embed" xlink:actuate="onLoad" draw:mime-type="image/png"/></draw:frame></text:p>
      <text:h text:style-name="P215" text:outline-level="1"><text:bookmark-start text:name="__RefHeading___Toc18934_85147849"/><text:bookmark-start text:name="_Toc275967478"/>FSX Data flows for radios and lights<text:bookmark-end text:name="__RefHeading___Toc18934_85147849"/><text:bookmark-end text:name="_Toc275967478"/></text:h>
      <text:h text:style-name="P15" text:outline-level="1"><text:bookmark-start text:name="__RefHeading___Toc18936_85147849"/><draw:frame draw:style-name="fr7" draw:name="Image3" text:anchor-type="as-char" svg:width="17.514cm" svg:height="13.132cm" draw:z-index="43"><draw:image xlink:href="Pictures/1000000100000320000002588AF0F70B.png" xlink:type="simple" xlink:show="embed" xlink:actuate="onLoad" draw:mime-type="image/png"/></draw:frame><text:bookmark-end text:name="__RefHeading___Toc18936_85147849"/></text:h>
      <text:p text:style-name="P216"/>
      <text:h text:style-name="P217" text:outline-level="1"><text:bookmark-start text:name="__RefHeading___Toc18938_85147849"/><text:bookmark-start text:name="_Toc275967479"/>Data Flows<text:bookmark-end text:name="__RefHeading___Toc18938_85147849"/><text:bookmark-end text:name="_Toc275967479"/></text:h>
      <text:h text:style-name="P15" text:outline-level="1"><draw:g text:anchor-type="char" draw:z-index="28" draw:name="Group 315" draw:style-name="gr1"><draw:custom-shape draw:name="Text Box 2" draw:style-name="gr2" draw:text-style-name="P218" svg:width="26.62cm" svg:height="15.571cm" svg:x="0.06cm" svg:y="0.49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220" svg:width="2.793cm" svg:height="2.819cm" svg:x="9.978cm" svg:y="5.722cm"><text:p text:style-name="P219" loext:marker-style-name="T81"><text:span text:style-name="T81">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220" svg:width="3.022cm" svg:height="3.021cm" svg:x="16.965cm" svg:y="3.635cm"><text:p text:style-name="P152" loext:marker-style-name="T81"><text:span text:style-name="T82">SOIC</text:span><text:span text:style-name="T82"/></text:p><text:p text:style-name="P219" loext:marker-style-name="T81"><text:span text:style-name="T81">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220" svg:width="2.869cm" svg:height="1.548cm" svg:x="22.558cm" svg:y="2.243cm"><text:p text:style-name="P219" loext:marker-style-name="T81"><text:span text:style-name="T81">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220" svg:width="2.869cm" svg:height="1.548cm" svg:x="22.558cm" svg:y="4.572cm"><text:p text:style-name="P219" loext:marker-style-name="T81"><text:span text:style-name="T81">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220" svg:width="2.869cm" svg:height="1.548cm" svg:x="22.558cm" svg:y="6.628cm"><text:p text:style-name="P219" loext:marker-style-name="T81"><text:span text:style-name="T81">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220" svg:width="2.869cm" svg:height="1.548cm" svg:x="22.558cm" svg:y="8.958cm"><text:p text:style-name="P219" loext:marker-style-name="T81"><text:span text:style-name="T81">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221" svg:width="2.818cm" svg:height="1.269cm" svg:x="19.671cm" svg:y="3.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5" draw:style-name="gr7" draw:text-style-name="P221" svg:width="2.564cm" svg:height="0.558cm" svg:x="19.941cm" svg:y="4.84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6" draw:style-name="gr8" draw:text-style-name="P221" svg:width="2.564cm" svg:height="1.701cm" svg:x="19.941cm" svg:y="5.6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7" draw:style-name="gr9" draw:text-style-name="P221" svg:width="3.123cm" svg:height="3.354cm" svg:x="19.413cm" svg:y="6.278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18" draw:style-name="gr10" draw:text-style-name="P220" svg:width="3.657cm" svg:height="3.58cm" svg:x="12.912cm" svg:y="3.12cm"><text:p text:style-name="P219" loext:marker-style-name="T81"><text:span text:style-name="T81">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220" svg:width="2.869cm" svg:height="1.549cm" svg:x="1.33cm" svg:y="7.475cm"><text:p text:style-name="P219" loext:marker-style-name="T81"><text:span text:style-name="T81">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220" svg:width="2.869cm" svg:height="1.548cm" svg:x="4.868cm" svg:y="1.065cm"><text:p text:style-name="P219" loext:marker-style-name="T81"><text:span text:style-name="T81">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220" svg:width="3.241cm" svg:height="3.174cm" svg:x="9.313cm" svg:y="10.592cm"><text:p text:style-name="P219" loext:marker-style-name="T81"><text:span text:style-name="T81">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220" svg:width="4.063cm" svg:height="3.978cm" svg:x="0.997cm" svg:y="2.607cm"><text:p text:style-name="P219" loext:marker-style-name="T81"><text:span text:style-name="T81">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220" svg:width="2.869cm" svg:height="1.548cm" svg:x="18.113cm" svg:y="9.683cm"><text:p text:style-name="P219" loext:marker-style-name="T81"><text:span text:style-name="T81">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220" svg:width="2.869cm" svg:height="1.548cm" svg:x="18.113cm" svg:y="11.83cm"><text:p text:style-name="P219" loext:marker-style-name="T81"><text:span text:style-name="T81">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220" svg:width="3.571cm" svg:height="3.497cm" svg:x="4.868cm" svg:y="8.807cm"><text:p text:style-name="P219" loext:marker-style-name="T81"><text:span text:style-name="T81">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220" svg:width="4.306cm" svg:height="4.216cm" svg:x="13.335cm" svg:y="6.9cm"><text:p text:style-name="P219" loext:marker-style-name="T81"><text:span text:style-name="T81">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220" svg:width="2.869cm" svg:height="1.548cm" svg:x="1.33cm" svg:y="13.01cm"><text:p text:style-name="P219" loext:marker-style-name="T81"><text:span text:style-name="T81">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220" svg:width="2.871cm" svg:height="1.548cm" svg:x="12.548cm" svg:y="13.978cm"><text:p text:style-name="P219" loext:marker-style-name="T81"><text:span text:style-name="T81">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220" svg:width="2.869cm" svg:height="1.548cm" svg:x="16.178cm" svg:y="13.978cm"><text:p text:style-name="P219" loext:marker-style-name="T81"><text:span text:style-name="T81">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220" svg:width="2.869cm" svg:height="1.548cm" svg:x="19.837cm" svg:y="13.978cm"><text:p text:style-name="P219" loext:marker-style-name="T81"><text:span text:style-name="T81">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220" svg:width="2.869cm" svg:height="1.548cm" svg:x="23.467cm" svg:y="13.978cm"><text:p text:style-name="P219" loext:marker-style-name="T81"><text:span text:style-name="T81">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221" svg:width="0.914cm" svg:height="0.331cm" svg:x="12.79cm" svg:y="7.56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1" draw:style-name="gr18" draw:text-style-name="P221" svg:width="0.253cm" svg:height="2.057cm" svg:x="10.959cm" svg:y="8.53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2" draw:style-name="gr19" draw:text-style-name="P221" svg:width="1.407cm" svg:height="1.015cm" svg:x="12.548cm" svg:y="10.445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3" draw:style-name="gr20" draw:text-style-name="P221" svg:width="0.609cm" svg:height="0.479cm" svg:x="12.349cm" svg:y="5.72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4" draw:style-name="gr21" draw:text-style-name="P221" svg:width="1.789cm" svg:height="0.888cm" svg:x="17.66cm" svg:y="8.8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5" draw:style-name="gr22" draw:text-style-name="P221" svg:width="3.809cm" svg:height="1.243cm" svg:x="20.987cm" svg:y="12.738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6" draw:style-name="gr23" draw:text-style-name="P221" svg:width="0.003cm" svg:height="0.583cm" svg:x="19.445cm" svg:y="11.25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7" draw:style-name="gr24" draw:text-style-name="P221" svg:width="1.472cm" svg:height="0.583cm" svg:x="19.747cm" svg:y="13.40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8" draw:style-name="gr25" draw:text-style-name="P221" svg:width="2.107cm" svg:height="0.583cm" svg:x="17.63cm" svg:y="13.4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9" draw:style-name="gr26" draw:text-style-name="P221" svg:width="4.19cm" svg:height="1.495cm" svg:x="13.832cm" svg:y="12.46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0" draw:style-name="gr27" draw:text-style-name="P221" svg:width="2.26cm" svg:height="1.398cm" svg:x="7.874cm" svg:y="7.89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1" draw:style-name="gr28" draw:text-style-name="P221" svg:width="2.26cm" svg:height="1.396cm" svg:x="2.766cm" svg:y="11.52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2" draw:style-name="gr29" draw:text-style-name="P221" svg:width="5.79cm" svg:height="1.093cm" svg:x="4.203cm" svg:y="7.153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3" draw:style-name="gr30" draw:text-style-name="P221" svg:width="4.901cm" svg:height="1.463cm" svg:x="5.11cm" svg:y="5.14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4" draw:style-name="gr31" draw:text-style-name="P221" svg:width="4.188cm" svg:height="3.5cm" svg:x="6.288cm" svg:y="2.6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5" draw:style-name="gr32" draw:text-style-name="P221" svg:width="0.003cm" svg:height="0.796cm" svg:x="2.842cm" svg:y="6.575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6" draw:style-name="gr33" draw:text-style-name="P221" svg:width="1.878cm" svg:height="0.759cm" svg:x="2.993cm" svg:y="1.8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08" draw:style-name="gr34" draw:text-style-name="P220" svg:width="3.631cm" svg:height="4.723cm" svg:x="22.227cm" svg:y="1.7cm"><text:p text:style-name="P219"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218" svg:width="2.994cm" svg:height="0.761cm" svg:x="22.558cm" svg:y="1.337cm"><text:p text:style-name="Standard" loext:marker-style-name="T83"><text:span text:style-name="T83">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220" svg:width="4.444cm" svg:height="3.047cm" svg:x="8.587cm" svg:y="1.488cm"><text:p text:style-name="P152" loext:marker-style-name="T81"><text:span text:style-name="T82">Simmeters</text:span><text:span text:style-name="T82"/></text:p><text:p text:style-name="P219" loext:marker-style-name="T81"><text:span text:style-name="T81">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221" svg:width="2.056cm" svg:height="0.034cm" svg:x="16.058cm" svg:y="3.635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inimum="-2147483647" draw:handle-position="?f0 ?f4" draw:handle-range-x-maximum="2147483647"/></draw:enhanced-geometry></draw:custom-shape><draw:custom-shape draw:name="Straight Arrow Connector 312" draw:style-name="gr38" draw:text-style-name="P221" svg:width="0.253cm" svg:height="1.117cm" svg:x="10.959cm" svg:y="4.48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13" draw:style-name="gr39" draw:text-style-name="P220" svg:width="3.477cm" svg:height="1.548cm" svg:x="13.548cm" svg:y="0.943cm"><text:p text:style-name="P152" loext:marker-style-name="T81"><text:span text:style-name="T82">Simmeters</text:span><text:span text:style-name="T82"/></text:p><text:p text:style-name="P219" loext:marker-style-name="T81"><text:span text:style-name="T81">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221" svg:width="1.093cm" svg:height="0.151cm" svg:x="12.458cm" svg:y="1.61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text:h>
      <text:h text:style-name="P15" text:outline-level="1"/>
      <text:p text:style-name="P222"/>
      <text:h text:style-name="P15" text:outline-level="1"><text:bookmark-start text:name="_Toc275967480"/><text:bookmark-start text:name="__RefHeading___Toc18940_85147849"/><draw:g text:anchor-type="char" draw:z-index="33" draw:name="Group 381" draw:style-name="gr1"><draw:g draw:style-name="gr41"><draw:custom-shape draw:name="Text Box 2" draw:style-name="gr2" draw:text-style-name="P218" svg:width="26.62cm" svg:height="15.571cm" svg:x="0.483cm" svg:y="1.954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220" svg:width="2.793cm" svg:height="2.819cm" svg:x="10.401cm" svg:y="7.184cm"><text:p text:style-name="P219" loext:marker-style-name="T81"><text:span text:style-name="T81">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220" svg:width="3.022cm" svg:height="3.021cm" svg:x="17.388cm" svg:y="5.099cm"><text:p text:style-name="P152" loext:marker-style-name="T81"><text:span text:style-name="T82">SOIC</text:span><text:span text:style-name="T82"/></text:p><text:p text:style-name="P219" loext:marker-style-name="T81"><text:span text:style-name="T81">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220" svg:width="2.869cm" svg:height="1.548cm" svg:x="22.983cm" svg:y="3.707cm"><text:p text:style-name="P219" loext:marker-style-name="T81"><text:span text:style-name="T81">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220" svg:width="2.869cm" svg:height="1.548cm" svg:x="22.983cm" svg:y="6.036cm"><text:p text:style-name="P219" loext:marker-style-name="T81"><text:span text:style-name="T81">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220" svg:width="2.869cm" svg:height="1.548cm" svg:x="22.983cm" svg:y="8.092cm"><text:p text:style-name="P219" loext:marker-style-name="T81"><text:span text:style-name="T81">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220" svg:width="2.869cm" svg:height="1.548cm" svg:x="22.983cm" svg:y="10.422cm"><text:p text:style-name="P219" loext:marker-style-name="T81"><text:span text:style-name="T81">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220" svg:width="2.818cm" svg:height="1.269cm" svg:x="20.087cm" svg:y="4.49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5" draw:style-name="gr7" draw:text-style-name="P220" svg:width="2.564cm" svg:height="0.558cm" svg:x="20.361cm" svg:y="6.30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6" draw:style-name="gr8" draw:text-style-name="P220" svg:width="2.564cm" svg:height="1.701cm" svg:x="20.361cm" svg:y="7.15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7" draw:style-name="gr9" draw:text-style-name="P220" svg:width="3.123cm" svg:height="3.354cm" svg:x="19.838cm" svg:y="7.738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328" draw:style-name="gr10" draw:text-style-name="P220" svg:width="3.657cm" svg:height="3.58cm" svg:x="13.335cm" svg:y="4.584cm"><text:p text:style-name="P219" loext:marker-style-name="T81"><text:span text:style-name="T81">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220" svg:width="2.869cm" svg:height="1.549cm" svg:x="1.753cm" svg:y="8.939cm"><text:p text:style-name="P219" loext:marker-style-name="T81"><text:span text:style-name="T81">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220" svg:width="2.869cm" svg:height="1.548cm" svg:x="5.291cm" svg:y="2.527cm"><text:p text:style-name="P219" loext:marker-style-name="T81"><text:span text:style-name="T81">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220" svg:width="3.241cm" svg:height="3.174cm" svg:x="9.736cm" svg:y="12.054cm"><text:p text:style-name="P219" loext:marker-style-name="T81"><text:span text:style-name="T81">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220" svg:width="4.063cm" svg:height="3.978cm" svg:x="1.421cm" svg:y="4.071cm"><text:p text:style-name="P219" loext:marker-style-name="T81"><text:span text:style-name="T81">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220" svg:width="2.869cm" svg:height="1.548cm" svg:x="18.538cm" svg:y="11.147cm"><text:p text:style-name="P219" loext:marker-style-name="T81"><text:span text:style-name="T81">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220" svg:width="2.869cm" svg:height="1.548cm" svg:x="18.538cm" svg:y="13.294cm"><text:p text:style-name="P219" loext:marker-style-name="T81"><text:span text:style-name="T81">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220" svg:width="3.571cm" svg:height="3.497cm" svg:x="5.291cm" svg:y="10.271cm"><text:p text:style-name="P219" loext:marker-style-name="T81"><text:span text:style-name="T81">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220" svg:width="4.306cm" svg:height="4.216cm" svg:x="13.758cm" svg:y="8.364cm"><text:p text:style-name="P219" loext:marker-style-name="T81"><text:span text:style-name="T81">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220" svg:width="2.869cm" svg:height="1.548cm" svg:x="1.753cm" svg:y="14.474cm"><text:p text:style-name="P219" loext:marker-style-name="T81"><text:span text:style-name="T81">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220" svg:width="2.871cm" svg:height="1.548cm" svg:x="12.971cm" svg:y="15.441cm"><text:p text:style-name="P219" loext:marker-style-name="T81"><text:span text:style-name="T81">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220" svg:width="2.869cm" svg:height="1.548cm" svg:x="16.603cm" svg:y="15.441cm"><text:p text:style-name="P219" loext:marker-style-name="T81"><text:span text:style-name="T81">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220" svg:width="2.869cm" svg:height="1.548cm" svg:x="20.261cm" svg:y="15.441cm"><text:p text:style-name="P219" loext:marker-style-name="T81"><text:span text:style-name="T81">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220" svg:width="2.869cm" svg:height="1.548cm" svg:x="23.89cm" svg:y="15.441cm"><text:p text:style-name="P219" loext:marker-style-name="T81"><text:span text:style-name="T81">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220" svg:width="0.914cm" svg:height="0.331cm" svg:x="13.215cm" svg:y="9.02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3" draw:style-name="gr18" draw:text-style-name="P220" svg:width="0.253cm" svg:height="2.057cm" svg:x="11.377cm" svg:y="9.99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4" draw:style-name="gr19" draw:text-style-name="P220" svg:width="1.407cm" svg:height="1.015cm" svg:x="12.971cm" svg:y="11.90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5" draw:style-name="gr20" draw:text-style-name="P220" svg:width="0.609cm" svg:height="0.479cm" svg:x="12.771cm" svg:y="7.18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6" draw:style-name="gr21" draw:text-style-name="P220" svg:width="1.789cm" svg:height="0.888cm" svg:x="18.085cm" svg:y="10.2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7" draw:style-name="gr22" draw:text-style-name="P220" svg:width="3.809cm" svg:height="1.243cm" svg:x="21.41cm" svg:y="14.20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8" draw:style-name="gr23" draw:text-style-name="P220" svg:width="0.003cm" svg:height="0.583cm" svg:x="19.868cm" svg:y="12.72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9" draw:style-name="gr24" draw:text-style-name="P220" svg:width="1.472cm" svg:height="0.583cm" svg:x="20.17cm" svg:y="14.86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0" draw:style-name="gr25" draw:text-style-name="P220" svg:width="2.107cm" svg:height="0.583cm" svg:x="18.053cm" svg:y="14.86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1" draw:style-name="gr26" draw:text-style-name="P220" svg:width="4.19cm" svg:height="1.495cm" svg:x="14.253cm" svg:y="13.92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2" draw:style-name="gr27" draw:text-style-name="P220" svg:width="2.26cm" svg:height="1.398cm" svg:x="8.296cm" svg:y="9.36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3" draw:style-name="gr28" draw:text-style-name="P220" svg:width="2.26cm" svg:height="1.396cm" svg:x="3.186cm" svg:y="12.99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4" draw:style-name="gr29" draw:text-style-name="P220" svg:width="5.79cm" svg:height="1.093cm" svg:x="4.626cm" svg:y="8.617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5" draw:style-name="gr30" draw:text-style-name="P220" svg:width="4.901cm" svg:height="1.463cm" svg:x="5.533cm" svg:y="6.61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6" draw:style-name="gr31" draw:text-style-name="P220" svg:width="4.188cm" svg:height="3.5cm" svg:x="6.713cm" svg:y="4.0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7" draw:style-name="gr32" draw:text-style-name="P220" svg:width="0.003cm" svg:height="0.796cm" svg:x="3.266cm" svg:y="8.03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8" draw:style-name="gr33" draw:text-style-name="P220" svg:width="1.878cm" svg:height="0.759cm" svg:x="3.416cm" svg:y="3.31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59" draw:style-name="gr34" draw:text-style-name="P220" svg:width="3.631cm" svg:height="4.723cm" svg:x="22.65cm" svg:y="3.162cm"><text:p text:style-name="P219"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218" svg:width="2.994cm" svg:height="0.761cm" svg:x="22.983cm" svg:y="2.801cm"><text:p text:style-name="Standard" loext:marker-style-name="T83"><text:span text:style-name="T83">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220" svg:width="4.444cm" svg:height="3.047cm" svg:x="9.011cm" svg:y="2.951cm"><text:p text:style-name="P152" loext:marker-style-name="T81"><text:span text:style-name="T82">Simmeters</text:span><text:span text:style-name="T82"/></text:p><text:p text:style-name="P219" loext:marker-style-name="T81"><text:span text:style-name="T81">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220" svg:width="2.056cm" svg:height="0.034cm" svg:x="16.481cm" svg:y="5.09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inimum="-2147483647" draw:handle-position="?f0 ?f4" draw:handle-range-x-maximum="2147483647"/></draw:enhanced-geometry></draw:custom-shape><draw:custom-shape draw:name="Straight Arrow Connector 363" draw:style-name="gr38" draw:text-style-name="P220" svg:width="0.253cm" svg:height="1.117cm" svg:x="11.377cm" svg:y="5.95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64" draw:style-name="gr42" draw:text-style-name="P220" svg:width="3.477cm" svg:height="1.407cm" svg:x="13.971cm" svg:y="2.451cm"><text:p text:style-name="P152" loext:marker-style-name="T81"><text:span text:style-name="T82">Simmeters</text:span><text:span text:style-name="T82"/></text:p><text:p text:style-name="P219" loext:marker-style-name="T81"><text:span text:style-name="T81">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220" svg:width="1.093cm" svg:height="0.151cm" svg:x="12.881cm" svg:y="3.07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draw:custom-shape draw:name="Text Box 366" draw:style-name="gr43" draw:text-style-name="P223" svg:width="2.513cm" svg:height="0.634cm" svg:x="17.662cm" svg:y="4.342cm"><text:p text:style-name="P219" loext:marker-style-name="T84"><text:span text:style-name="T84">TCP-809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223" svg:width="2.463cm" svg:height="0.735cm" svg:x="12.065cm" svg:y="6.307cm"><text:p text:style-name="Standard" loext:marker-style-name="T84"><text:span text:style-name="T84">UDP -777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223" svg:width="2.463cm" svg:height="0.735cm" svg:x="12.428cm" svg:y="7.851cm"><text:p text:style-name="Standard" loext:marker-style-name="T84"><text:span text:style-name="T84">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223" svg:width="2.461cm" svg:height="0.735cm" svg:x="14.395cm" svg:y="8.697cm"><text:p text:style-name="Standard" loext:marker-style-name="T84"><text:span text:style-name="T84">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223" svg:width="2.461cm" svg:height="0.735cm" svg:x="8.165cm" svg:y="10.966cm"><text:p text:style-name="Standard" loext:marker-style-name="T84"><text:span text:style-name="T84">UDP -778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223" svg:width="1.726cm" svg:height="0.735cm" svg:x="18.932cm" svg:y="9.999cm"><text:p text:style-name="P219" loext:marker-style-name="T84"><text:span text:style-name="T84">COM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223" svg:width="1.952cm" svg:height="1.084cm" svg:x="10.705cm" svg:y="10.482cm"><text:p text:style-name="P219" loext:marker-style-name="T84"><text:span text:style-name="T84">Memory S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223" svg:width="2.461cm" svg:height="0.735cm" svg:x="9.223cm" svg:y="5.279cm"><text:p text:style-name="Standard" loext:marker-style-name="T84"><text:span text:style-name="T84">UDP 606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223" svg:width="2.461cm" svg:height="0.735cm" svg:x="7.318cm" svg:y="7.034cm"><text:p text:style-name="Standard" loext:marker-style-name="T84"><text:span text:style-name="T84">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223" svg:width="1.777cm" svg:height="0.735cm" svg:x="2.298cm" svg:y="2.801cm"><text:p text:style-name="Standard" loext:marker-style-name="T84"><text:span text:style-name="T84">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223" svg:width="1.777cm" svg:height="0.735cm" svg:x="1.118cm" svg:y="8.092cm"><text:p text:style-name="Standard" loext:marker-style-name="T84"><text:span text:style-name="T84">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223" svg:width="1.726cm" svg:height="0.735cm" svg:x="2.6cm" svg:y="12.962cm"><text:p text:style-name="P219" loext:marker-style-name="T84"><text:span text:style-name="T84">CO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223" svg:width="1.117cm" svg:height="0.735cm" svg:x="7.045cm" svg:y="4.554cm"><text:p text:style-name="P219" loext:marker-style-name="T84"><text:span text:style-name="T84">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223" svg:width="1.117cm" svg:height="0.736cm" svg:x="5.473cm" svg:y="9.241cm"><text:p text:style-name="P219" loext:marker-style-name="T84"><text:span text:style-name="T84">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223" svg:width="2.461cm" svg:height="0.735cm" svg:x="13.852cm" svg:y="12.751cm"><text:p text:style-name="Standard" loext:marker-style-name="T84"><text:span text:style-name="T84">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Toc275967480"/><text:bookmark-end text:name="__RefHeading___Toc18940_85147849"/></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17" text:outline-level="1"><text:bookmark-start text:name="_Toc275967481"/><text:bookmark-start text:name="__RefHeading___Toc18942_85147849"/><draw:custom-shape text:anchor-type="char" draw:z-index="34" draw:name="Text Box 2" draw:style-name="gr51" draw:text-style-name="P224" svg:width="28.177cm" svg:height="18.486cm" svg:x="-0.189cm" svg:y="0.658cm"><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Toc275967481"/><text:bookmark-end text:name="__RefHeading___Toc18942_85147849"/></text:h>
      <text:p text:style-name="P1"/>
      <text:p text:style-name="P1"/>
      <text:p text:style-name="P1"><draw:g text:anchor-type="char" draw:z-index="35" draw:name="Group 404" draw:style-name="gr52"><draw:custom-shape draw:name="Text Box 385" draw:style-name="gr53" draw:text-style-name="P218" svg:width="3.622cm" svg:height="1.265cm" svg:x="18.471cm" svg:y="0.852cm"><text:p text:style-name="P152" loext:marker-style-name="T85"><text:span text:style-name="T86">12V-24V</text:span><text:span text:style-name="T86"/></text:p><text:p text:style-name="P219" loext:marker-style-name="T85"><text:span text:style-name="T85">Inver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218" svg:width="3.622cm" svg:height="0.768cm" svg:x="18.471cm" svg:y="2.512cm"><text:p text:style-name="P219" loext:marker-style-name="T85"><text:span text:style-name="T85">12V LED - Rela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218" svg:width="3.622cm" svg:height="0.768cm" svg:x="23.078cm" svg:y="0.784cm"><text:p text:style-name="P219" loext:marker-style-name="T85"><text:span text:style-name="T85">Fire Handle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218" svg:width="3.622cm" svg:height="1.765cm" svg:x="18.471cm" svg:y="6.846cm"><text:p text:style-name="P152" loext:marker-style-name="T85"><text:span text:style-name="T86">Magnetic</text:span><text:span text:style-name="T86"/></text:p><text:p text:style-name="P152" loext:marker-style-name="T85"><text:span text:style-name="T86">Switch – 1</text:span><text:span text:style-name="T86"/></text:p><text:p text:style-name="P219" loext:marker-style-name="T85"><text:span text:style-name="T85">L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218" svg:width="3.622cm" svg:height="1.765cm" svg:x="23.078cm" svg:y="6.846cm"><text:p text:style-name="P152" loext:marker-style-name="T85"><text:span text:style-name="T86">Magnetic</text:span><text:span text:style-name="T86"/></text:p><text:p text:style-name="P152" loext:marker-style-name="T85"><text:span text:style-name="T86">Switch – 2</text:span><text:span text:style-name="T86"/></text:p><text:p text:style-name="P219" loext:marker-style-name="T85"><text:span text:style-name="T85">R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218" svg:width="3.622cm" svg:height="1.763cm" svg:x="18.471cm" svg:y="9.016cm"><text:p text:style-name="P152" loext:marker-style-name="T85"><text:span text:style-name="T86">Magnetic</text:span><text:span text:style-name="T86"/></text:p><text:p text:style-name="P152" loext:marker-style-name="T85"><text:span text:style-name="T86">Switch – 3</text:span><text:span text:style-name="T86"/></text:p><text:p text:style-name="P219" loext:marker-style-name="T85"><text:span text:style-name="T85">L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218" svg:width="3.622cm" svg:height="1.763cm" svg:x="23.078cm" svg:y="11.252cm"><text:p text:style-name="P152" loext:marker-style-name="T85"><text:span text:style-name="T86">Magnetic</text:span><text:span text:style-name="T86"/></text:p><text:p text:style-name="P152" loext:marker-style-name="T85"><text:span text:style-name="T86">Switch – 6</text:span><text:span text:style-name="T86"/></text:p><text:p text:style-name="P219" loext:marker-style-name="T85"><text:span text:style-name="T85">EA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218" svg:width="3.622cm" svg:height="1.763cm" svg:x="18.471cm" svg:y="11.252cm"><text:p text:style-name="P152" loext:marker-style-name="T85"><text:span text:style-name="T86">Magnetic</text:span><text:span text:style-name="T86"/></text:p><text:p text:style-name="P152" loext:marker-style-name="T85"><text:span text:style-name="T86">Switch – 5</text:span><text:span text:style-name="T86"/></text:p><text:p text:style-name="P219" loext:marker-style-name="T85"><text:span text:style-name="T85">Anti-Lock</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218" svg:width="3.622cm" svg:height="1.763cm" svg:x="23.078cm" svg:y="9.016cm"><text:p text:style-name="P152" loext:marker-style-name="T85"><text:span text:style-name="T86">Magnetic</text:span><text:span text:style-name="T86"/></text:p><text:p text:style-name="P152" loext:marker-style-name="T85"><text:span text:style-name="T86">Switch – 4</text:span><text:span text:style-name="T86"/></text:p><text:p text:style-name="P219" loext:marker-style-name="T85"><text:span text:style-name="T85">R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218" svg:width="3.622cm" svg:height="0.768cm" svg:x="23.078cm" svg:y="1.935cm"><text:p text:style-name="P219" loext:marker-style-name="T85"><text:span text:style-name="T85">Fire Handle -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218" svg:width="3.622cm" svg:height="0.768cm" svg:x="23.078cm" svg:y="3.121cm"><text:p text:style-name="P219" loext:marker-style-name="T85"><text:span text:style-name="T85">Fire Handle -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218" svg:width="3.622cm" svg:height="1.265cm" svg:x="23.078cm" svg:y="4.273cm"><text:p text:style-name="P219" loext:marker-style-name="T85"><text:span text:style-name="T85">Landing Gear Light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225" svg:width="9.009cm" svg:height="13.106cm" svg:x="18.099cm" svg:y="0.445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draw:g text:anchor-type="char" draw:z-index="36" draw:name="Group 429" draw:style-name="gr58"><draw:custom-shape draw:name="Text Box 423" draw:style-name="gr59" draw:text-style-name="P218" svg:width="3.624cm" svg:height="0.768cm" svg:x="13.259cm" svg:y="8.53cm"><text:p text:style-name="P219" loext:marker-style-name="T85"><text:span text:style-name="T85">Engine Clus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218" svg:width="3.624cm" svg:height="0.77cm" svg:x="13.259cm" svg:y="9.648cm"><text:p text:style-name="P219" loext:marker-style-name="T85"><text:span text:style-name="T85">Altime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218" svg:width="3.624cm" svg:height="0.768cm" svg:x="13.259cm" svg:y="10.8cm"><text:p text:style-name="P219" loext:marker-style-name="T85"><text:span text:style-name="T85">V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218" svg:width="3.624cm" svg:height="0.768cm" svg:x="13.259cm" svg:y="11.918cm"><text:p text:style-name="P219" loext:marker-style-name="T85"><text:span text:style-name="T85">AD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218" svg:width="3.624cm" svg:height="0.77cm" svg:x="13.259cm" svg:y="13.037cm"><text:p text:style-name="P219" loext:marker-style-name="T85"><text:span text:style-name="T85">H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218" svg:width="3.624cm" svg:height="0.768cm" svg:x="13.259cm" svg:y="14.189cm"><text:p text:style-name="P219" loext:marker-style-name="T85"><text:span text:style-name="T85">Fla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37" draw:name="Text Box 422" draw:style-name="gr61" draw:text-style-name="P224" svg:width="3.624cm" svg:height="1.246cm" svg:x="7.648cm" svg:y="5.463cm"><text:p text:style-name="P226" loext:marker-style-name="T85"><text:span text:style-name="T86">Flood-lighting</text:span><text:span text:style-name="T86"/></text:p><text:p text:style-name="P227" loext:marker-style-name="T85"><text:span text:style-name="T85">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Text Box 421" draw:style-name="gr62" draw:text-style-name="P224" svg:width="3.624cm" svg:height="1.246cm" svg:x="7.632cm" svg:y="3.775cm"><text:p text:style-name="P226" loext:marker-style-name="T85"><text:span text:style-name="T86">Back-lighting</text:span><text:span text:style-name="T86"/></text:p><text:p text:style-name="P227" loext:marker-style-name="T85"><text:span text:style-name="T85">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Text Box 420" draw:style-name="gr61" draw:text-style-name="P224" svg:width="3.624cm" svg:height="0.749cm" svg:x="1.757cm" svg:y="5.248cm"><text:p text:style-name="P227" loext:marker-style-name="T85"><text:span text:style-name="T85">Rudder Peda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0" draw:name="Group 419" draw:style-name="gr63"><draw:custom-shape draw:name="Text Box 418" draw:style-name="gr64" draw:text-style-name="P228" svg:width="8.908cm" svg:height="7.926cm" svg:x="0.423cm" svg:y="8.53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218" svg:width="3.622cm" svg:height="0.768cm" svg:x="0.862cm" svg:y="9.986cm"><text:p text:style-name="P219" loext:marker-style-name="T85"><text:span text:style-name="T85">I2C Demu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218" svg:width="3.622cm" svg:height="1.265cm" svg:x="4.997cm" svg:y="9.511cm"><text:p text:style-name="P152" loext:marker-style-name="T85"><text:span text:style-name="T86">2 * 16 OLED</text:span><text:span text:style-name="T86"/></text:p><text:p text:style-name="P219" loext:marker-style-name="T85"><text:span text:style-name="T85">VHF-A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218" svg:width="3.622cm" svg:height="1.267cm" svg:x="4.997cm" svg:y="11.205cm"><text:p text:style-name="P152" loext:marker-style-name="T85"><text:span text:style-name="T86">2 * 16 OLED</text:span><text:span text:style-name="T86"/></text:p><text:p text:style-name="P219" loext:marker-style-name="T85"><text:span text:style-name="T85">VHF F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218" svg:width="3.622cm" svg:height="1.265cm" svg:x="4.997cm" svg:y="12.9cm"><text:p text:style-name="P152" loext:marker-style-name="T85"><text:span text:style-name="T86">2 * 16 OLED</text:span><text:span text:style-name="T86"/></text:p><text:p text:style-name="P219" loext:marker-style-name="T85"><text:span text:style-name="T85">UHF</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218" svg:width="3.622cm" svg:height="1.265cm" svg:x="4.997cm" svg:y="14.593cm"><text:p text:style-name="P152" loext:marker-style-name="T85"><text:span text:style-name="T86">2 * 16 OLED</text:span><text:span text:style-name="T86"/></text:p><text:p text:style-name="P219" loext:marker-style-name="T85"><text:span text:style-name="T85">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218" svg:width="3.622cm" svg:height="1.265cm" svg:x="0.862cm" svg:y="12.9cm"><text:p text:style-name="P152" loext:marker-style-name="T85"><text:span text:style-name="T86">2 * 16 OLED</text:span><text:span text:style-name="T86"/></text:p><text:p text:style-name="P219" loext:marker-style-name="T85"><text:span text:style-name="T85">CSM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218" svg:width="3.622cm" svg:height="1.267cm" svg:x="0.862cm" svg:y="11.205cm"><text:p text:style-name="P152" loext:marker-style-name="T85"><text:span text:style-name="T86">2 * 20 OLED</text:span><text:span text:style-name="T86"/></text:p><text:p text:style-name="P219" loext:marker-style-name="T85"><text:span text:style-name="T85">CSM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218" svg:width="3.622cm" svg:height="1.265cm" svg:x="0.862cm" svg:y="14.628cm"><text:p text:style-name="P152" loext:marker-style-name="T85"><text:span text:style-name="T86">2 * 16 OLED</text:span><text:span text:style-name="T86"/></text:p><text:p text:style-name="P219" loext:marker-style-name="T85"><text:span text:style-name="T85">TA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229" svg:width="3.62cm" svg:height="0.768cm" svg:x="0.862cm" svg:y="8.123cm"><text:p text:style-name="P219" loext:marker-style-name="T85"><text:span text:style-name="T85">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38" draw:name="Text Box 405" draw:style-name="gr61" draw:text-style-name="P224" svg:width="3.624cm" svg:height="1.246cm" svg:x="1.741cm" svg:y="3.524cm"><text:p text:style-name="P226" loext:marker-style-name="T85"><text:span text:style-name="T86">Thrustmaster</text:span><text:span text:style-name="T86"/></text:p><text:p text:style-name="P227" loext:marker-style-name="T85"><text:span text:style-name="T85">Wartho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Text Box 384" draw:style-name="gr67" draw:text-style-name="P224" svg:width="3.962cm" svg:height="0.825cm" svg:x="13.36cm" svg:y="2.649cm"><text:p text:style-name="P227" loext:marker-style-name="T85"><text:span text:style-name="T85">OC 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 draw:name="Text Box 391" draw:style-name="gr61" draw:text-style-name="P224" svg:width="3.624cm" svg:height="1.246cm" svg:x="7.648cm" svg:y="1.376cm"><text:p text:style-name="P227" loext:marker-style-name="T85"><text:span text:style-name="T85">Leo Bodnar BBI-3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Text Box 387" draw:style-name="gr62" draw:text-style-name="P224" svg:width="3.624cm" svg:height="0.749cm" svg:x="7.652cm" svg:y="0.109cm"><text:p text:style-name="P227" loext:marker-style-name="T85"><text:span text:style-name="T85">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2" draw:name="Text Box 393" draw:style-name="gr68" draw:text-style-name="P224" svg:width="3.962cm" svg:height="0.749cm" svg:x="13.358cm" svg:y="1.575cm"><text:p text:style-name="P227" loext:marker-style-name="T85"><text:span text:style-name="T85">OC USB Output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Text Box 392" draw:style-name="gr68" draw:text-style-name="P224" svg:width="3.962cm" svg:height="0.749cm" svg:x="13.376cm" svg:y="0.363cm"><text:p text:style-name="P227" loext:marker-style-name="T85"><text:span text:style-name="T85">OC USB Output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Text Box 388" draw:style-name="gr69" draw:text-style-name="P230" svg:width="3.962cm" svg:height="1.246cm" svg:x="16.305cm" svg:y="3.776cm"><text:p text:style-name="P226" loext:marker-style-name="T85"><text:span text:style-name="T86">OC USB Output -1</text:span><text:span text:style-name="T86"/></text:p><text:p text:style-name="P227" loext:marker-style-name="T85"><text:span text:style-name="T85">Non-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4" draw:name="Text Box 383" draw:style-name="gr61" draw:text-style-name="P224" svg:width="3.624cm" svg:height="1.246cm" svg:x="1.759cm" svg:y="1.737cm"><text:p text:style-name="P226" loext:marker-style-name="T85"><text:span text:style-name="T86">Thrustmaster</text:span><text:span text:style-name="T86"/></text:p><text:p text:style-name="P227" loext:marker-style-name="T85"><text:span text:style-name="T85">R-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 draw:name="Text Box 382" draw:style-name="gr70" draw:text-style-name="P232" svg:width="3.624cm" svg:height="1.246cm" svg:x="1.743cm" svg:y="0.083cm"><text:p text:style-name="P231" loext:marker-style-name="T85"><text:span text:style-name="T86">Thrustmaster</text:span><text:span text:style-name="T86"/></text:p><text:p text:style-name="P227" loext:marker-style-name="T85"><text:span text:style-name="T87">L-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bookmark text:name="__RefHeading___Toc18944_85147849"/><text:bookmark text:name="_Toc275967482"/><text:span text:style-name="T8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fixed"/>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adornments="Regular"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Arial4"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423cm"/>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cm" fo:margin-bottom="0cm"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4.651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2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9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6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3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90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7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4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layout-grid-color="#c0c0c0" style:layout-grid-lines="3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Thomas (pethomas)</meta:initial-creator>
    <meta:editing-cycles>67</meta:editing-cycles>
    <meta:print-date>2014-10-26T08:30:00</meta:print-date>
    <meta:creation-date>2014-10-28T07:35:00</meta:creation-date>
    <dc:date>2025-11-24T05:45:48.793145224</dc:date>
    <meta:editing-duration>PT21H35M25S</meta:editing-duration>
    <meta:generator>LibreOffice/24.8.4.2$MacOSX_AARCH64 LibreOffice_project/bb3cfa12c7b1bf994ecc5649a80400d06cd71002</meta:generator>
    <meta:document-statistic meta:table-count="22" meta:image-count="17" meta:object-count="0" meta:page-count="63" meta:paragraph-count="1992" meta:word-count="9768" meta:character-count="56847" meta:non-whitespace-character-count="48273"/>
    <meta:user-defined meta:name="AppVersion">14.0000</meta:user-defined>
    <meta:user-defined meta:name="Company">Cisco Systems, Inc.</meta:user-defined>
    <meta:template xlink:type="simple" xlink:actuate="onRequest" xlink:title="Normal.dotm" xlink:href=""/>
  </office:meta>
</office:document-meta>
</file>